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Object 0-0/content.xml"/>
  <manifest:file-entry manifest:media-type="text/xml" manifest:full-path="Object 0-0/styles.xml"/>
  <manifest:file-entry manifest:media-type="text/xml" manifest:full-path="Object 0-0/meta.xml"/>
  <manifest:file-entry manifest:media-type="application/vnd.oasis.opendocument.chart" manifest:full-path="Object 0-0"/>
  <manifest:file-entry manifest:media-type="text/xml" manifest:full-path="Object 2-0/content.xml"/>
  <manifest:file-entry manifest:media-type="text/xml" manifest:full-path="Object 2-0/styles.xml"/>
  <manifest:file-entry manifest:media-type="text/xml" manifest:full-path="Object 2-0/meta.xml"/>
  <manifest:file-entry manifest:media-type="application/vnd.oasis.opendocument.chart" manifest:full-path="Object 2-0"/>
  <manifest:file-entry manifest:media-type="text/xml" manifest:full-path="Object 3-0/content.xml"/>
  <manifest:file-entry manifest:media-type="text/xml" manifest:full-path="Object 3-0/styles.xml"/>
  <manifest:file-entry manifest:media-type="text/xml" manifest:full-path="Object 3-0/meta.xml"/>
  <manifest:file-entry manifest:media-type="application/vnd.oasis.opendocument.chart" manifest:full-path="Object 3-0"/>
  <manifest:file-entry manifest:media-type="text/xml" manifest:full-path="Object 8-0/content.xml"/>
  <manifest:file-entry manifest:media-type="text/xml" manifest:full-path="Object 8-0/styles.xml"/>
  <manifest:file-entry manifest:media-type="text/xml" manifest:full-path="Object 8-0/meta.xml"/>
  <manifest:file-entry manifest:media-type="application/vnd.oasis.opendocument.chart" manifest:full-path="Object 8-0"/>
  <manifest:file-entry manifest:media-type="text/xml" manifest:full-path="Object 9-0/content.xml"/>
  <manifest:file-entry manifest:media-type="text/xml" manifest:full-path="Object 9-0/styles.xml"/>
  <manifest:file-entry manifest:media-type="text/xml" manifest:full-path="Object 9-0/meta.xml"/>
  <manifest:file-entry manifest:media-type="application/vnd.oasis.opendocument.chart" manifest:full-path="Object 9-0"/>
  <manifest:file-entry manifest:media-type="text/xml" manifest:full-path="Object 11-0/content.xml"/>
  <manifest:file-entry manifest:media-type="text/xml" manifest:full-path="Object 11-0/styles.xml"/>
  <manifest:file-entry manifest:media-type="text/xml" manifest:full-path="Object 11-0/meta.xml"/>
  <manifest:file-entry manifest:media-type="application/vnd.oasis.opendocument.chart" manifest:full-path="Object 11-0"/>
  <manifest:file-entry manifest:media-type="text/xml" manifest:full-path="Object 14-0/content.xml"/>
  <manifest:file-entry manifest:media-type="text/xml" manifest:full-path="Object 14-0/styles.xml"/>
  <manifest:file-entry manifest:media-type="text/xml" manifest:full-path="Object 14-0/meta.xml"/>
  <manifest:file-entry manifest:media-type="application/vnd.oasis.opendocument.chart" manifest:full-path="Object 14-0"/>
  <manifest:file-entry manifest:media-type="text/xml" manifest:full-path="Object 16-0/content.xml"/>
  <manifest:file-entry manifest:media-type="text/xml" manifest:full-path="Object 16-0/styles.xml"/>
  <manifest:file-entry manifest:media-type="text/xml" manifest:full-path="Object 16-0/meta.xml"/>
  <manifest:file-entry manifest:media-type="application/vnd.oasis.opendocument.chart" manifest:full-path="Object 16-0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Calibri" svg:font-family="Calibri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2604166269302368in"/>
    </style:style>
    <style:style style:name="co3" style:family="table-column">
      <style:table-column-properties fo:break-before="auto" style:column-width="0.2604166666666667in"/>
    </style:style>
    <style:style style:name="co4" style:family="table-column">
      <style:table-column-properties fo:break-before="auto" style:column-width="0.5625in"/>
    </style:style>
    <style:style style:name="co5" style:family="table-column">
      <style:table-column-properties fo:break-before="auto" style:column-width="2.7708333333333335in"/>
    </style:style>
    <style:style style:name="co6" style:family="table-column">
      <style:table-column-properties fo:break-before="auto" style:column-width="0.17708333333333334in"/>
    </style:style>
    <style:style style:name="co7" style:family="table-column">
      <style:table-column-properties fo:break-before="auto" style:column-width="1.0208333333333333in"/>
    </style:style>
    <style:style style:name="co8" style:family="table-column">
      <style:table-column-properties fo:break-before="auto" style:column-width="1.1666666666666667in"/>
    </style:style>
    <style:style style:name="co9" style:family="table-column">
      <style:table-column-properties fo:break-before="auto" style:column-width="1.0833333333333333in"/>
    </style:style>
    <style:style style:name="co10" style:family="table-column">
      <style:table-column-properties fo:break-before="auto" style:column-width="1.3020833333333333in"/>
    </style:style>
    <style:style style:name="co11" style:family="table-column">
      <style:table-column-properties fo:break-before="auto" style:column-width="1.09375in"/>
    </style:style>
    <style:style style:name="co12" style:family="table-column">
      <style:table-column-properties fo:break-before="auto" style:column-width="1.0729166666666667in"/>
    </style:style>
    <style:style style:name="co13" style:family="table-column">
      <style:table-column-properties fo:break-before="auto" style:column-width="0.6666666666666666in"/>
    </style:style>
    <style:style style:name="co14" style:family="table-column">
      <style:table-column-properties fo:break-before="auto" style:column-width="0.5833333333333334in"/>
    </style:style>
    <style:style style:name="co15" style:family="table-column">
      <style:table-column-properties fo:break-before="auto" style:column-width="0.6666666865348816in"/>
    </style:style>
    <style:style style:name="co16" style:family="table-column">
      <style:table-column-properties fo:break-before="auto" style:column-width="0.6666666865348816in"/>
    </style:style>
    <style:style style:name="co17" style:family="table-column">
      <style:table-column-properties fo:break-before="auto" style:column-width="1.2604166269302368in"/>
    </style:style>
    <style:style style:name="co18" style:family="table-column">
      <style:table-column-properties fo:break-before="auto" style:column-width="0.4479166666666667in"/>
    </style:style>
    <style:style style:name="co19" style:family="table-column">
      <style:table-column-properties fo:break-before="auto" style:column-width="6.197916666666667in"/>
    </style:style>
    <style:style style:name="co20" style:family="table-column">
      <style:table-column-properties fo:break-before="auto" style:column-width="0.8020833333333334in"/>
    </style:style>
    <style:style style:name="co21" style:family="table-column">
      <style:table-column-properties fo:break-before="auto" style:column-width="1.2604166269302368in"/>
    </style:style>
    <style:style style:name="co22" style:family="table-column">
      <style:table-column-properties fo:break-before="auto" style:column-width="0.3541666666666667in"/>
    </style:style>
    <style:style style:name="co23" style:family="table-column">
      <style:table-column-properties fo:break-before="auto" style:column-width="2.6354166666666665in"/>
    </style:style>
    <style:style style:name="co24" style:family="table-column">
      <style:table-column-properties fo:break-before="auto" style:column-width="0.28125in"/>
    </style:style>
    <style:style style:name="co25" style:family="table-column">
      <style:table-column-properties fo:break-before="auto" style:column-width="0.8541666666666666in"/>
    </style:style>
    <style:style style:name="co26" style:family="table-column">
      <style:table-column-properties fo:break-before="auto" style:column-width="0.9479166666666666in"/>
    </style:style>
    <style:style style:name="co27" style:family="table-column">
      <style:table-column-properties fo:break-before="auto" style:column-width="1.125in"/>
    </style:style>
    <style:style style:name="co28" style:family="table-column">
      <style:table-column-properties fo:break-before="auto" style:column-width="2.4166666666666665in"/>
    </style:style>
    <style:style style:name="co29" style:family="table-column">
      <style:table-column-properties fo:break-before="auto" style:column-width="0.9166666666666666in"/>
    </style:style>
    <style:style style:name="co30" style:family="table-column">
      <style:table-column-properties fo:break-before="auto" style:column-width="1.0416666666666667in"/>
    </style:style>
    <style:style style:name="co31" style:family="table-column">
      <style:table-column-properties fo:break-before="auto" style:column-width="0.8854166666666666in"/>
    </style:style>
    <style:style style:name="co32" style:family="table-column">
      <style:table-column-properties fo:break-before="auto" style:column-width="1.2708333333333333in"/>
    </style:style>
    <style:style style:name="co33" style:family="table-column">
      <style:table-column-properties fo:break-before="auto" style:column-width="1.2604166269302368in"/>
    </style:style>
    <style:style style:name="co34" style:family="table-column">
      <style:table-column-properties fo:break-before="auto" style:column-width="2.0520833333333335in"/>
    </style:style>
    <style:style style:name="co35" style:family="table-column">
      <style:table-column-properties fo:break-before="auto" style:column-width="0.78125in"/>
    </style:style>
    <style:style style:name="co36" style:family="table-column">
      <style:table-column-properties fo:break-before="auto" style:column-width="0.90625in"/>
    </style:style>
    <style:style style:name="co37" style:family="table-column">
      <style:table-column-properties fo:break-before="auto" style:column-width="0.9583333333333334in"/>
    </style:style>
    <style:style style:name="co38" style:family="table-column">
      <style:table-column-properties fo:break-before="auto" style:column-width="0.71875in"/>
    </style:style>
    <style:style style:name="co39" style:family="table-column">
      <style:table-column-properties fo:break-before="auto" style:column-width="1.2604166269302368in"/>
    </style:style>
    <style:style style:name="co40" style:family="table-column">
      <style:table-column-properties fo:break-before="auto" style:column-width="0.4270833333333333in"/>
    </style:style>
    <style:style style:name="co41" style:family="table-column">
      <style:table-column-properties fo:break-before="auto" style:column-width="0.6354166666666666in"/>
    </style:style>
    <style:style style:name="co42" style:family="table-column">
      <style:table-column-properties fo:break-before="auto" style:column-width="0.34375in"/>
    </style:style>
    <style:style style:name="co43" style:family="table-column">
      <style:table-column-properties fo:break-before="auto" style:column-width="3.40625in"/>
    </style:style>
    <style:style style:name="co44" style:family="table-column">
      <style:table-column-properties fo:break-before="auto" style:column-width="1.15625in"/>
    </style:style>
    <style:style style:name="co45" style:family="table-column">
      <style:table-column-properties fo:break-before="auto" style:column-width="1.1979166666666667in"/>
    </style:style>
    <style:style style:name="co46" style:family="table-column">
      <style:table-column-properties fo:break-before="auto" style:column-width="1.25in"/>
    </style:style>
    <style:style style:name="co47" style:family="table-column">
      <style:table-column-properties fo:break-before="auto" style:column-width="1.03125in"/>
    </style:style>
    <style:style style:name="co48" style:family="table-column">
      <style:table-column-properties fo:break-before="auto" style:column-width="0.7083333333333334in"/>
    </style:style>
    <style:style style:name="co49" style:family="table-column">
      <style:table-column-properties fo:break-before="auto" style:column-width="0.7395833333333334in"/>
    </style:style>
    <style:style style:name="co50" style:family="table-column">
      <style:table-column-properties fo:break-before="auto" style:column-width="0.8125in"/>
    </style:style>
    <style:style style:name="co51" style:family="table-column">
      <style:table-column-properties fo:break-before="auto" style:column-width="0.8229166666666666in"/>
    </style:style>
    <style:style style:name="co52" style:family="table-column">
      <style:table-column-properties fo:break-before="auto" style:column-width="0.875in"/>
    </style:style>
    <style:style style:name="co53" style:family="table-column">
      <style:table-column-properties fo:break-before="auto" style:column-width="0.8333333333333334in"/>
    </style:style>
    <style:style style:name="co54" style:family="table-column">
      <style:table-column-properties fo:break-before="auto" style:column-width="1.0625in"/>
    </style:style>
    <style:style style:name="co55" style:family="table-column">
      <style:table-column-properties fo:break-before="auto" style:column-width="0.9375in"/>
    </style:style>
    <style:style style:name="co56" style:family="table-column">
      <style:table-column-properties fo:break-before="auto" style:column-width="1in"/>
    </style:style>
    <style:style style:name="co57" style:family="table-column">
      <style:table-column-properties fo:break-before="auto" style:column-width="0.9895833333333334in"/>
    </style:style>
    <style:style style:name="co58" style:family="table-column">
      <style:table-column-properties fo:break-before="auto" style:column-width="0.7291666666666666in"/>
    </style:style>
    <style:style style:name="co59" style:family="table-column">
      <style:table-column-properties fo:break-before="auto" style:column-width="0.7708333333333334in"/>
    </style:style>
    <style:style style:name="co60" style:family="table-column">
      <style:table-column-properties fo:break-before="auto" style:column-width="0.7604166666666666in"/>
    </style:style>
    <style:style style:name="co61" style:family="table-column">
      <style:table-column-properties fo:break-before="auto" style:column-width="0.8645833333333334in"/>
    </style:style>
    <style:style style:name="co62" style:family="table-column">
      <style:table-column-properties fo:break-before="auto" style:column-width="0.6666666865348816in"/>
    </style:style>
    <style:style style:name="co63" style:family="table-column">
      <style:table-column-properties fo:break-before="auto" style:column-width="0.6666666865348816in"/>
    </style:style>
    <style:style style:name="co64" style:family="table-column">
      <style:table-column-properties fo:break-before="auto" style:column-width="1.2604166269302368in"/>
    </style:style>
    <style:style style:name="co65" style:family="table-column">
      <style:table-column-properties fo:break-before="auto" style:column-width="2in"/>
    </style:style>
    <style:style style:name="co66" style:family="table-column">
      <style:table-column-properties fo:break-before="auto" style:column-width="1.1354166666666667in"/>
    </style:style>
    <style:style style:name="co67" style:family="table-column">
      <style:table-column-properties fo:break-before="auto" style:column-width="0.6666666865348816in"/>
    </style:style>
    <style:style style:name="co68" style:family="table-column">
      <style:table-column-properties fo:break-before="auto" style:column-width="1.2604166269302368in"/>
    </style:style>
    <style:style style:name="co69" style:family="table-column">
      <style:table-column-properties fo:break-before="auto" style:column-width="1.4375in"/>
    </style:style>
    <style:style style:name="co70" style:family="table-column">
      <style:table-column-properties fo:break-before="auto" style:column-width="1.40625in"/>
    </style:style>
    <style:style style:name="co71" style:family="table-column">
      <style:table-column-properties fo:break-before="auto" style:column-width="1.3958333333333333in"/>
    </style:style>
    <style:style style:name="co72" style:family="table-column">
      <style:table-column-properties fo:break-before="auto" style:column-width="1.2604166269302368in"/>
    </style:style>
    <style:style style:name="co73" style:family="table-column">
      <style:table-column-properties fo:break-before="auto" style:column-width="2.8541666666666665in"/>
    </style:style>
    <style:style style:name="co74" style:family="table-column">
      <style:table-column-properties fo:break-before="auto" style:column-width="0.75in"/>
    </style:style>
    <style:style style:name="co75" style:family="table-column">
      <style:table-column-properties fo:break-before="auto" style:column-width="0.6666666865348816in"/>
    </style:style>
    <style:style style:name="co76" style:family="table-column">
      <style:table-column-properties fo:break-before="auto" style:column-width="1.2604166269302368in"/>
    </style:style>
    <style:style style:name="co77" style:family="table-column">
      <style:table-column-properties fo:break-before="auto" style:column-width="0.6666666865348816in"/>
    </style:style>
    <style:style style:name="co78" style:family="table-column">
      <style:table-column-properties fo:break-before="auto" style:column-width="1.2604166269302368in"/>
    </style:style>
    <style:style style:name="ro1" style:family="table-row">
      <style:table-row-properties style:row-height="0.17708333333333334in" fo:break-before="auto" style:use-optimal-row-height="true"/>
    </style:style>
    <style:style style:name="ro2" style:family="table-row">
      <style:table-row-properties style:row-height="0.21875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20833333333333334in" fo:break-before="auto" style:use-optimal-row-height="false"/>
    </style:style>
    <style:style style:name="ro5" style:family="table-row">
      <style:table-row-properties style:row-height="0.052083333333333336in" fo:break-before="auto" style:use-optimal-row-height="false"/>
    </style:style>
    <style:style style:name="ro6" style:family="table-row">
      <style:table-row-properties style:row-height="0.17708333333333334in" fo:break-before="auto" style:use-optimal-row-height="false"/>
    </style:style>
    <style:style style:name="ro7" style:family="table-row">
      <style:table-row-properties style:row-height="0.1875in" fo:break-before="auto" style:use-optimal-row-height="false"/>
    </style:style>
    <style:style style:name="ro8" style:family="table-row">
      <style:table-row-properties style:row-height="0.22916666666666666in" fo:break-before="auto" style:use-optimal-row-height="false"/>
    </style:style>
    <style:style style:name="ro9" style:family="table-row">
      <style:table-row-properties style:row-height="0.0625in" fo:break-before="auto" style:use-optimal-row-height="false"/>
    </style:style>
    <style:style style:name="ro10" style:family="table-row">
      <style:table-row-properties style:row-height="0.09375in" fo:break-before="auto" style:use-optimal-row-height="false"/>
    </style:style>
    <style:style style:name="ro11" style:family="table-row">
      <style:table-row-properties style:row-height="0.07291666666666667in" fo:break-before="auto" style:use-optimal-row-height="false"/>
    </style:style>
    <style:style style:name="ro12" style:family="table-row">
      <style:table-row-properties style:row-height="0.08333333333333333in" fo:break-before="auto" style:use-optimal-row-height="false"/>
    </style:style>
    <style:style style:name="ro13" style:family="table-row">
      <style:table-row-properties style:row-height="0.041666666666666664in" fo:break-before="auto" style:use-optimal-row-height="false"/>
    </style:style>
    <style:style style:name="ro14" style:family="table-row">
      <style:table-row-properties style:row-height="0.10416666666666667in" fo:break-before="auto" style:use-optimal-row-height="false"/>
    </style:style>
    <style:style style:name="ro15" style:family="table-row">
      <style:table-row-properties style:row-height="0.03125in" fo:break-before="auto" style:use-optimal-row-height="false"/>
    </style:style>
    <style:style style:name="ro16" style:family="table-row">
      <style:table-row-properties style:row-height="0.17708333333333334in" fo:break-before="auto" style:use-optimal-row-height="true"/>
    </style:style>
    <style:style style:name="ro17" style:family="table-row">
      <style:table-row-properties style:row-height="0.17708333333333334in" fo:break-before="auto" style:use-optimal-row-height="true"/>
    </style:style>
    <style:style style:name="ro18" style:family="table-row">
      <style:table-row-properties style:row-height="0.21875in" fo:break-before="auto" style:use-optimal-row-height="false"/>
    </style:style>
    <style:style style:name="ro19" style:family="table-row">
      <style:table-row-properties style:row-height="0.21875in" fo:break-before="auto" style:use-optimal-row-height="false"/>
    </style:style>
    <style:style style:name="ro20" style:family="table-row">
      <style:table-row-properties style:row-height="0.23958333333333334in" fo:break-before="auto" style:use-optimal-row-height="false"/>
    </style:style>
    <style:style style:name="ro21" style:family="table-row">
      <style:table-row-properties style:row-height="0.21875in" fo:break-before="auto" style:use-optimal-row-height="false"/>
    </style:style>
    <style:style style:name="ro22" style:family="table-row">
      <style:table-row-properties style:row-height="0.3645833333333333in" fo:break-before="auto" style:use-optimal-row-height="false"/>
    </style:style>
    <style:style style:name="ro23" style:family="table-row">
      <style:table-row-properties style:row-height="0.21875in" fo:break-before="auto" style:use-optimal-row-height="false"/>
    </style:style>
    <style:style style:name="ro24" style:family="table-row">
      <style:table-row-properties style:row-height="0.17708333333333334in" fo:break-before="auto" style:use-optimal-row-height="true"/>
    </style:style>
    <style:style style:name="ro25" style:family="table-row">
      <style:table-row-properties style:row-height="0.17708333333333334in" fo:break-before="auto" style:use-optimal-row-height="true"/>
    </style:style>
    <style:style style:name="ro26" style:family="table-row">
      <style:table-row-properties style:row-height="0.21875in" fo:break-before="auto" style:use-optimal-row-height="false"/>
    </style:style>
    <style:style style:name="ro27" style:family="table-row">
      <style:table-row-properties style:row-height="0.17708333333333334in" fo:break-before="auto" style:use-optimal-row-height="true"/>
    </style:style>
    <style:style style:name="ro28" style:family="table-row">
      <style:table-row-properties style:row-height="0.21875in" fo:break-before="auto" style:use-optimal-row-height="false"/>
    </style:style>
    <style:style style:name="ro29" style:family="table-row">
      <style:table-row-properties style:row-height="0.21875in" fo:break-before="auto" style:use-optimal-row-height="false"/>
    </style:style>
    <style:style style:name="ro30" style:family="table-row">
      <style:table-row-properties style:row-height="0.17708333333333334in" fo:break-before="auto" style:use-optimal-row-height="true"/>
    </style:style>
    <style:style style:name="ro31" style:family="table-row">
      <style:table-row-properties style:row-height="0.21875in" fo:break-before="auto" style:use-optimal-row-height="false"/>
    </style:style>
    <style:style style:name="ro32" style:family="table-row">
      <style:table-row-properties style:row-height="0.17708333333333334in" fo:break-before="auto" style:use-optimal-row-height="true"/>
    </style:style>
    <style:style style:name="ro33" style:family="table-row">
      <style:table-row-properties style:row-height="0.21875in" fo:break-before="auto" style:use-optimal-row-height="false"/>
    </style:style>
    <style:style style:name="ta1" style:family="table" style:master-page-name="PageStyle_5f_Chart1">
      <style:table-properties table:display="true" style:writing-mode="lr-tb"/>
    </style:style>
    <style:style style:name="ta2" style:family="table" style:master-page-name="PageStyle_5f_Summary Cash Flow">
      <style:table-properties table:display="true" style:writing-mode="lr-tb"/>
    </style:style>
    <style:style style:name="ta3" style:family="table" style:master-page-name="PageStyle_5f_Chart9">
      <style:table-properties table:display="true" style:writing-mode="lr-tb"/>
    </style:style>
    <style:style style:name="ta4" style:family="table" style:master-page-name="PageStyle_5f_Chart8">
      <style:table-properties table:display="true" style:writing-mode="lr-tb"/>
    </style:style>
    <style:style style:name="ta5" style:family="table" style:master-page-name="PageStyle_5f_Assumptions">
      <style:table-properties table:display="true" style:writing-mode="lr-tb"/>
    </style:style>
    <style:style style:name="ta6" style:family="table" style:master-page-name="PageStyle_5f_5 Year Cash Flow">
      <style:table-properties table:display="true" style:writing-mode="lr-tb"/>
    </style:style>
    <style:style style:name="ta7" style:family="table" style:master-page-name="PageStyle_5f_Material Costs">
      <style:table-properties table:display="true" style:writing-mode="lr-tb"/>
    </style:style>
    <style:style style:name="ta8" style:family="table" style:master-page-name="PageStyle_5f_Revenue Sources Total">
      <style:table-properties table:display="true" style:writing-mode="lr-tb"/>
    </style:style>
    <style:style style:name="ta9" style:family="table" style:master-page-name="PageStyle_5f_Chart4">
      <style:table-properties table:display="true" style:writing-mode="lr-tb"/>
    </style:style>
    <style:style style:name="ta10" style:family="table" style:master-page-name="PageStyle_5f_Chart2">
      <style:table-properties table:display="true" style:writing-mode="lr-tb"/>
    </style:style>
    <style:style style:name="ta11" style:family="table" style:master-page-name="PageStyle_5f_Revenue Sources APPS">
      <style:table-properties table:display="true" style:writing-mode="lr-tb"/>
    </style:style>
    <style:style style:name="ta12" style:family="table" style:master-page-name="PageStyle_5f_Chart7">
      <style:table-properties table:display="true" style:writing-mode="lr-tb"/>
    </style:style>
    <style:style style:name="ta13" style:family="table" style:master-page-name="PageStyle_5f_Revenue Sources IDs">
      <style:table-properties table:display="true" style:writing-mode="lr-tb"/>
    </style:style>
    <style:style style:name="ta14" style:family="table" style:master-page-name="PageStyle_5f_Revenue Sources Agora">
      <style:table-properties table:display="true" style:writing-mode="lr-tb"/>
    </style:style>
    <style:style style:name="ta15" style:family="table" style:master-page-name="PageStyle_5f_Chart5">
      <style:table-properties table:display="true" style:writing-mode="lr-tb"/>
    </style:style>
    <style:style style:name="ta16" style:family="table" style:master-page-name="PageStyle_5f_Revenue Sources Fam Contracts">
      <style:table-properties table:display="true" style:writing-mode="lr-tb"/>
    </style:style>
    <style:style style:name="ta17" style:family="table" style:master-page-name="PageStyle_5f_Chart6">
      <style:table-properties table:display="true" style:writing-mode="lr-tb"/>
    </style:style>
    <style:style style:name="ta18" style:family="table" style:master-page-name="PageStyle_5f_Revenue Sources Family Con. 2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6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7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164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30" style:family="table-cell" style:parent-style-name="Default" style:data-style-name="N164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31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32" style:family="table-cell" style:parent-style-name="Default" style:data-style-name="N165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3" style:family="table-cell" style:parent-style-name="Default" style:data-style-name="N164">
      <style:table-cell-properties style:vertical-align="bottom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4" style:family="table-cell" style:parent-style-name="Default">
      <style:table-cell-properties style:vertical-align="middle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ce38" style:family="table-cell" style:parent-style-name="Default" style:data-style-name="N164">
      <style:table-cell-properties fo:border-left="2.5pt solid #000000" fo:border-top="2.5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 style:data-style-name="N164">
      <style:table-cell-properties fo:border-top="2.5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 style:data-style-name="N164">
      <style:table-cell-properties fo:border-top="2.5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 style:data-style-name="N164">
      <style:table-cell-properties fo:border-top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4" style:family="table-cell" style:parent-style-name="Default" style:data-style-name="N165">
      <style:table-cell-properties fo:border-left="2.5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6" style:family="table-cell" style:parent-style-name="Default" style:data-style-name="N164">
      <style:table-cell-properties style:vertical-align="bottom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47" style:family="table-cell" style:parent-style-name="Default" style:data-style-name="N165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 style:data-style-name="N164">
      <style:table-cell-properties fo:border-top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0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51" style:family="table-cell" style:parent-style-name="Default" style:data-style-name="N17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52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 fo:background-color="#00FF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53" style:family="table-cell" style:parent-style-name="Default" style:data-style-name="N164">
      <style:table-cell-properties style:border="none" style:vertical-align="bottom" fo:background-color="#00FF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54" style:family="table-cell" style:parent-style-name="Default" style:data-style-name="N165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55" style:family="table-cell" style:parent-style-name="Default" style:data-style-name="N164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6" style:family="table-cell" style:parent-style-name="Default" style:data-style-name="N165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7" style:family="table-cell" style:parent-style-name="Default" style:data-style-name="N165">
      <style:table-cell-properties style:border="none" style:vertical-align="bottom" fo:background-color="#00FF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8" style:family="table-cell" style:parent-style-name="Default" style:data-style-name="N164">
      <style:table-cell-properties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59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60" style:family="table-cell" style:parent-style-name="Default" style:data-style-name="N3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61" style:family="table-cell" style:parent-style-name="Default" style:data-style-name="N164">
      <style:table-cell-properties fo:background-color="#FFFFFF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2" style:family="table-cell" style:parent-style-name="Default" style:data-style-name="N164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63" style:family="table-cell" style:parent-style-name="Default" style:data-style-name="N164">
      <style:table-cell-properties fo:border-left="2.5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4" style:family="table-cell" style:parent-style-name="Default" style:data-style-name="N164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5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66" style:family="table-cell" style:parent-style-name="Default" style:data-style-name="N164">
      <style:table-cell-properties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7" style:family="table-cell" style:parent-style-name="Default" style:data-style-name="N166">
      <style:table-cell-properties style:border="none" fo:background-color="#99CC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68" style:family="table-cell" style:parent-style-name="Default" style:data-style-name="N164">
      <style:table-cell-properties style:border="none" fo:background-color="#00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9" style:family="table-cell" style:parent-style-name="Default" style:data-style-name="N164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0" style:family="table-cell" style:parent-style-name="Default" style:data-style-name="N165">
      <style:table-cell-properties style:vertical-align="bottom" fo:background-color="#00FF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71" style:family="table-cell" style:parent-style-name="Default" style:data-style-name="N164">
      <style:table-cell-properties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2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73" style:family="table-cell" style:parent-style-name="Default" style:data-style-name="N164">
      <style:table-cell-properties style:border="none" style:vertical-align="bottom" fo:background-color="#00FF0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4" style:family="table-cell" style:parent-style-name="Default" style:data-style-name="N164">
      <style:table-cell-properties fo:background-color="#00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75" style:family="table-cell" style:parent-style-name="Default" style:data-style-name="N164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76" style:family="table-cell" style:parent-style-name="Default" style:data-style-name="N164">
      <style:table-cell-properties style:vertical-align="bottom" fo:background-color="#00FF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77" style:family="table-cell" style:parent-style-name="Default" style:data-style-name="N167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78" style:family="table-cell" style:parent-style-name="Default" style:data-style-name="N39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79" style:family="table-cell" style:parent-style-name="Default" style:data-style-name="N164">
      <style:table-cell-properties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80" style:family="table-cell" style:parent-style-name="Default" style:data-style-name="N166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81" style:family="table-cell" style:parent-style-name="Default" style:data-style-name="N166">
      <style:table-cell-properties fo:background-color="#99CC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82" style:family="table-cell" style:parent-style-name="Default" style:data-style-name="N164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83" style:family="table-cell" style:parent-style-name="Default" style:data-style-name="N164">
      <style:table-cell-properties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84" style:family="table-cell" style:parent-style-name="Default" style:data-style-name="N10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85" style:family="table-cell" style:parent-style-name="Default" style:data-style-name="N165">
      <style:table-cell-properties style:border="none" style:vertical-align="bottom" fo:background-color="#00FF0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6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solid" style:text-underline-type="single"/>
    </style:style>
    <style:style style:name="ce87" style:family="table-cell" style:parent-style-name="Default" style:data-style-name="N164">
      <style:table-cell-properties fo:border-left="1.0pt solid #000000" fo:border-right="1.0pt solid #000000" fo:border-top="1.0pt solid #000000" fo:border-bottom="1.0pt solid #000000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88" style:family="table-cell" style:parent-style-name="Default" style:data-style-name="N164">
      <style:table-cell-properties fo:border-left="1.0pt solid #000000" fo:border-right="1.0pt solid #000000" fo:border-top="1.0pt solid #000000" fo:border-bottom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89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0" style:family="table-cell" style:parent-style-name="Default" style:data-style-name="N164">
      <style:table-cell-properties fo:border-bottom="2.5pt solid #000000" style:vertical-align="bottom" fo:background-color="#00FF0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1" style:family="table-cell" style:parent-style-name="Default" style:data-style-name="N164">
      <style:table-cell-properties fo:border-bottom="1.0pt solid #000000" style:vertical-align="bottom" fo:background-color="#00FF0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2" style:family="table-cell" style:parent-style-name="Default" style:data-style-name="N37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93" style:family="table-cell" style:parent-style-name="Default" style:data-style-name="N10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ce94" style:family="table-cell" style:parent-style-name="Default" style:data-style-name="N164">
      <style:table-cell-properties fo:border-lef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95" style:family="table-cell" style:parent-style-name="Default" style:data-style-name="N164">
      <style:table-cell-properties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96" style:family="table-cell" style:parent-style-name="Default" style:data-style-name="N164">
      <style:table-cell-properties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97" style:family="table-cell" style:parent-style-name="Default" style:data-style-name="N164">
      <style:table-cell-properties fo:border-left="1.0pt solid #000000"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98" style:family="table-cell" style:parent-style-name="Default" style:data-style-name="N164">
      <style:table-cell-properties fo:border-lef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99" style:family="table-cell" style:parent-style-name="Default" style:data-style-name="N164">
      <style:table-cell-properties fo:border-left="1.0pt solid #000000" fo:border-right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0" style:family="table-cell" style:parent-style-name="Default" style:data-style-name="N164">
      <style:table-cell-properties fo:border-right="1.0pt solid #000000" fo:border-top="1.0pt solid #000000" fo:border-bottom="1.0pt solid #000000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1" style:family="table-cell" style:parent-style-name="Default" style:data-style-name="N164">
      <style:table-cell-properties fo:border-bottom="2.5pt solid #000000" fo:background-color="#00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2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3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4" style:family="table-cell" style:parent-style-name="Default" style:data-style-name="N164">
      <style:table-cell-properties fo:border-left="1.0pt solid #000000" fo:border-right="1.0pt solid #000000" fo:border-top="1.0pt solid #000000" fo:border-bottom="2.5pt solid #000000" fo:background-color="#00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5" style:family="table-cell" style:parent-style-name="Default" style:data-style-name="N166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06" style:family="table-cell" style:parent-style-name="Default" style:data-style-name="N164">
      <style:table-cell-properties fo:border-left="1.0pt solid #000000" fo:border-right="1.0pt solid #000000" fo:border-top="1.0pt solid #000000" fo:border-bottom="2.5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7" style:family="table-cell" style:parent-style-name="Default" style:data-style-name="N164">
      <style:table-cell-properties fo:border-bottom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8" style:family="table-cell" style:parent-style-name="Default" style:data-style-name="N164">
      <style:table-cell-properties fo:border-top="2.5pt solid #000000" fo:border-bottom="2.5pt solid #000000" fo:background-color="#00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9" style:family="table-cell" style:parent-style-name="Default" style:data-style-name="N164">
      <style:table-cell-properties fo:border-lef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10" style:family="table-cell" style:parent-style-name="Default" style:data-style-name="N164">
      <style:table-cell-properties fo:background-color="#FFFFFF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11" style:family="table-cell" style:parent-style-name="Default" style:data-style-name="N164">
      <style:table-cell-properties style:border="none" fo:background-color="#00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12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13" style:family="table-cell" style:parent-style-name="Default" style:data-style-name="N164">
      <style:table-cell-properties fo:border-left="1.0pt solid #000000" fo:border-right="1.0pt solid #000000" fo:border-bottom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14" style:family="table-cell" style:parent-style-name="Default" style:data-style-name="N164">
      <style:table-cell-properties fo:border-left="1.0pt solid #000000" fo:border-right="1.0pt solid #000000" fo:border-top="1.0pt solid #000000" fo:border-bottom="2.5pt solid #000000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15" style:family="table-cell" style:parent-style-name="Default" style:data-style-name="N164">
      <style:table-cell-properties fo:border-left="1.0pt solid #000000" fo:border-bottom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16" style:family="table-cell" style:parent-style-name="Default" style:data-style-name="N164">
      <style:table-cell-properties fo:border-left="1.0pt solid #000000" fo:border-top="1.0pt solid #000000" fo:border-bottom="2.5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17" style:family="table-cell" style:parent-style-name="Default" style:data-style-name="N164">
      <style:table-cell-properties fo:border-bottom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18" style:family="table-cell" style:parent-style-name="Default" style:data-style-name="N164">
      <style:table-cell-properties fo:border-left="1.0pt solid #000000" fo:border-right="1.0pt solid #000000" fo:border-top="2.5pt solid #000000" fo:border-bottom="2.5pt solid #000000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19" style:family="table-cell" style:parent-style-name="Default" style:data-style-name="N164">
      <style:table-cell-properties fo:border-bottom="2.5pt solid #000000" fo:background-color="#00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0" style:family="table-cell" style:parent-style-name="Default" style:data-style-name="N164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ce121" style:family="table-cell" style:parent-style-name="Default" style:data-style-name="N164">
      <style:table-cell-properties fo:border-left="1.0pt solid #000000" fo:border-right="1.0pt solid #000000" fo:border-bottom="1.0pt solid #000000" fo:background-color="#00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2" style:family="table-cell" style:parent-style-name="Default" style:data-style-name="N164">
      <style:table-cell-properties fo:border-left="1.0pt solid #000000" fo:border-right="1.0pt solid #000000" fo:border-top="2.5pt solid #000000" fo:border-bottom="2.5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3" style:family="table-cell" style:parent-style-name="Default" style:data-style-name="N164">
      <style:table-cell-properties style:border="none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4" style:family="table-cell" style:parent-style-name="Default" style:data-style-name="N164">
      <style:table-cell-properties fo:border-left="1.0pt solid #000000" fo:border-right="1.0pt solid #000000" fo:border-top="1.0pt solid #000000" fo:border-bottom="1.0pt solid #000000"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5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6" style:family="table-cell" style:parent-style-name="Default" style:data-style-name="N164">
      <style:table-cell-properties fo:border-lef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7" style:family="table-cell" style:parent-style-name="Default" style:data-style-name="N164">
      <style:table-cell-properties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8" style:family="table-cell" style:parent-style-name="Default">
      <style:table-cell-properties fo:border-lef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9" style:family="table-cell" style:parent-style-name="Default" style:data-style-name="N164">
      <style:table-cell-properties style:border="none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0" style:family="table-cell" style:parent-style-name="Default" style:data-style-name="N164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1" style:family="table-cell" style:parent-style-name="Default" style:data-style-name="N10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2" style:family="table-cell" style:parent-style-name="Default" style:data-style-name="N164">
      <style:table-cell-properties fo:border-left="1.0pt solid #000000" fo:border-right="1.0pt solid #000000" fo:border-top="1.0pt solid #000000" fo:border-bottom="1.0pt solid #000000" fo:background-color="#00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3" style:family="table-cell" style:parent-style-name="Default" style:data-style-name="N164">
      <style:table-cell-properties fo:border-lef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4" style:family="table-cell" style:parent-style-name="Default" style:data-style-name="N164">
      <style:table-cell-properties fo:border-left="1.0pt solid #000000" fo:border-righ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5" style:family="table-cell" style:parent-style-name="Default" style:data-style-name="N164">
      <style:table-cell-properties fo:border-left="1.0pt solid #000000" fo:border-right="1.0pt solid #000000" fo:border-top="1.0pt solid #000000" fo:border-bottom="1.0pt solid #000000" fo:background-color="#00CC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6" style:family="table-cell" style:parent-style-name="Default" style:data-style-name="N164">
      <style:table-cell-properties fo:border-right="1.0pt solid #000000" fo:border-top="1.0pt solid #000000" fo:border-bottom="1.0pt solid #000000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7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8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9" style:family="table-cell" style:parent-style-name="Default" style:data-style-name="N164">
      <style:table-cell-properties fo:border-left="1.0pt solid #000000" fo:border-top="1.0pt solid #000000" fo:border-bottom="1.0pt solid #000000"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0" style:family="table-cell" style:parent-style-name="Default" style:data-style-name="N164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solid" style:text-underline-type="single"/>
    </style:style>
    <style:style style:name="ce141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 fo:background-color="#FFFF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2" style:family="table-cell" style:parent-style-name="Default" style:data-style-name="N164">
      <style:table-cell-properties style:border="none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3" style:family="table-cell" style:parent-style-name="Default" style:data-style-name="N164">
      <style:table-cell-properties fo:border-left="1.0pt solid #000000" fo:border-right="1.0pt solid #000000" fo:border-top="1.0pt solid #000000" fo:border-bottom="2.5pt solid #000000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4" style:family="table-cell" style:parent-style-name="Default" style:data-style-name="N164">
      <style:table-cell-properties fo:border-left="1.0pt solid #000000"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5" style:family="table-cell" style:parent-style-name="Default" style:data-style-name="N164">
      <style:table-cell-properties fo:border-left="1.0pt solid #000000" fo:border-top="1.0pt solid #000000"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6" style:family="table-cell" style:parent-style-name="Default" style:data-style-name="N164">
      <style:table-cell-properties fo:border-left="1.0pt solid #000000" fo:border-top="1.0pt solid #000000" fo:border-bottom="1.0pt solid #000000" style:vertical-align="bottom" fo:background-color="#FFFF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7" style:family="table-cell" style:parent-style-name="Default" style:data-style-name="N164">
      <style:table-cell-properties fo:border-right="1.0pt solid #000000" fo:border-top="1.0pt solid #000000" fo:border-bottom="1.0pt solid #000000"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8" style:family="table-cell" style:parent-style-name="Default" style:data-style-name="N164">
      <style:table-cell-properties fo:border-righ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9" style:family="table-cell" style:parent-style-name="Default" style:data-style-name="N164">
      <style:table-cell-properties fo:border-left="1.0pt solid #000000" fo:border-right="1.0pt solid #000000" fo:border-bottom="2.5pt solid #000000" fo:background-color="#00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50" style:family="table-cell" style:parent-style-name="Default" style:data-style-name="N164">
      <style:table-cell-properties fo:border-left="1.0pt solid #000000" fo:border-bottom="1.0pt solid #000000"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51" style:family="table-cell" style:parent-style-name="Default" style:data-style-name="N164">
      <style:table-cell-properties fo:border-right="1.0pt solid #000000" fo:border-top="1.0pt solid #000000" fo:border-bottom="2.5pt solid #000000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52" style:family="table-cell" style:parent-style-name="Default" style:data-style-name="N164">
      <style:table-cell-properties fo:border-right="1.0pt solid #000000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53" style:family="table-cell" style:parent-style-name="Default" style:data-style-name="N164">
      <style:table-cell-properties fo:border-left="1.0pt solid #000000" fo:border-right="1.0pt solid #000000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54" style:family="table-cell" style:parent-style-name="Default" style:data-style-name="N164">
      <style:table-cell-properties style:border="none"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55" style:family="table-cell" style:parent-style-name="Default" style:data-style-name="N164">
      <style:table-cell-properties fo:border-left="1.0pt solid #000000" fo:border-right="1.0pt solid #000000" fo:border-bottom="2.5pt solid #000000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56" style:family="table-cell" style:parent-style-name="Default" style:data-style-name="N164">
      <style:table-cell-properties fo:border-right="1.0pt solid #000000" fo:border-bottom="1.0pt solid #000000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57" style:family="table-cell" style:parent-style-name="Default" style:data-style-name="N164">
      <style:table-cell-properties fo:border-left="1.0pt solid #000000" fo:border-right="1.0pt solid #000000" fo:border-bottom="1.0pt solid #000000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58" style:family="table-cell" style:parent-style-name="Default" style:data-style-name="N164">
      <style:table-cell-properties fo:border-left="1.0pt solid #000000" fo:border-right="1.0pt solid #000000" fo:border-top="2.5pt solid #000000" fo:border-bottom="2.5pt solid #000000" fo:background-color="#00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59" style:family="table-cell" style:parent-style-name="Default" style:data-style-name="N164">
      <style:table-cell-properties fo:border-left="1.0pt solid #000000"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60" style:family="table-cell" style:parent-style-name="Default" style:data-style-name="N164">
      <style:table-cell-properties fo:border-left="1.0pt solid #000000" fo:border-right="1.0pt solid #000000" fo:border-top="1.0pt solid #000000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61" style:family="table-cell" style:parent-style-name="Default" style:data-style-name="N164">
      <style:table-cell-properties fo:border-left="1.0pt solid #000000" fo:border-top="1.0pt solid #000000" fo:border-bottom="1.0pt solid #000000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62" style:family="table-cell" style:parent-style-name="Default" style:data-style-name="N164">
      <style:table-cell-properties fo:border-right="1.0pt solid #000000" fo:border-bottom="1.0pt solid #000000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63" style:family="table-cell" style:parent-style-name="Default" style:data-style-name="N164">
      <style:table-cell-properties fo:border-right="1.0pt solid #000000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64" style:family="table-cell" style:parent-style-name="Default" style:data-style-name="N164">
      <style:table-cell-properties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65" style:family="table-cell" style:parent-style-name="Default" style:data-style-name="N164">
      <style:table-cell-properties fo:border-left="1.0pt solid #000000" fo:border-bottom="1.0pt solid #000000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66" style:family="table-cell" style:parent-style-name="Default" style:data-style-name="N164">
      <style:table-cell-properties fo:border-left="1.0pt solid #000000" fo:border-right="1.0pt solid #000000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67" style:family="table-cell" style:parent-style-name="Default" style:data-style-name="N164">
      <style:table-cell-properties fo:border-left="1.0pt solid #000000" fo:border-top="2.5pt solid #000000" fo:border-bottom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68" style:family="table-cell" style:parent-style-name="Default" style:data-style-name="N164">
      <style:table-cell-properties fo:border-left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69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70" style:family="table-cell" style:parent-style-name="Default" style:data-style-name="N164">
      <style:table-cell-properties fo:border-top="2.5pt solid #000000" fo:background-color="#00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71" style:family="table-cell" style:parent-style-name="Default" style:data-style-name="N164">
      <style:table-cell-properties fo:border-left="1.0pt solid #000000" fo:border-top="1.0pt solid #000000" fo:border-bottom="1.0pt solid #000000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72" style:family="table-cell" style:parent-style-name="Default" style:data-style-name="N9">
      <style:table-cell-properties fo:border-left="1.0pt solid #000000" fo:border-right="1.0pt solid #000000" fo:border-bottom="1.0pt solid #000000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73" style:family="table-cell" style:parent-style-name="Default" style:data-style-name="N9">
      <style:table-cell-properties fo:border-left="1.0pt solid #000000" fo:border-right="1.0pt solid #000000" fo:border-bottom="1.0pt solid #000000" fo:background-color="#00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74" style:family="table-cell" style:parent-style-name="Default" style:data-style-name="N164">
      <style:table-cell-properties fo:border-left="1.0pt solid #000000" fo:border-right="1.0pt solid #000000" fo:border-bottom="1.0pt solid #000000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75" style:family="table-cell" style:parent-style-name="Default" style:data-style-name="N164">
      <style:table-cell-properties fo:border-right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76" style:family="table-cell" style:parent-style-name="Default" style:data-style-name="N164">
      <style:table-cell-properties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77" style:family="table-cell" style:parent-style-name="Default" style:data-style-name="N9">
      <style:table-cell-properties fo:border-left="1.0pt solid #000000" fo:border-right="1.0pt solid #000000" fo:border-top="1.0pt solid #000000" fo:border-bottom="1.0pt solid #000000" fo:background-color="#00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78" style:family="table-cell" style:parent-style-name="Default" style:data-style-name="N164">
      <style:table-cell-properties fo:border-left="1.0pt solid #000000" fo:border-bottom="1.0pt solid #000000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79" style:family="table-cell" style:parent-style-name="Default" style:data-style-name="N164">
      <style:table-cell-properties fo:border-left="1.0pt solid #000000" fo:border-right="1.0pt solid #000000" fo:border-bottom="1.0pt solid #000000" style:vertical-align="bottom" fo:background-color="#FFFFF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80" style:family="table-cell" style:parent-style-name="Default" style:data-style-name="N164">
      <style:table-cell-properties style:border="none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81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 fo:background-color="#FFFFF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82" style:family="table-cell" style:parent-style-name="Default" style:data-style-name="N164">
      <style:table-cell-properties style:border="none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83" style:family="table-cell" style:parent-style-name="Default" style:data-style-name="N164">
      <style:table-cell-properties fo:border-right="1.0pt solid #000000" fo:border-top="1.0pt solid #000000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84" style:family="table-cell" style:parent-style-name="Default" style:data-style-name="N10">
      <style:table-cell-properties fo:border-left="1.0pt solid #000000" fo:border-right="1.0pt solid #000000" fo:border-top="1.0pt solid #000000" fo:border-bottom="2.5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85" style:family="table-cell" style:parent-style-name="Default" style:data-style-name="N164">
      <style:table-cell-properties fo:border-left="1.0pt solid #000000" fo:border-right="1.0pt solid #000000" fo:border-top="1.0pt solid #000000" fo:border-bottom="2.5pt solid #000000" style:vertical-align="bottom" fo:background-color="#FFFFF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86" style:family="table-cell" style:parent-style-name="Default" style:data-style-name="N164">
      <style:table-cell-properties fo:border-left="1.0pt solid #000000" fo:border-top="1.0pt solid #000000" fo:border-bottom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87" style:family="table-cell" style:parent-style-name="Default" style:data-style-name="N164">
      <style:table-cell-properties fo:border-left="1.0pt solid #000000" fo:border-right="1.0pt solid #000000" fo:border-top="1.0pt solid #000000" fo:background-color="#00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88" style:family="table-cell" style:parent-style-name="Default" style:data-style-name="N164">
      <style:table-cell-properties fo:border-right="1.0pt solid #000000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89" style:family="table-cell" style:parent-style-name="Default" style:data-style-name="N164">
      <style:table-cell-properties fo:border-right="1.0pt solid #000000" fo:border-top="1.0pt solid #000000" fo:border-bottom="1.0pt solid #000000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90" style:family="table-cell" style:parent-style-name="Default" style:data-style-name="N164">
      <style:table-cell-properties fo:border-left="1.0pt solid #000000" fo:border-top="1.0pt solid #000000" fo:border-bottom="1.0pt solid #000000"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91" style:family="table-cell" style:parent-style-name="Default" style:data-style-name="N164">
      <style:table-cell-properties fo:border-top="1.0pt solid #000000" fo:border-bottom="1.0pt solid #000000"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92" style:family="table-cell" style:parent-style-name="Default" style:data-style-name="N164">
      <style:table-cell-properties fo:border-right="1.0pt solid #000000" fo:border-top="1.0pt solid #000000" fo:border-bottom="1.0pt solid #000000"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93" style:family="table-cell" style:parent-style-name="Default" style:data-style-name="N164">
      <style:table-cell-properties fo:border-right="1.0pt solid #000000" fo:border-top="2.5pt solid #000000" fo:border-bottom="2.5pt solid #000000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ce194" style:family="table-cell" style:parent-style-name="Default" style:data-style-name="N164">
      <style:table-cell-properties fo:border-left="1.0pt solid #000000" fo:border-right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95" style:family="table-cell" style:parent-style-name="Default" style:data-style-name="N164">
      <style:table-cell-properties fo:border-left="1.0pt solid #000000" fo:border-right="1.0pt solid #000000" fo:border-top="2.5pt solid #000000" fo:border-bottom="2.5pt solid #000000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ce196" style:family="table-cell" style:parent-style-name="Default" style:data-style-name="N164">
      <style:table-cell-properties fo:border-left="1.0pt solid #000000" fo:border-right="1.0pt solid #000000" fo:border-top="2.5pt solid #000000" fo:border-bottom="2.5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ce197" style:family="table-cell" style:parent-style-name="Default" style:data-style-name="N164">
      <style:table-cell-properties fo:border-left="1.0pt solid #000000" fo:border-right="1.0pt solid #000000" fo:border-bottom="1.0pt solid #000000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98" style:family="table-cell" style:parent-style-name="Default">
      <style:table-cell-properties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99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ce200" style:family="table-cell" style:parent-style-name="Default">
      <style:table-cell-properties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01" style:family="table-cell" style:parent-style-name="Default" style:data-style-name="N164">
      <style:table-cell-properties fo:border-left="1.0pt solid #000000" fo:border-right="1.0pt solid #000000" fo:border-top="1.0pt solid #000000" fo:border-bottom="1.0pt solid #000000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ce202" style:family="table-cell" style:parent-style-name="Default" style:data-style-name="N164">
      <style:table-cell-properties style:border="none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ce203" style:family="table-cell" style:parent-style-name="Default" style:data-style-name="N10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04" style:family="table-cell" style:parent-style-name="Default" style:data-style-name="N164">
      <style:table-cell-properties fo:border-left="1.0pt solid #000000" fo:border-top="1.0pt solid #000000" fo:border-bottom="1.0pt solid #000000" style:vertical-align="bottom" fo:background-color="#FFFF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05" style:family="table-cell" style:parent-style-name="Default" style:data-style-name="N164">
      <style:table-cell-properties fo:border-top="1.0pt solid #000000" fo:border-bottom="1.0pt solid #000000" style:vertical-align="bottom" fo:background-color="#FFFF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06" style:family="table-cell" style:parent-style-name="Default" style:data-style-name="N164">
      <style:table-cell-properties fo:border-right="1.0pt solid #000000" fo:border-top="1.0pt solid #000000" fo:border-bottom="1.0pt solid #000000" style:vertical-align="bottom" fo:background-color="#FFFF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07" style:family="table-cell" style:parent-style-name="Default" style:data-style-name="N164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08" style:family="table-cell" style:parent-style-name="Default" style:data-style-name="N164">
      <style:table-cell-properties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09" style:family="table-cell" style:parent-style-name="Default" style:data-style-name="N164">
      <style:table-cell-properties fo:border-left="1.0pt solid #000000" fo:border-top="1.0pt solid #000000" style:vertical-align="bottom" fo:background-color="#FFFF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10" style:family="table-cell" style:parent-style-name="Default" style:data-style-name="N164">
      <style:table-cell-properties fo:border-right="1.0pt solid #000000" fo:border-top="1.0pt solid #000000" style:vertical-align="bottom" fo:background-color="#FFFF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11" style:family="table-cell" style:parent-style-name="Default" style:data-style-name="N10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solid" style:text-underline-type="single"/>
    </style:style>
    <style:style style:name="ce212" style:family="table-cell" style:parent-style-name="Default" style:data-style-name="N164">
      <style:table-cell-properties fo:border-left="1.0pt solid #000000" fo:border-top="1.0pt solid #000000" style:vertical-align="bottom" fo:background-color="#FFFF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13" style:family="table-cell" style:parent-style-name="Default" style:data-style-name="N164">
      <style:table-cell-properties style:border="none" style:vertical-align="bottom" fo:background-color="#FFFF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14" style:family="table-cell" style:parent-style-name="Default" style:data-style-name="N164">
      <style:table-cell-properties fo:border-left="1.0pt solid #000000" fo:border-top="1.0pt solid #000000" fo:border-bottom="1.0pt solid #000000" fo:wrap-option="wrap" style:vertical-align="bottom" fo:background-color="#FFFF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15" style:family="table-cell" style:parent-style-name="Default">
      <style:table-cell-properties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16" style:family="table-cell" style:parent-style-name="Default">
      <style:table-cell-properties fo:border-left="2.5pt solid #C0C0C0" fo:border-right="2.5pt solid #000000" fo:border-top="2.5pt solid #C0C0C0" fo:border-bottom="2.5pt solid #C0C0C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17" style:family="table-cell" style:parent-style-name="Default">
      <style:table-cell-properties fo:border-left="2.5pt solid #C0C0C0" fo:border-right="2.5pt solid #000000" fo:border-top="2.5pt solid #C0C0C0" fo:border-bottom="2.5pt solid #000000"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18" style:family="table-cell" style:parent-style-name="Default">
      <style:table-cell-properties fo:border-left="2.5pt solid #C0C0C0" fo:border-right="2.5pt solid #000000" fo:border-top="2.5pt solid #C0C0C0" fo:border-bottom="2.5pt solid #000000" fo:wrap-option="wrap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19" style:family="table-cell" style:parent-style-name="Default">
      <style:table-cell-properties fo:border-left="2.5pt solid #C0C0C0" fo:border-right="2.5pt solid #000000" fo:border-top="2.5pt solid #C0C0C0" fo:border-bottom="2.5pt solid #000000"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20" style:family="table-cell" style:parent-style-name="Default">
      <style:table-cell-properties fo:border-left="2.5pt solid #C0C0C0" fo:border-right="2.5pt solid #000000" fo:border-top="2.5pt solid #C0C0C0" fo:border-bottom="2.5pt solid #C0C0C0"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21" style:family="table-cell" style:parent-style-name="Default">
      <style:table-cell-properties fo:border-left="2.5pt solid #C0C0C0" fo:border-right="2.5pt solid #000000" fo:border-top="2.5pt solid #C0C0C0" fo:border-bottom="2.5pt solid #C0C0C0"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22" style:family="table-cell" style:parent-style-name="Default">
      <style:table-cell-properties fo:border-left="2.5pt solid #C0C0C0" fo:border-right="2.5pt solid #000000" fo:border-top="2.5pt solid #C0C0C0" fo:border-bottom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23" style:family="table-cell" style:parent-style-name="Default">
      <style:table-cell-properties fo:border-left="2.5pt solid #C0C0C0" fo:border-right="2.5pt solid #000000" fo:border-top="2.5pt solid #C0C0C0" fo:border-bottom="2.5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24" style:family="table-cell" style:parent-style-name="Default">
      <style:table-cell-properties fo:border-left="2.5pt solid #C0C0C0" fo:border-right="2.5pt solid #000000" fo:border-top="2.5pt solid #C0C0C0" fo:border-bottom="2.5pt solid #C0C0C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25" style:family="table-cell" style:parent-style-name="Default">
      <style:table-cell-properties fo:border-left="2.5pt solid #C0C0C0" fo:border-right="2.5pt solid #000000" fo:border-top="2.5pt solid #C0C0C0" fo:border-bottom="2.5pt solid #000000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26" style:family="table-cell" style:parent-style-name="Default">
      <style:table-cell-properties fo:border-left="2.5pt solid #C0C0C0" fo:border-right="2.5pt solid #C0C0C0" fo:border-top="2.5pt solid #C0C0C0" fo:border-bottom="2.5pt solid #C0C0C0"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27" style:family="table-cell" style:parent-style-name="Default">
      <style:table-cell-properties fo:border-left="2.5pt solid #C0C0C0" fo:border-right="2.5pt solid #000000" fo:border-top="2.5pt solid #C0C0C0" fo:border-bottom="2.5pt solid #C0C0C0"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28" style:family="table-cell" style:parent-style-name="Default">
      <style:table-cell-properties fo:border-left="2.5pt solid #C0C0C0" fo:border-right="2.5pt solid #000000" fo:border-top="2.5pt solid #C0C0C0" fo:border-bottom="2.5pt solid #C0C0C0" fo:wrap-option="wrap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29" style:family="table-cell" style:parent-style-name="Default">
      <style:table-cell-properties fo:border-left="2.5pt solid #C0C0C0" fo:border-right="2.5pt solid #000000" fo:border-top="2.5pt solid #C0C0C0" fo:border-bottom="2.5pt solid #C0C0C0" style:vertical-align="bottom" fo:background-color="#00FF00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30" style:family="table-cell" style:parent-style-name="Default">
      <style:table-cell-properties fo:border-left="2.5pt solid #C0C0C0" fo:border-right="2.5pt solid #000000" fo:border-top="2.5pt solid #C0C0C0" fo:border-bottom="2.5pt solid #C0C0C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31" style:family="table-cell" style:parent-style-name="Default" style:data-style-name="N3">
      <style:table-cell-properties fo:border-left="2.5pt solid #C0C0C0" fo:border-right="2.5pt solid #000000" fo:border-top="2.5pt solid #C0C0C0" fo:border-bottom="2.5pt solid #C0C0C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32" style:family="table-cell" style:parent-style-name="Default" style:data-style-name="N3">
      <style:table-cell-properties fo:border-left="2.5pt solid #C0C0C0" fo:border-right="2.5pt solid #000000" fo:border-top="2.5pt solid #C0C0C0" fo:border-bottom="2.5pt solid #C0C0C0" style:vertical-align="bottom" fo:background-color="#00FF00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33" style:family="table-cell" style:parent-style-name="Default">
      <style:table-cell-properties fo:border-left="2.5pt solid #C0C0C0" fo:border-right="2.5pt solid #000000" fo:border-top="2.5pt solid #C0C0C0" fo:border-bottom="2.5pt solid #C0C0C0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34" style:family="table-cell" style:parent-style-name="Default" style:data-style-name="N3">
      <style:table-cell-properties fo:border-left="2.5pt solid #C0C0C0" fo:border-right="2.5pt solid #C0C0C0" fo:border-top="2.5pt solid #C0C0C0" fo:border-bottom="2.5pt solid #C0C0C0" style:vertical-align="bottom" fo:background-color="#00FF00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35" style:family="table-cell" style:parent-style-name="Default">
      <style:table-cell-properties fo:border-left="2.5pt solid #C0C0C0" fo:border-right="2.5pt solid #000000" fo:border-top="2.5pt solid #C0C0C0" fo:border-bottom="2.5pt solid #C0C0C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36" style:family="table-cell" style:parent-style-name="Default">
      <style:table-cell-properties fo:border-left="2.5pt solid #000000" fo:border-top="2.5pt solid #C0C0C0" fo:border-bottom="2.5pt solid #000000" style:vertical-align="bottom" fo:background-color="#FFFF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37" style:family="table-cell" style:parent-style-name="Default">
      <style:table-cell-properties fo:border-top="2.5pt solid #C0C0C0" fo:border-bottom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8" style:family="table-cell" style:parent-style-name="Default">
      <style:table-cell-properties fo:border-top="2.5pt solid #C0C0C0" fo:border-bottom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9" style:family="table-cell" style:parent-style-name="Default" style:data-style-name="N3">
      <style:table-cell-properties fo:border-left="2.5pt solid #C0C0C0" fo:border-right="2.5pt solid #000000" fo:border-top="2.5pt solid #C0C0C0" fo:border-bottom="2.5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40" style:family="table-cell" style:parent-style-name="Default" style:data-style-name="N3">
      <style:table-cell-properties fo:border-left="2.5pt solid #C0C0C0" fo:border-right="2.5pt solid #000000" fo:border-top="2.5pt solid #C0C0C0" fo:border-bottom="2.5pt solid #000000" style:vertical-align="bottom" fo:background-color="#00FF00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41" style:family="table-cell" style:parent-style-name="Default">
      <style:table-cell-properties fo:border-left="2.5pt solid #000000" fo:border-top="2.5pt solid #C0C0C0" fo:border-bottom="2.5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42" style:family="table-cell" style:parent-style-name="Default">
      <style:table-cell-properties fo:border-left="2.5pt solid #000000" fo:border-top="2.5pt solid #C0C0C0" fo:border-bottom="2.5pt solid #000000"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43" style:family="table-cell" style:parent-style-name="Default">
      <style:table-cell-properties fo:border-left="2.5pt solid #C0C0C0" fo:border-right="2.5pt solid #000000" fo:border-top="2.5pt solid #C0C0C0" fo:border-bottom="2.5pt solid #000000"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44" style:family="table-cell" style:parent-style-name="Default">
      <style:table-cell-properties fo:border-left="2.5pt solid #C0C0C0" fo:border-right="2.5pt solid #C0C0C0" fo:border-top="2.5pt solid #C0C0C0" fo:border-bottom="2.5pt solid #000000"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45" style:family="table-cell" style:parent-style-name="Default">
      <style:table-cell-properties fo:border-left="2.5pt solid #000000" fo:border-top="2.5pt solid #000000" fo:border-bottom="2.5pt solid #C0C0C0" style:vertical-align="bottom" fo:background-color="#FFFF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46" style:family="table-cell" style:parent-style-name="Default">
      <style:table-cell-properties fo:border-top="2.5pt solid #000000" fo:border-bottom="2.5pt solid #C0C0C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7" style:family="table-cell" style:parent-style-name="Default">
      <style:table-cell-properties fo:border-top="2.5pt solid #000000" fo:border-bottom="2.5pt solid #C0C0C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8" style:family="table-cell" style:parent-style-name="Default">
      <style:table-cell-properties fo:border-left="2.5pt solid #000000" fo:border-top="2.5pt solid #000000" fo:border-bottom="2.5pt solid #C0C0C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49" style:family="table-cell" style:parent-style-name="Default">
      <style:table-cell-properties fo:border-left="2.5pt solid #000000" fo:border-top="2.5pt solid #000000" fo:border-bottom="2.5pt solid #C0C0C0"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50" style:family="table-cell" style:parent-style-name="Default" style:data-style-name="N164">
      <style:table-cell-properties fo:border-lef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51" style:family="table-cell" style:parent-style-name="Default" style:data-style-name="N3">
      <style:table-cell-properties fo:border-left="2.5pt solid #C0C0C0" fo:border-right="2.5pt solid #000000" fo:border-top="2.5pt solid #C0C0C0" fo:border-bottom="2.5pt solid #C0C0C0" style:vertical-align="bottom" fo:background-color="#FFFFF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52" style:family="table-cell" style:parent-style-name="Default" style:data-style-name="N3">
      <style:table-cell-properties fo:border-left="2.5pt solid #C0C0C0" fo:border-right="2.5pt solid #C0C0C0" fo:border-top="2.5pt solid #C0C0C0" fo:border-bottom="2.5pt solid #C0C0C0" style:vertical-align="bottom" fo:background-color="#FFFFF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53" style:family="table-cell" style:parent-style-name="Default" style:data-style-name="N164">
      <style:table-cell-properties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54" style:family="table-cell" style:parent-style-name="Default" style:data-style-name="N164">
      <style:table-cell-properties fo:border-left="1.0pt solid #000000" fo:border-right="1.0pt solid #000000" fo:border-top="1.0pt solid #000000" fo:border-bottom="3.0pt double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55" style:family="table-cell" style:parent-style-name="Default" style:data-style-name="N164">
      <style:table-cell-properties fo:border-left="1.0pt solid #000000" fo:border-right="1.0pt solid #000000" fo:border-top="2.5pt solid #000000" fo:border-bottom="3.0pt double #000000" fo:background-color="#00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56" style:family="table-cell" style:parent-style-name="Default" style:data-style-name="N164">
      <style:table-cell-properties fo:border-left="1.0pt solid #000000" fo:border-top="1.0pt solid #000000" fo:border-bottom="3.0pt double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57" style:family="table-cell" style:parent-style-name="Default" style:data-style-name="N164">
      <style:table-cell-properties style:border="none"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58" style:family="table-cell" style:parent-style-name="Default" style:data-style-name="N164">
      <style:table-cell-properties fo:border-left="1.0pt solid #000000" fo:border-right="1.0pt solid #000000"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59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60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 fo:background-color="#FFFF00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61" style:family="table-cell" style:parent-style-name="Default" style:data-style-name="N164">
      <style:table-cell-properties fo:border-left="1.0pt solid #000000"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62" style:family="table-cell" style:parent-style-name="Default" style:data-style-name="N164">
      <style:table-cell-properties fo:border-left="1.0pt solid #000000" fo:border-right="1.0pt solid #000000" fo:border-top="2.5pt solid #000000" fo:border-bottom="3.0pt double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63" style:family="table-cell" style:parent-style-name="Default" style:data-style-name="N164">
      <style:table-cell-properties fo:border-left="1.0pt solid #000000" fo:border-top="2.5pt solid #000000" fo:border-bottom="3.0pt double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64" style:family="table-cell" style:parent-style-name="Default" style:data-style-name="N164">
      <style:table-cell-properties fo:border-left="1.0pt solid #000000"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ce265" style:family="table-cell" style:parent-style-name="Default" style:data-style-name="N164">
      <style:table-cell-properties fo:border-left="1.0pt solid #000000" fo:border-right="1.0pt solid #000000" fo:border-bottom="1.0pt solid #000000" style:vertical-align="bottom" fo:background-color="#00FF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66" style:family="table-cell" style:parent-style-name="Default" style:data-style-name="N164">
      <style:table-cell-properties fo:border-lef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ce267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 fo:background-color="#00FF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ce268" style:family="table-cell" style:parent-style-name="Default" style:data-style-name="N164">
      <style:table-cell-properties fo:border-left="1.0pt solid #000000" fo:border-right="1.0pt solid #000000" fo:border-top="1.0pt solid #000000" fo:border-bottom="2.5pt solid #000000" style:vertical-align="bottom" fo:background-color="#FFFF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9" style:family="table-cell" style:parent-style-name="Default" style:data-style-name="N166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0" style:family="table-cell" style:parent-style-name="Default" style:data-style-name="N9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1" style:family="table-cell" style:parent-style-name="Default" style:data-style-name="N10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2" style:family="table-cell" style:parent-style-name="Default" style:data-style-name="N164">
      <style:table-cell-properties fo:border-left="1.0pt solid #000000" fo:border-right="1.0pt solid #000000" fo:border-top="1.0pt solid #000000" fo:border-bottom="1.0pt solid #000000" fo:wrap-option="wrap" style:vertical-align="bottom" fo:background-color="#FFFF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8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T11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1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solid" style:text-underline-type="single"/>
    </style:style>
    <style:style style:name="T1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T1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T15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solid" style:text-underline-type="single"/>
    </style:style>
    <style:style style:name="T1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T1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T1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T1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T2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T2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T22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23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solid" style:text-underline-type="single"/>
    </style:style>
    <style:style style:name="T2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T2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T2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T27" style:family="text">
      <style:text-properties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S1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3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4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9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10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12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15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17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</office:automatic-styles>
  <office:body>
    <office:spreadsheet>
      <table:table table:name="Char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1">
          <table:table-cell>
            <draw:frame table:end-cell-address="Chart1.A1" svg:x="0cm" svg:y="0cm" svg:width="23.92cm" svg:height="17.44cm" draw:z-index="0" draw:name="Chart 2" draw:style-name="gr1">
              <draw:object draw:notify-on-update-of-ranges="'Summary Cash Flow'.E12:'Summary Cash Flow'.E31 'Summary Cash Flow'.F12:'Summary Cash Flow'.F31 'Summary Cash Flow'.G12:'Summary Cash Flow'.G31 'Summary Cash Flow'.H12:'Summary Cash Flow'.H31 'Summary Cash Flow'.I12:'Summary Cash Flow'.I31 'Summary Cash Flow'.J12:'Summary Cash Flow'.J31 " xlink:href="./Object 0-0" xlink:type="simple" xlink:show="embed" xlink:actuate="onLoad"/>
              <draw:image xlink:href="./ObjectReplacements/Object 0-0" xlink:show="embed" xlink:actuate="onLoad"/>
            </draw:frame>
          </table:table-cell>
        </table:table-row>
      </table:table>
      <table:table table:name="Summary Cash Flow" table:style-name="ta2" table:print="false">
        <office:forms form:automatic-focus="false" form:apply-design-mode="false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2" table:default-cell-style-name="ce15" table:number-columns-repeated="2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2" table:default-cell-style-name="ce15" table:number-columns-repeated="7"/>
        <table:table-column table:style-name="co14" table:default-cell-style-name="ce15"/>
        <table:table-column table:style-name="co2" table:default-cell-style-name="ce15" table:number-columns-repeated="235"/>
        <table:table-row table:style-name="ro3">
          <table:table-cell table:style-name="ce21"/>
          <table:table-cell table:style-name="ce22"/>
          <table:table-cell table:style-name="ce24" table:number-columns-spanned="5" table:number-rows-spanned="1" office:value-type="string">
            <text:p>Summary 5 Year Cash Flow Projections</text:p>
          </table:table-cell>
          <table:covered-table-cell table:number-columns-repeated="4"/>
          <table:table-cell table:number-columns-repeated="2" table:style-name="ce29"/>
          <table:table-cell table:style-name="ce21"/>
          <table:table-cell table:style-name="ce22"/>
          <table:table-cell table:number-columns-repeated="9" table:style-name="ce27"/>
        </table:table-row>
        <table:table-row table:style-name="ro4">
          <table:table-cell table:style-name="ce37"/>
          <table:table-cell table:style-name="ce22"/>
          <table:table-cell table:number-columns-repeated="2" table:style-name="ce62"/>
          <table:table-cell table:number-columns-repeated="5" table:style-name="ce22"/>
          <table:table-cell table:style-name="ce21"/>
          <table:table-cell table:style-name="ce22"/>
          <table:table-cell table:number-columns-repeated="9" table:style-name="ce27"/>
        </table:table-row>
        <table:table-row table:style-name="ro5">
          <table:table-cell table:style-name="ce37"/>
          <table:table-cell table:number-columns-repeated="8" table:style-name="ce22"/>
          <table:table-cell table:style-name="ce21"/>
          <table:table-cell table:style-name="ce22"/>
          <table:table-cell table:number-columns-repeated="9" table:style-name="ce27"/>
        </table:table-row>
        <table:table-row table:style-name="ro6">
          <table:table-cell table:number-columns-repeated="4" table:style-name="ce29"/>
          <table:table-cell table:style-name="ce31" office:value-type="string">
            <text:p>Yr 1</text:p>
          </table:table-cell>
          <table:table-cell table:style-name="ce31" office:value-type="string">
            <text:p>Yr 2</text:p>
          </table:table-cell>
          <table:table-cell table:style-name="ce31" office:value-type="string">
            <text:p>Yr 3</text:p>
          </table:table-cell>
          <table:table-cell table:style-name="ce31" office:value-type="string">
            <text:p>Yr4</text:p>
          </table:table-cell>
          <table:table-cell table:style-name="ce31" office:value-type="string">
            <text:p>Yr5</text:p>
          </table:table-cell>
          <table:table-cell table:style-name="ce84" office:value-type="string">
            <text:p>Totals</text:p>
          </table:table-cell>
          <table:table-cell table:style-name="ce29"/>
          <table:table-cell table:number-columns-repeated="9" table:style-name="ce69"/>
        </table:table-row>
        <table:table-row table:style-name="ro6">
          <table:table-cell table:number-columns-repeated="9" table:style-name="ce29"/>
          <table:table-cell table:style-name="ce93"/>
          <table:table-cell table:style-name="ce29"/>
          <table:table-cell table:number-columns-repeated="9" table:style-name="ce69"/>
        </table:table-row>
        <table:table-row table:style-name="ro4">
          <table:table-cell table:style-name="ce94" office:value-type="string">
            <text:p>Revenues and Costs</text:p>
          </table:table-cell>
          <table:table-cell table:style-name="ce95"/>
          <table:table-cell table:style-name="ce96"/>
          <table:table-cell table:number-columns-repeated="6" table:style-name="ce29"/>
          <table:table-cell table:style-name="ce93"/>
          <table:table-cell table:style-name="ce29"/>
          <table:table-cell table:number-columns-repeated="9" table:style-name="ce69"/>
        </table:table-row>
        <table:table-row table:style-name="ro6">
          <table:table-cell table:style-name="ce29"/>
          <table:table-cell table:style-name="ce97" office:value-type="string">
            <text:p>Gross Revenue</text:p>
          </table:table-cell>
          <table:table-cell table:style-name="ce98"/>
          <table:table-cell table:style-name="ce99"/>
          <table:table-cell table:style-name="ce100" table:formula="oooc:=['5 Year Cash Flow'.P6]" office:value-type="string">
            <text:p>  - </text:p>
          </table:table-cell>
          <table:table-cell table:style-name="ce31" table:formula="oooc:=['5 Year Cash Flow'.AG6]" office:value-type="string">
            <text:p>  6,120,375 </text:p>
          </table:table-cell>
          <table:table-cell table:style-name="ce109" table:formula="oooc:=['5 Year Cash Flow'.AX6]" office:value-type="string">
            <text:p>  13,808,906 </text:p>
          </table:table-cell>
          <table:table-cell table:style-name="ce109" table:formula="oooc:=['5 Year Cash Flow'.BO6]" office:value-type="string">
            <text:p>  31,748,975 </text:p>
          </table:table-cell>
          <table:table-cell table:style-name="ce109" table:formula="oooc:=['5 Year Cash Flow'.CF6]" office:value-type="string">
            <text:p>  74,022,126 </text:p>
          </table:table-cell>
          <table:table-cell table:style-name="ce31" table:formula="oooc:=SUM([.E7:.I7])" office:value-type="string">
            <text:p>  125,700,382 </text:p>
          </table:table-cell>
          <table:table-cell table:style-name="ce29"/>
          <table:table-cell table:number-columns-repeated="9" table:style-name="ce69"/>
        </table:table-row>
        <table:table-row table:style-name="ro7">
          <table:table-cell table:style-name="ce29"/>
          <table:table-cell table:style-name="ce112" office:value-type="string">
            <text:p>Cost of Goods Sold</text:p>
          </table:table-cell>
          <table:table-cell table:style-name="ce31"/>
          <table:table-cell table:style-name="ce99"/>
          <table:table-cell table:style-name="ce114" table:formula="oooc:=['5 Year Cash Flow'.P7]" office:value-type="string">
            <text:p>  - </text:p>
          </table:table-cell>
          <table:table-cell table:style-name="ce106" table:formula="oooc:=['5 Year Cash Flow'.AG7]" office:value-type="string">
            <text:p>  1,530,094 </text:p>
          </table:table-cell>
          <table:table-cell table:style-name="ce116" table:formula="oooc:=['5 Year Cash Flow'.AX7]" office:value-type="string">
            <text:p>  3,452,227 </text:p>
          </table:table-cell>
          <table:table-cell table:style-name="ce116" table:formula="oooc:=['5 Year Cash Flow'.BO7]" office:value-type="string">
            <text:p>  7,937,244 </text:p>
          </table:table-cell>
          <table:table-cell table:style-name="ce116" table:formula="oooc:=['5 Year Cash Flow'.CF7]" office:value-type="string">
            <text:p>  7,402,213 </text:p>
          </table:table-cell>
          <table:table-cell table:style-name="ce106" table:formula="oooc:=SUM([.E8:.I8])" office:value-type="string">
            <text:p>  20,321,777 </text:p>
          </table:table-cell>
          <table:table-cell table:style-name="ce29"/>
          <table:table-cell table:number-columns-repeated="9" table:style-name="ce69"/>
        </table:table-row>
        <table:table-row table:style-name="ro2">
          <table:table-cell table:style-name="ce62"/>
          <table:table-cell table:style-name="ce112" office:value-type="string">
            <text:p>Gross Profit</text:p>
          </table:table-cell>
          <table:table-cell table:style-name="ce31"/>
          <table:table-cell table:style-name="ce99"/>
          <table:table-cell table:style-name="ce118" table:formula="oooc:=[.E7]-[.E8]" office:value-type="string">
            <text:p>  - </text:p>
          </table:table-cell>
          <table:table-cell table:style-name="ce118" table:formula="oooc:=[.F7]-[.F8]" office:value-type="string">
            <text:p>  4,590,281 </text:p>
          </table:table-cell>
          <table:table-cell table:style-name="ce118" table:formula="oooc:=[.G7]-[.G8]" office:value-type="string">
            <text:p>  10,356,680 </text:p>
          </table:table-cell>
          <table:table-cell table:style-name="ce118" table:formula="oooc:=[.H7]-[.H8]" office:value-type="string">
            <text:p>  23,811,731 </text:p>
          </table:table-cell>
          <table:table-cell table:style-name="ce118" table:formula="oooc:=[.I7]-[.I8]" office:value-type="string">
            <text:p>  66,619,914 </text:p>
          </table:table-cell>
          <table:table-cell table:style-name="ce122" table:formula="oooc:=[.J7]-[.J8]" office:value-type="string">
            <text:p>  105,378,605 </text:p>
          </table:table-cell>
          <table:table-cell table:style-name="ce29"/>
          <table:table-cell table:number-columns-repeated="9" table:style-name="ce69"/>
        </table:table-row>
        <table:table-row table:style-name="ro4">
          <table:table-cell table:style-name="ce37"/>
          <table:table-cell table:number-columns-repeated="3" table:style-name="ce22"/>
          <table:table-cell table:style-name="ce123"/>
          <table:table-cell table:style-name="ce125"/>
          <table:table-cell table:number-columns-repeated="3" table:style-name="ce29"/>
          <table:table-cell table:style-name="ce21"/>
          <table:table-cell table:style-name="ce22"/>
          <table:table-cell table:style-name="ce69"/>
          <table:table-cell table:number-columns-repeated="8" table:style-name="ce27"/>
        </table:table-row>
        <table:table-row table:style-name="ro4">
          <table:table-cell table:style-name="ce30" office:value-type="string">
            <text:p>Expenses</text:p>
          </table:table-cell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number-columns-repeated="3" table:style-name="ce22"/>
          <table:table-cell table:style-name="ce131"/>
          <table:table-cell table:style-name="ce22"/>
          <table:table-cell table:style-name="ce69"/>
          <table:table-cell table:style-name="ce66"/>
          <table:table-cell table:number-columns-repeated="8" table:style-name="ce69"/>
        </table:table-row>
        <table:table-row table:style-name="ro6">
          <table:table-cell table:style-name="ce22"/>
          <table:table-cell table:style-name="ce97" office:value-type="string">
            <text:p>Total Compensation Costs</text:p>
          </table:table-cell>
          <table:table-cell table:style-name="ce133"/>
          <table:table-cell table:style-name="ce134"/>
          <table:table-cell table:style-name="ce136" table:formula="oooc:=['5 Year Cash Flow'.P22]" office:value-type="string">
            <text:p>  94,400 </text:p>
          </table:table-cell>
          <table:table-cell table:style-name="ce30" table:formula="oooc:=['5 Year Cash Flow'.AG22]" office:value-type="string">
            <text:p>  534,000 </text:p>
          </table:table-cell>
          <table:table-cell table:style-name="ce30" table:formula="oooc:=['5 Year Cash Flow'.AX22]" office:value-type="string">
            <text:p>  556,200 </text:p>
          </table:table-cell>
          <table:table-cell table:style-name="ce30" table:formula="oooc:=['5 Year Cash Flow'.BO22]" office:value-type="string">
            <text:p>  592,200 </text:p>
          </table:table-cell>
          <table:table-cell table:style-name="ce30" table:formula="oooc:=['5 Year Cash Flow'.CF22]" office:value-type="string">
            <text:p>  616,800 </text:p>
          </table:table-cell>
          <table:table-cell table:style-name="ce31" table:formula="oooc:=SUM([.E12:.I12])" office:value-type="string">
            <text:p>  2,393,600 </text:p>
          </table:table-cell>
          <table:table-cell table:style-name="ce22"/>
          <table:table-cell table:style-name="ce69"/>
          <table:table-cell table:style-name="ce137"/>
          <table:table-cell table:number-columns-repeated="8" table:style-name="ce69"/>
        </table:table-row>
        <table:table-row table:style-name="ro6">
          <table:table-cell table:style-name="ce123"/>
          <table:table-cell table:style-name="ce138" office:value-type="string">
            <text:p>Devlopment Costs</text:p>
          </table:table-cell>
          <table:table-cell table:style-name="ce139"/>
          <table:table-cell table:style-name="ce134"/>
          <table:table-cell table:style-name="ce136" table:formula="oooc:=['5 Year Cash Flow'.P24]" office:value-type="string">
            <text:p> - </text:p>
          </table:table-cell>
          <table:table-cell table:style-name="ce30" table:formula="oooc:=['5 Year Cash Flow'.AG24]" office:value-type="string">
            <text:p>  210,000 </text:p>
          </table:table-cell>
          <table:table-cell table:style-name="ce30" table:formula="oooc:=['5 Year Cash Flow'.AX24]" office:value-type="string">
            <text:p>  719,250 </text:p>
          </table:table-cell>
          <table:table-cell table:style-name="ce30" table:formula="oooc:=['5 Year Cash Flow'.BO24]" office:value-type="string">
            <text:p>  1,868,738 </text:p>
          </table:table-cell>
          <table:table-cell table:style-name="ce30" table:formula="oooc:=['5 Year Cash Flow'.CF24]" office:value-type="string">
            <text:p>  3,386,053 </text:p>
          </table:table-cell>
          <table:table-cell table:style-name="ce31" table:formula="oooc:=SUM([.E13:.I13])" office:value-type="string">
            <text:p>  6,184,041 </text:p>
          </table:table-cell>
          <table:table-cell table:style-name="ce22"/>
          <table:table-cell table:style-name="ce69"/>
          <table:table-cell table:style-name="ce140"/>
          <table:table-cell table:number-columns-repeated="8" table:style-name="ce69"/>
        </table:table-row>
        <table:table-row table:style-name="ro6">
          <table:table-cell table:style-name="ce123"/>
          <table:table-cell table:style-name="ce124" office:value-type="string">
            <text:p>Audit &amp; Legal</text:p>
          </table:table-cell>
          <table:table-cell table:style-name="ce139"/>
          <table:table-cell table:style-name="ce134"/>
          <table:table-cell table:style-name="ce136" table:formula="oooc:=['5 Year Cash Flow'.P25]" office:value-type="string">
            <text:p>  2,400 </text:p>
          </table:table-cell>
          <table:table-cell table:style-name="ce30" table:formula="oooc:=['5 Year Cash Flow'.AG25]" office:value-type="string">
            <text:p>  9,600 </text:p>
          </table:table-cell>
          <table:table-cell table:style-name="ce30" table:formula="oooc:=['5 Year Cash Flow'.AX25]" office:value-type="string">
            <text:p>  9,600 </text:p>
          </table:table-cell>
          <table:table-cell table:style-name="ce30" table:formula="oooc:=['5 Year Cash Flow'.BO25]" office:value-type="string">
            <text:p>  9,600 </text:p>
          </table:table-cell>
          <table:table-cell table:style-name="ce30" table:formula="oooc:=['5 Year Cash Flow'.CF25]" office:value-type="string">
            <text:p>  9,600 </text:p>
          </table:table-cell>
          <table:table-cell table:style-name="ce31" table:formula="oooc:=SUM([.E14:.I14])" office:value-type="string">
            <text:p>  40,800 </text:p>
          </table:table-cell>
          <table:table-cell table:style-name="ce22"/>
          <table:table-cell table:style-name="ce69"/>
          <table:table-cell table:style-name="ce137"/>
          <table:table-cell table:number-columns-repeated="8" table:style-name="ce69"/>
        </table:table-row>
        <table:table-row table:style-name="ro6">
          <table:table-cell table:style-name="ce123"/>
          <table:table-cell table:style-name="ce141" office:value-type="string">
            <text:p>General and Administrative Costs - Misc.</text:p>
          </table:table-cell>
          <table:table-cell table:style-name="ce139"/>
          <table:table-cell table:style-name="ce134"/>
          <table:table-cell table:style-name="ce136" table:formula="oooc:=['5 Year Cash Flow'.P26]" office:value-type="string">
            <text:p>  2,500 </text:p>
          </table:table-cell>
          <table:table-cell table:style-name="ce30" table:formula="oooc:=['5 Year Cash Flow'.AG26]" office:value-type="string">
            <text:p>  6,000 </text:p>
          </table:table-cell>
          <table:table-cell table:style-name="ce30" table:formula="oooc:=['5 Year Cash Flow'.AX26]" office:value-type="string">
            <text:p>  6,000 </text:p>
          </table:table-cell>
          <table:table-cell table:style-name="ce30" table:formula="oooc:=['5 Year Cash Flow'.BO26]" office:value-type="string">
            <text:p>  6,000 </text:p>
          </table:table-cell>
          <table:table-cell table:style-name="ce30" table:formula="oooc:=['5 Year Cash Flow'.CF26]" office:value-type="string">
            <text:p>  6,000 </text:p>
          </table:table-cell>
          <table:table-cell table:style-name="ce31" table:formula="oooc:=SUM([.E15:.I15])" office:value-type="string">
            <text:p>  26,500 </text:p>
          </table:table-cell>
          <table:table-cell table:style-name="ce22"/>
          <table:table-cell table:style-name="ce69"/>
          <table:table-cell table:style-name="ce137"/>
          <table:table-cell table:number-columns-repeated="8" table:style-name="ce69"/>
        </table:table-row>
        <table:table-row table:style-name="ro6">
          <table:table-cell table:style-name="ce123"/>
          <table:table-cell table:style-name="ce141" office:value-type="string">
            <text:p>Utilities and Telephone</text:p>
          </table:table-cell>
          <table:table-cell table:style-name="ce139"/>
          <table:table-cell table:style-name="ce134"/>
          <table:table-cell table:style-name="ce136" table:formula="oooc:=['5 Year Cash Flow'.P27]" office:value-type="string">
            <text:p>  750 </text:p>
          </table:table-cell>
          <table:table-cell table:style-name="ce30" table:formula="oooc:=['5 Year Cash Flow'.AG27]" office:value-type="string">
            <text:p>  1,800 </text:p>
          </table:table-cell>
          <table:table-cell table:style-name="ce30" table:formula="oooc:=['5 Year Cash Flow'.AX27]" office:value-type="string">
            <text:p>  1,800 </text:p>
          </table:table-cell>
          <table:table-cell table:style-name="ce30" table:formula="oooc:=['5 Year Cash Flow'.BO27]" office:value-type="string">
            <text:p>  1,800 </text:p>
          </table:table-cell>
          <table:table-cell table:style-name="ce30" table:formula="oooc:=['5 Year Cash Flow'.CF27]" office:value-type="string">
            <text:p>  1,800 </text:p>
          </table:table-cell>
          <table:table-cell table:style-name="ce31" table:formula="oooc:=SUM([.E16:.I16])" office:value-type="string">
            <text:p>  7,950 </text:p>
          </table:table-cell>
          <table:table-cell table:style-name="ce22"/>
          <table:table-cell table:style-name="ce69"/>
          <table:table-cell table:number-columns-repeated="8" table:style-name="ce27"/>
        </table:table-row>
        <table:table-row table:style-name="ro6">
          <table:table-cell table:style-name="ce123"/>
          <table:table-cell table:style-name="ce141" office:value-type="string">
            <text:p>Corporate Travel</text:p>
          </table:table-cell>
          <table:table-cell table:style-name="ce139"/>
          <table:table-cell table:style-name="ce134"/>
          <table:table-cell table:style-name="ce136" table:formula="oooc:=['5 Year Cash Flow'.P28]" office:value-type="string">
            <text:p>  2,300 </text:p>
          </table:table-cell>
          <table:table-cell table:style-name="ce30" table:formula="oooc:=['5 Year Cash Flow'.AG28]" office:value-type="string">
            <text:p>  25,000 </text:p>
          </table:table-cell>
          <table:table-cell table:style-name="ce30" table:formula="oooc:=['5 Year Cash Flow'.AX28]" office:value-type="string">
            <text:p>  25,000 </text:p>
          </table:table-cell>
          <table:table-cell table:style-name="ce30" table:formula="oooc:=['5 Year Cash Flow'.BO28]" office:value-type="string">
            <text:p>  25,000 </text:p>
          </table:table-cell>
          <table:table-cell table:style-name="ce30" table:formula="oooc:=['5 Year Cash Flow'.CF28]" office:value-type="string">
            <text:p>  25,000 </text:p>
          </table:table-cell>
          <table:table-cell table:style-name="ce31" table:formula="oooc:=SUM([.E17:.I17])" office:value-type="string">
            <text:p>  102,300 </text:p>
          </table:table-cell>
          <table:table-cell table:style-name="ce22"/>
          <table:table-cell table:style-name="ce69"/>
          <table:table-cell table:number-columns-repeated="8" table:style-name="ce27"/>
        </table:table-row>
        <table:table-row table:style-name="ro6">
          <table:table-cell table:style-name="ce123"/>
          <table:table-cell table:style-name="ce124" office:value-type="string">
            <text:p>Servers &amp; Domain Costs</text:p>
          </table:table-cell>
          <table:table-cell table:style-name="ce139"/>
          <table:table-cell table:style-name="ce134"/>
          <table:table-cell table:style-name="ce136" table:formula="oooc:=['5 Year Cash Flow'.P29]" office:value-type="string">
            <text:p>  1,000 </text:p>
          </table:table-cell>
          <table:table-cell table:style-name="ce30" table:formula="oooc:=['5 Year Cash Flow'.AG29]" office:value-type="string">
            <text:p>  2,400 </text:p>
          </table:table-cell>
          <table:table-cell table:style-name="ce30" table:formula="oooc:=['5 Year Cash Flow'.AX29]" office:value-type="string">
            <text:p>  2,400 </text:p>
          </table:table-cell>
          <table:table-cell table:style-name="ce30" table:formula="oooc:=['5 Year Cash Flow'.BO29]" office:value-type="string">
            <text:p>  2,400 </text:p>
          </table:table-cell>
          <table:table-cell table:style-name="ce30" table:formula="oooc:=['5 Year Cash Flow'.CF29]" office:value-type="string">
            <text:p>  2,400 </text:p>
          </table:table-cell>
          <table:table-cell table:style-name="ce31" table:formula="oooc:=SUM([.E18:.I18])" office:value-type="string">
            <text:p>  10,600 </text:p>
          </table:table-cell>
          <table:table-cell table:style-name="ce22"/>
          <table:table-cell table:style-name="ce69"/>
          <table:table-cell table:number-columns-repeated="8" table:style-name="ce27"/>
        </table:table-row>
        <table:table-row table:style-name="ro6">
          <table:table-cell table:style-name="ce123"/>
          <table:table-cell table:style-name="ce144" office:value-type="string">
            <text:p>Advertising</text:p>
          </table:table-cell>
          <table:table-cell table:style-name="ce145"/>
          <table:table-cell table:style-name="ce134"/>
          <table:table-cell table:style-name="ce136" table:formula="oooc:=['5 Year Cash Flow'.P32]" office:value-type="string">
            <text:p>  13,000 </text:p>
          </table:table-cell>
          <table:table-cell table:style-name="ce30" table:formula="oooc:=['5 Year Cash Flow'.AG32]" office:value-type="string">
            <text:p>  48,495 </text:p>
          </table:table-cell>
          <table:table-cell table:style-name="ce30" table:formula="oooc:=['5 Year Cash Flow'.AX32]" office:value-type="string">
            <text:p>  161,323 </text:p>
          </table:table-cell>
          <table:table-cell table:style-name="ce30" table:formula="oooc:=['5 Year Cash Flow'.BO32]" office:value-type="string">
            <text:p>  566,005 </text:p>
          </table:table-cell>
          <table:table-cell table:style-name="ce30" table:formula="oooc:=['5 Year Cash Flow'.CF32]" office:value-type="string">
            <text:p>  1,778,222 </text:p>
          </table:table-cell>
          <table:table-cell table:style-name="ce31" table:formula="oooc:=SUM([.E19:.I19])" office:value-type="string">
            <text:p>  2,567,045 </text:p>
          </table:table-cell>
          <table:table-cell table:style-name="ce22"/>
          <table:table-cell table:style-name="ce69"/>
          <table:table-cell table:number-columns-repeated="8" table:style-name="ce27"/>
        </table:table-row>
        <table:table-row table:style-name="ro6">
          <table:table-cell table:style-name="ce123"/>
          <table:table-cell table:style-name="ce146" office:value-type="string">
            <text:p>Rent</text:p>
          </table:table-cell>
          <table:table-cell table:style-name="ce147"/>
          <table:table-cell table:style-name="ce148"/>
          <table:table-cell table:style-name="ce136" table:formula="oooc:=['5 Year Cash Flow'.P33]" office:value-type="string">
            <text:p>  5,000 </text:p>
          </table:table-cell>
          <table:table-cell table:style-name="ce30" table:formula="oooc:=['5 Year Cash Flow'.AG33]" office:value-type="string">
            <text:p>  12,000 </text:p>
          </table:table-cell>
          <table:table-cell table:style-name="ce30" table:formula="oooc:=['5 Year Cash Flow'.AX33]" office:value-type="string">
            <text:p>  24,000 </text:p>
          </table:table-cell>
          <table:table-cell table:style-name="ce30" table:formula="oooc:=['5 Year Cash Flow'.BO33]" office:value-type="string">
            <text:p>  42,000 </text:p>
          </table:table-cell>
          <table:table-cell table:style-name="ce30" table:formula="oooc:=['5 Year Cash Flow'.CF33]" office:value-type="string">
            <text:p>  50,400 </text:p>
          </table:table-cell>
          <table:table-cell table:style-name="ce31" table:formula="oooc:=SUM([.E20:.I20])" office:value-type="string">
            <text:p>  133,400 </text:p>
          </table:table-cell>
          <table:table-cell table:style-name="ce22"/>
          <table:table-cell table:style-name="ce69"/>
          <table:table-cell table:number-columns-repeated="8" table:style-name="ce27"/>
        </table:table-row>
        <table:table-row table:style-name="ro7">
          <table:table-cell table:style-name="ce22"/>
          <table:table-cell table:style-name="ce124" office:value-type="string">
            <text:p>Dividends to Equity Holders</text:p>
          </table:table-cell>
          <table:table-cell table:style-name="ce150"/>
          <table:table-cell table:style-name="ce134"/>
          <table:table-cell table:style-name="ce151" table:formula="oooc:=['5 Year Cash Flow'.P34]" office:value-type="string">
            <text:p>  - </text:p>
          </table:table-cell>
          <table:table-cell table:style-name="ce88" table:formula="oooc:=['5 Year Cash Flow'.AG34]" office:value-type="string">
            <text:p>  83,333 </text:p>
          </table:table-cell>
          <table:table-cell table:style-name="ce88" table:formula="oooc:=['5 Year Cash Flow'.AX34]" office:value-type="string">
            <text:p>  83,333 </text:p>
          </table:table-cell>
          <table:table-cell table:style-name="ce88" table:formula="oooc:=['5 Year Cash Flow'.BO34]" office:value-type="string">
            <text:p>  83,333 </text:p>
          </table:table-cell>
          <table:table-cell table:style-name="ce88" table:formula="oooc:=['5 Year Cash Flow'.CF34]" office:value-type="string">
            <text:p>  83,333 </text:p>
          </table:table-cell>
          <table:table-cell table:style-name="ce106" table:formula="oooc:=SUM([.E21:.I21])" office:value-type="string">
            <text:p>  333,334 </text:p>
          </table:table-cell>
          <table:table-cell table:style-name="ce22"/>
          <table:table-cell table:style-name="ce69"/>
          <table:table-cell table:number-columns-repeated="8" table:style-name="ce27"/>
        </table:table-row>
        <table:table-row table:style-name="ro7">
          <table:table-cell table:style-name="ce22"/>
          <table:table-cell table:style-name="ce124" office:value-type="string">
            <text:p>Depreciation</text:p>
          </table:table-cell>
          <table:table-cell table:style-name="ce145"/>
          <table:table-cell table:style-name="ce134"/>
          <table:table-cell table:style-name="ce152" table:formula="oooc:=['5 Year Cash Flow'.P35]" office:value-type="string">
            <text:p>  4,960 </text:p>
          </table:table-cell>
          <table:table-cell table:style-name="ce153" table:formula="oooc:=['5 Year Cash Flow'.AG35]" office:value-type="string">
            <text:p>  11,905 </text:p>
          </table:table-cell>
          <table:table-cell table:style-name="ce153" table:formula="oooc:=['5 Year Cash Flow'.AX35]" office:value-type="string">
            <text:p>  11,905 </text:p>
          </table:table-cell>
          <table:table-cell table:style-name="ce153" table:formula="oooc:=['5 Year Cash Flow'.BO35]" office:value-type="string">
            <text:p>  11,905 </text:p>
          </table:table-cell>
          <table:table-cell table:style-name="ce153" table:formula="oooc:=['5 Year Cash Flow'.CF38]" office:value-type="string">
            <text:p>  11,905 </text:p>
          </table:table-cell>
          <table:table-cell table:style-name="ce106" table:formula="oooc:=SUM([.E22:.I22])" office:value-type="string">
            <text:p>  52,579 </text:p>
          </table:table-cell>
          <table:table-cell table:style-name="ce22"/>
          <table:table-cell table:style-name="ce69"/>
          <table:table-cell table:number-columns-repeated="8" table:style-name="ce27"/>
        </table:table-row>
        <table:table-row table:style-name="ro4">
          <table:table-cell table:style-name="ce124" office:value-type="string">
            <text:p>Total Expenses</text:p>
          </table:table-cell>
          <table:table-cell table:style-name="ce154"/>
          <table:table-cell table:style-name="ce147"/>
          <table:table-cell table:style-name="ce148"/>
          <table:table-cell table:style-name="ce156" table:formula="oooc:=SUM([.E12:.E22])" office:value-type="string">
            <text:p>  126,310 </text:p>
          </table:table-cell>
          <table:table-cell table:style-name="ce157" table:formula="oooc:=SUM([.F12:.F22])" office:value-type="string">
            <text:p>  944,533 </text:p>
          </table:table-cell>
          <table:table-cell table:style-name="ce157" table:formula="oooc:=SUM([.G12:.G22])" office:value-type="string">
            <text:p>  1,600,811 </text:p>
          </table:table-cell>
          <table:table-cell table:style-name="ce157" table:formula="oooc:=SUM([.H12:.H22])" office:value-type="string">
            <text:p>  3,208,981 </text:p>
          </table:table-cell>
          <table:table-cell table:style-name="ce157" table:formula="oooc:=SUM([.I12:.I22])" office:value-type="string">
            <text:p>  5,971,513 </text:p>
          </table:table-cell>
          <table:table-cell table:style-name="ce159" table:formula="oooc:=SUM([.J12:.J22])" office:value-type="string">
            <text:p>  11,852,149 </text:p>
          </table:table-cell>
          <table:table-cell table:style-name="ce22"/>
          <table:table-cell table:style-name="ce69"/>
          <table:table-cell table:number-columns-repeated="8" table:style-name="ce27"/>
        </table:table-row>
        <table:table-row table:style-name="ro4">
          <table:table-cell table:style-name="ce160"/>
          <table:table-cell table:style-name="ce161" office:value-type="string">
            <text:p>Earnings from Operations</text:p>
          </table:table-cell>
          <table:table-cell table:style-name="ce162"/>
          <table:table-cell table:style-name="ce163"/>
          <table:table-cell table:style-name="ce100" table:formula="oooc:=[.E9]-[.E23]" office:value-type="string">
            <text:p>  (126,310)</text:p>
          </table:table-cell>
          <table:table-cell table:style-name="ce50" table:formula="oooc:=[.F9]-[.F23]" office:value-type="string">
            <text:p>  3,645,748 </text:p>
          </table:table-cell>
          <table:table-cell table:style-name="ce50" table:formula="oooc:=[.G9]-[.G23]" office:value-type="string">
            <text:p>  8,755,869 </text:p>
          </table:table-cell>
          <table:table-cell table:style-name="ce50" table:formula="oooc:=[.H9]-[.H23]" office:value-type="string">
            <text:p>  20,602,750 </text:p>
          </table:table-cell>
          <table:table-cell table:style-name="ce50" table:formula="oooc:=[.I9]-[.I23]" office:value-type="string">
            <text:p>  60,648,400 </text:p>
          </table:table-cell>
          <table:table-cell table:style-name="ce31" table:formula="oooc:=[.J9]-[.J23]" office:value-type="string">
            <text:p>  93,526,457 </text:p>
          </table:table-cell>
          <table:table-cell table:style-name="ce22"/>
          <table:table-cell table:style-name="ce69"/>
          <table:table-cell table:number-columns-repeated="8" table:style-name="ce27"/>
        </table:table-row>
        <table:table-row table:style-name="ro2">
          <table:table-cell table:style-name="ce164"/>
          <table:table-cell table:style-name="ce112" office:value-type="string">
            <text:p>Add Back Depreciation</text:p>
          </table:table-cell>
          <table:table-cell table:style-name="ce165"/>
          <table:table-cell table:style-name="ce166"/>
          <table:table-cell table:style-name="ce151" table:formula="oooc:=[.E22]" office:value-type="string">
            <text:p>  4,960 </text:p>
          </table:table-cell>
          <table:table-cell table:style-name="ce143" table:formula="oooc:=[.F22]" office:value-type="string">
            <text:p>  11,905 </text:p>
          </table:table-cell>
          <table:table-cell table:style-name="ce143" table:formula="oooc:=[.G22]" office:value-type="string">
            <text:p>  11,905 </text:p>
          </table:table-cell>
          <table:table-cell table:style-name="ce143" table:formula="oooc:=[.H22]" office:value-type="string">
            <text:p>  11,905 </text:p>
          </table:table-cell>
          <table:table-cell table:style-name="ce143" table:formula="oooc:=[.I22]" office:value-type="string">
            <text:p>  11,905 </text:p>
          </table:table-cell>
          <table:table-cell table:style-name="ce106" table:formula="oooc:=SUM([.E25:.I25])" office:value-type="string">
            <text:p>  52,579 </text:p>
          </table:table-cell>
          <table:table-cell table:style-name="ce22"/>
          <table:table-cell table:style-name="ce69"/>
          <table:table-cell table:number-columns-repeated="8" table:style-name="ce27"/>
        </table:table-row>
        <table:table-row table:style-name="ro3">
          <table:table-cell table:style-name="ce168"/>
          <table:table-cell table:style-name="ce169" office:value-type="string">
            <text:p> Cash Flow from Operations</text:p>
          </table:table-cell>
          <table:table-cell table:style-name="ce171"/>
          <table:table-cell table:style-name="ce166"/>
          <table:table-cell table:style-name="ce156" table:formula="oooc:=SUM([.E24:.E25])" office:value-type="string">
            <text:p>  (121,350)</text:p>
          </table:table-cell>
          <table:table-cell table:style-name="ce157" table:formula="oooc:=SUM([.F24:.F25])" office:value-type="string">
            <text:p>  3,657,653 </text:p>
          </table:table-cell>
          <table:table-cell table:style-name="ce157" table:formula="oooc:=SUM([.G24:.G25])" office:value-type="string">
            <text:p>  8,767,773 </text:p>
          </table:table-cell>
          <table:table-cell table:style-name="ce157" table:formula="oooc:=SUM([.H24:.H25])" office:value-type="string">
            <text:p>  20,614,655 </text:p>
          </table:table-cell>
          <table:table-cell table:style-name="ce157" table:formula="oooc:=SUM([.I24:.I25])" office:value-type="string">
            <text:p>  60,660,305 </text:p>
          </table:table-cell>
          <table:table-cell table:style-name="ce174" table:formula="oooc:=SUM([.J24:.J25])" office:value-type="string">
            <text:p>  93,579,036 </text:p>
          </table:table-cell>
          <table:table-cell table:style-name="ce22"/>
          <table:table-cell table:style-name="ce69"/>
          <table:table-cell table:number-columns-repeated="8" table:style-name="ce27"/>
        </table:table-row>
        <table:table-row table:style-name="ro6">
          <table:table-cell table:style-name="ce175"/>
          <table:table-cell table:style-name="ce176" office:value-type="string">
            <text:p>Beginning Cash Balance Before Distributions</text:p>
          </table:table-cell>
          <table:table-cell table:style-name="ce178"/>
          <table:table-cell table:style-name="ce166"/>
          <table:table-cell table:style-name="ce156" office:value-type="float" office:value="0">
            <text:p> -</text:p>
          </table:table-cell>
          <table:table-cell table:style-name="ce179" table:formula="oooc:=[.E31]" office:value-type="string">
            <text:p>  2,368,650 </text:p>
          </table:table-cell>
          <table:table-cell table:style-name="ce179" table:formula="oooc:=[.F31]" office:value-type="string">
            <text:p>  5,996,303 </text:p>
          </table:table-cell>
          <table:table-cell table:style-name="ce179" table:formula="oooc:=[.G31]" office:value-type="string">
            <text:p>  14,764,076 </text:p>
          </table:table-cell>
          <table:table-cell table:style-name="ce179" table:formula="oooc:=[.H31]" office:value-type="string">
            <text:p>  35,378,731 </text:p>
          </table:table-cell>
          <table:table-cell table:style-name="ce31" table:formula="oooc:=[.E27]+[.F27]+[.G27]+[.H27]+[.I27]" office:value-type="string">
            <text:p>  58,507,760 </text:p>
          </table:table-cell>
          <table:table-cell table:style-name="ce22"/>
          <table:table-cell table:style-name="ce69"/>
          <table:table-cell table:number-columns-repeated="8" table:style-name="ce27"/>
        </table:table-row>
        <table:table-row table:style-name="ro6">
          <table:table-cell table:style-name="ce180"/>
          <table:table-cell table:style-name="ce30" office:value-type="string">
            <text:p>Capital provided by Investor</text:p>
          </table:table-cell>
          <table:table-cell table:style-name="ce171"/>
          <table:table-cell table:style-name="ce166"/>
          <table:table-cell table:style-name="ce100" office:value-type="float" office:value="2530000">
            <text:p> 2,530,000</text:p>
          </table:table-cell>
          <table:table-cell table:style-name="ce181" office:value-type="float" office:value="0">
            <text:p> -</text:p>
          </table:table-cell>
          <table:table-cell table:style-name="ce50" office:value-type="float" office:value="0">
            <text:p> -</text:p>
          </table:table-cell>
          <table:table-cell table:number-columns-repeated="2" table:style-name="ce50"/>
          <table:table-cell table:style-name="ce31" table:formula="oooc:=SUM([.E28:.G28])" office:value-type="string">
            <text:p>  2,530,000 </text:p>
          </table:table-cell>
          <table:table-cell table:style-name="ce22"/>
          <table:table-cell table:style-name="ce69"/>
          <table:table-cell table:number-columns-repeated="8" table:style-name="ce27"/>
        </table:table-row>
        <table:table-row table:style-name="ro6">
          <table:table-cell table:style-name="ce182"/>
          <table:table-cell table:style-name="ce30" office:value-type="string">
            <text:p>Less Start-up Costs</text:p>
          </table:table-cell>
          <table:table-cell table:style-name="ce171"/>
          <table:table-cell table:style-name="ce166"/>
          <table:table-cell table:style-name="ce183" office:value-type="float" office:value="-40000">
            <text:p> (40,000)</text:p>
          </table:table-cell>
          <table:table-cell table:style-name="ce181"/>
          <table:table-cell table:number-columns-repeated="3" table:style-name="ce50"/>
          <table:table-cell table:style-name="ce31" table:formula="oooc:=[.E29]" office:value-type="string">
            <text:p>  (40,000)</text:p>
          </table:table-cell>
          <table:table-cell table:style-name="ce22"/>
          <table:table-cell table:style-name="ce69"/>
          <table:table-cell table:number-columns-repeated="8" table:style-name="ce27"/>
        </table:table-row>
        <table:table-row table:style-name="ro4">
          <table:table-cell table:style-name="ce163"/>
          <table:table-cell table:style-name="ce147" office:value-type="string">
            <text:p>Less Principal Paid</text:p>
          </table:table-cell>
          <table:table-cell table:style-name="ce139"/>
          <table:table-cell table:style-name="ce166"/>
          <table:table-cell table:style-name="ce151"/>
          <table:table-cell table:style-name="ce185" office:value-type="float" office:value="-30000">
            <text:p> (30,000)</text:p>
          </table:table-cell>
          <table:table-cell table:style-name="ce114" table:formula="oooc:=-['5 Year Cash Flow'.AW45]" office:value-type="string">
            <text:p>  - </text:p>
          </table:table-cell>
          <table:table-cell table:style-name="ce114" table:formula="oooc:=-['5 Year Cash Flow'.BN45]" office:value-type="string">
            <text:p>  - </text:p>
          </table:table-cell>
          <table:table-cell table:style-name="ce114" table:formula="oooc:=-['5 Year Cash Flow'.CE45]" office:value-type="string">
            <text:p>  - </text:p>
          </table:table-cell>
          <table:table-cell table:style-name="ce106" table:formula="oooc:=SUM([.E30:.I30])" office:value-type="string">
            <text:p>  (30,000)</text:p>
          </table:table-cell>
          <table:table-cell table:style-name="ce22"/>
          <table:table-cell table:style-name="ce69"/>
          <table:table-cell table:number-columns-repeated="8" table:style-name="ce27"/>
        </table:table-row>
        <table:table-row table:style-name="ro8">
          <table:table-cell table:style-name="ce188"/>
          <table:table-cell table:style-name="ce189" office:value-type="string">
            <text:p>Ending Cash Balance Before Distributions</text:p>
          </table:table-cell>
          <table:table-cell table:style-name="ce171"/>
          <table:table-cell table:style-name="ce166"/>
          <table:table-cell table:style-name="ce193" table:formula="oooc:=SUM([.E26:.E30])" office:value-type="string">
            <text:p>  2,368,650 </text:p>
          </table:table-cell>
          <table:table-cell table:style-name="ce195" table:formula="oooc:=SUM([.F26:.F30])" office:value-type="string">
            <text:p>  5,996,303 </text:p>
          </table:table-cell>
          <table:table-cell table:style-name="ce195" table:formula="oooc:=SUM([.G26:.G30])" office:value-type="string">
            <text:p>  14,764,076 </text:p>
          </table:table-cell>
          <table:table-cell table:style-name="ce195" table:formula="oooc:=SUM([.H26:.H30])" office:value-type="string">
            <text:p>  35,378,731 </text:p>
          </table:table-cell>
          <table:table-cell table:style-name="ce195" table:formula="oooc:=SUM([.I26:.I30])" office:value-type="string">
            <text:p>  96,039,036 </text:p>
          </table:table-cell>
          <table:table-cell table:style-name="ce196" table:formula="oooc:=SUM([.J26:.J30])" office:value-type="string">
            <text:p>  154,546,796 </text:p>
          </table:table-cell>
          <table:table-cell table:style-name="ce22"/>
          <table:table-cell table:style-name="ce69"/>
          <table:table-cell table:number-columns-repeated="8" table:style-name="ce27"/>
        </table:table-row>
        <table:table-row table:style-name="ro6" table:visibility="collapse">
          <table:table-cell table:style-name="ce180"/>
          <table:table-cell table:number-columns-repeated="2" table:style-name="ce87"/>
          <table:table-cell table:style-name="ce197"/>
          <table:table-cell table:style-name="ce157"/>
          <table:table-cell table:style-name="ce179"/>
          <table:table-cell table:style-name="ce157"/>
          <table:table-cell table:number-columns-repeated="2" table:style-name="ce123"/>
          <table:table-cell table:style-name="ce131"/>
          <table:table-cell table:style-name="ce22"/>
          <table:table-cell table:number-columns-repeated="9" table:style-name="ce27"/>
        </table:table-row>
        <table:table-row table:style-name="ro6" table:visibility="collapse">
          <table:table-cell table:style-name="ce123"/>
          <table:table-cell table:number-columns-repeated="4" table:style-name="ce87"/>
          <table:table-cell table:style-name="ce181"/>
          <table:table-cell table:style-name="ce87"/>
          <table:table-cell table:number-columns-repeated="2" table:style-name="ce123"/>
          <table:table-cell table:style-name="ce131"/>
          <table:table-cell table:style-name="ce22"/>
          <table:table-cell table:number-columns-repeated="9" table:style-name="ce27"/>
        </table:table-row>
        <table:table-row table:style-name="ro6" table:visibility="collapse">
          <table:table-cell table:style-name="ce123"/>
          <table:table-cell table:number-columns-repeated="4" table:style-name="ce87"/>
          <table:table-cell table:style-name="ce181"/>
          <table:table-cell table:style-name="ce87"/>
          <table:table-cell table:number-columns-repeated="2" table:style-name="ce123"/>
          <table:table-cell table:style-name="ce131"/>
          <table:table-cell table:style-name="ce22"/>
          <table:table-cell table:number-columns-repeated="9" table:style-name="ce27"/>
        </table:table-row>
        <table:table-row table:style-name="ro6" table:visibility="collapse">
          <table:table-cell table:style-name="ce123"/>
          <table:table-cell table:number-columns-repeated="3" table:style-name="ce87"/>
          <table:table-cell table:style-name="ce199"/>
          <table:table-cell table:style-name="ce181"/>
          <table:table-cell table:style-name="ce87"/>
          <table:table-cell table:number-columns-repeated="2" table:style-name="ce123"/>
          <table:table-cell table:style-name="ce131"/>
          <table:table-cell table:style-name="ce22"/>
          <table:table-cell table:number-columns-repeated="9" table:style-name="ce27"/>
        </table:table-row>
        <table:table-row table:style-name="ro6" table:visibility="collapse">
          <table:table-cell table:style-name="ce123"/>
          <table:table-cell table:number-columns-repeated="6" table:style-name="ce87"/>
          <table:table-cell table:number-columns-repeated="2" table:style-name="ce123"/>
          <table:table-cell table:style-name="ce131"/>
          <table:table-cell table:style-name="ce22"/>
          <table:table-cell table:number-columns-repeated="9" table:style-name="ce27"/>
        </table:table-row>
        <table:table-row table:style-name="ro4" table:visibility="collapse">
          <table:table-cell table:style-name="ce123"/>
          <table:table-cell table:number-columns-repeated="3" table:style-name="ce87"/>
          <table:table-cell table:style-name="ce201"/>
          <table:table-cell table:style-name="ce87"/>
          <table:table-cell table:style-name="ce201"/>
          <table:table-cell table:number-columns-repeated="2" table:style-name="ce202"/>
          <table:table-cell table:style-name="ce93"/>
          <table:table-cell table:style-name="ce22"/>
          <table:table-cell table:number-columns-repeated="9" table:style-name="ce27"/>
        </table:table-row>
        <table:table-row table:style-name="ro6" table:visibility="collapse">
          <table:table-cell table:style-name="ce123"/>
          <table:table-cell table:number-columns-repeated="6" table:style-name="ce87"/>
          <table:table-cell table:number-columns-repeated="2" table:style-name="ce123"/>
          <table:table-cell table:style-name="ce131"/>
          <table:table-cell table:style-name="ce22"/>
          <table:table-cell table:number-columns-repeated="9" table:style-name="ce27"/>
        </table:table-row>
        <table:table-row table:style-name="ro6">
          <table:table-cell table:number-columns-repeated="9" table:style-name="ce22"/>
          <table:table-cell table:style-name="ce131"/>
          <table:table-cell table:style-name="ce22"/>
          <table:table-cell table:number-columns-repeated="9" table:style-name="ce27"/>
        </table:table-row>
        <table:table-row table:style-name="ro6">
          <table:table-cell table:number-columns-repeated="4" table:style-name="ce22"/>
          <table:table-cell table:style-name="ce21"/>
          <table:table-cell table:style-name="ce22"/>
          <table:table-cell table:number-columns-repeated="3" table:style-name="ce21"/>
          <table:table-cell table:style-name="ce29"/>
          <table:table-cell table:style-name="ce22"/>
          <table:table-cell table:number-columns-repeated="9" table:style-name="ce27"/>
        </table:table-row>
        <table:table-row table:style-name="ro6">
          <table:table-cell table:number-columns-repeated="4" table:style-name="ce22"/>
          <table:table-cell table:style-name="ce21"/>
          <table:table-cell table:style-name="ce125"/>
          <table:table-cell table:number-columns-repeated="4" table:style-name="ce29"/>
          <table:table-cell table:style-name="ce22"/>
          <table:table-cell table:number-columns-repeated="9" table:style-name="ce27"/>
        </table:table-row>
        <table:table-row table:style-name="ro6">
          <table:table-cell table:number-columns-repeated="6" table:style-name="ce27"/>
          <table:table-cell table:number-columns-repeated="4" table:style-name="ce69"/>
          <table:table-cell table:number-columns-repeated="10" table:style-name="ce27"/>
        </table:table-row>
        <table:table-row table:style-name="ro6">
          <table:table-cell table:number-columns-repeated="6" table:style-name="ce27"/>
          <table:table-cell table:number-columns-repeated="4" table:style-name="ce69"/>
          <table:table-cell table:number-columns-repeated="10" table:style-name="ce27"/>
        </table:table-row>
        <table:table-row table:style-name="ro6">
          <table:table-cell table:number-columns-repeated="6" table:style-name="ce27"/>
          <table:table-cell table:number-columns-repeated="3" table:style-name="ce69"/>
          <table:table-cell table:style-name="ce203"/>
          <table:table-cell table:number-columns-repeated="10" table:style-name="ce27"/>
        </table:table-row>
        <table:table-row table:style-name="ro6">
          <table:table-cell table:style-name="ce66"/>
          <table:table-cell table:number-columns-repeated="5" table:style-name="ce27"/>
          <table:table-cell table:number-columns-repeated="3" table:style-name="ce69"/>
          <table:table-cell table:style-name="ce203"/>
          <table:table-cell table:number-columns-repeated="10" table:style-name="ce27"/>
        </table:table-row>
        <table:table-row table:style-name="ro6">
          <table:table-cell table:style-name="ce66"/>
          <table:table-cell table:number-columns-repeated="5" table:style-name="ce27"/>
          <table:table-cell table:number-columns-repeated="3" table:style-name="ce69"/>
          <table:table-cell table:style-name="ce203"/>
          <table:table-cell table:number-columns-repeated="10" table:style-name="ce27"/>
        </table:table-row>
        <table:table-row table:style-name="ro6">
          <table:table-cell table:style-name="ce66"/>
          <table:table-cell table:number-columns-repeated="5" table:style-name="ce27"/>
          <table:table-cell table:number-columns-repeated="3" table:style-name="ce69"/>
          <table:table-cell table:style-name="ce203"/>
          <table:table-cell table:number-columns-repeated="10" table:style-name="ce27"/>
        </table:table-row>
        <table:table-row table:style-name="ro6">
          <table:table-cell table:number-columns-repeated="6" table:style-name="ce27"/>
          <table:table-cell table:number-columns-repeated="3" table:style-name="ce69"/>
          <table:table-cell table:style-name="ce203"/>
          <table:table-cell table:number-columns-repeated="10" table:style-name="ce27"/>
        </table:table-row>
        <table:table-row table:style-name="ro6">
          <table:table-cell table:number-columns-repeated="6" table:style-name="ce27"/>
          <table:table-cell table:number-columns-repeated="3" table:style-name="ce69"/>
          <table:table-cell table:style-name="ce203"/>
          <table:table-cell table:number-columns-repeated="10" table:style-name="ce27"/>
        </table:table-row>
        <table:table-row table:style-name="ro6">
          <table:table-cell table:number-columns-repeated="6" table:style-name="ce27"/>
          <table:table-cell table:number-columns-repeated="3" table:style-name="ce69"/>
          <table:table-cell table:style-name="ce203"/>
          <table:table-cell table:number-columns-repeated="10" table:style-name="ce27"/>
        </table:table-row>
        <table:table-row table:style-name="ro6">
          <table:table-cell table:number-columns-repeated="6" table:style-name="ce27"/>
          <table:table-cell table:number-columns-repeated="3" table:style-name="ce69"/>
          <table:table-cell table:style-name="ce203"/>
          <table:table-cell table:number-columns-repeated="10" table:style-name="ce27"/>
        </table:table-row>
        <table:table-row table:style-name="ro6">
          <table:table-cell table:number-columns-repeated="6" table:style-name="ce27"/>
          <table:table-cell table:number-columns-repeated="3" table:style-name="ce69"/>
          <table:table-cell table:style-name="ce203"/>
          <table:table-cell table:number-columns-repeated="10" table:style-name="ce27"/>
        </table:table-row>
        <table:table-row table:style-name="ro6">
          <table:table-cell table:number-columns-repeated="6" table:style-name="ce27"/>
          <table:table-cell table:number-columns-repeated="3" table:style-name="ce69"/>
          <table:table-cell table:style-name="ce203"/>
          <table:table-cell table:number-columns-repeated="10" table:style-name="ce27"/>
        </table:table-row>
        <table:table-row table:style-name="ro6">
          <table:table-cell table:number-columns-repeated="6" table:style-name="ce27"/>
          <table:table-cell table:number-columns-repeated="3" table:style-name="ce69"/>
          <table:table-cell table:style-name="ce203"/>
          <table:table-cell table:number-columns-repeated="10" table:style-name="ce27"/>
        </table:table-row>
        <table:table-row table:style-name="ro6">
          <table:table-cell table:number-columns-repeated="6" table:style-name="ce27"/>
          <table:table-cell table:number-columns-repeated="3" table:style-name="ce69"/>
          <table:table-cell table:style-name="ce203"/>
          <table:table-cell table:number-columns-repeated="10" table:style-name="ce27"/>
        </table:table-row>
        <table:table-row table:style-name="ro6">
          <table:table-cell table:number-columns-repeated="6" table:style-name="ce27"/>
          <table:table-cell table:number-columns-repeated="3" table:style-name="ce69"/>
          <table:table-cell table:style-name="ce203"/>
          <table:table-cell table:number-columns-repeated="10" table:style-name="ce27"/>
        </table:table-row>
        <table:table-row table:style-name="ro6">
          <table:table-cell table:number-columns-repeated="6" table:style-name="ce27"/>
          <table:table-cell table:number-columns-repeated="3" table:style-name="ce69"/>
          <table:table-cell table:style-name="ce203"/>
          <table:table-cell table:number-columns-repeated="10" table:style-name="ce27"/>
        </table:table-row>
        <table:table-row table:style-name="ro6">
          <table:table-cell table:number-columns-repeated="6" table:style-name="ce27"/>
          <table:table-cell table:number-columns-repeated="3" table:style-name="ce69"/>
          <table:table-cell table:style-name="ce203"/>
          <table:table-cell table:number-columns-repeated="10" table:style-name="ce27"/>
        </table:table-row>
        <table:table-row table:style-name="ro6">
          <table:table-cell table:number-columns-repeated="6" table:style-name="ce27"/>
          <table:table-cell table:number-columns-repeated="3" table:style-name="ce69"/>
          <table:table-cell table:style-name="ce203"/>
          <table:table-cell table:number-columns-repeated="10" table:style-name="ce27"/>
        </table:table-row>
        <table:table-row table:style-name="ro6">
          <table:table-cell table:number-columns-repeated="6" table:style-name="ce27"/>
          <table:table-cell table:number-columns-repeated="3" table:style-name="ce69"/>
          <table:table-cell table:style-name="ce203"/>
          <table:table-cell table:number-columns-repeated="10" table:style-name="ce27"/>
        </table:table-row>
        <table:table-row table:style-name="ro6">
          <table:table-cell table:number-columns-repeated="6" table:style-name="ce27"/>
          <table:table-cell table:number-columns-repeated="3" table:style-name="ce69"/>
          <table:table-cell table:style-name="ce203"/>
          <table:table-cell table:number-columns-repeated="10" table:style-name="ce27"/>
        </table:table-row>
        <table:table-row table:style-name="ro6">
          <table:table-cell table:number-columns-repeated="6" table:style-name="ce27"/>
          <table:table-cell table:number-columns-repeated="3" table:style-name="ce69"/>
          <table:table-cell table:style-name="ce203"/>
          <table:table-cell table:number-columns-repeated="10" table:style-name="ce27"/>
        </table:table-row>
        <table:table-row table:style-name="ro6">
          <table:table-cell table:number-columns-repeated="9" table:style-name="ce27"/>
          <table:table-cell table:style-name="ce203"/>
          <table:table-cell table:number-columns-repeated="10" table:style-name="ce27"/>
        </table:table-row>
        <table:table-row table:style-name="ro6">
          <table:table-cell table:number-columns-repeated="9" table:style-name="ce27"/>
          <table:table-cell table:style-name="ce203"/>
          <table:table-cell table:number-columns-repeated="10" table:style-name="ce27"/>
        </table:table-row>
        <table:table-row table:style-name="ro6">
          <table:table-cell table:number-columns-repeated="9" table:style-name="ce27"/>
          <table:table-cell table:style-name="ce203"/>
          <table:table-cell table:number-columns-repeated="10" table:style-name="ce27"/>
        </table:table-row>
        <table:table-row table:style-name="ro6">
          <table:table-cell table:number-columns-repeated="6" table:style-name="ce27"/>
          <table:table-cell table:number-columns-repeated="3" table:style-name="ce69"/>
          <table:table-cell table:style-name="ce203"/>
          <table:table-cell table:number-columns-repeated="10" table:style-name="ce27"/>
        </table:table-row>
        <table:table-row table:style-name="ro6">
          <table:table-cell table:number-columns-repeated="6" table:style-name="ce27"/>
          <table:table-cell table:number-columns-repeated="4" table:style-name="ce69"/>
          <table:table-cell table:number-columns-repeated="10" table:style-name="ce27"/>
        </table:table-row>
        <table:table-row table:style-name="ro6">
          <table:table-cell table:number-columns-repeated="6" table:style-name="ce27"/>
          <table:table-cell table:number-columns-repeated="3" table:style-name="ce69"/>
          <table:table-cell table:style-name="ce203"/>
          <table:table-cell table:number-columns-repeated="10" table:style-name="ce27"/>
        </table:table-row>
        <table:table-row table:style-name="ro6">
          <table:table-cell table:number-columns-repeated="6" table:style-name="ce27"/>
          <table:table-cell table:number-columns-repeated="3" table:style-name="ce69"/>
          <table:table-cell table:style-name="ce203"/>
          <table:table-cell table:number-columns-repeated="10" table:style-name="ce27"/>
        </table:table-row>
        <table:table-row table:style-name="ro6">
          <table:table-cell table:number-columns-repeated="6" table:style-name="ce27"/>
          <table:table-cell table:number-columns-repeated="3" table:style-name="ce69"/>
          <table:table-cell table:style-name="ce203"/>
          <table:table-cell table:number-columns-repeated="10" table:style-name="ce27"/>
        </table:table-row>
        <table:table-row table:style-name="ro6">
          <table:table-cell table:number-columns-repeated="6" table:style-name="ce27"/>
          <table:table-cell table:number-columns-repeated="4" table:style-name="ce69"/>
          <table:table-cell table:number-columns-repeated="10" table:style-name="ce27"/>
        </table:table-row>
        <table:table-row table:style-name="ro6">
          <table:table-cell table:number-columns-repeated="6" table:style-name="ce27"/>
          <table:table-cell table:number-columns-repeated="3" table:style-name="ce69"/>
          <table:table-cell table:style-name="ce203"/>
          <table:table-cell table:number-columns-repeated="10" table:style-name="ce27"/>
        </table:table-row>
        <table:table-row table:style-name="ro6">
          <table:table-cell table:number-columns-repeated="6" table:style-name="ce27"/>
          <table:table-cell table:number-columns-repeated="3" table:style-name="ce69"/>
          <table:table-cell table:style-name="ce203"/>
          <table:table-cell table:number-columns-repeated="10" table:style-name="ce27"/>
        </table:table-row>
        <table:table-row table:style-name="ro6">
          <table:table-cell table:number-columns-repeated="4" table:style-name="ce27"/>
          <table:table-cell table:style-name="ce28"/>
          <table:table-cell table:style-name="ce27"/>
          <table:table-cell table:number-columns-repeated="3" table:style-name="ce69"/>
          <table:table-cell table:style-name="ce203"/>
          <table:table-cell table:number-columns-repeated="10" table:style-name="ce27"/>
        </table:table-row>
        <table:table-row table:style-name="ro9">
          <table:table-cell table:number-columns-repeated="6" table:style-name="ce27"/>
          <table:table-cell table:number-columns-repeated="3" table:style-name="ce69"/>
          <table:table-cell table:style-name="ce203"/>
          <table:table-cell table:number-columns-repeated="10" table:style-name="ce27"/>
        </table:table-row>
        <table:table-row table:style-name="ro6">
          <table:table-cell table:number-columns-repeated="6" table:style-name="ce27"/>
          <table:table-cell table:number-columns-repeated="3" table:style-name="ce69"/>
          <table:table-cell table:style-name="ce203"/>
          <table:table-cell table:number-columns-repeated="10" table:style-name="ce27"/>
        </table:table-row>
        <table:table-row table:style-name="ro5">
          <table:table-cell table:number-columns-repeated="6" table:style-name="ce27"/>
          <table:table-cell table:number-columns-repeated="3" table:style-name="ce69"/>
          <table:table-cell table:style-name="ce203"/>
          <table:table-cell table:number-columns-repeated="10" table:style-name="ce27"/>
        </table:table-row>
        <table:table-row table:style-name="ro4" table:visibility="collapse">
          <table:table-cell table:style-name="ce207"/>
          <table:table-cell table:number-columns-repeated="5" table:style-name="ce27"/>
          <table:table-cell table:number-columns-repeated="3" table:style-name="ce69"/>
          <table:table-cell table:style-name="ce203"/>
          <table:table-cell table:number-columns-repeated="10" table:style-name="ce27"/>
        </table:table-row>
        <table:table-row table:style-name="ro10" table:visibility="collapse">
          <table:table-cell table:number-columns-repeated="6" table:style-name="ce27"/>
          <table:table-cell table:number-columns-repeated="3" table:style-name="ce69"/>
          <table:table-cell table:style-name="ce203"/>
          <table:table-cell table:number-columns-repeated="10" table:style-name="ce27"/>
        </table:table-row>
        <table:table-row table:style-name="ro4">
          <table:table-cell table:style-name="ce207"/>
          <table:table-cell table:number-columns-repeated="5" table:style-name="ce27"/>
          <table:table-cell table:number-columns-repeated="3" table:style-name="ce69"/>
          <table:table-cell table:style-name="ce203"/>
          <table:table-cell table:number-columns-repeated="10" table:style-name="ce27"/>
        </table:table-row>
        <table:table-row table:style-name="ro7">
          <table:table-cell table:style-name="ce207"/>
          <table:table-cell table:number-columns-repeated="4" table:style-name="ce27"/>
          <table:table-cell table:style-name="ce137"/>
          <table:table-cell table:number-columns-repeated="3" table:style-name="ce28"/>
          <table:table-cell table:style-name="ce203"/>
          <table:table-cell table:number-columns-repeated="10" table:style-name="ce27"/>
        </table:table-row>
        <table:table-row table:style-name="ro6">
          <table:table-cell table:style-name="ce66"/>
          <table:table-cell table:number-columns-repeated="5" table:style-name="ce27"/>
          <table:table-cell table:number-columns-repeated="3" table:style-name="ce28"/>
          <table:table-cell table:style-name="ce203"/>
          <table:table-cell table:number-columns-repeated="10" table:style-name="ce27"/>
        </table:table-row>
        <table:table-row table:style-name="ro6">
          <table:table-cell table:style-name="ce66"/>
          <table:table-cell table:number-columns-repeated="5" table:style-name="ce27"/>
          <table:table-cell table:number-columns-repeated="3" table:style-name="ce28"/>
          <table:table-cell table:style-name="ce203"/>
          <table:table-cell table:number-columns-repeated="10" table:style-name="ce27"/>
        </table:table-row>
        <table:table-row table:style-name="ro4">
          <table:table-cell table:style-name="ce208"/>
          <table:table-cell table:number-columns-repeated="3" table:style-name="ce207"/>
          <table:table-cell table:number-columns-repeated="2" table:style-name="ce27"/>
          <table:table-cell table:number-columns-repeated="3" table:style-name="ce28"/>
          <table:table-cell table:style-name="ce203"/>
          <table:table-cell table:number-columns-repeated="10" table:style-name="ce27"/>
        </table:table-row>
        <table:table-row table:style-name="ro6">
          <table:table-cell table:number-columns-repeated="4" table:style-name="ce27"/>
          <table:table-cell table:style-name="ce28"/>
          <table:table-cell table:style-name="ce27"/>
          <table:table-cell table:number-columns-repeated="3" table:style-name="ce28"/>
          <table:table-cell table:style-name="ce203"/>
          <table:table-cell table:number-columns-repeated="10" table:style-name="ce27"/>
        </table:table-row>
        <table:table-row table:style-name="ro6">
          <table:table-cell table:number-columns-repeated="4" table:style-name="ce27"/>
          <table:table-cell table:style-name="ce28"/>
          <table:table-cell table:style-name="ce27"/>
          <table:table-cell table:number-columns-repeated="3" table:style-name="ce69"/>
          <table:table-cell table:style-name="ce203"/>
          <table:table-cell table:number-columns-repeated="10" table:style-name="ce27"/>
        </table:table-row>
        <table:table-row table:style-name="ro6">
          <table:table-cell table:number-columns-repeated="9" table:style-name="ce27"/>
          <table:table-cell table:style-name="ce207"/>
          <table:table-cell table:number-columns-repeated="10" table:style-name="ce27"/>
        </table:table-row>
        <table:table-row table:style-name="ro6">
          <table:table-cell table:number-columns-repeated="6" table:style-name="ce27"/>
          <table:table-cell table:number-columns-repeated="3" table:style-name="ce69"/>
          <table:table-cell table:style-name="ce203"/>
          <table:table-cell table:number-columns-repeated="10" table:style-name="ce27"/>
        </table:table-row>
        <table:table-row table:style-name="ro6">
          <table:table-cell table:number-columns-repeated="6" table:style-name="ce27"/>
          <table:table-cell table:number-columns-repeated="3" table:style-name="ce69"/>
          <table:table-cell table:style-name="ce211"/>
          <table:table-cell table:number-columns-repeated="10" table:style-name="ce27"/>
        </table:table-row>
        <table:table-row table:style-name="ro4">
          <table:table-cell table:style-name="ce207"/>
          <table:table-cell table:style-name="ce27"/>
          <table:table-cell table:number-columns-repeated="2" table:style-name="ce137"/>
          <table:table-cell table:number-columns-repeated="2" table:style-name="ce27"/>
          <table:table-cell table:number-columns-repeated="3" table:style-name="ce28"/>
          <table:table-cell table:style-name="ce203"/>
          <table:table-cell table:number-columns-repeated="10" table:style-name="ce27"/>
        </table:table-row>
        <table:table-row table:style-name="ro4">
          <table:table-cell table:style-name="ce207"/>
          <table:table-cell table:style-name="ce27"/>
          <table:table-cell table:number-columns-repeated="2" table:style-name="ce137"/>
          <table:table-cell table:number-columns-repeated="2" table:style-name="ce27"/>
          <table:table-cell table:number-columns-repeated="3" table:style-name="ce28"/>
          <table:table-cell table:style-name="ce203"/>
          <table:table-cell table:number-columns-repeated="10" table:style-name="ce27"/>
        </table:table-row>
        <table:table-row table:style-name="ro6">
          <table:table-cell table:number-columns-repeated="2" table:style-name="ce27"/>
          <table:table-cell table:number-columns-repeated="2" table:style-name="ce137"/>
          <table:table-cell table:number-columns-repeated="2" table:style-name="ce27"/>
          <table:table-cell table:number-columns-repeated="3" table:style-name="ce28"/>
          <table:table-cell table:style-name="ce203"/>
          <table:table-cell table:number-columns-repeated="10" table:style-name="ce27"/>
        </table:table-row>
        <table:table-row table:style-name="ro4">
          <table:table-cell table:style-name="ce207"/>
          <table:table-cell table:style-name="ce27"/>
          <table:table-cell table:number-columns-repeated="2" table:style-name="ce137"/>
          <table:table-cell table:style-name="ce27"/>
          <table:table-cell table:style-name="ce140"/>
          <table:table-cell table:number-columns-repeated="3" table:style-name="ce28"/>
          <table:table-cell table:style-name="ce203"/>
          <table:table-cell table:number-columns-repeated="10" table:style-name="ce27"/>
        </table:table-row>
        <table:table-row table:style-name="ro4">
          <table:table-cell table:style-name="ce207"/>
          <table:table-cell table:style-name="ce27"/>
          <table:table-cell table:number-columns-repeated="2" table:style-name="ce137"/>
          <table:table-cell table:style-name="ce27"/>
          <table:table-cell table:number-columns-repeated="4" table:style-name="ce69"/>
          <table:table-cell table:style-name="ce203"/>
          <table:table-cell table:number-columns-repeated="10" table:style-name="ce27"/>
        </table:table-row>
        <table:table-row table:style-name="ro8">
          <table:table-cell table:style-name="ce207"/>
          <table:table-cell table:style-name="ce27"/>
          <table:table-cell table:number-columns-repeated="2" table:style-name="ce137"/>
          <table:table-cell table:style-name="ce27"/>
          <table:table-cell table:number-columns-repeated="4" table:style-name="ce140"/>
          <table:table-cell table:style-name="ce203"/>
          <table:table-cell table:number-columns-repeated="10" table:style-name="ce27"/>
        </table:table-row>
        <table:table-row table:style-name="ro4">
          <table:table-cell table:style-name="ce207"/>
          <table:table-cell table:style-name="ce27"/>
          <table:table-cell table:number-columns-repeated="2" table:style-name="ce137"/>
          <table:table-cell table:style-name="ce27"/>
          <table:table-cell table:number-columns-repeated="4" table:style-name="ce69"/>
          <table:table-cell table:style-name="ce203"/>
          <table:table-cell table:number-columns-repeated="10" table:style-name="ce27"/>
        </table:table-row>
        <table:table-row table:style-name="ro4">
          <table:table-cell table:style-name="ce207"/>
          <table:table-cell table:style-name="ce27"/>
          <table:table-cell table:number-columns-repeated="2" table:style-name="ce137"/>
          <table:table-cell table:number-columns-repeated="2" table:style-name="ce27"/>
          <table:table-cell table:number-columns-repeated="3" table:style-name="ce28"/>
          <table:table-cell table:style-name="ce203"/>
          <table:table-cell table:number-columns-repeated="10" table:style-name="ce27"/>
        </table:table-row>
        <table:table-row table:style-name="ro11">
          <table:table-cell table:style-name="ce207"/>
          <table:table-cell table:style-name="ce27"/>
          <table:table-cell table:number-columns-repeated="2" table:style-name="ce137"/>
          <table:table-cell table:number-columns-repeated="2" table:style-name="ce27"/>
          <table:table-cell table:number-columns-repeated="3" table:style-name="ce28"/>
          <table:table-cell table:style-name="ce203"/>
          <table:table-cell table:number-columns-repeated="10" table:style-name="ce27"/>
        </table:table-row>
        <table:table-row table:style-name="ro4">
          <table:table-cell table:style-name="ce207"/>
          <table:table-cell table:style-name="ce27"/>
          <table:table-cell table:number-columns-repeated="2" table:style-name="ce137"/>
          <table:table-cell table:number-columns-repeated="2" table:style-name="ce27"/>
          <table:table-cell table:number-columns-repeated="3" table:style-name="ce69"/>
          <table:table-cell table:style-name="ce203"/>
          <table:table-cell table:number-columns-repeated="10" table:style-name="ce27"/>
        </table:table-row>
        <table:table-row table:style-name="ro4">
          <table:table-cell table:style-name="ce207"/>
          <table:table-cell table:style-name="ce27"/>
          <table:table-cell table:number-columns-repeated="2" table:style-name="ce137"/>
          <table:table-cell table:number-columns-repeated="2" table:style-name="ce27"/>
          <table:table-cell table:number-columns-repeated="3" table:style-name="ce28"/>
          <table:table-cell table:style-name="ce203"/>
          <table:table-cell table:number-columns-repeated="10" table:style-name="ce27"/>
        </table:table-row>
        <table:table-row table:style-name="ro5">
          <table:table-cell table:style-name="ce207"/>
          <table:table-cell table:style-name="ce27"/>
          <table:table-cell table:number-columns-repeated="2" table:style-name="ce137"/>
          <table:table-cell table:number-columns-repeated="2" table:style-name="ce27"/>
          <table:table-cell table:number-columns-repeated="3" table:style-name="ce28"/>
          <table:table-cell table:style-name="ce203"/>
          <table:table-cell table:number-columns-repeated="10" table:style-name="ce27"/>
        </table:table-row>
        <table:table-row table:style-name="ro4">
          <table:table-cell table:style-name="ce207"/>
          <table:table-cell table:number-columns-repeated="8" table:style-name="ce27"/>
          <table:table-cell table:style-name="ce203"/>
          <table:table-cell table:number-columns-repeated="10" table:style-name="ce27"/>
        </table:table-row>
        <table:table-row table:style-name="ro6">
          <table:table-cell table:number-columns-repeated="6" table:style-name="ce27"/>
          <table:table-cell table:number-columns-repeated="3" table:style-name="ce69"/>
          <table:table-cell table:style-name="ce203"/>
          <table:table-cell table:number-columns-repeated="10" table:style-name="ce27"/>
        </table:table-row>
        <table:table-row table:style-name="ro4">
          <table:table-cell table:number-columns-repeated="6" table:style-name="ce27"/>
          <table:table-cell table:number-columns-repeated="3" table:style-name="ce140"/>
          <table:table-cell table:style-name="ce211"/>
          <table:table-cell table:number-columns-repeated="10" table:style-name="ce27"/>
        </table:table-row>
        <table:table-row table:style-name="ro6">
          <table:table-cell table:number-columns-repeated="6" table:style-name="ce27"/>
          <table:table-cell table:number-columns-repeated="3" table:style-name="ce69"/>
          <table:table-cell table:style-name="ce203"/>
          <table:table-cell table:number-columns-repeated="10" table:style-name="ce27"/>
        </table:table-row>
        <table:table-row table:style-name="ro5">
          <table:table-cell table:number-columns-repeated="6" table:style-name="ce27"/>
          <table:table-cell table:number-columns-repeated="3" table:style-name="ce28"/>
          <table:table-cell table:style-name="ce203"/>
          <table:table-cell table:number-columns-repeated="10" table:style-name="ce27"/>
        </table:table-row>
        <table:table-row table:style-name="ro4">
          <table:table-cell table:style-name="ce207"/>
          <table:table-cell table:number-columns-repeated="5" table:style-name="ce27"/>
          <table:table-cell table:number-columns-repeated="3" table:style-name="ce69"/>
          <table:table-cell table:style-name="ce203"/>
          <table:table-cell table:number-columns-repeated="10" table:style-name="ce27"/>
        </table:table-row>
        <table:table-row table:style-name="ro6">
          <table:table-cell table:number-columns-repeated="2" table:style-name="ce27"/>
          <table:table-cell table:number-columns-repeated="2" table:style-name="ce137"/>
          <table:table-cell table:number-columns-repeated="2" table:style-name="ce27"/>
          <table:table-cell table:number-columns-repeated="3" table:style-name="ce28"/>
          <table:table-cell table:style-name="ce203"/>
          <table:table-cell table:number-columns-repeated="10" table:style-name="ce27"/>
        </table:table-row>
        <table:table-row table:style-name="ro11">
          <table:table-cell table:number-columns-repeated="2" table:style-name="ce27"/>
          <table:table-cell table:number-columns-repeated="2" table:style-name="ce137"/>
          <table:table-cell table:number-columns-repeated="2" table:style-name="ce27"/>
          <table:table-cell table:number-columns-repeated="3" table:style-name="ce28"/>
          <table:table-cell table:style-name="ce203"/>
          <table:table-cell table:number-columns-repeated="10" table:style-name="ce27"/>
        </table:table-row>
        <table:table-row table:style-name="ro4">
          <table:table-cell table:style-name="ce207"/>
          <table:table-cell table:number-columns-repeated="5" table:style-name="ce27"/>
          <table:table-cell table:number-columns-repeated="3" table:style-name="ce69"/>
          <table:table-cell table:style-name="ce203"/>
          <table:table-cell table:number-columns-repeated="10" table:style-name="ce27"/>
        </table:table-row>
        <table:table-row table:style-name="ro12">
          <table:table-cell table:number-columns-repeated="6" table:style-name="ce27"/>
          <table:table-cell table:number-columns-repeated="3" table:style-name="ce28"/>
          <table:table-cell table:style-name="ce203"/>
          <table:table-cell table:number-columns-repeated="10" table:style-name="ce27"/>
        </table:table-row>
        <table:table-row table:style-name="ro4">
          <table:table-cell table:style-name="ce207"/>
          <table:table-cell table:number-columns-repeated="5" table:style-name="ce27"/>
          <table:table-cell table:number-columns-repeated="3" table:style-name="ce69"/>
          <table:table-cell table:style-name="ce203"/>
          <table:table-cell table:number-columns-repeated="10" table:style-name="ce27"/>
        </table:table-row>
        <table:table-row table:style-name="ro6">
          <table:table-cell table:number-columns-repeated="2" table:style-name="ce27"/>
          <table:table-cell table:number-columns-repeated="2" table:style-name="ce137"/>
          <table:table-cell table:number-columns-repeated="2" table:style-name="ce27"/>
          <table:table-cell table:number-columns-repeated="3" table:style-name="ce28"/>
          <table:table-cell table:style-name="ce203"/>
          <table:table-cell table:number-columns-repeated="10" table:style-name="ce27"/>
        </table:table-row>
        <table:table-row table:style-name="ro11">
          <table:table-cell table:number-columns-repeated="6" table:style-name="ce27"/>
          <table:table-cell table:number-columns-repeated="3" table:style-name="ce28"/>
          <table:table-cell table:style-name="ce203"/>
          <table:table-cell table:number-columns-repeated="10" table:style-name="ce27"/>
        </table:table-row>
        <table:table-row table:style-name="ro4">
          <table:table-cell table:style-name="ce207"/>
          <table:table-cell table:number-columns-repeated="5" table:style-name="ce27"/>
          <table:table-cell table:number-columns-repeated="3" table:style-name="ce69"/>
          <table:table-cell table:style-name="ce203"/>
          <table:table-cell table:number-columns-repeated="10" table:style-name="ce27"/>
        </table:table-row>
        <table:table-row table:style-name="ro4">
          <table:table-cell table:style-name="ce207"/>
          <table:table-cell table:style-name="ce27"/>
          <table:table-cell table:number-columns-repeated="2" table:style-name="ce137"/>
          <table:table-cell table:number-columns-repeated="5" table:style-name="ce27"/>
          <table:table-cell table:style-name="ce203"/>
          <table:table-cell table:number-columns-repeated="10" table:style-name="ce27"/>
        </table:table-row>
        <table:table-row table:style-name="ro13">
          <table:table-cell table:style-name="ce207"/>
          <table:table-cell table:style-name="ce27"/>
          <table:table-cell table:number-columns-repeated="2" table:style-name="ce137"/>
          <table:table-cell table:number-columns-repeated="5" table:style-name="ce27"/>
          <table:table-cell table:style-name="ce203"/>
          <table:table-cell table:number-columns-repeated="10" table:style-name="ce27"/>
        </table:table-row>
        <table:table-row table:style-name="ro4">
          <table:table-cell table:style-name="ce207"/>
          <table:table-cell table:number-columns-repeated="8" table:style-name="ce27"/>
          <table:table-cell table:style-name="ce203"/>
          <table:table-cell table:number-columns-repeated="10" table:style-name="ce27"/>
        </table:table-row>
        <table:table-row table:style-name="ro6">
          <table:table-cell table:number-columns-repeated="6" table:style-name="ce27"/>
          <table:table-cell table:number-columns-repeated="3" table:style-name="ce69"/>
          <table:table-cell table:style-name="ce203"/>
          <table:table-cell table:number-columns-repeated="10" table:style-name="ce27"/>
        </table:table-row>
        <table:table-row table:style-name="ro5">
          <table:table-cell table:number-columns-repeated="6" table:style-name="ce27"/>
          <table:table-cell table:number-columns-repeated="3" table:style-name="ce28"/>
          <table:table-cell table:style-name="ce203"/>
          <table:table-cell table:number-columns-repeated="10" table:style-name="ce27"/>
        </table:table-row>
        <table:table-row table:style-name="ro6">
          <table:table-cell table:number-columns-repeated="6" table:style-name="ce27"/>
          <table:table-cell table:number-columns-repeated="3" table:style-name="ce69"/>
          <table:table-cell table:style-name="ce203"/>
          <table:table-cell table:number-columns-repeated="10" table:style-name="ce27"/>
        </table:table-row>
        <table:table-row table:style-name="ro5">
          <table:table-cell table:number-columns-repeated="6" table:style-name="ce27"/>
          <table:table-cell table:number-columns-repeated="3" table:style-name="ce28"/>
          <table:table-cell table:style-name="ce203"/>
          <table:table-cell table:number-columns-repeated="10" table:style-name="ce27"/>
        </table:table-row>
        <table:table-row table:style-name="ro6">
          <table:table-cell table:number-columns-repeated="6" table:style-name="ce27"/>
          <table:table-cell table:number-columns-repeated="3" table:style-name="ce69"/>
          <table:table-cell table:style-name="ce203"/>
          <table:table-cell table:number-columns-repeated="10" table:style-name="ce27"/>
        </table:table-row>
        <table:table-row table:style-name="ro6">
          <table:table-cell table:number-columns-repeated="2" table:style-name="ce27"/>
          <table:table-cell table:number-columns-repeated="2" table:style-name="ce137"/>
          <table:table-cell table:number-columns-repeated="2" table:style-name="ce27"/>
          <table:table-cell table:number-columns-repeated="3" table:style-name="ce28"/>
          <table:table-cell table:style-name="ce203"/>
          <table:table-cell table:number-columns-repeated="10" table:style-name="ce27"/>
        </table:table-row>
        <table:table-row table:style-name="ro14">
          <table:table-cell table:number-columns-repeated="2" table:style-name="ce27"/>
          <table:table-cell table:number-columns-repeated="2" table:style-name="ce137"/>
          <table:table-cell table:number-columns-repeated="2" table:style-name="ce27"/>
          <table:table-cell table:number-columns-repeated="3" table:style-name="ce28"/>
          <table:table-cell table:style-name="ce203"/>
          <table:table-cell table:number-columns-repeated="10" table:style-name="ce27"/>
        </table:table-row>
        <table:table-row table:style-name="ro6">
          <table:table-cell table:number-columns-repeated="6" table:style-name="ce27"/>
          <table:table-cell table:number-columns-repeated="3" table:style-name="ce69"/>
          <table:table-cell table:style-name="ce207"/>
          <table:table-cell table:number-columns-repeated="10" table:style-name="ce27"/>
        </table:table-row>
        <table:table-row table:style-name="ro6">
          <table:table-cell table:number-columns-repeated="6" table:style-name="ce27"/>
          <table:table-cell table:number-columns-repeated="3" table:style-name="ce69"/>
          <table:table-cell table:style-name="ce207"/>
          <table:table-cell table:number-columns-repeated="10" table:style-name="ce27"/>
        </table:table-row>
        <table:table-row table:style-name="ro4">
          <table:table-cell table:number-columns-repeated="6" table:style-name="ce27"/>
          <table:table-cell table:number-columns-repeated="3" table:style-name="ce140"/>
          <table:table-cell table:style-name="ce207"/>
          <table:table-cell table:number-columns-repeated="10" table:style-name="ce27"/>
        </table:table-row>
        <table:table-row table:style-name="ro6">
          <table:table-cell table:number-columns-repeated="6" table:style-name="ce27"/>
          <table:table-cell table:number-columns-repeated="3" table:style-name="ce69"/>
          <table:table-cell table:style-name="ce207"/>
          <table:table-cell table:number-columns-repeated="10" table:style-name="ce27"/>
        </table:table-row>
        <table:table-row table:style-name="ro15">
          <table:table-cell table:number-columns-repeated="6" table:style-name="ce27"/>
          <table:table-cell table:number-columns-repeated="3" table:style-name="ce28"/>
          <table:table-cell table:style-name="ce207"/>
          <table:table-cell table:number-columns-repeated="10" table:style-name="ce27"/>
        </table:table-row>
        <table:table-row table:style-name="ro6">
          <table:table-cell table:number-columns-repeated="9" table:style-name="ce27"/>
          <table:table-cell table:style-name="ce207"/>
          <table:table-cell table:number-columns-repeated="10" table:style-name="ce27"/>
        </table:table-row>
      </table:table>
      <table:table table:name="Chart9" table:style-name="ta3" table:print="false">
        <office:forms form:automatic-focus="false" form:apply-design-mode="false"/>
        <table:table-column table:style-name="co15" table:default-cell-style-name="ce15" table:number-columns-repeated="256"/>
        <table:table-row table:style-name="ro16">
          <table:table-cell>
            <draw:frame table:end-cell-address="Chart9.A1" svg:x="0cm" svg:y="0cm" svg:width="23.92cm" svg:height="17.44cm" draw:z-index="0" draw:name="Chart 3" draw:style-name="gr3">
              <draw:object draw:notify-on-update-of-ranges="'Summary Cash Flow'.J13:'Summary Cash Flow'.J21 " xlink:href="./Object 2-0" xlink:type="simple" xlink:show="embed" xlink:actuate="onLoad"/>
              <draw:image xlink:href="./ObjectReplacements/Object 2-0" xlink:show="embed" xlink:actuate="onLoad"/>
            </draw:frame>
          </table:table-cell>
        </table:table-row>
      </table:table>
      <table:table table:name="Chart8" table:style-name="ta4" table:print="false">
        <office:forms form:automatic-focus="false" form:apply-design-mode="false"/>
        <table:table-column table:style-name="co16" table:default-cell-style-name="ce15" table:number-columns-repeated="256"/>
        <table:table-row table:style-name="ro17">
          <table:table-cell>
            <draw:frame table:end-cell-address="Chart8.A1" svg:x="0cm" svg:y="0cm" svg:width="23.92cm" svg:height="17.44cm" draw:z-index="0" draw:name="Chart 1" draw:style-name="gr4">
              <draw:object draw:notify-on-update-of-ranges="'Summary Cash Flow'.J7:'Summary Cash Flow'.J9 " xlink:href="./Object 3-0" xlink:type="simple" xlink:show="embed" xlink:actuate="onLoad"/>
              <draw:image xlink:href="./ObjectReplacements/Object 3-0" xlink:show="embed" xlink:actuate="onLoad"/>
            </draw:frame>
          </table:table-cell>
        </table:table-row>
      </table:table>
      <table:table table:name="Assumptions" table:style-name="ta5" table:print="false">
        <office:forms form:automatic-focus="false" form:apply-design-mode="false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14" table:default-cell-style-name="ce15"/>
        <table:table-column table:style-name="co17" table:default-cell-style-name="ce15" table:number-columns-repeated="252"/>
        <table:table-row table:style-name="ro6">
          <table:table-cell table:style-name="ce23"/>
          <table:table-cell table:style-name="ce34" office:value-type="string">
            <text:p>Assumptions to projections</text:p>
          </table:table-cell>
          <table:table-cell table:number-columns-repeated="6" table:style-name="ce34"/>
        </table:table-row>
        <table:table-row table:style-name="ro6">
          <table:table-cell table:number-columns-repeated="3" table:style-name="ce23"/>
          <table:table-cell table:number-columns-repeated="5" table:style-name="ce35"/>
        </table:table-row>
        <table:table-row table:style-name="ro6">
          <table:table-cell table:style-name="ce23"/>
          <table:table-cell table:style-name="ce36"/>
          <table:table-cell table:style-name="ce23"/>
          <table:table-cell table:number-columns-repeated="5" table:style-name="ce35"/>
        </table:table-row>
        <table:table-row table:style-name="ro6">
          <table:table-cell table:style-name="ce23"/>
          <table:table-cell table:style-name="ce36"/>
          <table:table-cell table:style-name="ce23"/>
          <table:table-cell table:number-columns-repeated="5" table:style-name="ce35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36" office:value-type="string">
            <text:p>Hard currency will be used for expenses not authorized using Bitcoins</text:p>
          </table:table-cell>
          <table:table-cell table:style-name="ce23"/>
          <table:table-cell table:number-columns-repeated="5" table:style-name="ce35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36" office:value-type="string">
            <text:p>All salaries and dividend payments will be in the form of Bitcoins unless otherwise stipulated</text:p>
          </table:table-cell>
          <table:table-cell table:style-name="ce23"/>
          <table:table-cell table:number-columns-repeated="5" table:style-name="ce35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36" office:value-type="string">
            <text:p>income tax is not figured into projections as most if not all employees will be contracted</text:p>
          </table:table-cell>
          <table:table-cell table:style-name="ce23"/>
          <table:table-cell table:number-columns-repeated="5" table:style-name="ce35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36" office:value-type="string">
            <text:p>The funding launch is targeted for October 2014 and will include three separate offerings in October, November and December</text:p>
          </table:table-cell>
          <table:table-cell table:style-name="ce23"/>
          <table:table-cell table:number-columns-repeated="5" table:style-name="ce35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36" office:value-type="string">
            <text:p>Payments to initial equity provided to be started January 1st, 2015 at $10,000 per month until paid in full</text:p>
          </table:table-cell>
          <table:table-cell table:style-name="ce23"/>
          <table:table-cell table:number-columns-repeated="5" table:style-name="ce35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36" office:value-type="string">
            <text:p>No interest will be paid on equity providied by founder as per initial agreement</text:p>
          </table:table-cell>
          <table:table-cell table:style-name="ce23"/>
          <table:table-cell table:number-columns-repeated="5" table:style-name="ce35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36" office:value-type="string">
            <text:p>Equity holders from the IPO sale with receive a proposed 10% on investment dependent on the profitibility of the company</text:p>
          </table:table-cell>
          <table:table-cell table:style-name="ce23"/>
          <table:table-cell table:number-columns-repeated="5" table:style-name="ce35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36" office:value-type="string">
            <text:p>Dividends are not guarenteed and are at the sole discretion of BitNation</text:p>
          </table:table-cell>
          <table:table-cell table:style-name="ce23"/>
          <table:table-cell table:number-columns-repeated="5" table:style-name="ce35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Dividends paid at 10% each year anticipating starting from year 2 </text:p>
          </table:table-cell>
          <table:table-cell table:style-name="ce23"/>
          <table:table-cell table:number-columns-repeated="5" table:style-name="ce35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Cash flow from operations anticipated beginning of 2015</text:p>
          </table:table-cell>
          <table:table-cell table:style-name="ce23"/>
          <table:table-cell table:number-columns-repeated="5" table:style-name="ce35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36" office:value-type="string">
            <text:p>Projected revenues are based on a 5 year plan but will not be realized until year 2.  This is reflected in the total revenue sources along with the summary cash flow</text:p>
          </table:table-cell>
          <table:table-cell table:style-name="ce23"/>
          <table:table-cell table:number-columns-repeated="5" table:style-name="ce35"/>
        </table:table-row>
        <table:table-row table:style-name="ro6">
          <table:table-cell table:number-columns-repeated="3" table:style-name="ce23"/>
          <table:table-cell table:number-columns-repeated="5" table:style-name="ce35"/>
        </table:table-row>
        <table:table-row table:style-name="ro6">
          <table:table-cell table:number-columns-repeated="3" table:style-name="ce23"/>
          <table:table-cell table:number-columns-repeated="5" table:style-name="ce35"/>
        </table:table-row>
        <table:table-row table:style-name="ro6">
          <table:table-cell table:number-columns-repeated="3" table:style-name="ce23"/>
          <table:table-cell table:number-columns-repeated="5" table:style-name="ce35"/>
        </table:table-row>
        <table:table-row table:style-name="ro6">
          <table:table-cell table:number-columns-repeated="3" table:style-name="ce23"/>
          <table:table-cell table:number-columns-repeated="5" table:style-name="ce35"/>
        </table:table-row>
        <table:table-row table:style-name="ro6">
          <table:table-cell table:number-columns-repeated="3" table:style-name="ce23"/>
          <table:table-cell table:number-columns-repeated="5" table:style-name="ce35"/>
        </table:table-row>
      </table:table>
      <table:table table:name="5 Year Cash Flow" table:style-name="ta6" table:print="false">
        <office:forms form:automatic-focus="false" form:apply-design-mode="false"/>
        <table:table-column table:style-name="co22" table:default-cell-style-name="ce15"/>
        <table:table-column table:style-name="co3" table:default-cell-style-name="ce15"/>
        <table:table-column table:style-name="co18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1" table:default-cell-style-name="ce15" table:number-columns-repeated="8"/>
        <table:table-column table:style-name="co26" table:default-cell-style-name="ce15"/>
        <table:table-column table:style-name="co27" table:default-cell-style-name="ce15"/>
        <table:table-column table:style-name="co22" table:default-cell-style-name="ce15"/>
        <table:table-column table:style-name="co3" table:default-cell-style-name="ce15"/>
        <table:table-column table:style-name="co18" table:default-cell-style-name="ce15"/>
        <table:table-column table:style-name="co28" table:default-cell-style-name="ce15"/>
        <table:table-column table:style-name="co26" table:default-cell-style-name="ce15"/>
        <table:table-column table:style-name="co29" table:default-cell-style-name="ce15"/>
        <table:table-column table:style-name="co21" table:default-cell-style-name="ce15" table:number-columns-repeated="11"/>
        <table:table-column table:style-name="co22" table:default-cell-style-name="ce15"/>
        <table:table-column table:style-name="co3" table:default-cell-style-name="ce15"/>
        <table:table-column table:style-name="co18" table:default-cell-style-name="ce15"/>
        <table:table-column table:style-name="co28" table:default-cell-style-name="ce15"/>
        <table:table-column table:style-name="co29" table:default-cell-style-name="ce15"/>
        <table:table-column table:style-name="co21" table:default-cell-style-name="ce15" table:number-columns-repeated="2"/>
        <table:table-column table:style-name="co30" table:default-cell-style-name="ce15"/>
        <table:table-column table:style-name="co21" table:default-cell-style-name="ce15" table:number-columns-repeated="8"/>
        <table:table-column table:style-name="co29" table:default-cell-style-name="ce15"/>
        <table:table-column table:style-name="co22" table:default-cell-style-name="ce15"/>
        <table:table-column table:style-name="co3" table:default-cell-style-name="ce15"/>
        <table:table-column table:style-name="co18" table:default-cell-style-name="ce15"/>
        <table:table-column table:style-name="co28" table:default-cell-style-name="ce15"/>
        <table:table-column table:style-name="co30" table:default-cell-style-name="ce15"/>
        <table:table-column table:style-name="co31" table:default-cell-style-name="ce15"/>
        <table:table-column table:style-name="co21" table:default-cell-style-name="ce15" table:number-columns-repeated="10"/>
        <table:table-column table:style-name="co29" table:default-cell-style-name="ce15"/>
        <table:table-column table:style-name="co22" table:default-cell-style-name="ce15"/>
        <table:table-column table:style-name="co3" table:default-cell-style-name="ce15"/>
        <table:table-column table:style-name="co18" table:default-cell-style-name="ce15"/>
        <table:table-column table:style-name="co28" table:default-cell-style-name="ce15"/>
        <table:table-column table:style-name="co31" table:default-cell-style-name="ce15"/>
        <table:table-column table:style-name="co21" table:default-cell-style-name="ce15" table:number-columns-repeated="12"/>
        <table:table-column table:style-name="co32" table:default-cell-style-name="ce15"/>
        <table:table-column table:style-name="co13" table:default-cell-style-name="ce15"/>
        <table:table-column table:style-name="co21" table:default-cell-style-name="ce15" table:number-columns-repeated="170"/>
        <table:table-row table:style-name="ro3">
          <table:table-cell table:style-name="ce21" office:value-type="string">
            <text:p>Projected 5  Year Cash Flow</text:p>
          </table:table-cell>
          <table:table-cell table:number-columns-repeated="3" table:style-name="ce22"/>
          <table:table-cell table:style-name="ce21"/>
          <table:table-cell table:style-name="ce21" office:value-type="string">
            <text:p>Year One</text:p>
          </table:table-cell>
          <table:table-cell table:number-columns-repeated="4" table:style-name="ce21"/>
          <table:table-cell table:number-columns-repeated="5" table:style-name="ce22"/>
          <table:table-cell table:style-name="ce21"/>
          <table:table-cell table:style-name="ce21" office:value-type="string">
            <text:p>Projected 5  Year Cash Flow</text:p>
          </table:table-cell>
          <table:table-cell table:number-columns-repeated="3" table:style-name="ce22"/>
          <table:table-cell table:style-name="ce21" office:value-type="string">
            <text:p>Year 2</text:p>
          </table:table-cell>
          <table:table-cell table:number-columns-repeated="12" table:style-name="ce22"/>
          <table:table-cell table:style-name="ce21" office:value-type="string">
            <text:p>Projected 5  Year Cash Flow</text:p>
          </table:table-cell>
          <table:table-cell table:number-columns-repeated="3" table:style-name="ce22"/>
          <table:table-cell table:style-name="ce21" office:value-type="string">
            <text:p>Year Three</text:p>
          </table:table-cell>
          <table:table-cell table:number-columns-repeated="12" table:style-name="ce22"/>
          <table:table-cell table:style-name="ce21" office:value-type="string">
            <text:p>Projected 5  Year Cash Flow</text:p>
          </table:table-cell>
          <table:table-cell table:number-columns-repeated="3" table:style-name="ce22"/>
          <table:table-cell table:style-name="ce21" office:value-type="string">
            <text:p>Year Four</text:p>
          </table:table-cell>
          <table:table-cell table:number-columns-repeated="12" table:style-name="ce22"/>
          <table:table-cell table:style-name="ce21" office:value-type="string">
            <text:p>Projected 5  Year Cash Flow</text:p>
          </table:table-cell>
          <table:table-cell table:number-columns-repeated="3" table:style-name="ce22"/>
          <table:table-cell table:style-name="ce21" office:value-type="string">
            <text:p>Year Five</text:p>
          </table:table-cell>
          <table:table-cell table:number-columns-repeated="13" table:style-name="ce22"/>
          <table:table-cell table:number-columns-repeated="9" table:style-name="ce27"/>
        </table:table-row>
        <table:table-row table:style-name="ro6">
          <table:table-cell table:number-columns-repeated="4" table:style-name="ce22"/>
          <table:table-cell table:style-name="ce21"/>
          <table:table-cell table:number-columns-repeated="10" table:style-name="ce22"/>
          <table:table-cell table:style-name="ce21"/>
          <table:table-cell table:number-columns-repeated="69" table:style-name="ce22"/>
          <table:table-cell table:number-columns-repeated="9" table:style-name="ce27"/>
        </table:table-row>
        <table:table-row table:style-name="ro6">
          <table:table-cell table:style-name="ce29"/>
          <table:table-cell table:style-name="ce30" office:value-type="string">
            <text:p>Date</text:p>
          </table:table-cell>
          <table:table-cell table:style-name="ce30"/>
          <table:table-cell table:style-name="ce31"/>
          <table:table-cell table:style-name="ce50"/>
          <table:table-cell table:style-name="ce51" office:value-type="date" office:date-value="2014-03-01T00:00:00">
            <text:p>Mar-14</text:p>
          </table:table-cell>
          <table:table-cell table:style-name="ce51" office:value-type="date" office:date-value="2014-04-01T00:00:00">
            <text:p>Apr-14</text:p>
          </table:table-cell>
          <table:table-cell table:style-name="ce51" office:value-type="date" office:date-value="2014-05-01T00:00:00">
            <text:p>May-14</text:p>
          </table:table-cell>
          <table:table-cell table:style-name="ce51" office:value-type="date" office:date-value="2014-06-01T00:00:00">
            <text:p>Jun-14</text:p>
          </table:table-cell>
          <table:table-cell table:style-name="ce51" office:value-type="date" office:date-value="2014-07-01T00:00:00">
            <text:p>Jul-14</text:p>
          </table:table-cell>
          <table:table-cell table:style-name="ce51" office:value-type="date" office:date-value="2014-08-01T00:00:00">
            <text:p>Aug-14</text:p>
          </table:table-cell>
          <table:table-cell table:style-name="ce51" office:value-type="date" office:date-value="2014-09-01T00:00:00">
            <text:p>Sep-14</text:p>
          </table:table-cell>
          <table:table-cell table:style-name="ce51" office:value-type="date" office:date-value="2014-10-01T00:00:00">
            <text:p>Oct-14</text:p>
          </table:table-cell>
          <table:table-cell table:style-name="ce51" office:value-type="date" office:date-value="2014-11-01T00:00:00">
            <text:p>Nov-14</text:p>
          </table:table-cell>
          <table:table-cell table:style-name="ce51" office:value-type="date" office:date-value="2014-12-01T00:00:00">
            <text:p>Dec-14</text:p>
          </table:table-cell>
          <table:table-cell table:style-name="ce52" office:value-type="string">
            <text:p>Yr 1 - 5 Months</text:p>
          </table:table-cell>
          <table:table-cell table:style-name="ce29"/>
          <table:table-cell table:style-name="ce30" office:value-type="string">
            <text:p>Date</text:p>
          </table:table-cell>
          <table:table-cell table:style-name="ce30"/>
          <table:table-cell table:style-name="ce31"/>
          <table:table-cell table:style-name="ce51" office:value-type="date" office:date-value="2015-01-01T00:00:00">
            <text:p>Jan-15</text:p>
          </table:table-cell>
          <table:table-cell table:style-name="ce51" office:value-type="date" office:date-value="2015-02-01T00:00:00">
            <text:p>Feb-15</text:p>
          </table:table-cell>
          <table:table-cell table:style-name="ce51" office:value-type="date" office:date-value="2015-03-01T00:00:00">
            <text:p>Mar-15</text:p>
          </table:table-cell>
          <table:table-cell table:style-name="ce51" office:value-type="date" office:date-value="2015-04-01T00:00:00">
            <text:p>Apr-15</text:p>
          </table:table-cell>
          <table:table-cell table:style-name="ce51" office:value-type="date" office:date-value="2015-05-01T00:00:00">
            <text:p>May-15</text:p>
          </table:table-cell>
          <table:table-cell table:style-name="ce51" office:value-type="date" office:date-value="2015-06-01T00:00:00">
            <text:p>Jun-15</text:p>
          </table:table-cell>
          <table:table-cell table:style-name="ce51" office:value-type="date" office:date-value="2015-07-01T00:00:00">
            <text:p>Jul-15</text:p>
          </table:table-cell>
          <table:table-cell table:style-name="ce51" office:value-type="date" office:date-value="2015-08-01T00:00:00">
            <text:p>Aug-15</text:p>
          </table:table-cell>
          <table:table-cell table:style-name="ce51" office:value-type="date" office:date-value="2015-09-01T00:00:00">
            <text:p>Sep-15</text:p>
          </table:table-cell>
          <table:table-cell table:style-name="ce51" office:value-type="date" office:date-value="2015-10-01T00:00:00">
            <text:p>Oct-15</text:p>
          </table:table-cell>
          <table:table-cell table:style-name="ce51" office:value-type="date" office:date-value="2015-11-01T00:00:00">
            <text:p>Nov-15</text:p>
          </table:table-cell>
          <table:table-cell table:style-name="ce51" office:value-type="date" office:date-value="2015-12-01T00:00:00">
            <text:p>Dec-15</text:p>
          </table:table-cell>
          <table:table-cell table:style-name="ce53" office:value-type="string">
            <text:p>Yr 2</text:p>
          </table:table-cell>
          <table:table-cell table:style-name="ce29"/>
          <table:table-cell table:style-name="ce30" office:value-type="string">
            <text:p>Date</text:p>
          </table:table-cell>
          <table:table-cell table:number-columns-repeated="2" table:style-name="ce31"/>
          <table:table-cell table:style-name="ce51" office:value-type="date" office:date-value="2016-01-01T00:00:00">
            <text:p>Jan-16</text:p>
          </table:table-cell>
          <table:table-cell table:style-name="ce51" office:value-type="date" office:date-value="2016-02-01T00:00:00">
            <text:p>Feb-16</text:p>
          </table:table-cell>
          <table:table-cell table:style-name="ce51" office:value-type="date" office:date-value="2016-03-01T00:00:00">
            <text:p>Mar-16</text:p>
          </table:table-cell>
          <table:table-cell table:style-name="ce51" office:value-type="date" office:date-value="2016-04-01T00:00:00">
            <text:p>Apr-16</text:p>
          </table:table-cell>
          <table:table-cell table:style-name="ce51" office:value-type="date" office:date-value="2016-05-01T00:00:00">
            <text:p>May-16</text:p>
          </table:table-cell>
          <table:table-cell table:style-name="ce51" office:value-type="date" office:date-value="2016-06-01T00:00:00">
            <text:p>Jun-16</text:p>
          </table:table-cell>
          <table:table-cell table:style-name="ce51" office:value-type="date" office:date-value="2016-07-01T00:00:00">
            <text:p>Jul-16</text:p>
          </table:table-cell>
          <table:table-cell table:style-name="ce51" office:value-type="date" office:date-value="2016-08-01T00:00:00">
            <text:p>Aug-16</text:p>
          </table:table-cell>
          <table:table-cell table:style-name="ce51" office:value-type="date" office:date-value="2016-09-01T00:00:00">
            <text:p>Sep-16</text:p>
          </table:table-cell>
          <table:table-cell table:style-name="ce51" office:value-type="date" office:date-value="2016-10-01T00:00:00">
            <text:p>Oct-16</text:p>
          </table:table-cell>
          <table:table-cell table:style-name="ce51" office:value-type="date" office:date-value="2016-11-01T00:00:00">
            <text:p>Nov-16</text:p>
          </table:table-cell>
          <table:table-cell table:style-name="ce51" office:value-type="date" office:date-value="2016-12-01T00:00:00">
            <text:p>Dec-16</text:p>
          </table:table-cell>
          <table:table-cell table:style-name="ce53" office:value-type="string">
            <text:p>Yr 3</text:p>
          </table:table-cell>
          <table:table-cell table:style-name="ce29"/>
          <table:table-cell table:style-name="ce30" office:value-type="string">
            <text:p>Date</text:p>
          </table:table-cell>
          <table:table-cell table:style-name="ce30"/>
          <table:table-cell table:style-name="ce31"/>
          <table:table-cell table:style-name="ce72" office:value-type="date" office:date-value="2017-01-01T00:00:00">
            <text:p>Jan-17</text:p>
          </table:table-cell>
          <table:table-cell table:style-name="ce72" office:value-type="date" office:date-value="2017-02-01T00:00:00">
            <text:p>Feb-17</text:p>
          </table:table-cell>
          <table:table-cell table:style-name="ce72" office:value-type="date" office:date-value="2017-03-01T00:00:00">
            <text:p>Mar-17</text:p>
          </table:table-cell>
          <table:table-cell table:style-name="ce72" office:value-type="date" office:date-value="2017-04-01T00:00:00">
            <text:p>Apr-17</text:p>
          </table:table-cell>
          <table:table-cell table:style-name="ce72" office:value-type="date" office:date-value="2017-05-01T00:00:00">
            <text:p>May-17</text:p>
          </table:table-cell>
          <table:table-cell table:style-name="ce72" office:value-type="date" office:date-value="2017-06-01T00:00:00">
            <text:p>Jun-17</text:p>
          </table:table-cell>
          <table:table-cell table:style-name="ce72" office:value-type="date" office:date-value="2017-07-01T00:00:00">
            <text:p>Jul-17</text:p>
          </table:table-cell>
          <table:table-cell table:style-name="ce72" office:value-type="date" office:date-value="2017-08-01T00:00:00">
            <text:p>Aug-17</text:p>
          </table:table-cell>
          <table:table-cell table:style-name="ce72" office:value-type="date" office:date-value="2017-09-01T00:00:00">
            <text:p>Sep-17</text:p>
          </table:table-cell>
          <table:table-cell table:style-name="ce72" office:value-type="date" office:date-value="2017-10-01T00:00:00">
            <text:p>Oct-17</text:p>
          </table:table-cell>
          <table:table-cell table:style-name="ce72" office:value-type="date" office:date-value="2017-11-01T00:00:00">
            <text:p>Nov-17</text:p>
          </table:table-cell>
          <table:table-cell table:style-name="ce72" office:value-type="date" office:date-value="2017-12-01T00:00:00">
            <text:p>Dec-17</text:p>
          </table:table-cell>
          <table:table-cell table:style-name="ce52" office:value-type="string">
            <text:p>Yr 4</text:p>
          </table:table-cell>
          <table:table-cell table:style-name="ce31"/>
          <table:table-cell table:style-name="ce30" office:value-type="string">
            <text:p>Date</text:p>
          </table:table-cell>
          <table:table-cell table:style-name="ce30"/>
          <table:table-cell table:style-name="ce31"/>
          <table:table-cell table:style-name="ce72" office:value-type="date" office:date-value="2018-01-01T00:00:00">
            <text:p>Jan-18</text:p>
          </table:table-cell>
          <table:table-cell table:style-name="ce72" office:value-type="date" office:date-value="2018-02-01T00:00:00">
            <text:p>Feb-18</text:p>
          </table:table-cell>
          <table:table-cell table:style-name="ce72" office:value-type="date" office:date-value="2018-03-01T00:00:00">
            <text:p>Mar-18</text:p>
          </table:table-cell>
          <table:table-cell table:style-name="ce72" office:value-type="date" office:date-value="2018-04-01T00:00:00">
            <text:p>Apr-18</text:p>
          </table:table-cell>
          <table:table-cell table:style-name="ce72" office:value-type="date" office:date-value="2018-05-01T00:00:00">
            <text:p>May-18</text:p>
          </table:table-cell>
          <table:table-cell table:style-name="ce72" office:value-type="date" office:date-value="2018-06-01T00:00:00">
            <text:p>Jun-18</text:p>
          </table:table-cell>
          <table:table-cell table:style-name="ce72" office:value-type="date" office:date-value="2018-07-01T00:00:00">
            <text:p>Jul-18</text:p>
          </table:table-cell>
          <table:table-cell table:style-name="ce72" office:value-type="date" office:date-value="2018-08-01T00:00:00">
            <text:p>Aug-18</text:p>
          </table:table-cell>
          <table:table-cell table:style-name="ce72" office:value-type="date" office:date-value="2018-09-01T00:00:00">
            <text:p>Sep-18</text:p>
          </table:table-cell>
          <table:table-cell table:style-name="ce72" office:value-type="date" office:date-value="2018-10-01T00:00:00">
            <text:p>Oct-18</text:p>
          </table:table-cell>
          <table:table-cell table:style-name="ce72" office:value-type="date" office:date-value="2018-11-01T00:00:00">
            <text:p>Nov-18</text:p>
          </table:table-cell>
          <table:table-cell table:style-name="ce72" office:value-type="date" office:date-value="2018-12-01T00:00:00">
            <text:p>Dec-18</text:p>
          </table:table-cell>
          <table:table-cell table:style-name="ce52" office:value-type="string">
            <text:p>Yr 5</text:p>
          </table:table-cell>
          <table:table-cell table:style-name="ce29"/>
          <table:table-cell table:number-columns-repeated="9" table:style-name="ce69"/>
        </table:table-row>
        <table:table-row table:style-name="ro7">
          <table:table-cell table:style-name="ce22"/>
          <table:table-cell table:style-name="ce30" office:value-type="string">
            <text:p>Month Number</text:p>
          </table:table-cell>
          <table:table-cell table:number-columns-repeated="2" table:style-name="ce30"/>
          <table:table-cell table:style-name="ce87"/>
          <table:table-cell table:style-name="ce88" office:value-type="float" office:value="1">
            <text:p> 1</text:p>
          </table:table-cell>
          <table:table-cell table:style-name="ce88" office:value-type="float" office:value="2">
            <text:p> 2</text:p>
          </table:table-cell>
          <table:table-cell table:style-name="ce88" office:value-type="float" office:value="3">
            <text:p> 3</text:p>
          </table:table-cell>
          <table:table-cell table:style-name="ce88" office:value-type="float" office:value="4">
            <text:p> 4</text:p>
          </table:table-cell>
          <table:table-cell table:style-name="ce88" office:value-type="float" office:value="5">
            <text:p> 5</text:p>
          </table:table-cell>
          <table:table-cell table:style-name="ce88" office:value-type="float" office:value="6">
            <text:p> 6</text:p>
          </table:table-cell>
          <table:table-cell table:style-name="ce88" office:value-type="float" office:value="7">
            <text:p> 7</text:p>
          </table:table-cell>
          <table:table-cell table:style-name="ce88" office:value-type="float" office:value="8">
            <text:p> 8</text:p>
          </table:table-cell>
          <table:table-cell table:style-name="ce88" office:value-type="float" office:value="9">
            <text:p> 9</text:p>
          </table:table-cell>
          <table:table-cell table:style-name="ce88" office:value-type="float" office:value="10">
            <text:p> 10</text:p>
          </table:table-cell>
          <table:table-cell table:style-name="ce104"/>
          <table:table-cell table:style-name="ce22"/>
          <table:table-cell table:style-name="ce30" office:value-type="string">
            <text:p>Month Number</text:p>
          </table:table-cell>
          <table:table-cell table:number-columns-repeated="2" table:style-name="ce30"/>
          <table:table-cell table:style-name="ce88" office:value-type="float" office:value="11">
            <text:p> 11</text:p>
          </table:table-cell>
          <table:table-cell table:style-name="ce88" office:value-type="float" office:value="12">
            <text:p> 12</text:p>
          </table:table-cell>
          <table:table-cell table:style-name="ce106" office:value-type="float" office:value="13">
            <text:p> 13</text:p>
          </table:table-cell>
          <table:table-cell table:style-name="ce88" office:value-type="float" office:value="14">
            <text:p> 14</text:p>
          </table:table-cell>
          <table:table-cell table:style-name="ce106" office:value-type="float" office:value="15">
            <text:p> 15</text:p>
          </table:table-cell>
          <table:table-cell table:style-name="ce88" office:value-type="float" office:value="16">
            <text:p> 16</text:p>
          </table:table-cell>
          <table:table-cell table:style-name="ce106" office:value-type="float" office:value="17">
            <text:p> 17</text:p>
          </table:table-cell>
          <table:table-cell table:style-name="ce88" office:value-type="float" office:value="18">
            <text:p> 18</text:p>
          </table:table-cell>
          <table:table-cell table:style-name="ce106" office:value-type="float" office:value="19">
            <text:p> 19</text:p>
          </table:table-cell>
          <table:table-cell table:style-name="ce88" office:value-type="float" office:value="20">
            <text:p> 20</text:p>
          </table:table-cell>
          <table:table-cell table:style-name="ce106" office:value-type="float" office:value="21">
            <text:p> 21</text:p>
          </table:table-cell>
          <table:table-cell table:style-name="ce88" office:value-type="float" office:value="22">
            <text:p> 22</text:p>
          </table:table-cell>
          <table:table-cell table:style-name="ce111"/>
          <table:table-cell table:style-name="ce22"/>
          <table:table-cell table:style-name="ce30" office:value-type="string">
            <text:p>Month Number</text:p>
          </table:table-cell>
          <table:table-cell table:number-columns-repeated="2" table:style-name="ce30"/>
          <table:table-cell table:style-name="ce88" office:value-type="float" office:value="24">
            <text:p> 24</text:p>
          </table:table-cell>
          <table:table-cell table:style-name="ce106" office:value-type="float" office:value="25">
            <text:p> 25</text:p>
          </table:table-cell>
          <table:table-cell table:style-name="ce88" office:value-type="float" office:value="26">
            <text:p> 26</text:p>
          </table:table-cell>
          <table:table-cell table:style-name="ce106" office:value-type="float" office:value="27">
            <text:p> 27</text:p>
          </table:table-cell>
          <table:table-cell table:style-name="ce88" office:value-type="float" office:value="28">
            <text:p> 28</text:p>
          </table:table-cell>
          <table:table-cell table:style-name="ce106" office:value-type="float" office:value="29">
            <text:p> 29</text:p>
          </table:table-cell>
          <table:table-cell table:style-name="ce88" office:value-type="float" office:value="30">
            <text:p> 30</text:p>
          </table:table-cell>
          <table:table-cell table:style-name="ce106" office:value-type="float" office:value="31">
            <text:p> 31</text:p>
          </table:table-cell>
          <table:table-cell table:style-name="ce88" office:value-type="float" office:value="32">
            <text:p> 32</text:p>
          </table:table-cell>
          <table:table-cell table:style-name="ce106" office:value-type="float" office:value="33">
            <text:p> 33</text:p>
          </table:table-cell>
          <table:table-cell table:style-name="ce88" office:value-type="float" office:value="34">
            <text:p> 34</text:p>
          </table:table-cell>
          <table:table-cell table:style-name="ce106" office:value-type="float" office:value="35">
            <text:p> 35</text:p>
          </table:table-cell>
          <table:table-cell table:style-name="ce111"/>
          <table:table-cell table:style-name="ce22"/>
          <table:table-cell table:style-name="ce30" office:value-type="string">
            <text:p>Month Number</text:p>
          </table:table-cell>
          <table:table-cell table:number-columns-repeated="2" table:style-name="ce30"/>
          <table:table-cell table:style-name="ce113" office:value-type="float" office:value="36">
            <text:p> 36</text:p>
          </table:table-cell>
          <table:table-cell table:style-name="ce115" table:formula="oooc:=['Revenue Sources Total'.AZ4]" office:value-type="string">
            <text:p>  35 </text:p>
          </table:table-cell>
          <table:table-cell table:style-name="ce115" table:formula="oooc:=['Revenue Sources Total'.BA4]" office:value-type="string">
            <text:p>  36 </text:p>
          </table:table-cell>
          <table:table-cell table:style-name="ce115" table:formula="oooc:=['Revenue Sources Total'.BB4]" office:value-type="string">
            <text:p>  37 </text:p>
          </table:table-cell>
          <table:table-cell table:style-name="ce115" table:formula="oooc:=['Revenue Sources Total'.BC4]" office:value-type="string">
            <text:p>  38 </text:p>
          </table:table-cell>
          <table:table-cell table:style-name="ce115" table:formula="oooc:=['Revenue Sources Total'.BD4]" office:value-type="string">
            <text:p>  39 </text:p>
          </table:table-cell>
          <table:table-cell table:style-name="ce115" table:formula="oooc:=['Revenue Sources Total'.BE4]" office:value-type="string">
            <text:p>  40 </text:p>
          </table:table-cell>
          <table:table-cell table:style-name="ce115" table:formula="oooc:=['Revenue Sources Total'.BF4]" office:value-type="string">
            <text:p>  41 </text:p>
          </table:table-cell>
          <table:table-cell table:style-name="ce115" table:formula="oooc:=['Revenue Sources Total'.BG4]" office:value-type="string">
            <text:p>  42 </text:p>
          </table:table-cell>
          <table:table-cell table:style-name="ce115" table:formula="oooc:=['Revenue Sources Total'.BH4]" office:value-type="string">
            <text:p>  43 </text:p>
          </table:table-cell>
          <table:table-cell table:style-name="ce115" table:formula="oooc:=['Revenue Sources Total'.BI4]" office:value-type="string">
            <text:p>  44 </text:p>
          </table:table-cell>
          <table:table-cell table:style-name="ce115" table:formula="oooc:=['Revenue Sources Total'.BJ4]" office:value-type="string">
            <text:p>  45 </text:p>
          </table:table-cell>
          <table:table-cell table:style-name="ce111"/>
          <table:table-cell table:style-name="ce22"/>
          <table:table-cell table:style-name="ce97" office:value-type="string">
            <text:p>Month Number</text:p>
          </table:table-cell>
          <table:table-cell table:number-columns-repeated="2" table:style-name="ce97"/>
          <table:table-cell table:style-name="ce115" table:formula="oooc:=['Revenue Sources Total'.BK4]" office:value-type="string">
            <text:p>  46 </text:p>
          </table:table-cell>
          <table:table-cell table:style-name="ce117" table:formula="oooc:=['Revenue Sources Total'.BN4]" office:value-type="string">
            <text:p>  47 </text:p>
          </table:table-cell>
          <table:table-cell table:style-name="ce117" table:formula="oooc:=['Revenue Sources Total'.BO4]" office:value-type="string">
            <text:p>  48 </text:p>
          </table:table-cell>
          <table:table-cell table:style-name="ce117" table:formula="oooc:=['Revenue Sources Total'.BP4]" office:value-type="string">
            <text:p>  49 </text:p>
          </table:table-cell>
          <table:table-cell table:style-name="ce117" table:formula="oooc:=['Revenue Sources Total'.BQ4]" office:value-type="string">
            <text:p>  50 </text:p>
          </table:table-cell>
          <table:table-cell table:style-name="ce117" table:formula="oooc:=['Revenue Sources Total'.BR4]" office:value-type="string">
            <text:p>  51 </text:p>
          </table:table-cell>
          <table:table-cell table:style-name="ce117" table:formula="oooc:=['Revenue Sources Total'.BS4]" office:value-type="string">
            <text:p>  52 </text:p>
          </table:table-cell>
          <table:table-cell table:style-name="ce117" table:formula="oooc:=['Revenue Sources Total'.BT4]" office:value-type="string">
            <text:p>  53 </text:p>
          </table:table-cell>
          <table:table-cell table:style-name="ce117" table:formula="oooc:=['Revenue Sources Total'.BU4]" office:value-type="string">
            <text:p>  54 </text:p>
          </table:table-cell>
          <table:table-cell table:style-name="ce117" table:formula="oooc:=['Revenue Sources Total'.BV4]" office:value-type="string">
            <text:p>  55 </text:p>
          </table:table-cell>
          <table:table-cell table:style-name="ce117" table:formula="oooc:=['Revenue Sources Total'.BW4]" office:value-type="string">
            <text:p>  56 </text:p>
          </table:table-cell>
          <table:table-cell table:style-name="ce117" table:formula="oooc:=['Revenue Sources Total'.BX4]" office:value-type="string">
            <text:p>  57 </text:p>
          </table:table-cell>
          <table:table-cell table:style-name="ce119"/>
          <table:table-cell table:style-name="ce22"/>
          <table:table-cell table:number-columns-repeated="9" table:style-name="ce27"/>
        </table:table-row>
        <table:table-row table:style-name="ro8">
          <table:table-cell table:style-name="ce30" office:value-type="string">
            <text:p>Revenues and Costs</text:p>
          </table:table-cell>
          <table:table-cell table:number-columns-repeated="3" table:style-name="ce120"/>
          <table:table-cell table:style-name="ce87"/>
          <table:table-cell table:number-columns-repeated="10" table:style-name="ce97"/>
          <table:table-cell table:style-name="ce121"/>
          <table:table-cell table:style-name="ce30" office:value-type="string">
            <text:p>Revenues and Costs</text:p>
          </table:table-cell>
          <table:table-cell table:number-columns-repeated="3" table:style-name="ce120"/>
          <table:table-cell table:number-columns-repeated="2" table:style-name="ce97"/>
          <table:table-cell table:style-name="ce29"/>
          <table:table-cell table:style-name="ce21"/>
          <table:table-cell table:style-name="ce29"/>
          <table:table-cell table:style-name="ce21"/>
          <table:table-cell table:style-name="ce29"/>
          <table:table-cell table:style-name="ce21"/>
          <table:table-cell table:style-name="ce29"/>
          <table:table-cell table:style-name="ce21"/>
          <table:table-cell table:style-name="ce29"/>
          <table:table-cell table:style-name="ce21"/>
          <table:table-cell table:style-name="ce111"/>
          <table:table-cell table:style-name="ce30" office:value-type="string">
            <text:p>Revenues and Costs</text:p>
          </table:table-cell>
          <table:table-cell table:number-columns-repeated="3" table:style-name="ce120"/>
          <table:table-cell table:style-name="ce21"/>
          <table:table-cell table:style-name="ce29"/>
          <table:table-cell table:style-name="ce21"/>
          <table:table-cell table:style-name="ce29"/>
          <table:table-cell table:style-name="ce21"/>
          <table:table-cell table:style-name="ce29"/>
          <table:table-cell table:style-name="ce21"/>
          <table:table-cell table:style-name="ce29"/>
          <table:table-cell table:style-name="ce21"/>
          <table:table-cell table:style-name="ce29"/>
          <table:table-cell table:style-name="ce21"/>
          <table:table-cell table:style-name="ce29"/>
          <table:table-cell table:style-name="ce111"/>
          <table:table-cell table:style-name="ce30" office:value-type="string">
            <text:p>Revenues and Costs</text:p>
          </table:table-cell>
          <table:table-cell table:number-columns-repeated="3" table:style-name="ce120"/>
          <table:table-cell table:number-columns-repeated="12" table:style-name="ce21"/>
          <table:table-cell table:style-name="ce111"/>
          <table:table-cell table:style-name="ce30" office:value-type="string">
            <text:p>Revenues and Costs</text:p>
          </table:table-cell>
          <table:table-cell table:number-columns-repeated="3" table:style-name="ce120"/>
          <table:table-cell table:number-columns-repeated="12" table:style-name="ce21"/>
          <table:table-cell table:style-name="ce53"/>
          <table:table-cell table:style-name="ce22"/>
          <table:table-cell table:number-columns-repeated="9" table:style-name="ce27"/>
        </table:table-row>
        <table:table-row table:style-name="ro6">
          <table:table-cell table:style-name="ce123"/>
          <table:table-cell table:style-name="ce124" office:value-type="string">
            <text:p>Gross Revenue (see revenue tab)</text:p>
          </table:table-cell>
          <table:table-cell table:number-columns-repeated="2" table:style-name="ce124"/>
          <table:table-cell table:style-name="ce87"/>
          <table:table-cell table:style-name="ce87" table:formula="oooc:=['Revenue Sources Total'.L7]" office:value-type="string">
            <text:p>  - </text:p>
          </table:table-cell>
          <table:table-cell table:style-name="ce87" table:formula="oooc:=['Revenue Sources Total'.M7]" office:value-type="string">
            <text:p>  - </text:p>
          </table:table-cell>
          <table:table-cell table:style-name="ce87" table:formula="oooc:=['Revenue Sources Total'.N7]" office:value-type="string">
            <text:p>  - </text:p>
          </table:table-cell>
          <table:table-cell table:style-name="ce87" table:formula="oooc:=['Revenue Sources Total'.O7]" office:value-type="string">
            <text:p>  - </text:p>
          </table:table-cell>
          <table:table-cell table:style-name="ce87" table:formula="oooc:=['Revenue Sources Total'.P7]" office:value-type="string">
            <text:p>  - </text:p>
          </table:table-cell>
          <table:table-cell table:style-name="ce87" office:value-type="float" office:value="0">
            <text:p> -</text:p>
          </table:table-cell>
          <table:table-cell table:style-name="ce87" table:formula="oooc:=['Revenue Sources Total'.R7]" office:value-type="string">
            <text:p>  - </text:p>
          </table:table-cell>
          <table:table-cell table:style-name="ce87" table:formula="oooc:=['Revenue Sources Total'.S7]" office:value-type="string">
            <text:p>  - </text:p>
          </table:table-cell>
          <table:table-cell table:style-name="ce87" table:formula="oooc:=['Revenue Sources Total'.T7]" office:value-type="string">
            <text:p>  - </text:p>
          </table:table-cell>
          <table:table-cell table:style-name="ce87" table:formula="oooc:=['Revenue Sources Total'.U7]" office:value-type="string">
            <text:p>  - </text:p>
          </table:table-cell>
          <table:table-cell table:style-name="ce132" table:formula="oooc:=SUM([.F6:.O6])" office:value-type="string">
            <text:p>  - </text:p>
          </table:table-cell>
          <table:table-cell table:style-name="ce123"/>
          <table:table-cell table:style-name="ce135" office:value-type="string">
            <text:p>Gross Revenue (see revenue tab)</text:p>
          </table:table-cell>
          <table:table-cell table:number-columns-repeated="2" table:style-name="ce135"/>
          <table:table-cell table:style-name="ce87" table:formula="oooc:=['Revenue Sources Total'.X7]" office:value-type="string">
            <text:p>  510,031 </text:p>
          </table:table-cell>
          <table:table-cell table:style-name="ce87" table:formula="oooc:=['Revenue Sources Total'.X7]" office:value-type="string">
            <text:p>  510,031 </text:p>
          </table:table-cell>
          <table:table-cell table:style-name="ce87" table:formula="oooc:=['Revenue Sources Total'.X7]" office:value-type="string">
            <text:p>  510,031 </text:p>
          </table:table-cell>
          <table:table-cell table:style-name="ce87" table:formula="oooc:=['Revenue Sources Total'.Y7]" office:value-type="string">
            <text:p>  510,031 </text:p>
          </table:table-cell>
          <table:table-cell table:style-name="ce87" table:formula="oooc:=['Revenue Sources Total'.Z7]" office:value-type="string">
            <text:p>  510,031 </text:p>
          </table:table-cell>
          <table:table-cell table:style-name="ce87" table:formula="oooc:=['Revenue Sources Total'.AA7]" office:value-type="string">
            <text:p>  510,031 </text:p>
          </table:table-cell>
          <table:table-cell table:style-name="ce87" table:formula="oooc:=['Revenue Sources Total'.AB7]" office:value-type="string">
            <text:p>  510,031 </text:p>
          </table:table-cell>
          <table:table-cell table:style-name="ce87" table:formula="oooc:=['Revenue Sources Total'.AC7]" office:value-type="string">
            <text:p>  510,031 </text:p>
          </table:table-cell>
          <table:table-cell table:style-name="ce87" table:formula="oooc:=['Revenue Sources Total'.AD7]" office:value-type="string">
            <text:p>  510,031 </text:p>
          </table:table-cell>
          <table:table-cell table:style-name="ce87" table:formula="oooc:=['Revenue Sources Total'.AE7]" office:value-type="string">
            <text:p>  510,031 </text:p>
          </table:table-cell>
          <table:table-cell table:style-name="ce87" table:formula="oooc:=['Revenue Sources Total'.AF7]" office:value-type="string">
            <text:p>  510,031 </text:p>
          </table:table-cell>
          <table:table-cell table:style-name="ce87" table:formula="oooc:=['Revenue Sources Total'.AG7]" office:value-type="string">
            <text:p>  510,031 </text:p>
          </table:table-cell>
          <table:table-cell table:style-name="ce132" table:formula="oooc:=SUM([.U6:.AF6])" office:value-type="string">
            <text:p>  6,120,375 </text:p>
          </table:table-cell>
          <table:table-cell table:style-name="ce123"/>
          <table:table-cell table:style-name="ce87" office:value-type="string">
            <text:p>Gross Revenue (see Contract tab)</text:p>
          </table:table-cell>
          <table:table-cell table:number-columns-repeated="2" table:style-name="ce87"/>
          <table:table-cell table:style-name="ce87" table:formula="oooc:=['Revenue Sources Total'.AL7]" office:value-type="string">
            <text:p>  1,150,742 </text:p>
          </table:table-cell>
          <table:table-cell table:style-name="ce87" table:formula="oooc:=['Revenue Sources Total'.AM7]" office:value-type="string">
            <text:p>  1,150,742 </text:p>
          </table:table-cell>
          <table:table-cell table:style-name="ce87" table:formula="oooc:=['Revenue Sources Total'.AN7]" office:value-type="string">
            <text:p>  1,150,742 </text:p>
          </table:table-cell>
          <table:table-cell table:style-name="ce87" table:formula="oooc:=['Revenue Sources Total'.AO7]" office:value-type="string">
            <text:p>  1,150,742 </text:p>
          </table:table-cell>
          <table:table-cell table:style-name="ce87" table:formula="oooc:=['Revenue Sources Total'.AP7]" office:value-type="string">
            <text:p>  1,150,742 </text:p>
          </table:table-cell>
          <table:table-cell table:style-name="ce87" table:formula="oooc:=['Revenue Sources Total'.AQ7]" office:value-type="string">
            <text:p>  1,150,742 </text:p>
          </table:table-cell>
          <table:table-cell table:style-name="ce87" table:formula="oooc:=['Revenue Sources Total'.AR7]" office:value-type="string">
            <text:p>  1,150,742 </text:p>
          </table:table-cell>
          <table:table-cell table:style-name="ce87" table:formula="oooc:=['Revenue Sources Total'.AS7]" office:value-type="string">
            <text:p>  1,150,742 </text:p>
          </table:table-cell>
          <table:table-cell table:style-name="ce87" table:formula="oooc:=['Revenue Sources Total'.AT7]" office:value-type="string">
            <text:p>  1,150,742 </text:p>
          </table:table-cell>
          <table:table-cell table:style-name="ce87" table:formula="oooc:=['Revenue Sources Total'.AU7]" office:value-type="string">
            <text:p>  1,150,742 </text:p>
          </table:table-cell>
          <table:table-cell table:style-name="ce87" table:formula="oooc:=['Revenue Sources Total'.AV7]" office:value-type="string">
            <text:p>  1,150,742 </text:p>
          </table:table-cell>
          <table:table-cell table:style-name="ce87" table:formula="oooc:=['Revenue Sources Total'.AW7]" office:value-type="string">
            <text:p>  1,150,742 </text:p>
          </table:table-cell>
          <table:table-cell table:style-name="ce132" table:formula="oooc:=SUM([.AL6:.AW6])" office:value-type="string">
            <text:p>  13,808,906 </text:p>
          </table:table-cell>
          <table:table-cell table:style-name="ce123"/>
          <table:table-cell table:style-name="ce87" office:value-type="string">
            <text:p>Gross Revenue (see Contract tab)</text:p>
          </table:table-cell>
          <table:table-cell table:number-columns-repeated="2" table:style-name="ce87"/>
          <table:table-cell table:style-name="ce87" table:formula="oooc:=['Revenue Sources Total'.AZ7]" office:value-type="string">
            <text:p>  2,645,748 </text:p>
          </table:table-cell>
          <table:table-cell table:style-name="ce87" table:formula="oooc:=['Revenue Sources Total'.BA7]" office:value-type="string">
            <text:p>  2,645,748 </text:p>
          </table:table-cell>
          <table:table-cell table:style-name="ce87" table:formula="oooc:=['Revenue Sources Total'.BB7]" office:value-type="string">
            <text:p>  2,645,748 </text:p>
          </table:table-cell>
          <table:table-cell table:style-name="ce87" table:formula="oooc:=['Revenue Sources Total'.BC7]" office:value-type="string">
            <text:p>  2,645,748 </text:p>
          </table:table-cell>
          <table:table-cell table:style-name="ce87" table:formula="oooc:=['Revenue Sources Total'.BD7]" office:value-type="string">
            <text:p>  2,645,748 </text:p>
          </table:table-cell>
          <table:table-cell table:style-name="ce87" table:formula="oooc:=['Revenue Sources Total'.BE7]" office:value-type="string">
            <text:p>  2,645,748 </text:p>
          </table:table-cell>
          <table:table-cell table:style-name="ce87" table:formula="oooc:=['Revenue Sources Total'.BF7]" office:value-type="string">
            <text:p>  2,645,748 </text:p>
          </table:table-cell>
          <table:table-cell table:style-name="ce87" table:formula="oooc:=['Revenue Sources Total'.BG7]" office:value-type="string">
            <text:p>  2,645,748 </text:p>
          </table:table-cell>
          <table:table-cell table:style-name="ce87" table:formula="oooc:=['Revenue Sources Total'.BH7]" office:value-type="string">
            <text:p>  2,645,748 </text:p>
          </table:table-cell>
          <table:table-cell table:style-name="ce87" table:formula="oooc:=['Revenue Sources Total'.BI7]" office:value-type="string">
            <text:p>  2,645,748 </text:p>
          </table:table-cell>
          <table:table-cell table:style-name="ce87" table:formula="oooc:=['Revenue Sources Total'.BJ7]" office:value-type="string">
            <text:p>  2,645,748 </text:p>
          </table:table-cell>
          <table:table-cell table:style-name="ce87" table:formula="oooc:=['Revenue Sources Total'.BK7]" office:value-type="string">
            <text:p>  2,645,748 </text:p>
          </table:table-cell>
          <table:table-cell table:style-name="ce132" table:formula="oooc:=SUM([.BC6:.BN6])" office:value-type="string">
            <text:p>  31,748,975 </text:p>
          </table:table-cell>
          <table:table-cell table:style-name="ce123"/>
          <table:table-cell table:style-name="ce87" office:value-type="string">
            <text:p>Gross Revenue (see Contract tab)</text:p>
          </table:table-cell>
          <table:table-cell table:number-columns-repeated="2" table:style-name="ce87"/>
          <table:table-cell table:style-name="ce30" table:formula="oooc:=['Revenue Sources Total'.BN7]" office:value-type="string">
            <text:p>  6,168,511 </text:p>
          </table:table-cell>
          <table:table-cell table:style-name="ce30" table:formula="oooc:=['Revenue Sources Total'.BO7]" office:value-type="string">
            <text:p>  6,168,511 </text:p>
          </table:table-cell>
          <table:table-cell table:style-name="ce30" table:formula="oooc:=['Revenue Sources Total'.BP7]" office:value-type="string">
            <text:p>  6,168,511 </text:p>
          </table:table-cell>
          <table:table-cell table:style-name="ce30" table:formula="oooc:=['Revenue Sources Total'.BQ7]" office:value-type="string">
            <text:p>  6,168,511 </text:p>
          </table:table-cell>
          <table:table-cell table:style-name="ce30" table:formula="oooc:=['Revenue Sources Total'.BR7]" office:value-type="string">
            <text:p>  6,168,511 </text:p>
          </table:table-cell>
          <table:table-cell table:style-name="ce30" table:formula="oooc:=['Revenue Sources Total'.BS7]" office:value-type="string">
            <text:p>  6,168,511 </text:p>
          </table:table-cell>
          <table:table-cell table:style-name="ce30" table:formula="oooc:=['Revenue Sources Total'.BT7]" office:value-type="string">
            <text:p>  6,168,511 </text:p>
          </table:table-cell>
          <table:table-cell table:style-name="ce30" table:formula="oooc:=['Revenue Sources Total'.BU7]" office:value-type="string">
            <text:p>  6,168,511 </text:p>
          </table:table-cell>
          <table:table-cell table:style-name="ce30" table:formula="oooc:=['Revenue Sources Total'.BV7]" office:value-type="string">
            <text:p>  6,168,511 </text:p>
          </table:table-cell>
          <table:table-cell table:style-name="ce30" table:formula="oooc:=['Revenue Sources Total'.BW7]" office:value-type="string">
            <text:p>  6,168,511 </text:p>
          </table:table-cell>
          <table:table-cell table:style-name="ce30" table:formula="oooc:=['Revenue Sources Total'.BX7]" office:value-type="string">
            <text:p>  6,168,511 </text:p>
          </table:table-cell>
          <table:table-cell table:style-name="ce30" table:formula="oooc:=['Revenue Sources Total'.BY7]" office:value-type="string">
            <text:p>  6,168,511 </text:p>
          </table:table-cell>
          <table:table-cell table:style-name="ce132" table:formula="oooc:=SUM([.BT6:.CE6])" office:value-type="string">
            <text:p>  74,022,126 </text:p>
          </table:table-cell>
          <table:table-cell table:style-name="ce123"/>
          <table:table-cell table:number-columns-repeated="9" table:style-name="ce142"/>
        </table:table-row>
        <table:table-row table:style-name="ro7">
          <table:table-cell table:style-name="ce123"/>
          <table:table-cell table:style-name="ce124" office:value-type="string">
            <text:p>Cost of Goods Sold (see revenue tab)</text:p>
          </table:table-cell>
          <table:table-cell table:number-columns-repeated="2" table:style-name="ce124"/>
          <table:table-cell table:style-name="ce87"/>
          <table:table-cell table:style-name="ce143" table:formula="oooc:=['Revenue Sources Total'.L8]" office:value-type="string">
            <text:p>  - </text:p>
          </table:table-cell>
          <table:table-cell table:style-name="ce143" table:formula="oooc:=['Revenue Sources Total'.M8]" office:value-type="string">
            <text:p>  - </text:p>
          </table:table-cell>
          <table:table-cell table:style-name="ce143" table:formula="oooc:=['Revenue Sources Total'.N8]" office:value-type="string">
            <text:p>  - </text:p>
          </table:table-cell>
          <table:table-cell table:style-name="ce143" table:formula="oooc:=['Revenue Sources Total'.O8]" office:value-type="string">
            <text:p>  - </text:p>
          </table:table-cell>
          <table:table-cell table:style-name="ce143" table:formula="oooc:=['Revenue Sources Total'.P8]" office:value-type="string">
            <text:p>  - </text:p>
          </table:table-cell>
          <table:table-cell table:style-name="ce143" table:formula="oooc:=['Revenue Sources Total'.Q8]" office:value-type="string">
            <text:p>  - </text:p>
          </table:table-cell>
          <table:table-cell table:style-name="ce143" table:formula="oooc:=['Revenue Sources Total'.R8]" office:value-type="string">
            <text:p>  - </text:p>
          </table:table-cell>
          <table:table-cell table:style-name="ce143" table:formula="oooc:=['Revenue Sources Total'.S8]" office:value-type="string">
            <text:p>  - </text:p>
          </table:table-cell>
          <table:table-cell table:style-name="ce143" table:formula="oooc:=['Revenue Sources Total'.T8]" office:value-type="string">
            <text:p>  - </text:p>
          </table:table-cell>
          <table:table-cell table:style-name="ce143" table:formula="oooc:=['Revenue Sources Total'.U8]" office:value-type="string">
            <text:p>  - </text:p>
          </table:table-cell>
          <table:table-cell table:style-name="ce104" table:formula="oooc:=SUM([.F7:.O7])" office:value-type="string">
            <text:p>  - </text:p>
          </table:table-cell>
          <table:table-cell table:style-name="ce123"/>
          <table:table-cell table:style-name="ce135" office:value-type="string">
            <text:p>Cost of Goods Sold (see revenue tab)</text:p>
          </table:table-cell>
          <table:table-cell table:number-columns-repeated="2" table:style-name="ce135"/>
          <table:table-cell table:style-name="ce143" table:formula="oooc:=['Revenue Sources Total'.X8]" office:value-type="string">
            <text:p>  127,508 </text:p>
          </table:table-cell>
          <table:table-cell table:style-name="ce143" table:formula="oooc:=['Revenue Sources Total'.X8]" office:value-type="string">
            <text:p>  127,508 </text:p>
          </table:table-cell>
          <table:table-cell table:style-name="ce143" table:formula="oooc:=['Revenue Sources Total'.X8]" office:value-type="string">
            <text:p>  127,508 </text:p>
          </table:table-cell>
          <table:table-cell table:style-name="ce143" table:formula="oooc:=['Revenue Sources Total'.Y8]" office:value-type="string">
            <text:p>  127,508 </text:p>
          </table:table-cell>
          <table:table-cell table:style-name="ce143" table:formula="oooc:=['Revenue Sources Total'.Z8]" office:value-type="string">
            <text:p>  127,508 </text:p>
          </table:table-cell>
          <table:table-cell table:style-name="ce143" table:formula="oooc:=['Revenue Sources Total'.AA8]" office:value-type="string">
            <text:p>  127,508 </text:p>
          </table:table-cell>
          <table:table-cell table:style-name="ce143" table:formula="oooc:=['Revenue Sources Total'.AB8]" office:value-type="string">
            <text:p>  127,508 </text:p>
          </table:table-cell>
          <table:table-cell table:style-name="ce143" table:formula="oooc:=['Revenue Sources Total'.AC8]" office:value-type="string">
            <text:p>  127,508 </text:p>
          </table:table-cell>
          <table:table-cell table:style-name="ce143" table:formula="oooc:=['Revenue Sources Total'.AD8]" office:value-type="string">
            <text:p>  127,508 </text:p>
          </table:table-cell>
          <table:table-cell table:style-name="ce143" table:formula="oooc:=['Revenue Sources Total'.AE8]" office:value-type="string">
            <text:p>  127,508 </text:p>
          </table:table-cell>
          <table:table-cell table:style-name="ce143" table:formula="oooc:=['Revenue Sources Total'.AF8]" office:value-type="string">
            <text:p>  127,508 </text:p>
          </table:table-cell>
          <table:table-cell table:style-name="ce143" table:formula="oooc:=['Revenue Sources Total'.AG8]" office:value-type="string">
            <text:p>  127,508 </text:p>
          </table:table-cell>
          <table:table-cell table:style-name="ce132" table:formula="oooc:=SUM([.U7:.AF7])" office:value-type="string">
            <text:p>  1,530,094 </text:p>
          </table:table-cell>
          <table:table-cell table:style-name="ce123"/>
          <table:table-cell table:style-name="ce87" office:value-type="string">
            <text:p>Cost of Goods Sold (see Contract tab)</text:p>
          </table:table-cell>
          <table:table-cell table:number-columns-repeated="2" table:style-name="ce87"/>
          <table:table-cell table:style-name="ce143" table:formula="oooc:=['Revenue Sources Total'.AL8]" office:value-type="string">
            <text:p>  287,686 </text:p>
          </table:table-cell>
          <table:table-cell table:style-name="ce143" table:formula="oooc:=['Revenue Sources Total'.AM8]" office:value-type="string">
            <text:p>  287,686 </text:p>
          </table:table-cell>
          <table:table-cell table:style-name="ce143" table:formula="oooc:=['Revenue Sources Total'.AN8]" office:value-type="string">
            <text:p>  287,686 </text:p>
          </table:table-cell>
          <table:table-cell table:style-name="ce143" table:formula="oooc:=['Revenue Sources Total'.AO8]" office:value-type="string">
            <text:p>  287,686 </text:p>
          </table:table-cell>
          <table:table-cell table:style-name="ce143" table:formula="oooc:=['Revenue Sources Total'.AP8]" office:value-type="string">
            <text:p>  287,686 </text:p>
          </table:table-cell>
          <table:table-cell table:style-name="ce143" table:formula="oooc:=['Revenue Sources Total'.AQ8]" office:value-type="string">
            <text:p>  287,686 </text:p>
          </table:table-cell>
          <table:table-cell table:style-name="ce143" table:formula="oooc:=['Revenue Sources Total'.AR8]" office:value-type="string">
            <text:p>  287,686 </text:p>
          </table:table-cell>
          <table:table-cell table:style-name="ce143" table:formula="oooc:=['Revenue Sources Total'.AS8]" office:value-type="string">
            <text:p>  287,686 </text:p>
          </table:table-cell>
          <table:table-cell table:style-name="ce143" table:formula="oooc:=['Revenue Sources Total'.AT8]" office:value-type="string">
            <text:p>  287,686 </text:p>
          </table:table-cell>
          <table:table-cell table:style-name="ce143" table:formula="oooc:=['Revenue Sources Total'.AU8]" office:value-type="string">
            <text:p>  287,686 </text:p>
          </table:table-cell>
          <table:table-cell table:style-name="ce143" table:formula="oooc:=['Revenue Sources Total'.AV8]" office:value-type="string">
            <text:p>  287,686 </text:p>
          </table:table-cell>
          <table:table-cell table:style-name="ce143" table:formula="oooc:=['Revenue Sources Total'.AW8]" office:value-type="string">
            <text:p>  287,686 </text:p>
          </table:table-cell>
          <table:table-cell table:style-name="ce149" table:formula="oooc:=SUM([.AL7:.AW7])" office:value-type="string">
            <text:p>  3,452,227 </text:p>
          </table:table-cell>
          <table:table-cell table:style-name="ce123"/>
          <table:table-cell table:style-name="ce87" office:value-type="string">
            <text:p>Cost of Goods Sold (see Contract tab)</text:p>
          </table:table-cell>
          <table:table-cell table:number-columns-repeated="2" table:style-name="ce87"/>
          <table:table-cell table:style-name="ce143" table:formula="oooc:=['Revenue Sources Total'.AZ8]" office:value-type="string">
            <text:p>  661,437 </text:p>
          </table:table-cell>
          <table:table-cell table:style-name="ce143" table:formula="oooc:=['Revenue Sources Total'.BA8]" office:value-type="string">
            <text:p>  661,437 </text:p>
          </table:table-cell>
          <table:table-cell table:style-name="ce143" table:formula="oooc:=['Revenue Sources Total'.BB8]" office:value-type="string">
            <text:p>  661,437 </text:p>
          </table:table-cell>
          <table:table-cell table:style-name="ce143" table:formula="oooc:=['Revenue Sources Total'.BC8]" office:value-type="string">
            <text:p>  661,437 </text:p>
          </table:table-cell>
          <table:table-cell table:style-name="ce143" table:formula="oooc:=['Revenue Sources Total'.BD8]" office:value-type="string">
            <text:p>  661,437 </text:p>
          </table:table-cell>
          <table:table-cell table:style-name="ce143" table:formula="oooc:=['Revenue Sources Total'.BE8]" office:value-type="string">
            <text:p>  661,437 </text:p>
          </table:table-cell>
          <table:table-cell table:style-name="ce143" table:formula="oooc:=['Revenue Sources Total'.BF8]" office:value-type="string">
            <text:p>  661,437 </text:p>
          </table:table-cell>
          <table:table-cell table:style-name="ce143" table:formula="oooc:=['Revenue Sources Total'.BG8]" office:value-type="string">
            <text:p>  661,437 </text:p>
          </table:table-cell>
          <table:table-cell table:style-name="ce143" table:formula="oooc:=['Revenue Sources Total'.BH8]" office:value-type="string">
            <text:p>  661,437 </text:p>
          </table:table-cell>
          <table:table-cell table:style-name="ce143" table:formula="oooc:=['Revenue Sources Total'.BI8]" office:value-type="string">
            <text:p>  661,437 </text:p>
          </table:table-cell>
          <table:table-cell table:style-name="ce143" table:formula="oooc:=['Revenue Sources Total'.BJ8]" office:value-type="string">
            <text:p>  661,437 </text:p>
          </table:table-cell>
          <table:table-cell table:style-name="ce143" table:formula="oooc:=['Revenue Sources Total'.BK8]" office:value-type="string">
            <text:p>  661,437 </text:p>
          </table:table-cell>
          <table:table-cell table:style-name="ce132" table:formula="oooc:=SUM([.BC7:.BN7])" office:value-type="string">
            <text:p>  7,937,244 </text:p>
          </table:table-cell>
          <table:table-cell table:style-name="ce123"/>
          <table:table-cell table:style-name="ce87" office:value-type="string">
            <text:p>Cost of Goods Sold (see Contract tab)</text:p>
          </table:table-cell>
          <table:table-cell table:number-columns-repeated="2" table:style-name="ce87"/>
          <table:table-cell table:style-name="ce117" table:formula="oooc:=['Revenue Sources Total'.BN8]" office:value-type="string">
            <text:p>  616,851 </text:p>
          </table:table-cell>
          <table:table-cell table:style-name="ce117" table:formula="oooc:=['Revenue Sources Total'.BO8]" office:value-type="string">
            <text:p>  616,851 </text:p>
          </table:table-cell>
          <table:table-cell table:style-name="ce117" table:formula="oooc:=['Revenue Sources Total'.BP8]" office:value-type="string">
            <text:p>  616,851 </text:p>
          </table:table-cell>
          <table:table-cell table:style-name="ce117" table:formula="oooc:=['Revenue Sources Total'.BQ8]" office:value-type="string">
            <text:p>  616,851 </text:p>
          </table:table-cell>
          <table:table-cell table:style-name="ce117" table:formula="oooc:=['Revenue Sources Total'.BR8]" office:value-type="string">
            <text:p>  616,851 </text:p>
          </table:table-cell>
          <table:table-cell table:style-name="ce117" table:formula="oooc:=['Revenue Sources Total'.BS8]" office:value-type="string">
            <text:p>  616,851 </text:p>
          </table:table-cell>
          <table:table-cell table:style-name="ce117" table:formula="oooc:=['Revenue Sources Total'.BT8]" office:value-type="string">
            <text:p>  616,851 </text:p>
          </table:table-cell>
          <table:table-cell table:style-name="ce117" table:formula="oooc:=['Revenue Sources Total'.BU8]" office:value-type="string">
            <text:p>  616,851 </text:p>
          </table:table-cell>
          <table:table-cell table:style-name="ce117" table:formula="oooc:=['Revenue Sources Total'.BV8]" office:value-type="string">
            <text:p>  616,851 </text:p>
          </table:table-cell>
          <table:table-cell table:style-name="ce117" table:formula="oooc:=['Revenue Sources Total'.BW8]" office:value-type="string">
            <text:p>  616,851 </text:p>
          </table:table-cell>
          <table:table-cell table:style-name="ce117" table:formula="oooc:=['Revenue Sources Total'.BX8]" office:value-type="string">
            <text:p>  616,851 </text:p>
          </table:table-cell>
          <table:table-cell table:style-name="ce117" table:formula="oooc:=['Revenue Sources Total'.BY8]" office:value-type="string">
            <text:p>  616,851 </text:p>
          </table:table-cell>
          <table:table-cell table:style-name="ce119" table:formula="oooc:=SUM([.BT7:.CE7])" office:value-type="string">
            <text:p>  7,402,213 </text:p>
          </table:table-cell>
          <table:table-cell table:style-name="ce123"/>
          <table:table-cell table:number-columns-repeated="9" table:style-name="ce142"/>
        </table:table-row>
        <table:table-row table:style-name="ro7">
          <table:table-cell table:style-name="ce123"/>
          <table:table-cell table:style-name="ce124" office:value-type="string">
            <text:p>Gross Profit</text:p>
          </table:table-cell>
          <table:table-cell table:number-columns-repeated="2" table:style-name="ce124"/>
          <table:table-cell table:style-name="ce87"/>
          <table:table-cell table:style-name="ce155" table:formula="oooc:=[.F6]-[.F7]" office:value-type="string">
            <text:p>  - </text:p>
          </table:table-cell>
          <table:table-cell table:style-name="ce155" table:formula="oooc:=[.G6]-[.G7]" office:value-type="string">
            <text:p>  - </text:p>
          </table:table-cell>
          <table:table-cell table:style-name="ce155" table:formula="oooc:=[.H6]-[.H7]" office:value-type="string">
            <text:p>  - </text:p>
          </table:table-cell>
          <table:table-cell table:style-name="ce155" table:formula="oooc:=[.I6]-[.I7]" office:value-type="string">
            <text:p>  - </text:p>
          </table:table-cell>
          <table:table-cell table:style-name="ce155" table:formula="oooc:=[.J6]-[.J7]" office:value-type="string">
            <text:p>  - </text:p>
          </table:table-cell>
          <table:table-cell table:style-name="ce155" office:value-type="float" office:value="0">
            <text:p> -</text:p>
          </table:table-cell>
          <table:table-cell table:style-name="ce155" table:formula="oooc:=[.L6]-[.L7]" office:value-type="string">
            <text:p>  - </text:p>
          </table:table-cell>
          <table:table-cell table:style-name="ce155" table:formula="oooc:=[.M6]-[.M7]" office:value-type="string">
            <text:p>  - </text:p>
          </table:table-cell>
          <table:table-cell table:style-name="ce155" table:formula="oooc:=[.N6]-[.N7]" office:value-type="string">
            <text:p>  - </text:p>
          </table:table-cell>
          <table:table-cell table:style-name="ce155" table:formula="oooc:=[.O6]-[.O7]" office:value-type="string">
            <text:p>  - </text:p>
          </table:table-cell>
          <table:table-cell table:style-name="ce158" table:formula="oooc:=SUM([.F8:.O8])" office:value-type="string">
            <text:p>  - </text:p>
          </table:table-cell>
          <table:table-cell table:style-name="ce123"/>
          <table:table-cell table:style-name="ce135" office:value-type="string">
            <text:p>Gross Profit</text:p>
          </table:table-cell>
          <table:table-cell table:number-columns-repeated="2" table:style-name="ce135"/>
          <table:table-cell table:style-name="ce155" table:formula="oooc:=[.U6]-[.U7]" office:value-type="string">
            <text:p>  382,523 </text:p>
          </table:table-cell>
          <table:table-cell table:style-name="ce155" table:formula="oooc:=[.V6]-[.V7]" office:value-type="string">
            <text:p>  382,523 </text:p>
          </table:table-cell>
          <table:table-cell table:style-name="ce155" table:formula="oooc:=[.W6]-[.W7]" office:value-type="string">
            <text:p>  382,523 </text:p>
          </table:table-cell>
          <table:table-cell table:style-name="ce155" table:formula="oooc:=[.X6]-[.X7]" office:value-type="string">
            <text:p>  382,523 </text:p>
          </table:table-cell>
          <table:table-cell table:style-name="ce155" table:formula="oooc:=[.Y6]-[.Y7]" office:value-type="string">
            <text:p>  382,523 </text:p>
          </table:table-cell>
          <table:table-cell table:style-name="ce155" table:formula="oooc:=[.Z6]-[.Z7]" office:value-type="string">
            <text:p>  382,523 </text:p>
          </table:table-cell>
          <table:table-cell table:style-name="ce155" table:formula="oooc:=[.AA6]-[.AA7]" office:value-type="string">
            <text:p>  382,523 </text:p>
          </table:table-cell>
          <table:table-cell table:style-name="ce155" table:formula="oooc:=[.AB6]-[.AB7]" office:value-type="string">
            <text:p>  382,523 </text:p>
          </table:table-cell>
          <table:table-cell table:style-name="ce155" table:formula="oooc:=[.AC6]-[.AC7]" office:value-type="string">
            <text:p>  382,523 </text:p>
          </table:table-cell>
          <table:table-cell table:style-name="ce155" table:formula="oooc:=[.AD6]-[.AD7]" office:value-type="string">
            <text:p>  382,523 </text:p>
          </table:table-cell>
          <table:table-cell table:style-name="ce155" table:formula="oooc:=[.AE6]-[.AE7]" office:value-type="string">
            <text:p>  382,523 </text:p>
          </table:table-cell>
          <table:table-cell table:style-name="ce155" table:formula="oooc:=[.AF6]-[.AF7]" office:value-type="string">
            <text:p>  382,523 </text:p>
          </table:table-cell>
          <table:table-cell table:style-name="ce158" table:formula="oooc:=[.AG6]-[.AG7]" office:value-type="string">
            <text:p>  4,590,281 </text:p>
          </table:table-cell>
          <table:table-cell table:style-name="ce123"/>
          <table:table-cell table:style-name="ce87" office:value-type="string">
            <text:p>Gross Profit</text:p>
          </table:table-cell>
          <table:table-cell table:number-columns-repeated="2" table:style-name="ce87"/>
          <table:table-cell table:style-name="ce155" table:formula="oooc:=[.AL6]-[.AL7]" office:value-type="string">
            <text:p>  863,057 </text:p>
          </table:table-cell>
          <table:table-cell table:style-name="ce155" table:formula="oooc:=[.AM6]-[.AM7]" office:value-type="string">
            <text:p>  863,057 </text:p>
          </table:table-cell>
          <table:table-cell table:style-name="ce155" table:formula="oooc:=[.AN6]-[.AN7]" office:value-type="string">
            <text:p>  863,057 </text:p>
          </table:table-cell>
          <table:table-cell table:style-name="ce155" table:formula="oooc:=[.AO6]-[.AO7]" office:value-type="string">
            <text:p>  863,057 </text:p>
          </table:table-cell>
          <table:table-cell table:style-name="ce155" table:formula="oooc:=[.AP6]-[.AP7]" office:value-type="string">
            <text:p>  863,057 </text:p>
          </table:table-cell>
          <table:table-cell table:style-name="ce155" table:formula="oooc:=[.AQ6]-[.AQ7]" office:value-type="string">
            <text:p>  863,057 </text:p>
          </table:table-cell>
          <table:table-cell table:style-name="ce155" table:formula="oooc:=[.AR6]-[.AR7]" office:value-type="string">
            <text:p>  863,057 </text:p>
          </table:table-cell>
          <table:table-cell table:style-name="ce155" table:formula="oooc:=[.AS6]-[.AS7]" office:value-type="string">
            <text:p>  863,057 </text:p>
          </table:table-cell>
          <table:table-cell table:style-name="ce155" table:formula="oooc:=[.AT6]-[.AT7]" office:value-type="string">
            <text:p>  863,057 </text:p>
          </table:table-cell>
          <table:table-cell table:style-name="ce155" table:formula="oooc:=[.AU6]-[.AU7]" office:value-type="string">
            <text:p>  863,057 </text:p>
          </table:table-cell>
          <table:table-cell table:style-name="ce155" table:formula="oooc:=[.AV6]-[.AV7]" office:value-type="string">
            <text:p>  863,057 </text:p>
          </table:table-cell>
          <table:table-cell table:style-name="ce155" table:formula="oooc:=[.AW6]-[.AW7]" office:value-type="string">
            <text:p>  863,057 </text:p>
          </table:table-cell>
          <table:table-cell table:style-name="ce158" table:formula="oooc:=[.AX6]-[.AX7]" office:value-type="string">
            <text:p>  10,356,680 </text:p>
          </table:table-cell>
          <table:table-cell table:style-name="ce123"/>
          <table:table-cell table:style-name="ce87" office:value-type="string">
            <text:p>Gross Profit</text:p>
          </table:table-cell>
          <table:table-cell table:number-columns-repeated="2" table:style-name="ce87"/>
          <table:table-cell table:style-name="ce155" table:formula="oooc:=[.BC6]-[.BC7]" office:value-type="string">
            <text:p>  1,984,311 </text:p>
          </table:table-cell>
          <table:table-cell table:style-name="ce155" table:formula="oooc:=[.BD6]-[.BD7]" office:value-type="string">
            <text:p>  1,984,311 </text:p>
          </table:table-cell>
          <table:table-cell table:style-name="ce155" table:formula="oooc:=[.BE6]-[.BE7]" office:value-type="string">
            <text:p>  1,984,311 </text:p>
          </table:table-cell>
          <table:table-cell table:style-name="ce155" table:formula="oooc:=[.BF6]-[.BF7]" office:value-type="string">
            <text:p>  1,984,311 </text:p>
          </table:table-cell>
          <table:table-cell table:style-name="ce155" table:formula="oooc:=[.BG6]-[.BG7]" office:value-type="string">
            <text:p>  1,984,311 </text:p>
          </table:table-cell>
          <table:table-cell table:style-name="ce155" table:formula="oooc:=[.BH6]-[.BH7]" office:value-type="string">
            <text:p>  1,984,311 </text:p>
          </table:table-cell>
          <table:table-cell table:style-name="ce155" table:formula="oooc:=[.BI6]-[.BI7]" office:value-type="string">
            <text:p>  1,984,311 </text:p>
          </table:table-cell>
          <table:table-cell table:style-name="ce155" table:formula="oooc:=[.BJ6]-[.BJ7]" office:value-type="string">
            <text:p>  1,984,311 </text:p>
          </table:table-cell>
          <table:table-cell table:style-name="ce155" table:formula="oooc:=[.BK6]-[.BK7]" office:value-type="string">
            <text:p>  1,984,311 </text:p>
          </table:table-cell>
          <table:table-cell table:style-name="ce155" table:formula="oooc:=[.BL6]-[.BL7]" office:value-type="string">
            <text:p>  1,984,311 </text:p>
          </table:table-cell>
          <table:table-cell table:style-name="ce155" table:formula="oooc:=[.BM6]-[.BM7]" office:value-type="string">
            <text:p>  1,984,311 </text:p>
          </table:table-cell>
          <table:table-cell table:style-name="ce155" table:formula="oooc:=[.BN6]-[.BN7]" office:value-type="string">
            <text:p>  1,984,311 </text:p>
          </table:table-cell>
          <table:table-cell table:style-name="ce158" table:formula="oooc:=[.BO6]-[.BO7]" office:value-type="string">
            <text:p>  23,811,731 </text:p>
          </table:table-cell>
          <table:table-cell table:style-name="ce123"/>
          <table:table-cell table:style-name="ce87" office:value-type="string">
            <text:p>Gross Profit</text:p>
          </table:table-cell>
          <table:table-cell table:number-columns-repeated="2" table:style-name="ce87"/>
          <table:table-cell table:style-name="ce167" table:formula="oooc:=[.BT6]-[.BT7]" office:value-type="string">
            <text:p>  5,551,659 </text:p>
          </table:table-cell>
          <table:table-cell table:style-name="ce167" table:formula="oooc:=[.BU6]-[.BU7]" office:value-type="string">
            <text:p>  5,551,659 </text:p>
          </table:table-cell>
          <table:table-cell table:style-name="ce167" table:formula="oooc:=[.BV6]-[.BV7]" office:value-type="string">
            <text:p>  5,551,659 </text:p>
          </table:table-cell>
          <table:table-cell table:style-name="ce167" table:formula="oooc:=[.BW6]-[.BW7]" office:value-type="string">
            <text:p>  5,551,659 </text:p>
          </table:table-cell>
          <table:table-cell table:style-name="ce167" table:formula="oooc:=[.BX6]-[.BX7]" office:value-type="string">
            <text:p>  5,551,659 </text:p>
          </table:table-cell>
          <table:table-cell table:style-name="ce167" table:formula="oooc:=[.BY6]-[.BY7]" office:value-type="string">
            <text:p>  5,551,659 </text:p>
          </table:table-cell>
          <table:table-cell table:style-name="ce167" table:formula="oooc:=[.BZ6]-[.BZ7]" office:value-type="string">
            <text:p>  5,551,659 </text:p>
          </table:table-cell>
          <table:table-cell table:style-name="ce167" table:formula="oooc:=[.CA6]-[.CA7]" office:value-type="string">
            <text:p>  5,551,659 </text:p>
          </table:table-cell>
          <table:table-cell table:style-name="ce167" table:formula="oooc:=[.CB6]-[.CB7]" office:value-type="string">
            <text:p>  5,551,659 </text:p>
          </table:table-cell>
          <table:table-cell table:style-name="ce167" table:formula="oooc:=[.CC6]-[.CC7]" office:value-type="string">
            <text:p>  5,551,659 </text:p>
          </table:table-cell>
          <table:table-cell table:style-name="ce167" table:formula="oooc:=[.CD6]-[.CD7]" office:value-type="string">
            <text:p>  5,551,659 </text:p>
          </table:table-cell>
          <table:table-cell table:style-name="ce167" table:formula="oooc:=[.CE6]-[.CE7]" office:value-type="string">
            <text:p>  5,551,659 </text:p>
          </table:table-cell>
          <table:table-cell table:style-name="ce170" table:formula="oooc:=[.CF6]-[.CF7]" office:value-type="string">
            <text:p>  66,619,914 </text:p>
          </table:table-cell>
          <table:table-cell table:style-name="ce123"/>
          <table:table-cell table:number-columns-repeated="9" table:style-name="ce142"/>
        </table:table-row>
        <table:table-row table:style-name="ro6">
          <table:table-cell table:style-name="ce123"/>
          <table:table-cell table:style-name="ce124" office:value-type="string">
            <text:p>Gross Profit %</text:p>
          </table:table-cell>
          <table:table-cell table:number-columns-repeated="2" table:style-name="ce124"/>
          <table:table-cell table:style-name="ce87"/>
          <table:table-cell table:number-columns-repeated="5" table:style-name="ce157"/>
          <table:table-cell table:number-columns-repeated="5" table:style-name="ce172"/>
          <table:table-cell table:style-name="ce173">
            <office:annotation office:display="false" draw:text-style-name="" svg:width="1.3333in" svg:height="0.7708in" svg:x="10.8229in" svg:y="1.3125in">
              <text:p><text:span text:style-name="T0">ty cabaya:</text:span></text:p>
              <text:p text:style-name=""/>
            </office:annotation>
          </table:table-cell>
          <table:table-cell table:style-name="ce123"/>
          <table:table-cell table:style-name="ce135" office:value-type="string">
            <text:p>Gross Profit %</text:p>
          </table:table-cell>
          <table:table-cell table:number-columns-repeated="2" table:style-name="ce135"/>
          <table:table-cell table:style-name="ce172" table:formula="oooc:=[.U8]/[.U6]" office:value-type="string">
            <text:p>75%</text:p>
          </table:table-cell>
          <table:table-cell table:style-name="ce172" table:formula="oooc:=[.V8]/[.V6]" office:value-type="string">
            <text:p>75%</text:p>
          </table:table-cell>
          <table:table-cell table:style-name="ce172" table:formula="oooc:=[.W8]/[.W6]" office:value-type="string">
            <text:p>75%</text:p>
          </table:table-cell>
          <table:table-cell table:style-name="ce172" table:formula="oooc:=[.X8]/[.X6]" office:value-type="string">
            <text:p>75%</text:p>
          </table:table-cell>
          <table:table-cell table:style-name="ce172" table:formula="oooc:=[.Y8]/[.Y6]" office:value-type="string">
            <text:p>75%</text:p>
          </table:table-cell>
          <table:table-cell table:style-name="ce172" table:formula="oooc:=[.Z8]/[.Z6]" office:value-type="string">
            <text:p>75%</text:p>
          </table:table-cell>
          <table:table-cell table:style-name="ce172" table:formula="oooc:=[.AA8]/[.AA6]" office:value-type="string">
            <text:p>75%</text:p>
          </table:table-cell>
          <table:table-cell table:style-name="ce172" table:formula="oooc:=[.AB8]/[.AB6]" office:value-type="string">
            <text:p>75%</text:p>
          </table:table-cell>
          <table:table-cell table:style-name="ce172" table:formula="oooc:=[.AC8]/[.AC6]" office:value-type="string">
            <text:p>75%</text:p>
          </table:table-cell>
          <table:table-cell table:style-name="ce172" table:formula="oooc:=[.AD8]/[.AD6]" office:value-type="string">
            <text:p>75%</text:p>
          </table:table-cell>
          <table:table-cell table:style-name="ce172" table:formula="oooc:=[.AE8]/[.AE6]" office:value-type="string">
            <text:p>75%</text:p>
          </table:table-cell>
          <table:table-cell table:style-name="ce172" table:formula="oooc:=[.AF8]/[.AF6]" office:value-type="string">
            <text:p>75%</text:p>
          </table:table-cell>
          <table:table-cell table:style-name="ce177" table:formula="oooc:=[.AG8]/[.AG6]" office:value-type="string">
            <text:p>75%</text:p>
          </table:table-cell>
          <table:table-cell table:style-name="ce123"/>
          <table:table-cell table:style-name="ce87" office:value-type="string">
            <text:p>Gross Profit %</text:p>
          </table:table-cell>
          <table:table-cell table:number-columns-repeated="2" table:style-name="ce87"/>
          <table:table-cell table:style-name="ce172" table:formula="oooc:=[.AL8]/[.AL6]" office:value-type="string">
            <text:p>75%</text:p>
          </table:table-cell>
          <table:table-cell table:style-name="ce172" table:formula="oooc:=[.AM8]/[.AM6]" office:value-type="string">
            <text:p>75%</text:p>
          </table:table-cell>
          <table:table-cell table:style-name="ce172" table:formula="oooc:=[.AN8]/[.AN6]" office:value-type="string">
            <text:p>75%</text:p>
          </table:table-cell>
          <table:table-cell table:style-name="ce172" table:formula="oooc:=[.AO8]/[.AO6]" office:value-type="string">
            <text:p>75%</text:p>
          </table:table-cell>
          <table:table-cell table:style-name="ce172" table:formula="oooc:=[.AP8]/[.AP6]" office:value-type="string">
            <text:p>75%</text:p>
          </table:table-cell>
          <table:table-cell table:style-name="ce172" table:formula="oooc:=[.AQ8]/[.AQ6]" office:value-type="string">
            <text:p>75%</text:p>
          </table:table-cell>
          <table:table-cell table:style-name="ce172" table:formula="oooc:=[.AR8]/[.AR6]" office:value-type="string">
            <text:p>75%</text:p>
          </table:table-cell>
          <table:table-cell table:style-name="ce172" table:formula="oooc:=[.AS8]/[.AS6]" office:value-type="string">
            <text:p>75%</text:p>
          </table:table-cell>
          <table:table-cell table:style-name="ce172" table:formula="oooc:=[.AT8]/[.AT6]" office:value-type="string">
            <text:p>75%</text:p>
          </table:table-cell>
          <table:table-cell table:style-name="ce172" table:formula="oooc:=[.AU8]/[.AU6]" office:value-type="string">
            <text:p>75%</text:p>
          </table:table-cell>
          <table:table-cell table:style-name="ce172" table:formula="oooc:=[.AV8]/[.AV6]" office:value-type="string">
            <text:p>75%</text:p>
          </table:table-cell>
          <table:table-cell table:style-name="ce172" table:formula="oooc:=[.AW8]/[.AW6]" office:value-type="string">
            <text:p>75%</text:p>
          </table:table-cell>
          <table:table-cell table:style-name="ce177" table:formula="oooc:=[.AX8]/[.AX6]" office:value-type="string">
            <text:p>75%</text:p>
          </table:table-cell>
          <table:table-cell table:style-name="ce123"/>
          <table:table-cell table:style-name="ce87" office:value-type="string">
            <text:p>Gross Profit %</text:p>
          </table:table-cell>
          <table:table-cell table:number-columns-repeated="2" table:style-name="ce87"/>
          <table:table-cell table:style-name="ce172" table:formula="oooc:=[.BC8]/[.BC6]" office:value-type="string">
            <text:p>75%</text:p>
          </table:table-cell>
          <table:table-cell table:style-name="ce172" table:formula="oooc:=[.BD8]/[.BD6]" office:value-type="string">
            <text:p>75%</text:p>
          </table:table-cell>
          <table:table-cell table:style-name="ce172" table:formula="oooc:=[.BE8]/[.BE6]" office:value-type="string">
            <text:p>75%</text:p>
          </table:table-cell>
          <table:table-cell table:style-name="ce172" table:formula="oooc:=[.BF8]/[.BF6]" office:value-type="string">
            <text:p>75%</text:p>
          </table:table-cell>
          <table:table-cell table:style-name="ce172" table:formula="oooc:=[.BG8]/[.BG6]" office:value-type="string">
            <text:p>75%</text:p>
          </table:table-cell>
          <table:table-cell table:style-name="ce172" table:formula="oooc:=[.BH8]/[.BH6]" office:value-type="string">
            <text:p>75%</text:p>
          </table:table-cell>
          <table:table-cell table:style-name="ce172" table:formula="oooc:=[.BI8]/[.BI6]" office:value-type="string">
            <text:p>75%</text:p>
          </table:table-cell>
          <table:table-cell table:style-name="ce172" table:formula="oooc:=[.BJ8]/[.BJ6]" office:value-type="string">
            <text:p>75%</text:p>
          </table:table-cell>
          <table:table-cell table:style-name="ce172" table:formula="oooc:=[.BK8]/[.BK6]" office:value-type="string">
            <text:p>75%</text:p>
          </table:table-cell>
          <table:table-cell table:style-name="ce172" table:formula="oooc:=[.BL8]/[.BL6]" office:value-type="string">
            <text:p>75%</text:p>
          </table:table-cell>
          <table:table-cell table:style-name="ce172" table:formula="oooc:=[.BM8]/[.BM6]" office:value-type="string">
            <text:p>75%</text:p>
          </table:table-cell>
          <table:table-cell table:style-name="ce172" table:formula="oooc:=[.BN8]/[.BN6]" office:value-type="string">
            <text:p>75%</text:p>
          </table:table-cell>
          <table:table-cell table:style-name="ce177" table:formula="oooc:=[.BO8]/[.BO6]" office:value-type="string">
            <text:p>75%</text:p>
          </table:table-cell>
          <table:table-cell table:style-name="ce123"/>
          <table:table-cell table:style-name="ce87" office:value-type="string">
            <text:p>Gross Profit %</text:p>
          </table:table-cell>
          <table:table-cell table:number-columns-repeated="2" table:style-name="ce87"/>
          <table:table-cell table:style-name="ce172" table:formula="oooc:=[.BT8]/[.BT6]" office:value-type="string">
            <text:p>90%</text:p>
          </table:table-cell>
          <table:table-cell table:style-name="ce172" table:formula="oooc:=[.BU8]/[.BU6]" office:value-type="string">
            <text:p>90%</text:p>
          </table:table-cell>
          <table:table-cell table:style-name="ce172" table:formula="oooc:=[.BV8]/[.BV6]" office:value-type="string">
            <text:p>90%</text:p>
          </table:table-cell>
          <table:table-cell table:style-name="ce172" table:formula="oooc:=[.BW8]/[.BW6]" office:value-type="string">
            <text:p>90%</text:p>
          </table:table-cell>
          <table:table-cell table:style-name="ce172" table:formula="oooc:=[.BX8]/[.BX6]" office:value-type="string">
            <text:p>90%</text:p>
          </table:table-cell>
          <table:table-cell table:style-name="ce172" table:formula="oooc:=[.BY8]/[.BY6]" office:value-type="string">
            <text:p>90%</text:p>
          </table:table-cell>
          <table:table-cell table:style-name="ce172" table:formula="oooc:=[.BZ8]/[.BZ6]" office:value-type="string">
            <text:p>90%</text:p>
          </table:table-cell>
          <table:table-cell table:style-name="ce172" table:formula="oooc:=[.CA8]/[.CA6]" office:value-type="string">
            <text:p>90%</text:p>
          </table:table-cell>
          <table:table-cell table:style-name="ce172" table:formula="oooc:=[.CB8]/[.CB6]" office:value-type="string">
            <text:p>90%</text:p>
          </table:table-cell>
          <table:table-cell table:style-name="ce172" table:formula="oooc:=[.CC8]/[.CC6]" office:value-type="string">
            <text:p>90%</text:p>
          </table:table-cell>
          <table:table-cell table:style-name="ce172" table:formula="oooc:=[.CD8]/[.CD6]" office:value-type="string">
            <text:p>90%</text:p>
          </table:table-cell>
          <table:table-cell table:style-name="ce172" table:formula="oooc:=[.CE8]/[.CE6]" office:value-type="string">
            <text:p>90%</text:p>
          </table:table-cell>
          <table:table-cell table:style-name="ce177" table:formula="oooc:=[.CF8]/[.CF6]" office:value-type="string">
            <text:p>90%</text:p>
          </table:table-cell>
          <table:table-cell table:style-name="ce123"/>
          <table:table-cell table:number-columns-repeated="9" table:style-name="ce142"/>
        </table:table-row>
        <table:table-row table:style-name="ro19">
          <table:table-cell table:style-name="ce30" office:value-type="string">
            <text:p>Expenses</text:p>
          </table:table-cell>
          <table:table-cell table:style-name="ce22"/>
          <table:table-cell table:style-name="ce30"/>
          <table:table-cell table:style-name="ce30" office:value-type="string">
            <text:p> </text:p>
          </table:table-cell>
          <table:table-cell table:style-name="ce143"/>
          <table:table-cell table:number-columns-repeated="10" table:style-name="ce88"/>
          <table:table-cell table:style-name="ce132"/>
          <table:table-cell table:style-name="ce30" office:value-type="string">
            <text:p>Expenses</text:p>
          </table:table-cell>
          <table:table-cell table:style-name="ce22"/>
          <table:table-cell table:style-name="ce30"/>
          <table:table-cell table:style-name="ce30" office:value-type="string">
            <text:p> </text:p>
          </table:table-cell>
          <table:table-cell table:number-columns-repeated="2" table:style-name="ce88"/>
          <table:table-cell table:style-name="ce184"/>
          <table:table-cell table:number-columns-repeated="9" table:style-name="ce88"/>
          <table:table-cell table:style-name="ce132"/>
          <table:table-cell table:style-name="ce30" office:value-type="string">
            <text:p>Expenses</text:p>
          </table:table-cell>
          <table:table-cell table:style-name="ce22"/>
          <table:table-cell table:style-name="ce30"/>
          <table:table-cell table:style-name="ce30" office:value-type="string">
            <text:p> </text:p>
          </table:table-cell>
          <table:table-cell table:style-name="ce88"/>
          <table:table-cell table:style-name="ce184"/>
          <table:table-cell table:number-columns-repeated="10" table:style-name="ce88"/>
          <table:table-cell table:style-name="ce132"/>
          <table:table-cell table:style-name="ce30" office:value-type="string">
            <text:p>Expenses</text:p>
          </table:table-cell>
          <table:table-cell table:style-name="ce22"/>
          <table:table-cell table:style-name="ce30"/>
          <table:table-cell table:style-name="ce30" office:value-type="string">
            <text:p> </text:p>
          </table:table-cell>
          <table:table-cell table:style-name="ce186"/>
          <table:table-cell table:number-columns-repeated="11" table:style-name="ce88"/>
          <table:table-cell table:style-name="ce132"/>
          <table:table-cell table:style-name="ce30" office:value-type="string">
            <text:p>Expenses</text:p>
          </table:table-cell>
          <table:table-cell table:style-name="ce22"/>
          <table:table-cell table:style-name="ce30"/>
          <table:table-cell table:style-name="ce30" office:value-type="string">
            <text:p> </text:p>
          </table:table-cell>
          <table:table-cell table:number-columns-repeated="12" table:style-name="ce88"/>
          <table:table-cell table:style-name="ce132"/>
          <table:table-cell table:style-name="ce22"/>
          <table:table-cell table:number-columns-repeated="9" table:style-name="ce27"/>
        </table:table-row>
        <table:table-row table:style-name="ro7">
          <table:table-cell table:style-name="ce21" office:value-type="string">
            <text:p>Administrative Payroll</text:p>
          </table:table-cell>
          <table:table-cell table:number-columns-repeated="3" table:style-name="ce30"/>
          <table:table-cell table:style-name="ce155" office:value-type="string">
            <text:p>#</text:p>
          </table:table-cell>
          <table:table-cell table:style-name="ce113" office:value-type="float" office:value="3">
            <text:p> 3</text:p>
          </table:table-cell>
          <table:table-cell table:style-name="ce113" office:value-type="float" office:value="3">
            <text:p> 3</text:p>
          </table:table-cell>
          <table:table-cell table:style-name="ce113" office:value-type="float" office:value="3">
            <text:p> 3</text:p>
          </table:table-cell>
          <table:table-cell table:style-name="ce113" office:value-type="float" office:value="3">
            <text:p> 3</text:p>
          </table:table-cell>
          <table:table-cell table:style-name="ce113" office:value-type="float" office:value="3">
            <text:p> 3</text:p>
          </table:table-cell>
          <table:table-cell table:style-name="ce113" office:value-type="float" office:value="3">
            <text:p> 3</text:p>
          </table:table-cell>
          <table:table-cell table:style-name="ce113" office:value-type="float" office:value="4">
            <text:p> 4</text:p>
          </table:table-cell>
          <table:table-cell table:style-name="ce113" office:value-type="float" office:value="4">
            <text:p> 4</text:p>
          </table:table-cell>
          <table:table-cell table:style-name="ce113" office:value-type="float" office:value="4">
            <text:p> 4</text:p>
          </table:table-cell>
          <table:table-cell table:style-name="ce113" office:value-type="float" office:value="4">
            <text:p> 4</text:p>
          </table:table-cell>
          <table:table-cell table:style-name="ce132"/>
          <table:table-cell table:style-name="ce21" office:value-type="string">
            <text:p>Administrative Payroll                          #</text:p>
          </table:table-cell>
          <table:table-cell table:number-columns-repeated="3" table:style-name="ce30"/>
          <table:table-cell table:style-name="ce113" office:value-type="float" office:value="4">
            <text:p> 4</text:p>
          </table:table-cell>
          <table:table-cell table:style-name="ce113" office:value-type="float" office:value="8">
            <text:p> 8</text:p>
          </table:table-cell>
          <table:table-cell table:style-name="ce113" office:value-type="float" office:value="8">
            <text:p> 8</text:p>
          </table:table-cell>
          <table:table-cell table:style-name="ce113" office:value-type="float" office:value="8">
            <text:p> 8</text:p>
          </table:table-cell>
          <table:table-cell table:style-name="ce113" office:value-type="float" office:value="8">
            <text:p> 8</text:p>
          </table:table-cell>
          <table:table-cell table:style-name="ce113" office:value-type="float" office:value="8">
            <text:p> 8</text:p>
          </table:table-cell>
          <table:table-cell table:style-name="ce113" office:value-type="float" office:value="8">
            <text:p> 8</text:p>
          </table:table-cell>
          <table:table-cell table:style-name="ce113" office:value-type="float" office:value="8">
            <text:p> 8</text:p>
          </table:table-cell>
          <table:table-cell table:style-name="ce113" office:value-type="float" office:value="8">
            <text:p> 8</text:p>
          </table:table-cell>
          <table:table-cell table:style-name="ce113" office:value-type="float" office:value="8">
            <text:p> 8</text:p>
          </table:table-cell>
          <table:table-cell table:style-name="ce113" office:value-type="float" office:value="8">
            <text:p> 8</text:p>
          </table:table-cell>
          <table:table-cell table:style-name="ce113" office:value-type="float" office:value="8">
            <text:p> 8</text:p>
          </table:table-cell>
          <table:table-cell table:style-name="ce187"/>
          <table:table-cell table:style-name="ce21" office:value-type="string">
            <text:p>Administrative Payroll                                 #</text:p>
          </table:table-cell>
          <table:table-cell table:number-columns-repeated="3" table:style-name="ce30"/>
          <table:table-cell table:style-name="ce113" office:value-type="float" office:value="12">
            <text:p> 12</text:p>
          </table:table-cell>
          <table:table-cell table:style-name="ce113" office:value-type="float" office:value="12">
            <text:p> 12</text:p>
          </table:table-cell>
          <table:table-cell table:style-name="ce113" office:value-type="float" office:value="12">
            <text:p> 12</text:p>
          </table:table-cell>
          <table:table-cell table:style-name="ce113" office:value-type="float" office:value="12">
            <text:p> 12</text:p>
          </table:table-cell>
          <table:table-cell table:style-name="ce113" office:value-type="float" office:value="12">
            <text:p> 12</text:p>
          </table:table-cell>
          <table:table-cell table:style-name="ce113" office:value-type="float" office:value="12">
            <text:p> 12</text:p>
          </table:table-cell>
          <table:table-cell table:style-name="ce113" office:value-type="float" office:value="12">
            <text:p> 12</text:p>
          </table:table-cell>
          <table:table-cell table:style-name="ce113" office:value-type="float" office:value="12">
            <text:p> 12</text:p>
          </table:table-cell>
          <table:table-cell table:style-name="ce113" office:value-type="float" office:value="12">
            <text:p> 12</text:p>
          </table:table-cell>
          <table:table-cell table:style-name="ce113" office:value-type="float" office:value="12">
            <text:p> 12</text:p>
          </table:table-cell>
          <table:table-cell table:style-name="ce113" office:value-type="float" office:value="12">
            <text:p> 12</text:p>
          </table:table-cell>
          <table:table-cell table:style-name="ce113" office:value-type="float" office:value="12">
            <text:p> 12</text:p>
          </table:table-cell>
          <table:table-cell table:style-name="ce187"/>
          <table:table-cell table:style-name="ce21" office:value-type="string">
            <text:p>Administrative Payroll                                   #</text:p>
          </table:table-cell>
          <table:table-cell table:number-columns-repeated="3" table:style-name="ce30"/>
          <table:table-cell table:style-name="ce115" office:value-type="float" office:value="15">
            <text:p> 15</text:p>
          </table:table-cell>
          <table:table-cell table:style-name="ce115" office:value-type="float" office:value="15">
            <text:p> 15</text:p>
          </table:table-cell>
          <table:table-cell table:style-name="ce115" office:value-type="float" office:value="15">
            <text:p> 15</text:p>
          </table:table-cell>
          <table:table-cell table:style-name="ce115" office:value-type="float" office:value="15">
            <text:p> 15</text:p>
          </table:table-cell>
          <table:table-cell table:style-name="ce115" office:value-type="float" office:value="15">
            <text:p> 15</text:p>
          </table:table-cell>
          <table:table-cell table:style-name="ce115" office:value-type="float" office:value="15">
            <text:p> 15</text:p>
          </table:table-cell>
          <table:table-cell table:style-name="ce115" office:value-type="float" office:value="15">
            <text:p> 15</text:p>
          </table:table-cell>
          <table:table-cell table:style-name="ce115" office:value-type="float" office:value="15">
            <text:p> 15</text:p>
          </table:table-cell>
          <table:table-cell table:style-name="ce115" office:value-type="float" office:value="15">
            <text:p> 15</text:p>
          </table:table-cell>
          <table:table-cell table:style-name="ce115" office:value-type="float" office:value="15">
            <text:p> 15</text:p>
          </table:table-cell>
          <table:table-cell table:style-name="ce115" office:value-type="float" office:value="15">
            <text:p> 15</text:p>
          </table:table-cell>
          <table:table-cell table:style-name="ce115" office:value-type="float" office:value="15">
            <text:p> 15</text:p>
          </table:table-cell>
          <table:table-cell table:style-name="ce187"/>
          <table:table-cell table:style-name="ce21" office:value-type="string">
            <text:p>Administrative Payroll                                 #</text:p>
          </table:table-cell>
          <table:table-cell table:number-columns-repeated="3" table:style-name="ce30"/>
          <table:table-cell table:style-name="ce113" office:value-type="float" office:value="18">
            <text:p> 18</text:p>
          </table:table-cell>
          <table:table-cell table:style-name="ce113" office:value-type="float" office:value="18">
            <text:p> 18</text:p>
          </table:table-cell>
          <table:table-cell table:style-name="ce113" office:value-type="float" office:value="18">
            <text:p> 18</text:p>
          </table:table-cell>
          <table:table-cell table:style-name="ce113" office:value-type="float" office:value="18">
            <text:p> 18</text:p>
          </table:table-cell>
          <table:table-cell table:style-name="ce113" office:value-type="float" office:value="18">
            <text:p> 18</text:p>
          </table:table-cell>
          <table:table-cell table:style-name="ce113" office:value-type="float" office:value="18">
            <text:p> 18</text:p>
          </table:table-cell>
          <table:table-cell table:style-name="ce113" office:value-type="float" office:value="18">
            <text:p> 18</text:p>
          </table:table-cell>
          <table:table-cell table:style-name="ce113" office:value-type="float" office:value="18">
            <text:p> 18</text:p>
          </table:table-cell>
          <table:table-cell table:style-name="ce113" office:value-type="float" office:value="18">
            <text:p> 18</text:p>
          </table:table-cell>
          <table:table-cell table:style-name="ce113" office:value-type="float" office:value="18">
            <text:p> 18</text:p>
          </table:table-cell>
          <table:table-cell table:style-name="ce113" office:value-type="float" office:value="18">
            <text:p> 18</text:p>
          </table:table-cell>
          <table:table-cell table:style-name="ce113" office:value-type="float" office:value="18">
            <text:p> 18</text:p>
          </table:table-cell>
          <table:table-cell table:style-name="ce132"/>
          <table:table-cell table:style-name="ce22"/>
          <table:table-cell table:number-columns-repeated="9" table:style-name="ce27"/>
        </table:table-row>
        <table:table-row table:style-name="ro6">
          <table:table-cell table:style-name="ce21" office:value-type="string">
            <text:p>x</text:p>
          </table:table-cell>
          <table:table-cell table:style-name="ce190" office:value-type="string">
            <text:p>CEO</text:p>
          </table:table-cell>
          <table:table-cell table:style-name="ce191"/>
          <table:table-cell table:style-name="ce192"/>
          <table:table-cell table:style-name="ce157"/>
          <table:table-cell table:style-name="ce97" office:value-type="float" office:value="0">
            <text:p> -</text:p>
          </table:table-cell>
          <table:table-cell table:style-name="ce97" office:value-type="float" office:value="0">
            <text:p> -</text:p>
          </table:table-cell>
          <table:table-cell table:style-name="ce97" office:value-type="float" office:value="0">
            <text:p> -</text:p>
          </table:table-cell>
          <table:table-cell table:style-name="ce97" office:value-type="float" office:value="0">
            <text:p> -</text:p>
          </table:table-cell>
          <table:table-cell table:style-name="ce194" office:value-type="float" office:value="5000">
            <text:p> 5,000</text:p>
          </table:table-cell>
          <table:table-cell table:style-name="ce97" office:value-type="float" office:value="5000">
            <text:p> 5,000</text:p>
          </table:table-cell>
          <table:table-cell table:style-name="ce97" office:value-type="float" office:value="5000">
            <text:p> 5,000</text:p>
          </table:table-cell>
          <table:table-cell table:style-name="ce97" office:value-type="float" office:value="5000">
            <text:p> 5,000</text:p>
          </table:table-cell>
          <table:table-cell table:style-name="ce97" office:value-type="float" office:value="5000">
            <text:p> 5,000</text:p>
          </table:table-cell>
          <table:table-cell table:style-name="ce97" office:value-type="float" office:value="5000">
            <text:p> 5,000</text:p>
          </table:table-cell>
          <table:table-cell table:style-name="ce132" table:formula="oooc:=SUM([.F12:.O12])" office:value-type="string">
            <text:p>  30,000 </text:p>
          </table:table-cell>
          <table:table-cell table:style-name="ce21"/>
          <table:table-cell table:style-name="ce190" office:value-type="string">
            <text:p>CEO</text:p>
          </table:table-cell>
          <table:table-cell table:style-name="ce191"/>
          <table:table-cell table:style-name="ce192"/>
          <table:table-cell table:style-name="ce97" office:value-type="float" office:value="5000">
            <text:p> 5,000</text:p>
          </table:table-cell>
          <table:table-cell table:style-name="ce97" office:value-type="float" office:value="5000">
            <text:p> 5,000</text:p>
          </table:table-cell>
          <table:table-cell table:style-name="ce97" office:value-type="float" office:value="5000">
            <text:p> 5,000</text:p>
          </table:table-cell>
          <table:table-cell table:style-name="ce97" office:value-type="float" office:value="5000">
            <text:p> 5,000</text:p>
          </table:table-cell>
          <table:table-cell table:style-name="ce97" office:value-type="float" office:value="5000">
            <text:p> 5,000</text:p>
          </table:table-cell>
          <table:table-cell table:style-name="ce97" office:value-type="float" office:value="5000">
            <text:p> 5,000</text:p>
          </table:table-cell>
          <table:table-cell table:style-name="ce97" office:value-type="float" office:value="5000">
            <text:p> 5,000</text:p>
          </table:table-cell>
          <table:table-cell table:style-name="ce97" office:value-type="float" office:value="5000">
            <text:p> 5,000</text:p>
          </table:table-cell>
          <table:table-cell table:style-name="ce97" office:value-type="float" office:value="5000">
            <text:p> 5,000</text:p>
          </table:table-cell>
          <table:table-cell table:style-name="ce97" office:value-type="float" office:value="5000">
            <text:p> 5,000</text:p>
          </table:table-cell>
          <table:table-cell table:style-name="ce97" office:value-type="float" office:value="5000">
            <text:p> 5,000</text:p>
          </table:table-cell>
          <table:table-cell table:style-name="ce97" office:value-type="float" office:value="5000">
            <text:p> 5,000</text:p>
          </table:table-cell>
          <table:table-cell table:style-name="ce132" table:formula="oooc:=SUM([.U12:.AF12])" office:value-type="string">
            <text:p>  60,000 </text:p>
          </table:table-cell>
          <table:table-cell table:style-name="ce21"/>
          <table:table-cell table:style-name="ce190" office:value-type="string">
            <text:p>CEO</text:p>
          </table:table-cell>
          <table:table-cell table:style-name="ce191"/>
          <table:table-cell table:style-name="ce192"/>
          <table:table-cell table:style-name="ce97" office:value-type="float" office:value="5250">
            <text:p> 5,250</text:p>
          </table:table-cell>
          <table:table-cell table:style-name="ce97" office:value-type="float" office:value="5250">
            <text:p> 5,250</text:p>
          </table:table-cell>
          <table:table-cell table:style-name="ce97" office:value-type="float" office:value="5250">
            <text:p> 5,250</text:p>
          </table:table-cell>
          <table:table-cell table:style-name="ce97" office:value-type="float" office:value="5250">
            <text:p> 5,250</text:p>
          </table:table-cell>
          <table:table-cell table:style-name="ce97" office:value-type="float" office:value="5250">
            <text:p> 5,250</text:p>
          </table:table-cell>
          <table:table-cell table:style-name="ce97" office:value-type="float" office:value="5250">
            <text:p> 5,250</text:p>
          </table:table-cell>
          <table:table-cell table:style-name="ce97" office:value-type="float" office:value="5250">
            <text:p> 5,250</text:p>
          </table:table-cell>
          <table:table-cell table:style-name="ce97" office:value-type="float" office:value="5250">
            <text:p> 5,250</text:p>
          </table:table-cell>
          <table:table-cell table:style-name="ce97" office:value-type="float" office:value="5250">
            <text:p> 5,250</text:p>
          </table:table-cell>
          <table:table-cell table:style-name="ce97" office:value-type="float" office:value="5250">
            <text:p> 5,250</text:p>
          </table:table-cell>
          <table:table-cell table:style-name="ce97" office:value-type="float" office:value="5250">
            <text:p> 5,250</text:p>
          </table:table-cell>
          <table:table-cell table:style-name="ce97" office:value-type="float" office:value="5250">
            <text:p> 5,250</text:p>
          </table:table-cell>
          <table:table-cell table:style-name="ce132" table:formula="oooc:=SUM([.AL12:.AW12])" office:value-type="string">
            <text:p>  63,000 </text:p>
          </table:table-cell>
          <table:table-cell table:style-name="ce21"/>
          <table:table-cell table:style-name="ce190" office:value-type="string">
            <text:p>CEO</text:p>
          </table:table-cell>
          <table:table-cell table:style-name="ce191"/>
          <table:table-cell table:style-name="ce192"/>
          <table:table-cell table:style-name="ce97" office:value-type="float" office:value="6000">
            <text:p> 6,000</text:p>
          </table:table-cell>
          <table:table-cell table:style-name="ce97" office:value-type="float" office:value="6000">
            <text:p> 6,000</text:p>
          </table:table-cell>
          <table:table-cell table:style-name="ce97" office:value-type="float" office:value="6000">
            <text:p> 6,000</text:p>
          </table:table-cell>
          <table:table-cell table:style-name="ce97" office:value-type="float" office:value="6000">
            <text:p> 6,000</text:p>
          </table:table-cell>
          <table:table-cell table:style-name="ce97" office:value-type="float" office:value="6000">
            <text:p> 6,000</text:p>
          </table:table-cell>
          <table:table-cell table:style-name="ce97" office:value-type="float" office:value="6000">
            <text:p> 6,000</text:p>
          </table:table-cell>
          <table:table-cell table:style-name="ce97" office:value-type="float" office:value="6000">
            <text:p> 6,000</text:p>
          </table:table-cell>
          <table:table-cell table:style-name="ce97" office:value-type="float" office:value="6000">
            <text:p> 6,000</text:p>
          </table:table-cell>
          <table:table-cell table:style-name="ce97" office:value-type="float" office:value="6000">
            <text:p> 6,000</text:p>
          </table:table-cell>
          <table:table-cell table:style-name="ce97" office:value-type="float" office:value="6000">
            <text:p> 6,000</text:p>
          </table:table-cell>
          <table:table-cell table:style-name="ce97" office:value-type="float" office:value="6000">
            <text:p> 6,000</text:p>
          </table:table-cell>
          <table:table-cell table:style-name="ce97" office:value-type="float" office:value="6000">
            <text:p> 6,000</text:p>
          </table:table-cell>
          <table:table-cell table:style-name="ce132" table:formula="oooc:=SUM([.BC12:.BN12])" office:value-type="string">
            <text:p>  72,000 </text:p>
          </table:table-cell>
          <table:table-cell table:style-name="ce21"/>
          <table:table-cell table:style-name="ce190" office:value-type="string">
            <text:p>CEO</text:p>
          </table:table-cell>
          <table:table-cell table:style-name="ce191"/>
          <table:table-cell table:style-name="ce192"/>
          <table:table-cell table:style-name="ce97" office:value-type="float" office:value="6000">
            <text:p> 6,000</text:p>
          </table:table-cell>
          <table:table-cell table:style-name="ce97" office:value-type="float" office:value="6000">
            <text:p> 6,000</text:p>
          </table:table-cell>
          <table:table-cell table:style-name="ce97" office:value-type="float" office:value="6000">
            <text:p> 6,000</text:p>
          </table:table-cell>
          <table:table-cell table:style-name="ce97" office:value-type="float" office:value="6000">
            <text:p> 6,000</text:p>
          </table:table-cell>
          <table:table-cell table:style-name="ce97" office:value-type="float" office:value="6000">
            <text:p> 6,000</text:p>
          </table:table-cell>
          <table:table-cell table:style-name="ce97" office:value-type="float" office:value="6000">
            <text:p> 6,000</text:p>
          </table:table-cell>
          <table:table-cell table:style-name="ce97" office:value-type="float" office:value="6000">
            <text:p> 6,000</text:p>
          </table:table-cell>
          <table:table-cell table:style-name="ce97" office:value-type="float" office:value="6000">
            <text:p> 6,000</text:p>
          </table:table-cell>
          <table:table-cell table:style-name="ce97" office:value-type="float" office:value="6000">
            <text:p> 6,000</text:p>
          </table:table-cell>
          <table:table-cell table:style-name="ce97" office:value-type="float" office:value="6000">
            <text:p> 6,000</text:p>
          </table:table-cell>
          <table:table-cell table:style-name="ce97" office:value-type="float" office:value="6000">
            <text:p> 6,000</text:p>
          </table:table-cell>
          <table:table-cell table:style-name="ce97" office:value-type="float" office:value="6000">
            <text:p> 6,000</text:p>
          </table:table-cell>
          <table:table-cell table:style-name="ce132" table:formula="oooc:=SUM([.BT12:.CE12])" office:value-type="string">
            <text:p>  72,000 </text:p>
          </table:table-cell>
          <table:table-cell table:style-name="ce22"/>
          <table:table-cell table:number-columns-repeated="9" table:style-name="ce27"/>
        </table:table-row>
        <table:table-row table:style-name="ro6">
          <table:table-cell table:style-name="ce21" office:value-type="string">
            <text:p>x</text:p>
          </table:table-cell>
          <table:table-cell table:style-name="ce146" table:number-columns-spanned="3" table:number-rows-spanned="1" office:value-type="string">
            <text:p>CTO</text:p>
          </table:table-cell>
          <table:covered-table-cell table:number-columns-repeated="2"/>
          <table:table-cell table:style-name="ce87"/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8000">
            <text:p> 8,000</text:p>
          </table:table-cell>
          <table:table-cell table:style-name="ce30" office:value-type="float" office:value="8000">
            <text:p> 8,000</text:p>
          </table:table-cell>
          <table:table-cell table:style-name="ce132" table:formula="oooc:=SUM([.F13:.O13])" office:value-type="string">
            <text:p>  16,000 </text:p>
          </table:table-cell>
          <table:table-cell table:style-name="ce22"/>
          <table:table-cell table:style-name="ce146" table:number-columns-spanned="3" table:number-rows-spanned="1" office:value-type="string">
            <text:p>CTO</text:p>
          </table:table-cell>
          <table:covered-table-cell table:number-columns-repeated="2"/>
          <table:table-cell table:style-name="ce30" office:value-type="float" office:value="10000">
            <text:p> 10,000</text:p>
          </table:table-cell>
          <table:table-cell table:style-name="ce30" office:value-type="float" office:value="10000">
            <text:p> 10,000</text:p>
          </table:table-cell>
          <table:table-cell table:style-name="ce30" office:value-type="float" office:value="10000">
            <text:p> 10,000</text:p>
          </table:table-cell>
          <table:table-cell table:style-name="ce30" office:value-type="float" office:value="10000">
            <text:p> 10,000</text:p>
          </table:table-cell>
          <table:table-cell table:style-name="ce30" office:value-type="float" office:value="10000">
            <text:p> 10,000</text:p>
          </table:table-cell>
          <table:table-cell table:style-name="ce30" office:value-type="float" office:value="10000">
            <text:p> 10,000</text:p>
          </table:table-cell>
          <table:table-cell table:style-name="ce30" office:value-type="float" office:value="10000">
            <text:p> 10,000</text:p>
          </table:table-cell>
          <table:table-cell table:style-name="ce30" office:value-type="float" office:value="10000">
            <text:p> 10,000</text:p>
          </table:table-cell>
          <table:table-cell table:style-name="ce30" office:value-type="float" office:value="10000">
            <text:p> 10,000</text:p>
          </table:table-cell>
          <table:table-cell table:style-name="ce30" office:value-type="float" office:value="10000">
            <text:p> 10,000</text:p>
          </table:table-cell>
          <table:table-cell table:style-name="ce30" office:value-type="float" office:value="10000">
            <text:p> 10,000</text:p>
          </table:table-cell>
          <table:table-cell table:style-name="ce30" office:value-type="float" office:value="10000">
            <text:p> 10,000</text:p>
          </table:table-cell>
          <table:table-cell table:style-name="ce132" table:formula="oooc:=SUM([.U13:.AF13])" office:value-type="string">
            <text:p>  120,000 </text:p>
          </table:table-cell>
          <table:table-cell table:style-name="ce22"/>
          <table:table-cell table:style-name="ce146" table:number-columns-spanned="3" table:number-rows-spanned="1" office:value-type="string">
            <text:p>CTO</text:p>
          </table:table-cell>
          <table:covered-table-cell table:number-columns-repeated="2"/>
          <table:table-cell table:style-name="ce30" office:value-type="float" office:value="10300">
            <text:p> 10,300</text:p>
          </table:table-cell>
          <table:table-cell table:style-name="ce30" office:value-type="float" office:value="10300">
            <text:p> 10,300</text:p>
          </table:table-cell>
          <table:table-cell table:style-name="ce30" office:value-type="float" office:value="10300">
            <text:p> 10,300</text:p>
          </table:table-cell>
          <table:table-cell table:style-name="ce30" office:value-type="float" office:value="10300">
            <text:p> 10,300</text:p>
          </table:table-cell>
          <table:table-cell table:style-name="ce30" office:value-type="float" office:value="10300">
            <text:p> 10,300</text:p>
          </table:table-cell>
          <table:table-cell table:style-name="ce30" office:value-type="float" office:value="10300">
            <text:p> 10,300</text:p>
          </table:table-cell>
          <table:table-cell table:style-name="ce30" office:value-type="float" office:value="10300">
            <text:p> 10,300</text:p>
          </table:table-cell>
          <table:table-cell table:style-name="ce30" office:value-type="float" office:value="10300">
            <text:p> 10,300</text:p>
          </table:table-cell>
          <table:table-cell table:style-name="ce30" office:value-type="float" office:value="10300">
            <text:p> 10,300</text:p>
          </table:table-cell>
          <table:table-cell table:style-name="ce30" office:value-type="float" office:value="10300">
            <text:p> 10,300</text:p>
          </table:table-cell>
          <table:table-cell table:style-name="ce30" office:value-type="float" office:value="10300">
            <text:p> 10,300</text:p>
          </table:table-cell>
          <table:table-cell table:style-name="ce30" office:value-type="float" office:value="10300">
            <text:p> 10,300</text:p>
          </table:table-cell>
          <table:table-cell table:style-name="ce132" table:formula="oooc:=SUM([.AL13:.AW13])" office:value-type="string">
            <text:p>  123,600 </text:p>
          </table:table-cell>
          <table:table-cell table:style-name="ce22"/>
          <table:table-cell table:style-name="ce146" table:number-columns-spanned="3" table:number-rows-spanned="1" office:value-type="string">
            <text:p>CTO</text:p>
          </table:table-cell>
          <table:covered-table-cell table:number-columns-repeated="2"/>
          <table:table-cell table:style-name="ce30" office:value-type="float" office:value="11000">
            <text:p> 11,000</text:p>
          </table:table-cell>
          <table:table-cell table:style-name="ce30" office:value-type="float" office:value="11000">
            <text:p> 11,000</text:p>
          </table:table-cell>
          <table:table-cell table:style-name="ce30" office:value-type="float" office:value="11000">
            <text:p> 11,000</text:p>
          </table:table-cell>
          <table:table-cell table:style-name="ce30" office:value-type="float" office:value="11000">
            <text:p> 11,000</text:p>
          </table:table-cell>
          <table:table-cell table:style-name="ce30" office:value-type="float" office:value="11000">
            <text:p> 11,000</text:p>
          </table:table-cell>
          <table:table-cell table:style-name="ce30" office:value-type="float" office:value="11000">
            <text:p> 11,000</text:p>
          </table:table-cell>
          <table:table-cell table:style-name="ce30" office:value-type="float" office:value="11000">
            <text:p> 11,000</text:p>
          </table:table-cell>
          <table:table-cell table:style-name="ce30" office:value-type="float" office:value="11000">
            <text:p> 11,000</text:p>
          </table:table-cell>
          <table:table-cell table:style-name="ce30" office:value-type="float" office:value="11000">
            <text:p> 11,000</text:p>
          </table:table-cell>
          <table:table-cell table:style-name="ce30" office:value-type="float" office:value="11000">
            <text:p> 11,000</text:p>
          </table:table-cell>
          <table:table-cell table:style-name="ce30" office:value-type="float" office:value="11000">
            <text:p> 11,000</text:p>
          </table:table-cell>
          <table:table-cell table:style-name="ce30" office:value-type="float" office:value="11000">
            <text:p> 11,000</text:p>
          </table:table-cell>
          <table:table-cell table:style-name="ce132" table:formula="oooc:=SUM([.BC13:.BN13])" office:value-type="string">
            <text:p>  132,000 </text:p>
          </table:table-cell>
          <table:table-cell table:style-name="ce22"/>
          <table:table-cell table:style-name="ce146" table:number-columns-spanned="3" table:number-rows-spanned="1" office:value-type="string">
            <text:p>CTO</text:p>
          </table:table-cell>
          <table:covered-table-cell table:number-columns-repeated="2"/>
          <table:table-cell table:style-name="ce30" office:value-type="float" office:value="11500">
            <text:p> 11,500</text:p>
          </table:table-cell>
          <table:table-cell table:style-name="ce30" office:value-type="float" office:value="11500">
            <text:p> 11,500</text:p>
          </table:table-cell>
          <table:table-cell table:style-name="ce30" office:value-type="float" office:value="11500">
            <text:p> 11,500</text:p>
          </table:table-cell>
          <table:table-cell table:style-name="ce30" office:value-type="float" office:value="11500">
            <text:p> 11,500</text:p>
          </table:table-cell>
          <table:table-cell table:style-name="ce30" office:value-type="float" office:value="11500">
            <text:p> 11,500</text:p>
          </table:table-cell>
          <table:table-cell table:style-name="ce30" office:value-type="float" office:value="11500">
            <text:p> 11,500</text:p>
          </table:table-cell>
          <table:table-cell table:style-name="ce30" office:value-type="float" office:value="11500">
            <text:p> 11,500</text:p>
          </table:table-cell>
          <table:table-cell table:style-name="ce30" office:value-type="float" office:value="11500">
            <text:p> 11,500</text:p>
          </table:table-cell>
          <table:table-cell table:style-name="ce30" office:value-type="float" office:value="11500">
            <text:p> 11,500</text:p>
          </table:table-cell>
          <table:table-cell table:style-name="ce30" office:value-type="float" office:value="11500">
            <text:p> 11,500</text:p>
          </table:table-cell>
          <table:table-cell table:style-name="ce30" office:value-type="float" office:value="11500">
            <text:p> 11,500</text:p>
          </table:table-cell>
          <table:table-cell table:style-name="ce30" office:value-type="float" office:value="11500">
            <text:p> 11,500</text:p>
          </table:table-cell>
          <table:table-cell table:style-name="ce132" table:formula="oooc:=SUM([.BT13:.CE13])" office:value-type="string">
            <text:p>  138,000 </text:p>
          </table:table-cell>
          <table:table-cell table:style-name="ce22"/>
          <table:table-cell table:number-columns-repeated="9" table:style-name="ce27"/>
        </table:table-row>
        <table:table-row table:style-name="ro6">
          <table:table-cell table:style-name="ce21" office:value-type="string">
            <text:p>x</text:p>
          </table:table-cell>
          <table:table-cell table:style-name="ce204" office:value-type="string">
            <text:p>CFO</text:p>
          </table:table-cell>
          <table:table-cell table:style-name="ce205"/>
          <table:table-cell table:style-name="ce206"/>
          <table:table-cell table:style-name="ce87"/>
          <table:table-cell table:number-columns-repeated="5" table:style-name="ce30"/>
          <table:table-cell table:style-name="ce30" office:value-type="float" office:value="500">
            <text:p> 500</text:p>
          </table:table-cell>
          <table:table-cell table:style-name="ce30" office:value-type="float" office:value="800">
            <text:p> 800</text:p>
          </table:table-cell>
          <table:table-cell table:style-name="ce30" office:value-type="float" office:value="1200">
            <text:p> 1,200</text:p>
          </table:table-cell>
          <table:table-cell table:style-name="ce30" office:value-type="float" office:value="1200">
            <text:p> 1,200</text:p>
          </table:table-cell>
          <table:table-cell table:style-name="ce30" office:value-type="float" office:value="1200">
            <text:p> 1,200</text:p>
          </table:table-cell>
          <table:table-cell table:style-name="ce132" table:formula="oooc:=SUM([.F14:.O14])" office:value-type="string">
            <text:p>  4,900 </text:p>
          </table:table-cell>
          <table:table-cell table:style-name="ce22"/>
          <table:table-cell table:style-name="ce204" office:value-type="string">
            <text:p>CFO</text:p>
          </table:table-cell>
          <table:table-cell table:style-name="ce205"/>
          <table:table-cell table:style-name="ce206"/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132" table:formula="oooc:=SUM([.U14:.AF14])" office:value-type="string">
            <text:p>  24,000 </text:p>
          </table:table-cell>
          <table:table-cell table:style-name="ce22"/>
          <table:table-cell table:style-name="ce204" office:value-type="string">
            <text:p>CFO</text:p>
          </table:table-cell>
          <table:table-cell table:style-name="ce205"/>
          <table:table-cell table:style-name="ce206"/>
          <table:table-cell table:style-name="ce30" office:value-type="float" office:value="2250">
            <text:p> 2,250</text:p>
          </table:table-cell>
          <table:table-cell table:style-name="ce30" office:value-type="float" office:value="2250">
            <text:p> 2,250</text:p>
          </table:table-cell>
          <table:table-cell table:style-name="ce30" office:value-type="float" office:value="2250">
            <text:p> 2,250</text:p>
          </table:table-cell>
          <table:table-cell table:style-name="ce30" office:value-type="float" office:value="2250">
            <text:p> 2,250</text:p>
          </table:table-cell>
          <table:table-cell table:style-name="ce30" office:value-type="float" office:value="2250">
            <text:p> 2,250</text:p>
          </table:table-cell>
          <table:table-cell table:style-name="ce30" office:value-type="float" office:value="2250">
            <text:p> 2,250</text:p>
          </table:table-cell>
          <table:table-cell table:style-name="ce30" office:value-type="float" office:value="2250">
            <text:p> 2,250</text:p>
          </table:table-cell>
          <table:table-cell table:style-name="ce30" office:value-type="float" office:value="2250">
            <text:p> 2,250</text:p>
          </table:table-cell>
          <table:table-cell table:style-name="ce30" office:value-type="float" office:value="2250">
            <text:p> 2,250</text:p>
          </table:table-cell>
          <table:table-cell table:style-name="ce30" office:value-type="float" office:value="2250">
            <text:p> 2,250</text:p>
          </table:table-cell>
          <table:table-cell table:style-name="ce30" office:value-type="float" office:value="2250">
            <text:p> 2,250</text:p>
          </table:table-cell>
          <table:table-cell table:style-name="ce30" office:value-type="float" office:value="2250">
            <text:p> 2,250</text:p>
          </table:table-cell>
          <table:table-cell table:style-name="ce132" table:formula="oooc:=SUM([.AL14:.AW14])" office:value-type="string">
            <text:p>  27,000 </text:p>
          </table:table-cell>
          <table:table-cell table:style-name="ce22"/>
          <table:table-cell table:style-name="ce204" office:value-type="string">
            <text:p>CFO</text:p>
          </table:table-cell>
          <table:table-cell table:style-name="ce205"/>
          <table:table-cell table:style-name="ce206"/>
          <table:table-cell table:style-name="ce30" office:value-type="float" office:value="2500">
            <text:p> 2,500</text:p>
          </table:table-cell>
          <table:table-cell table:style-name="ce30" office:value-type="float" office:value="2500">
            <text:p> 2,500</text:p>
          </table:table-cell>
          <table:table-cell table:style-name="ce30" office:value-type="float" office:value="2500">
            <text:p> 2,500</text:p>
          </table:table-cell>
          <table:table-cell table:style-name="ce30" office:value-type="float" office:value="2500">
            <text:p> 2,500</text:p>
          </table:table-cell>
          <table:table-cell table:style-name="ce30" office:value-type="float" office:value="2500">
            <text:p> 2,500</text:p>
          </table:table-cell>
          <table:table-cell table:style-name="ce30" office:value-type="float" office:value="2500">
            <text:p> 2,500</text:p>
          </table:table-cell>
          <table:table-cell table:style-name="ce30" office:value-type="float" office:value="2500">
            <text:p> 2,500</text:p>
          </table:table-cell>
          <table:table-cell table:style-name="ce30" office:value-type="float" office:value="2500">
            <text:p> 2,500</text:p>
          </table:table-cell>
          <table:table-cell table:style-name="ce30" office:value-type="float" office:value="2500">
            <text:p> 2,500</text:p>
          </table:table-cell>
          <table:table-cell table:style-name="ce30" office:value-type="float" office:value="2500">
            <text:p> 2,500</text:p>
          </table:table-cell>
          <table:table-cell table:style-name="ce30" office:value-type="float" office:value="2500">
            <text:p> 2,500</text:p>
          </table:table-cell>
          <table:table-cell table:style-name="ce30" office:value-type="float" office:value="2500">
            <text:p> 2,500</text:p>
          </table:table-cell>
          <table:table-cell table:style-name="ce132" table:formula="oooc:=SUM([.BC14:.BN14])" office:value-type="string">
            <text:p>  30,000 </text:p>
          </table:table-cell>
          <table:table-cell table:style-name="ce22"/>
          <table:table-cell table:style-name="ce204" office:value-type="string">
            <text:p>CFO</text:p>
          </table:table-cell>
          <table:table-cell table:style-name="ce205"/>
          <table:table-cell table:style-name="ce206"/>
          <table:table-cell table:style-name="ce30" office:value-type="float" office:value="2750">
            <text:p> 2,750</text:p>
          </table:table-cell>
          <table:table-cell table:style-name="ce30" office:value-type="float" office:value="2750">
            <text:p> 2,750</text:p>
          </table:table-cell>
          <table:table-cell table:style-name="ce30" office:value-type="float" office:value="2750">
            <text:p> 2,750</text:p>
          </table:table-cell>
          <table:table-cell table:style-name="ce30" office:value-type="float" office:value="2750">
            <text:p> 2,750</text:p>
          </table:table-cell>
          <table:table-cell table:style-name="ce30" office:value-type="float" office:value="2750">
            <text:p> 2,750</text:p>
          </table:table-cell>
          <table:table-cell table:style-name="ce30" office:value-type="float" office:value="2750">
            <text:p> 2,750</text:p>
          </table:table-cell>
          <table:table-cell table:style-name="ce30" office:value-type="float" office:value="2750">
            <text:p> 2,750</text:p>
          </table:table-cell>
          <table:table-cell table:style-name="ce30" office:value-type="float" office:value="2750">
            <text:p> 2,750</text:p>
          </table:table-cell>
          <table:table-cell table:style-name="ce30" office:value-type="float" office:value="2750">
            <text:p> 2,750</text:p>
          </table:table-cell>
          <table:table-cell table:style-name="ce30" office:value-type="float" office:value="2750">
            <text:p> 2,750</text:p>
          </table:table-cell>
          <table:table-cell table:style-name="ce30" office:value-type="float" office:value="2750">
            <text:p> 2,750</text:p>
          </table:table-cell>
          <table:table-cell table:style-name="ce30" office:value-type="float" office:value="2750">
            <text:p> 2,750</text:p>
          </table:table-cell>
          <table:table-cell table:style-name="ce132" table:formula="oooc:=SUM([.BT14:.CE14])" office:value-type="string">
            <text:p>  33,000 </text:p>
          </table:table-cell>
          <table:table-cell table:style-name="ce22"/>
          <table:table-cell table:number-columns-repeated="9" table:style-name="ce27"/>
        </table:table-row>
        <table:table-row table:style-name="ro6">
          <table:table-cell table:style-name="ce21" office:value-type="string">
            <text:p>x</text:p>
          </table:table-cell>
          <table:table-cell table:style-name="ce209" office:value-type="string">
            <text:p>CCO</text:p>
          </table:table-cell>
          <table:table-cell table:style-name="ce141"/>
          <table:table-cell table:style-name="ce210"/>
          <table:table-cell table:style-name="ce87"/>
          <table:table-cell table:number-columns-repeated="5" table:style-name="ce30"/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132" table:formula="oooc:=SUM([.F15:.O15])" office:value-type="string">
            <text:p>  - </text:p>
          </table:table-cell>
          <table:table-cell table:style-name="ce22"/>
          <table:table-cell table:style-name="ce212" office:value-type="string">
            <text:p>COO</text:p>
          </table:table-cell>
          <table:table-cell table:style-name="ce141"/>
          <table:table-cell table:style-name="ce210"/>
          <table:table-cell table:style-name="ce30" office:value-type="float" office:value="5000">
            <text:p> 5,000</text:p>
          </table:table-cell>
          <table:table-cell table:style-name="ce30" office:value-type="float" office:value="5000">
            <text:p> 5,000</text:p>
          </table:table-cell>
          <table:table-cell table:style-name="ce30" office:value-type="float" office:value="5000">
            <text:p> 5,000</text:p>
          </table:table-cell>
          <table:table-cell table:style-name="ce30" office:value-type="float" office:value="5000">
            <text:p> 5,000</text:p>
          </table:table-cell>
          <table:table-cell table:style-name="ce30" office:value-type="float" office:value="5000">
            <text:p> 5,000</text:p>
          </table:table-cell>
          <table:table-cell table:style-name="ce30" office:value-type="float" office:value="5000">
            <text:p> 5,000</text:p>
          </table:table-cell>
          <table:table-cell table:style-name="ce30" office:value-type="float" office:value="5000">
            <text:p> 5,000</text:p>
          </table:table-cell>
          <table:table-cell table:style-name="ce30" office:value-type="float" office:value="5000">
            <text:p> 5,000</text:p>
          </table:table-cell>
          <table:table-cell table:style-name="ce30" office:value-type="float" office:value="5000">
            <text:p> 5,000</text:p>
          </table:table-cell>
          <table:table-cell table:style-name="ce30" office:value-type="float" office:value="5000">
            <text:p> 5,000</text:p>
          </table:table-cell>
          <table:table-cell table:style-name="ce30" office:value-type="float" office:value="5000">
            <text:p> 5,000</text:p>
          </table:table-cell>
          <table:table-cell table:style-name="ce30" office:value-type="float" office:value="5000">
            <text:p> 5,000</text:p>
          </table:table-cell>
          <table:table-cell table:style-name="ce132" table:formula="oooc:=SUM([.U15:.AF15])" office:value-type="string">
            <text:p>  60,000 </text:p>
          </table:table-cell>
          <table:table-cell table:style-name="ce22"/>
          <table:table-cell table:style-name="ce212" office:value-type="string">
            <text:p>COO</text:p>
          </table:table-cell>
          <table:table-cell table:style-name="ce141"/>
          <table:table-cell table:style-name="ce210"/>
          <table:table-cell table:style-name="ce30" office:value-type="float" office:value="5250">
            <text:p> 5,250</text:p>
          </table:table-cell>
          <table:table-cell table:style-name="ce30" office:value-type="float" office:value="5250">
            <text:p> 5,250</text:p>
          </table:table-cell>
          <table:table-cell table:style-name="ce30" office:value-type="float" office:value="5250">
            <text:p> 5,250</text:p>
          </table:table-cell>
          <table:table-cell table:style-name="ce30" office:value-type="float" office:value="5250">
            <text:p> 5,250</text:p>
          </table:table-cell>
          <table:table-cell table:style-name="ce30" office:value-type="float" office:value="5250">
            <text:p> 5,250</text:p>
          </table:table-cell>
          <table:table-cell table:style-name="ce30" office:value-type="float" office:value="5250">
            <text:p> 5,250</text:p>
          </table:table-cell>
          <table:table-cell table:style-name="ce30" office:value-type="float" office:value="5250">
            <text:p> 5,250</text:p>
          </table:table-cell>
          <table:table-cell table:style-name="ce30" office:value-type="float" office:value="5250">
            <text:p> 5,250</text:p>
          </table:table-cell>
          <table:table-cell table:style-name="ce30" office:value-type="float" office:value="5250">
            <text:p> 5,250</text:p>
          </table:table-cell>
          <table:table-cell table:style-name="ce30" office:value-type="float" office:value="5250">
            <text:p> 5,250</text:p>
          </table:table-cell>
          <table:table-cell table:style-name="ce30" office:value-type="float" office:value="5250">
            <text:p> 5,250</text:p>
          </table:table-cell>
          <table:table-cell table:style-name="ce30" office:value-type="float" office:value="5250">
            <text:p> 5,250</text:p>
          </table:table-cell>
          <table:table-cell table:style-name="ce132" table:formula="oooc:=SUM([.AL15:.AW15])" office:value-type="string">
            <text:p>  63,000 </text:p>
          </table:table-cell>
          <table:table-cell table:style-name="ce22"/>
          <table:table-cell table:style-name="ce212" office:value-type="string">
            <text:p>COO</text:p>
          </table:table-cell>
          <table:table-cell table:style-name="ce141"/>
          <table:table-cell table:style-name="ce210"/>
          <table:table-cell table:style-name="ce30" office:value-type="float" office:value="5500">
            <text:p> 5,500</text:p>
          </table:table-cell>
          <table:table-cell table:style-name="ce30" office:value-type="float" office:value="5500">
            <text:p> 5,500</text:p>
          </table:table-cell>
          <table:table-cell table:style-name="ce30" office:value-type="float" office:value="5500">
            <text:p> 5,500</text:p>
          </table:table-cell>
          <table:table-cell table:style-name="ce30" office:value-type="float" office:value="5500">
            <text:p> 5,500</text:p>
          </table:table-cell>
          <table:table-cell table:style-name="ce30" office:value-type="float" office:value="5500">
            <text:p> 5,500</text:p>
          </table:table-cell>
          <table:table-cell table:style-name="ce30" office:value-type="float" office:value="5500">
            <text:p> 5,500</text:p>
          </table:table-cell>
          <table:table-cell table:style-name="ce30" office:value-type="float" office:value="5500">
            <text:p> 5,500</text:p>
          </table:table-cell>
          <table:table-cell table:style-name="ce30" office:value-type="float" office:value="5500">
            <text:p> 5,500</text:p>
          </table:table-cell>
          <table:table-cell table:style-name="ce30" office:value-type="float" office:value="5500">
            <text:p> 5,500</text:p>
          </table:table-cell>
          <table:table-cell table:style-name="ce30" office:value-type="float" office:value="5500">
            <text:p> 5,500</text:p>
          </table:table-cell>
          <table:table-cell table:style-name="ce30" office:value-type="float" office:value="5500">
            <text:p> 5,500</text:p>
          </table:table-cell>
          <table:table-cell table:style-name="ce30" office:value-type="float" office:value="5500">
            <text:p> 5,500</text:p>
          </table:table-cell>
          <table:table-cell table:style-name="ce132" table:formula="oooc:=SUM([.BC15:.BN15])" office:value-type="string">
            <text:p>  66,000 </text:p>
          </table:table-cell>
          <table:table-cell table:style-name="ce22"/>
          <table:table-cell table:style-name="ce212" office:value-type="string">
            <text:p>COO</text:p>
          </table:table-cell>
          <table:table-cell table:style-name="ce141"/>
          <table:table-cell table:style-name="ce210"/>
          <table:table-cell table:style-name="ce30" office:value-type="float" office:value="5750">
            <text:p> 5,750</text:p>
          </table:table-cell>
          <table:table-cell table:style-name="ce30" office:value-type="float" office:value="5750">
            <text:p> 5,750</text:p>
          </table:table-cell>
          <table:table-cell table:style-name="ce30" office:value-type="float" office:value="5750">
            <text:p> 5,750</text:p>
          </table:table-cell>
          <table:table-cell table:style-name="ce30" office:value-type="float" office:value="5750">
            <text:p> 5,750</text:p>
          </table:table-cell>
          <table:table-cell table:style-name="ce30" office:value-type="float" office:value="5750">
            <text:p> 5,750</text:p>
          </table:table-cell>
          <table:table-cell table:style-name="ce30" office:value-type="float" office:value="5750">
            <text:p> 5,750</text:p>
          </table:table-cell>
          <table:table-cell table:style-name="ce30" office:value-type="float" office:value="5750">
            <text:p> 5,750</text:p>
          </table:table-cell>
          <table:table-cell table:style-name="ce30" office:value-type="float" office:value="5750">
            <text:p> 5,750</text:p>
          </table:table-cell>
          <table:table-cell table:style-name="ce30" office:value-type="float" office:value="5750">
            <text:p> 5,750</text:p>
          </table:table-cell>
          <table:table-cell table:style-name="ce30" office:value-type="float" office:value="5750">
            <text:p> 5,750</text:p>
          </table:table-cell>
          <table:table-cell table:style-name="ce30" office:value-type="float" office:value="5750">
            <text:p> 5,750</text:p>
          </table:table-cell>
          <table:table-cell table:style-name="ce30" office:value-type="float" office:value="5750">
            <text:p> 5,750</text:p>
          </table:table-cell>
          <table:table-cell table:style-name="ce132" table:formula="oooc:=SUM([.BT15:.CE15])" office:value-type="string">
            <text:p>  69,000 </text:p>
          </table:table-cell>
          <table:table-cell table:style-name="ce22"/>
          <table:table-cell table:number-columns-repeated="9" table:style-name="ce27"/>
        </table:table-row>
        <table:table-row table:style-name="ro6">
          <table:table-cell table:style-name="ce21" office:value-type="string">
            <text:p>x</text:p>
          </table:table-cell>
          <table:table-cell table:style-name="ce212" office:value-type="string">
            <text:p>Communications Contractor </text:p>
          </table:table-cell>
          <table:table-cell table:style-name="ce205"/>
          <table:table-cell table:style-name="ce210"/>
          <table:table-cell table:style-name="ce87"/>
          <table:table-cell table:number-columns-repeated="5" table:style-name="ce30"/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1000">
            <text:p> 1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132" table:formula="oooc:=SUM([.F16:.O16])" office:value-type="string">
            <text:p>  5,000 </text:p>
          </table:table-cell>
          <table:table-cell table:style-name="ce22"/>
          <table:table-cell table:style-name="ce212" office:value-type="string">
            <text:p>Communications Contractor </text:p>
          </table:table-cell>
          <table:table-cell table:style-name="ce205"/>
          <table:table-cell table:style-name="ce210"/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132" table:formula="oooc:=SUM([.U16:.AF16])" office:value-type="string">
            <text:p>  24,000 </text:p>
          </table:table-cell>
          <table:table-cell table:style-name="ce22"/>
          <table:table-cell table:style-name="ce212" office:value-type="string">
            <text:p>Communications Contractor </text:p>
          </table:table-cell>
          <table:table-cell table:style-name="ce205"/>
          <table:table-cell table:style-name="ce210"/>
          <table:table-cell table:style-name="ce30" office:value-type="float" office:value="2100">
            <text:p> 2,100</text:p>
          </table:table-cell>
          <table:table-cell table:style-name="ce30" office:value-type="float" office:value="2100">
            <text:p> 2,100</text:p>
          </table:table-cell>
          <table:table-cell table:style-name="ce30" office:value-type="float" office:value="2100">
            <text:p> 2,100</text:p>
          </table:table-cell>
          <table:table-cell table:style-name="ce30" office:value-type="float" office:value="2100">
            <text:p> 2,100</text:p>
          </table:table-cell>
          <table:table-cell table:style-name="ce30" office:value-type="float" office:value="2100">
            <text:p> 2,100</text:p>
          </table:table-cell>
          <table:table-cell table:style-name="ce30" office:value-type="float" office:value="2100">
            <text:p> 2,100</text:p>
          </table:table-cell>
          <table:table-cell table:style-name="ce30" office:value-type="float" office:value="2100">
            <text:p> 2,100</text:p>
          </table:table-cell>
          <table:table-cell table:style-name="ce30" office:value-type="float" office:value="2100">
            <text:p> 2,100</text:p>
          </table:table-cell>
          <table:table-cell table:style-name="ce30" office:value-type="float" office:value="2100">
            <text:p> 2,100</text:p>
          </table:table-cell>
          <table:table-cell table:style-name="ce30" office:value-type="float" office:value="2100">
            <text:p> 2,100</text:p>
          </table:table-cell>
          <table:table-cell table:style-name="ce30" office:value-type="float" office:value="2100">
            <text:p> 2,100</text:p>
          </table:table-cell>
          <table:table-cell table:style-name="ce30" office:value-type="float" office:value="2100">
            <text:p> 2,100</text:p>
          </table:table-cell>
          <table:table-cell table:style-name="ce132" table:formula="oooc:=SUM([.AL16:.AW16])" office:value-type="string">
            <text:p>  25,200 </text:p>
          </table:table-cell>
          <table:table-cell table:style-name="ce22"/>
          <table:table-cell table:style-name="ce212" office:value-type="string">
            <text:p>Communications Contractor </text:p>
          </table:table-cell>
          <table:table-cell table:style-name="ce205"/>
          <table:table-cell table:style-name="ce210"/>
          <table:table-cell table:style-name="ce30" office:value-type="float" office:value="2200">
            <text:p> 2,200</text:p>
          </table:table-cell>
          <table:table-cell table:style-name="ce30" office:value-type="float" office:value="2200">
            <text:p> 2,200</text:p>
          </table:table-cell>
          <table:table-cell table:style-name="ce30" office:value-type="float" office:value="2200">
            <text:p> 2,200</text:p>
          </table:table-cell>
          <table:table-cell table:style-name="ce30" office:value-type="float" office:value="2200">
            <text:p> 2,200</text:p>
          </table:table-cell>
          <table:table-cell table:style-name="ce30" office:value-type="float" office:value="2200">
            <text:p> 2,200</text:p>
          </table:table-cell>
          <table:table-cell table:style-name="ce30" office:value-type="float" office:value="2200">
            <text:p> 2,200</text:p>
          </table:table-cell>
          <table:table-cell table:style-name="ce30" office:value-type="float" office:value="2200">
            <text:p> 2,200</text:p>
          </table:table-cell>
          <table:table-cell table:style-name="ce30" office:value-type="float" office:value="2200">
            <text:p> 2,200</text:p>
          </table:table-cell>
          <table:table-cell table:style-name="ce30" office:value-type="float" office:value="2200">
            <text:p> 2,200</text:p>
          </table:table-cell>
          <table:table-cell table:style-name="ce30" office:value-type="float" office:value="2200">
            <text:p> 2,200</text:p>
          </table:table-cell>
          <table:table-cell table:style-name="ce30" office:value-type="float" office:value="2200">
            <text:p> 2,200</text:p>
          </table:table-cell>
          <table:table-cell table:style-name="ce30" office:value-type="float" office:value="2200">
            <text:p> 2,200</text:p>
          </table:table-cell>
          <table:table-cell table:style-name="ce132" table:formula="oooc:=SUM([.BC16:.BN16])" office:value-type="string">
            <text:p>  26,400 </text:p>
          </table:table-cell>
          <table:table-cell table:style-name="ce22"/>
          <table:table-cell table:style-name="ce212" office:value-type="string">
            <text:p>Communications Contractor </text:p>
          </table:table-cell>
          <table:table-cell table:style-name="ce205"/>
          <table:table-cell table:style-name="ce210"/>
          <table:table-cell table:style-name="ce30" office:value-type="float" office:value="2300">
            <text:p> 2,300</text:p>
          </table:table-cell>
          <table:table-cell table:style-name="ce30" office:value-type="float" office:value="2300">
            <text:p> 2,300</text:p>
          </table:table-cell>
          <table:table-cell table:style-name="ce30" office:value-type="float" office:value="2300">
            <text:p> 2,300</text:p>
          </table:table-cell>
          <table:table-cell table:style-name="ce30" office:value-type="float" office:value="2300">
            <text:p> 2,300</text:p>
          </table:table-cell>
          <table:table-cell table:style-name="ce30" office:value-type="float" office:value="2300">
            <text:p> 2,300</text:p>
          </table:table-cell>
          <table:table-cell table:style-name="ce30" office:value-type="float" office:value="2300">
            <text:p> 2,300</text:p>
          </table:table-cell>
          <table:table-cell table:style-name="ce30" office:value-type="float" office:value="2300">
            <text:p> 2,300</text:p>
          </table:table-cell>
          <table:table-cell table:style-name="ce30" office:value-type="float" office:value="2300">
            <text:p> 2,300</text:p>
          </table:table-cell>
          <table:table-cell table:style-name="ce30" office:value-type="float" office:value="2300">
            <text:p> 2,300</text:p>
          </table:table-cell>
          <table:table-cell table:style-name="ce30" office:value-type="float" office:value="2300">
            <text:p> 2,300</text:p>
          </table:table-cell>
          <table:table-cell table:style-name="ce30" office:value-type="float" office:value="2300">
            <text:p> 2,300</text:p>
          </table:table-cell>
          <table:table-cell table:style-name="ce30" office:value-type="float" office:value="2300">
            <text:p> 2,300</text:p>
          </table:table-cell>
          <table:table-cell table:style-name="ce132" table:formula="oooc:=SUM([.BT16:.CE16])" office:value-type="string">
            <text:p>  27,600 </text:p>
          </table:table-cell>
          <table:table-cell table:style-name="ce22"/>
          <table:table-cell table:number-columns-repeated="9" table:style-name="ce27"/>
        </table:table-row>
        <table:table-row table:style-name="ro6">
          <table:table-cell table:style-name="ce21" office:value-type="string">
            <text:p>x</text:p>
          </table:table-cell>
          <table:table-cell table:style-name="ce209" office:value-type="string">
            <text:p>Creative Director </text:p>
          </table:table-cell>
          <table:table-cell table:style-name="ce205"/>
          <table:table-cell table:style-name="ce210"/>
          <table:table-cell table:style-name="ce87"/>
          <table:table-cell table:number-columns-repeated="5" table:style-name="ce30"/>
          <table:table-cell table:style-name="ce30" office:value-type="float" office:value="2500">
            <text:p> 2,500</text:p>
          </table:table-cell>
          <table:table-cell table:style-name="ce169" office:value-type="float" office:value="5000">
            <text:p> 5,000</text:p>
          </table:table-cell>
          <table:table-cell table:style-name="ce169" office:value-type="float" office:value="5000">
            <text:p> 5,000</text:p>
          </table:table-cell>
          <table:table-cell table:style-name="ce30" office:value-type="float" office:value="5000">
            <text:p> 5,000</text:p>
          </table:table-cell>
          <table:table-cell table:style-name="ce30" office:value-type="float" office:value="5000">
            <text:p> 5,000</text:p>
          </table:table-cell>
          <table:table-cell table:style-name="ce132" table:formula="oooc:=SUM([.F17:.O17])" office:value-type="string">
            <text:p>  22,500 </text:p>
          </table:table-cell>
          <table:table-cell table:style-name="ce22"/>
          <table:table-cell table:style-name="ce209" office:value-type="string">
            <text:p>Creative Director </text:p>
          </table:table-cell>
          <table:table-cell table:style-name="ce205"/>
          <table:table-cell table:style-name="ce210"/>
          <table:table-cell table:style-name="ce30" office:value-type="float" office:value="5000">
            <text:p> 5,000</text:p>
          </table:table-cell>
          <table:table-cell table:style-name="ce30" office:value-type="float" office:value="5000">
            <text:p> 5,000</text:p>
          </table:table-cell>
          <table:table-cell table:style-name="ce30" office:value-type="float" office:value="5000">
            <text:p> 5,000</text:p>
          </table:table-cell>
          <table:table-cell table:style-name="ce30" office:value-type="float" office:value="5000">
            <text:p> 5,000</text:p>
          </table:table-cell>
          <table:table-cell table:style-name="ce30" office:value-type="float" office:value="5000">
            <text:p> 5,000</text:p>
          </table:table-cell>
          <table:table-cell table:style-name="ce30" office:value-type="float" office:value="5000">
            <text:p> 5,000</text:p>
          </table:table-cell>
          <table:table-cell table:style-name="ce30" office:value-type="float" office:value="5000">
            <text:p> 5,000</text:p>
          </table:table-cell>
          <table:table-cell table:style-name="ce30" office:value-type="float" office:value="5000">
            <text:p> 5,000</text:p>
          </table:table-cell>
          <table:table-cell table:style-name="ce30" office:value-type="float" office:value="5000">
            <text:p> 5,000</text:p>
          </table:table-cell>
          <table:table-cell table:style-name="ce30" office:value-type="float" office:value="5000">
            <text:p> 5,000</text:p>
          </table:table-cell>
          <table:table-cell table:style-name="ce30" office:value-type="float" office:value="5000">
            <text:p> 5,000</text:p>
          </table:table-cell>
          <table:table-cell table:style-name="ce30" office:value-type="float" office:value="5000">
            <text:p> 5,000</text:p>
          </table:table-cell>
          <table:table-cell table:style-name="ce132" table:formula="oooc:=SUM([.U17:.AF17])" office:value-type="string">
            <text:p>  60,000 </text:p>
          </table:table-cell>
          <table:table-cell table:style-name="ce22"/>
          <table:table-cell table:style-name="ce212" office:value-type="string">
            <text:p>Creative Director - Richard</text:p>
          </table:table-cell>
          <table:table-cell table:style-name="ce205"/>
          <table:table-cell table:style-name="ce210"/>
          <table:table-cell table:style-name="ce30" office:value-type="float" office:value="5250">
            <text:p> 5,250</text:p>
          </table:table-cell>
          <table:table-cell table:style-name="ce30" office:value-type="float" office:value="5250">
            <text:p> 5,250</text:p>
          </table:table-cell>
          <table:table-cell table:style-name="ce30" office:value-type="float" office:value="5250">
            <text:p> 5,250</text:p>
          </table:table-cell>
          <table:table-cell table:style-name="ce30" office:value-type="float" office:value="5250">
            <text:p> 5,250</text:p>
          </table:table-cell>
          <table:table-cell table:style-name="ce30" office:value-type="float" office:value="5250">
            <text:p> 5,250</text:p>
          </table:table-cell>
          <table:table-cell table:style-name="ce30" office:value-type="float" office:value="5250">
            <text:p> 5,250</text:p>
          </table:table-cell>
          <table:table-cell table:style-name="ce30" office:value-type="float" office:value="5250">
            <text:p> 5,250</text:p>
          </table:table-cell>
          <table:table-cell table:style-name="ce30" office:value-type="float" office:value="5250">
            <text:p> 5,250</text:p>
          </table:table-cell>
          <table:table-cell table:style-name="ce30" office:value-type="float" office:value="5250">
            <text:p> 5,250</text:p>
          </table:table-cell>
          <table:table-cell table:style-name="ce30" office:value-type="float" office:value="5250">
            <text:p> 5,250</text:p>
          </table:table-cell>
          <table:table-cell table:style-name="ce30" office:value-type="float" office:value="5250">
            <text:p> 5,250</text:p>
          </table:table-cell>
          <table:table-cell table:style-name="ce30" office:value-type="float" office:value="5250">
            <text:p> 5,250</text:p>
          </table:table-cell>
          <table:table-cell table:style-name="ce132" table:formula="oooc:=SUM([.AL17:.AW17])" office:value-type="string">
            <text:p>  63,000 </text:p>
          </table:table-cell>
          <table:table-cell table:style-name="ce22"/>
          <table:table-cell table:style-name="ce212" office:value-type="string">
            <text:p>Creative Director - Richard</text:p>
          </table:table-cell>
          <table:table-cell table:style-name="ce205"/>
          <table:table-cell table:style-name="ce210"/>
          <table:table-cell table:style-name="ce30" office:value-type="float" office:value="5500">
            <text:p> 5,500</text:p>
          </table:table-cell>
          <table:table-cell table:style-name="ce30" office:value-type="float" office:value="5500">
            <text:p> 5,500</text:p>
          </table:table-cell>
          <table:table-cell table:style-name="ce30" office:value-type="float" office:value="5500">
            <text:p> 5,500</text:p>
          </table:table-cell>
          <table:table-cell table:style-name="ce30" office:value-type="float" office:value="5500">
            <text:p> 5,500</text:p>
          </table:table-cell>
          <table:table-cell table:style-name="ce30" office:value-type="float" office:value="5500">
            <text:p> 5,500</text:p>
          </table:table-cell>
          <table:table-cell table:style-name="ce30" office:value-type="float" office:value="5500">
            <text:p> 5,500</text:p>
          </table:table-cell>
          <table:table-cell table:style-name="ce30" office:value-type="float" office:value="5500">
            <text:p> 5,500</text:p>
          </table:table-cell>
          <table:table-cell table:style-name="ce30" office:value-type="float" office:value="5500">
            <text:p> 5,500</text:p>
          </table:table-cell>
          <table:table-cell table:style-name="ce30" office:value-type="float" office:value="5500">
            <text:p> 5,500</text:p>
          </table:table-cell>
          <table:table-cell table:style-name="ce30" office:value-type="float" office:value="5500">
            <text:p> 5,500</text:p>
          </table:table-cell>
          <table:table-cell table:style-name="ce30" office:value-type="float" office:value="5500">
            <text:p> 5,500</text:p>
          </table:table-cell>
          <table:table-cell table:style-name="ce30" office:value-type="float" office:value="5500">
            <text:p> 5,500</text:p>
          </table:table-cell>
          <table:table-cell table:style-name="ce132" table:formula="oooc:=SUM([.BC17:.BN17])" office:value-type="string">
            <text:p>  66,000 </text:p>
          </table:table-cell>
          <table:table-cell table:style-name="ce22"/>
          <table:table-cell table:style-name="ce212" office:value-type="string">
            <text:p>Creative Director - Richard</text:p>
          </table:table-cell>
          <table:table-cell table:style-name="ce205"/>
          <table:table-cell table:style-name="ce210"/>
          <table:table-cell table:style-name="ce30" office:value-type="float" office:value="5750">
            <text:p> 5,750</text:p>
          </table:table-cell>
          <table:table-cell table:style-name="ce30" office:value-type="float" office:value="5750">
            <text:p> 5,750</text:p>
          </table:table-cell>
          <table:table-cell table:style-name="ce30" office:value-type="float" office:value="5750">
            <text:p> 5,750</text:p>
          </table:table-cell>
          <table:table-cell table:style-name="ce30" office:value-type="float" office:value="5750">
            <text:p> 5,750</text:p>
          </table:table-cell>
          <table:table-cell table:style-name="ce30" office:value-type="float" office:value="5750">
            <text:p> 5,750</text:p>
          </table:table-cell>
          <table:table-cell table:style-name="ce30" office:value-type="float" office:value="5750">
            <text:p> 5,750</text:p>
          </table:table-cell>
          <table:table-cell table:style-name="ce30" office:value-type="float" office:value="5750">
            <text:p> 5,750</text:p>
          </table:table-cell>
          <table:table-cell table:style-name="ce30" office:value-type="float" office:value="5750">
            <text:p> 5,750</text:p>
          </table:table-cell>
          <table:table-cell table:style-name="ce30" office:value-type="float" office:value="5750">
            <text:p> 5,750</text:p>
          </table:table-cell>
          <table:table-cell table:style-name="ce30" office:value-type="float" office:value="5750">
            <text:p> 5,750</text:p>
          </table:table-cell>
          <table:table-cell table:style-name="ce30" office:value-type="float" office:value="5750">
            <text:p> 5,750</text:p>
          </table:table-cell>
          <table:table-cell table:style-name="ce30" office:value-type="float" office:value="5750">
            <text:p> 5,750</text:p>
          </table:table-cell>
          <table:table-cell table:style-name="ce132" table:formula="oooc:=SUM([.BT17:.CE17])" office:value-type="string">
            <text:p>  69,000 </text:p>
          </table:table-cell>
          <table:table-cell table:style-name="ce22"/>
          <table:table-cell table:number-columns-repeated="9" table:style-name="ce27"/>
        </table:table-row>
        <table:table-row table:style-name="ro6">
          <table:table-cell table:style-name="ce21" office:value-type="string">
            <text:p>x</text:p>
          </table:table-cell>
          <table:table-cell table:style-name="ce212" office:value-type="string">
            <text:p>Administration &amp; Finance</text:p>
          </table:table-cell>
          <table:table-cell table:style-name="ce213"/>
          <table:table-cell table:style-name="ce210"/>
          <table:table-cell table:style-name="ce87"/>
          <table:table-cell table:number-columns-repeated="5" table:style-name="ce30"/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1000">
            <text:p> 1,000</text:p>
          </table:table-cell>
          <table:table-cell table:style-name="ce30" office:value-type="float" office:value="1000">
            <text:p> 1,000</text:p>
          </table:table-cell>
          <table:table-cell table:style-name="ce30" office:value-type="float" office:value="1000">
            <text:p> 1,000</text:p>
          </table:table-cell>
          <table:table-cell table:style-name="ce132" table:formula="oooc:=SUM([.F18:.O18])" office:value-type="string">
            <text:p>  3,000 </text:p>
          </table:table-cell>
          <table:table-cell table:style-name="ce22"/>
          <table:table-cell table:style-name="ce212" office:value-type="string">
            <text:p>Administration &amp; Finance</text:p>
          </table:table-cell>
          <table:table-cell table:style-name="ce213"/>
          <table:table-cell table:style-name="ce210"/>
          <table:table-cell table:style-name="ce30" office:value-type="float" office:value="4000">
            <text:p> 4,000</text:p>
          </table:table-cell>
          <table:table-cell table:style-name="ce30" office:value-type="float" office:value="4000">
            <text:p> 4,000</text:p>
          </table:table-cell>
          <table:table-cell table:style-name="ce30" office:value-type="float" office:value="4000">
            <text:p> 4,000</text:p>
          </table:table-cell>
          <table:table-cell table:style-name="ce30" office:value-type="float" office:value="4000">
            <text:p> 4,000</text:p>
          </table:table-cell>
          <table:table-cell table:style-name="ce30" office:value-type="float" office:value="4000">
            <text:p> 4,000</text:p>
          </table:table-cell>
          <table:table-cell table:style-name="ce30" office:value-type="float" office:value="4000">
            <text:p> 4,000</text:p>
          </table:table-cell>
          <table:table-cell table:style-name="ce30" office:value-type="float" office:value="4000">
            <text:p> 4,000</text:p>
          </table:table-cell>
          <table:table-cell table:style-name="ce30" office:value-type="float" office:value="4000">
            <text:p> 4,000</text:p>
          </table:table-cell>
          <table:table-cell table:style-name="ce30" office:value-type="float" office:value="4000">
            <text:p> 4,000</text:p>
          </table:table-cell>
          <table:table-cell table:style-name="ce30" office:value-type="float" office:value="4000">
            <text:p> 4,000</text:p>
          </table:table-cell>
          <table:table-cell table:style-name="ce30" office:value-type="float" office:value="4000">
            <text:p> 4,000</text:p>
          </table:table-cell>
          <table:table-cell table:style-name="ce30" office:value-type="float" office:value="4000">
            <text:p> 4,000</text:p>
          </table:table-cell>
          <table:table-cell table:style-name="ce132" table:formula="oooc:=SUM([.U18:.AF18])" office:value-type="string">
            <text:p>  48,000 </text:p>
          </table:table-cell>
          <table:table-cell table:style-name="ce22"/>
          <table:table-cell table:style-name="ce212" office:value-type="string">
            <text:p>Administration &amp; Finance</text:p>
          </table:table-cell>
          <table:table-cell table:style-name="ce213"/>
          <table:table-cell table:style-name="ce210"/>
          <table:table-cell table:style-name="ce30" office:value-type="float" office:value="4250">
            <text:p> 4,250</text:p>
          </table:table-cell>
          <table:table-cell table:style-name="ce30" office:value-type="float" office:value="4250">
            <text:p> 4,250</text:p>
          </table:table-cell>
          <table:table-cell table:style-name="ce30" office:value-type="float" office:value="4250">
            <text:p> 4,250</text:p>
          </table:table-cell>
          <table:table-cell table:style-name="ce30" office:value-type="float" office:value="4250">
            <text:p> 4,250</text:p>
          </table:table-cell>
          <table:table-cell table:style-name="ce30" office:value-type="float" office:value="4250">
            <text:p> 4,250</text:p>
          </table:table-cell>
          <table:table-cell table:style-name="ce30" office:value-type="float" office:value="4250">
            <text:p> 4,250</text:p>
          </table:table-cell>
          <table:table-cell table:style-name="ce30" office:value-type="float" office:value="4250">
            <text:p> 4,250</text:p>
          </table:table-cell>
          <table:table-cell table:style-name="ce30" office:value-type="float" office:value="4250">
            <text:p> 4,250</text:p>
          </table:table-cell>
          <table:table-cell table:style-name="ce30" office:value-type="float" office:value="4250">
            <text:p> 4,250</text:p>
          </table:table-cell>
          <table:table-cell table:style-name="ce30" office:value-type="float" office:value="4250">
            <text:p> 4,250</text:p>
          </table:table-cell>
          <table:table-cell table:style-name="ce30" office:value-type="float" office:value="4250">
            <text:p> 4,250</text:p>
          </table:table-cell>
          <table:table-cell table:style-name="ce30" office:value-type="float" office:value="4250">
            <text:p> 4,250</text:p>
          </table:table-cell>
          <table:table-cell table:style-name="ce132" table:formula="oooc:=SUM([.AL18:.AW18])" office:value-type="string">
            <text:p>  51,000 </text:p>
          </table:table-cell>
          <table:table-cell table:style-name="ce22"/>
          <table:table-cell table:style-name="ce212" office:value-type="string">
            <text:p>Administration &amp; Finance</text:p>
          </table:table-cell>
          <table:table-cell table:style-name="ce213"/>
          <table:table-cell table:style-name="ce210"/>
          <table:table-cell table:style-name="ce30" office:value-type="float" office:value="4500">
            <text:p> 4,500</text:p>
          </table:table-cell>
          <table:table-cell table:style-name="ce30" office:value-type="float" office:value="4500">
            <text:p> 4,500</text:p>
          </table:table-cell>
          <table:table-cell table:style-name="ce30" office:value-type="float" office:value="4500">
            <text:p> 4,500</text:p>
          </table:table-cell>
          <table:table-cell table:style-name="ce30" office:value-type="float" office:value="4500">
            <text:p> 4,500</text:p>
          </table:table-cell>
          <table:table-cell table:style-name="ce30" office:value-type="float" office:value="4500">
            <text:p> 4,500</text:p>
          </table:table-cell>
          <table:table-cell table:style-name="ce30" office:value-type="float" office:value="4500">
            <text:p> 4,500</text:p>
          </table:table-cell>
          <table:table-cell table:style-name="ce30" office:value-type="float" office:value="4500">
            <text:p> 4,500</text:p>
          </table:table-cell>
          <table:table-cell table:style-name="ce30" office:value-type="float" office:value="4500">
            <text:p> 4,500</text:p>
          </table:table-cell>
          <table:table-cell table:style-name="ce30" office:value-type="float" office:value="4500">
            <text:p> 4,500</text:p>
          </table:table-cell>
          <table:table-cell table:style-name="ce30" office:value-type="float" office:value="4500">
            <text:p> 4,500</text:p>
          </table:table-cell>
          <table:table-cell table:style-name="ce30" office:value-type="float" office:value="4500">
            <text:p> 4,500</text:p>
          </table:table-cell>
          <table:table-cell table:style-name="ce30" office:value-type="float" office:value="4500">
            <text:p> 4,500</text:p>
          </table:table-cell>
          <table:table-cell table:style-name="ce132" table:formula="oooc:=SUM([.BC18:.BN18])" office:value-type="string">
            <text:p>  54,000 </text:p>
          </table:table-cell>
          <table:table-cell table:style-name="ce22"/>
          <table:table-cell table:style-name="ce212" office:value-type="string">
            <text:p>Administration &amp; Finance</text:p>
          </table:table-cell>
          <table:table-cell table:style-name="ce213"/>
          <table:table-cell table:style-name="ce210"/>
          <table:table-cell table:style-name="ce30" office:value-type="float" office:value="4750">
            <text:p> 4,750</text:p>
          </table:table-cell>
          <table:table-cell table:style-name="ce30" office:value-type="float" office:value="4750">
            <text:p> 4,750</text:p>
          </table:table-cell>
          <table:table-cell table:style-name="ce30" office:value-type="float" office:value="4750">
            <text:p> 4,750</text:p>
          </table:table-cell>
          <table:table-cell table:style-name="ce30" office:value-type="float" office:value="4750">
            <text:p> 4,750</text:p>
          </table:table-cell>
          <table:table-cell table:style-name="ce30" office:value-type="float" office:value="4750">
            <text:p> 4,750</text:p>
          </table:table-cell>
          <table:table-cell table:style-name="ce30" office:value-type="float" office:value="4750">
            <text:p> 4,750</text:p>
          </table:table-cell>
          <table:table-cell table:style-name="ce30" office:value-type="float" office:value="4750">
            <text:p> 4,750</text:p>
          </table:table-cell>
          <table:table-cell table:style-name="ce30" office:value-type="float" office:value="4750">
            <text:p> 4,750</text:p>
          </table:table-cell>
          <table:table-cell table:style-name="ce30" office:value-type="float" office:value="4750">
            <text:p> 4,750</text:p>
          </table:table-cell>
          <table:table-cell table:style-name="ce30" office:value-type="float" office:value="4750">
            <text:p> 4,750</text:p>
          </table:table-cell>
          <table:table-cell table:style-name="ce30" office:value-type="float" office:value="4750">
            <text:p> 4,750</text:p>
          </table:table-cell>
          <table:table-cell table:style-name="ce30" office:value-type="float" office:value="4750">
            <text:p> 4,750</text:p>
          </table:table-cell>
          <table:table-cell table:style-name="ce132" table:formula="oooc:=SUM([.BT18:.CE18])" office:value-type="string">
            <text:p>  57,000 </text:p>
          </table:table-cell>
          <table:table-cell table:style-name="ce22"/>
          <table:table-cell table:number-columns-repeated="9" table:style-name="ce27"/>
        </table:table-row>
        <table:table-row table:style-name="ro6">
          <table:table-cell table:style-name="ce21" office:value-type="string">
            <text:p>x</text:p>
          </table:table-cell>
          <table:table-cell table:style-name="ce212" office:value-type="string">
            <text:p>Other Development Contractors</text:p>
          </table:table-cell>
          <table:table-cell table:style-name="ce213"/>
          <table:table-cell table:style-name="ce210"/>
          <table:table-cell table:style-name="ce87"/>
          <table:table-cell table:number-columns-repeated="5" table:style-name="ce30"/>
          <table:table-cell table:style-name="ce169"/>
          <table:table-cell table:style-name="ce169" office:value-type="float" office:value="2000">
            <text:p> 2,000</text:p>
          </table:table-cell>
          <table:table-cell table:style-name="ce169" office:value-type="float" office:value="2000">
            <text:p> 2,000</text:p>
          </table:table-cell>
          <table:table-cell table:style-name="ce169" office:value-type="float" office:value="4000">
            <text:p> 4,000</text:p>
          </table:table-cell>
          <table:table-cell table:style-name="ce169" office:value-type="float" office:value="4000">
            <text:p> 4,000</text:p>
          </table:table-cell>
          <table:table-cell table:style-name="ce132" table:formula="oooc:=SUM([.F19:.O19])" office:value-type="string">
            <text:p>  12,000 </text:p>
          </table:table-cell>
          <table:table-cell table:style-name="ce22"/>
          <table:table-cell table:style-name="ce212" office:value-type="string">
            <text:p> Other Development Contractors</text:p>
          </table:table-cell>
          <table:table-cell table:style-name="ce213"/>
          <table:table-cell table:style-name="ce210"/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132" table:formula="oooc:=SUM([.U19:.AF19])" office:value-type="string">
            <text:p>  24,000 </text:p>
          </table:table-cell>
          <table:table-cell table:style-name="ce22"/>
          <table:table-cell table:style-name="ce212" office:value-type="string">
            <text:p> Other Development Contractors</text:p>
          </table:table-cell>
          <table:table-cell table:style-name="ce213"/>
          <table:table-cell table:style-name="ce210"/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132" table:formula="oooc:=SUM([.AL19:.AW19])" office:value-type="string">
            <text:p>  24,000 </text:p>
          </table:table-cell>
          <table:table-cell table:style-name="ce22"/>
          <table:table-cell table:style-name="ce212" office:value-type="string">
            <text:p> Other Development Contractors</text:p>
          </table:table-cell>
          <table:table-cell table:style-name="ce213"/>
          <table:table-cell table:style-name="ce210"/>
          <table:table-cell table:style-name="ce30" office:value-type="float" office:value="2250">
            <text:p> 2,250</text:p>
          </table:table-cell>
          <table:table-cell table:style-name="ce30" office:value-type="float" office:value="2250">
            <text:p> 2,250</text:p>
          </table:table-cell>
          <table:table-cell table:style-name="ce30" office:value-type="float" office:value="2250">
            <text:p> 2,250</text:p>
          </table:table-cell>
          <table:table-cell table:style-name="ce30" office:value-type="float" office:value="2250">
            <text:p> 2,250</text:p>
          </table:table-cell>
          <table:table-cell table:style-name="ce30" office:value-type="float" office:value="2250">
            <text:p> 2,250</text:p>
          </table:table-cell>
          <table:table-cell table:style-name="ce30" office:value-type="float" office:value="2250">
            <text:p> 2,250</text:p>
          </table:table-cell>
          <table:table-cell table:style-name="ce30" office:value-type="float" office:value="2250">
            <text:p> 2,250</text:p>
          </table:table-cell>
          <table:table-cell table:style-name="ce30" office:value-type="float" office:value="2250">
            <text:p> 2,250</text:p>
          </table:table-cell>
          <table:table-cell table:style-name="ce30" office:value-type="float" office:value="2250">
            <text:p> 2,250</text:p>
          </table:table-cell>
          <table:table-cell table:style-name="ce30" office:value-type="float" office:value="2250">
            <text:p> 2,250</text:p>
          </table:table-cell>
          <table:table-cell table:style-name="ce30" office:value-type="float" office:value="2250">
            <text:p> 2,250</text:p>
          </table:table-cell>
          <table:table-cell table:style-name="ce30" office:value-type="float" office:value="2250">
            <text:p> 2,250</text:p>
          </table:table-cell>
          <table:table-cell table:style-name="ce132" table:formula="oooc:=SUM([.BC19:.BN19])" office:value-type="string">
            <text:p>  27,000 </text:p>
          </table:table-cell>
          <table:table-cell table:style-name="ce22"/>
          <table:table-cell table:style-name="ce212" office:value-type="string">
            <text:p> Other Development Contractors</text:p>
          </table:table-cell>
          <table:table-cell table:style-name="ce213"/>
          <table:table-cell table:style-name="ce210"/>
          <table:table-cell table:style-name="ce30" office:value-type="float" office:value="2500">
            <text:p> 2,500</text:p>
          </table:table-cell>
          <table:table-cell table:style-name="ce30" office:value-type="float" office:value="2500">
            <text:p> 2,500</text:p>
          </table:table-cell>
          <table:table-cell table:style-name="ce30" office:value-type="float" office:value="2500">
            <text:p> 2,500</text:p>
          </table:table-cell>
          <table:table-cell table:style-name="ce30" office:value-type="float" office:value="2500">
            <text:p> 2,500</text:p>
          </table:table-cell>
          <table:table-cell table:style-name="ce30" office:value-type="float" office:value="2500">
            <text:p> 2,500</text:p>
          </table:table-cell>
          <table:table-cell table:style-name="ce30" office:value-type="float" office:value="2500">
            <text:p> 2,500</text:p>
          </table:table-cell>
          <table:table-cell table:style-name="ce30" office:value-type="float" office:value="2500">
            <text:p> 2,500</text:p>
          </table:table-cell>
          <table:table-cell table:style-name="ce30" office:value-type="float" office:value="2500">
            <text:p> 2,500</text:p>
          </table:table-cell>
          <table:table-cell table:style-name="ce30" office:value-type="float" office:value="2500">
            <text:p> 2,500</text:p>
          </table:table-cell>
          <table:table-cell table:style-name="ce30" office:value-type="float" office:value="2500">
            <text:p> 2,500</text:p>
          </table:table-cell>
          <table:table-cell table:style-name="ce30" office:value-type="float" office:value="2500">
            <text:p> 2,500</text:p>
          </table:table-cell>
          <table:table-cell table:style-name="ce30" office:value-type="float" office:value="2500">
            <text:p> 2,500</text:p>
          </table:table-cell>
          <table:table-cell table:style-name="ce132" table:formula="oooc:=SUM([.BT19:.CE19])" office:value-type="string">
            <text:p>  30,000 </text:p>
          </table:table-cell>
          <table:table-cell table:style-name="ce22"/>
          <table:table-cell table:number-columns-repeated="9" table:style-name="ce27"/>
        </table:table-row>
        <table:table-row table:style-name="ro6">
          <table:table-cell table:style-name="ce21" office:value-type="string">
            <text:p>x</text:p>
          </table:table-cell>
          <table:table-cell table:style-name="ce214" table:number-columns-spanned="3" table:number-rows-spanned="1" office:value-type="string">
            <text:p>Technical Director</text:p>
          </table:table-cell>
          <table:covered-table-cell table:number-columns-repeated="2"/>
          <table:table-cell table:style-name="ce87"/>
          <table:table-cell table:number-columns-repeated="5" table:style-name="ce30"/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132" table:formula="oooc:=SUM([.F20:.O20])" office:value-type="string">
            <text:p>  - </text:p>
          </table:table-cell>
          <table:table-cell table:style-name="ce22"/>
          <table:table-cell table:style-name="ce214" table:number-columns-spanned="3" table:number-rows-spanned="1" office:value-type="string">
            <text:p>Technical Director</text:p>
          </table:table-cell>
          <table:covered-table-cell table:number-columns-repeated="2"/>
          <table:table-cell table:style-name="ce30" office:value-type="float" office:value="8000">
            <text:p> 8,000</text:p>
          </table:table-cell>
          <table:table-cell table:style-name="ce30" office:value-type="float" office:value="8000">
            <text:p> 8,000</text:p>
          </table:table-cell>
          <table:table-cell table:style-name="ce30" office:value-type="float" office:value="8000">
            <text:p> 8,000</text:p>
          </table:table-cell>
          <table:table-cell table:style-name="ce30" office:value-type="float" office:value="8000">
            <text:p> 8,000</text:p>
          </table:table-cell>
          <table:table-cell table:style-name="ce30" office:value-type="float" office:value="8000">
            <text:p> 8,000</text:p>
          </table:table-cell>
          <table:table-cell table:style-name="ce30" office:value-type="float" office:value="8000">
            <text:p> 8,000</text:p>
          </table:table-cell>
          <table:table-cell table:style-name="ce30" office:value-type="float" office:value="8000">
            <text:p> 8,000</text:p>
          </table:table-cell>
          <table:table-cell table:style-name="ce30" office:value-type="float" office:value="8000">
            <text:p> 8,000</text:p>
          </table:table-cell>
          <table:table-cell table:style-name="ce30" office:value-type="float" office:value="8000">
            <text:p> 8,000</text:p>
          </table:table-cell>
          <table:table-cell table:style-name="ce30" office:value-type="float" office:value="8000">
            <text:p> 8,000</text:p>
          </table:table-cell>
          <table:table-cell table:style-name="ce30" office:value-type="float" office:value="8000">
            <text:p> 8,000</text:p>
          </table:table-cell>
          <table:table-cell table:style-name="ce30" office:value-type="float" office:value="8000">
            <text:p> 8,000</text:p>
          </table:table-cell>
          <table:table-cell table:style-name="ce132" table:formula="oooc:=SUM([.U20:.AF20])" office:value-type="string">
            <text:p>  96,000 </text:p>
          </table:table-cell>
          <table:table-cell table:style-name="ce22"/>
          <table:table-cell table:style-name="ce214" table:number-columns-spanned="3" table:number-rows-spanned="1" office:value-type="string">
            <text:p>Technical Director</text:p>
          </table:table-cell>
          <table:covered-table-cell table:number-columns-repeated="2"/>
          <table:table-cell table:style-name="ce30" office:value-type="float" office:value="8200">
            <text:p> 8,200</text:p>
          </table:table-cell>
          <table:table-cell table:style-name="ce30" office:value-type="float" office:value="8200">
            <text:p> 8,200</text:p>
          </table:table-cell>
          <table:table-cell table:style-name="ce30" office:value-type="float" office:value="8200">
            <text:p> 8,200</text:p>
          </table:table-cell>
          <table:table-cell table:style-name="ce30" office:value-type="float" office:value="8200">
            <text:p> 8,200</text:p>
          </table:table-cell>
          <table:table-cell table:style-name="ce30" office:value-type="float" office:value="8200">
            <text:p> 8,200</text:p>
          </table:table-cell>
          <table:table-cell table:style-name="ce30" office:value-type="float" office:value="8200">
            <text:p> 8,200</text:p>
          </table:table-cell>
          <table:table-cell table:style-name="ce30" office:value-type="float" office:value="8200">
            <text:p> 8,200</text:p>
          </table:table-cell>
          <table:table-cell table:style-name="ce30" office:value-type="float" office:value="8200">
            <text:p> 8,200</text:p>
          </table:table-cell>
          <table:table-cell table:style-name="ce30" office:value-type="float" office:value="8200">
            <text:p> 8,200</text:p>
          </table:table-cell>
          <table:table-cell table:style-name="ce30" office:value-type="float" office:value="8200">
            <text:p> 8,200</text:p>
          </table:table-cell>
          <table:table-cell table:style-name="ce30" office:value-type="float" office:value="8200">
            <text:p> 8,200</text:p>
          </table:table-cell>
          <table:table-cell table:style-name="ce30" office:value-type="float" office:value="8200">
            <text:p> 8,200</text:p>
          </table:table-cell>
          <table:table-cell table:style-name="ce132" table:formula="oooc:=SUM([.AL20:.AW20])" office:value-type="string">
            <text:p>  98,400 </text:p>
          </table:table-cell>
          <table:table-cell table:style-name="ce22"/>
          <table:table-cell table:style-name="ce214" table:number-columns-spanned="3" table:number-rows-spanned="1" office:value-type="string">
            <text:p>Technical Director</text:p>
          </table:table-cell>
          <table:covered-table-cell table:number-columns-repeated="2"/>
          <table:table-cell table:style-name="ce30" office:value-type="float" office:value="8400">
            <text:p> 8,400</text:p>
          </table:table-cell>
          <table:table-cell table:style-name="ce30" office:value-type="float" office:value="8400">
            <text:p> 8,400</text:p>
          </table:table-cell>
          <table:table-cell table:style-name="ce30" office:value-type="float" office:value="8400">
            <text:p> 8,400</text:p>
          </table:table-cell>
          <table:table-cell table:style-name="ce30" office:value-type="float" office:value="8400">
            <text:p> 8,400</text:p>
          </table:table-cell>
          <table:table-cell table:style-name="ce30" office:value-type="float" office:value="8400">
            <text:p> 8,400</text:p>
          </table:table-cell>
          <table:table-cell table:style-name="ce30" office:value-type="float" office:value="8400">
            <text:p> 8,400</text:p>
          </table:table-cell>
          <table:table-cell table:style-name="ce30" office:value-type="float" office:value="8400">
            <text:p> 8,400</text:p>
          </table:table-cell>
          <table:table-cell table:style-name="ce30" office:value-type="float" office:value="8400">
            <text:p> 8,400</text:p>
          </table:table-cell>
          <table:table-cell table:style-name="ce30" office:value-type="float" office:value="8400">
            <text:p> 8,400</text:p>
          </table:table-cell>
          <table:table-cell table:style-name="ce30" office:value-type="float" office:value="8400">
            <text:p> 8,400</text:p>
          </table:table-cell>
          <table:table-cell table:style-name="ce30" office:value-type="float" office:value="8400">
            <text:p> 8,400</text:p>
          </table:table-cell>
          <table:table-cell table:style-name="ce30" office:value-type="float" office:value="8400">
            <text:p> 8,400</text:p>
          </table:table-cell>
          <table:table-cell table:style-name="ce132" table:formula="oooc:=SUM([.BC20:.BN20])" office:value-type="string">
            <text:p>  100,800 </text:p>
          </table:table-cell>
          <table:table-cell table:style-name="ce22"/>
          <table:table-cell table:style-name="ce214" table:number-columns-spanned="3" table:number-rows-spanned="1" office:value-type="string">
            <text:p>Technical Director</text:p>
          </table:table-cell>
          <table:covered-table-cell table:number-columns-repeated="2"/>
          <table:table-cell table:style-name="ce30" office:value-type="float" office:value="8600">
            <text:p> 8,600</text:p>
          </table:table-cell>
          <table:table-cell table:style-name="ce30" office:value-type="float" office:value="8600">
            <text:p> 8,600</text:p>
          </table:table-cell>
          <table:table-cell table:style-name="ce30" office:value-type="float" office:value="8600">
            <text:p> 8,600</text:p>
          </table:table-cell>
          <table:table-cell table:style-name="ce30" office:value-type="float" office:value="8600">
            <text:p> 8,600</text:p>
          </table:table-cell>
          <table:table-cell table:style-name="ce30" office:value-type="float" office:value="8600">
            <text:p> 8,600</text:p>
          </table:table-cell>
          <table:table-cell table:style-name="ce30" office:value-type="float" office:value="8600">
            <text:p> 8,600</text:p>
          </table:table-cell>
          <table:table-cell table:style-name="ce30" office:value-type="float" office:value="8600">
            <text:p> 8,600</text:p>
          </table:table-cell>
          <table:table-cell table:style-name="ce30" office:value-type="float" office:value="8600">
            <text:p> 8,600</text:p>
          </table:table-cell>
          <table:table-cell table:style-name="ce30" office:value-type="float" office:value="8600">
            <text:p> 8,600</text:p>
          </table:table-cell>
          <table:table-cell table:style-name="ce30" office:value-type="float" office:value="8600">
            <text:p> 8,600</text:p>
          </table:table-cell>
          <table:table-cell table:style-name="ce30" office:value-type="float" office:value="8600">
            <text:p> 8,600</text:p>
          </table:table-cell>
          <table:table-cell table:style-name="ce30" office:value-type="float" office:value="8600">
            <text:p> 8,600</text:p>
          </table:table-cell>
          <table:table-cell table:style-name="ce132" table:formula="oooc:=SUM([.BT20:.CE20])" office:value-type="string">
            <text:p>  103,200 </text:p>
          </table:table-cell>
          <table:table-cell table:style-name="ce22"/>
          <table:table-cell table:number-columns-repeated="9" table:style-name="ce27"/>
        </table:table-row>
        <table:table-row table:style-name="ro7">
          <table:table-cell table:style-name="ce21" office:value-type="string">
            <text:p>x</text:p>
          </table:table-cell>
          <table:table-cell table:style-name="ce124" office:value-type="string">
            <text:p>Advisors (3 independent contracts@ $500 each / mth.)</text:p>
          </table:table-cell>
          <table:table-cell table:number-columns-repeated="2" table:style-name="ce124"/>
          <table:table-cell table:style-name="ce87"/>
          <table:table-cell table:style-name="ce88" table:formula="oooc:=SUM([.F12:.F20])*0.2" office:value-type="string">
            <text:p>  - </text:p>
          </table:table-cell>
          <table:table-cell table:style-name="ce88" table:formula="oooc:=SUM([.G12:.G20])*0.2" office:value-type="string">
            <text:p>  - </text:p>
          </table:table-cell>
          <table:table-cell table:style-name="ce88" table:formula="oooc:=SUM([.H12:.H20])*0.2" office:value-type="string">
            <text:p>  - </text:p>
          </table:table-cell>
          <table:table-cell table:style-name="ce88" table:formula="oooc:=SUM([.I12:.I20])*0.2" office:value-type="string">
            <text:p>  - </text:p>
          </table:table-cell>
          <table:table-cell table:style-name="ce88" table:formula="oooc:=SUM([.J12:.J20])*0.2" office:value-type="string">
            <text:p>  1,000 </text:p>
          </table:table-cell>
          <table:table-cell table:style-name="ce88" office:value-type="float" office:value="0">
            <text:p> -</text:p>
          </table:table-cell>
          <table:table-cell table:style-name="ce88" office:value-type="float" office:value="0">
            <text:p> -</text:p>
          </table:table-cell>
          <table:table-cell table:style-name="ce88" office:value-type="float" office:value="0">
            <text:p> -</text:p>
          </table:table-cell>
          <table:table-cell table:style-name="ce88" office:value-type="float" office:value="0">
            <text:p> -</text:p>
          </table:table-cell>
          <table:table-cell table:style-name="ce88" office:value-type="float" office:value="0">
            <text:p> -</text:p>
          </table:table-cell>
          <table:table-cell table:style-name="ce104" table:formula="oooc:=SUM([.F21:.O21])" office:value-type="string">
            <text:p>  1,000 </text:p>
          </table:table-cell>
          <table:table-cell table:style-name="ce22"/>
          <table:table-cell table:style-name="ce124" office:value-type="string">
            <text:p>Advisors (3 independent contracts@ $500 each / mth.)</text:p>
          </table:table-cell>
          <table:table-cell table:number-columns-repeated="2" table:style-name="ce124"/>
          <table:table-cell table:style-name="ce88" office:value-type="float" office:value="1500">
            <text:p> 1,500</text:p>
          </table:table-cell>
          <table:table-cell table:style-name="ce88" office:value-type="float" office:value="1500">
            <text:p> 1,500</text:p>
          </table:table-cell>
          <table:table-cell table:style-name="ce88" office:value-type="float" office:value="1500">
            <text:p> 1,500</text:p>
          </table:table-cell>
          <table:table-cell table:style-name="ce88" office:value-type="float" office:value="1500">
            <text:p> 1,500</text:p>
          </table:table-cell>
          <table:table-cell table:style-name="ce88" office:value-type="float" office:value="1500">
            <text:p> 1,500</text:p>
          </table:table-cell>
          <table:table-cell table:style-name="ce88" office:value-type="float" office:value="1500">
            <text:p> 1,500</text:p>
          </table:table-cell>
          <table:table-cell table:style-name="ce88" office:value-type="float" office:value="1500">
            <text:p> 1,500</text:p>
          </table:table-cell>
          <table:table-cell table:style-name="ce88" office:value-type="float" office:value="1500">
            <text:p> 1,500</text:p>
          </table:table-cell>
          <table:table-cell table:style-name="ce88" office:value-type="float" office:value="1500">
            <text:p> 1,500</text:p>
          </table:table-cell>
          <table:table-cell table:style-name="ce88" office:value-type="float" office:value="1500">
            <text:p> 1,500</text:p>
          </table:table-cell>
          <table:table-cell table:style-name="ce88" office:value-type="float" office:value="1500">
            <text:p> 1,500</text:p>
          </table:table-cell>
          <table:table-cell table:style-name="ce88" office:value-type="float" office:value="1500">
            <text:p> 1,500</text:p>
          </table:table-cell>
          <table:table-cell table:style-name="ce104" table:formula="oooc:=SUM([.U21:.AF21])" office:value-type="string">
            <text:p>  18,000 </text:p>
          </table:table-cell>
          <table:table-cell table:style-name="ce22"/>
          <table:table-cell table:style-name="ce124" office:value-type="string">
            <text:p>Advisors (3 independent contracts@ $500 each / mth.)</text:p>
          </table:table-cell>
          <table:table-cell table:number-columns-repeated="2" table:style-name="ce124"/>
          <table:table-cell table:style-name="ce88" office:value-type="float" office:value="1500">
            <text:p> 1,500</text:p>
          </table:table-cell>
          <table:table-cell table:style-name="ce88" office:value-type="float" office:value="1500">
            <text:p> 1,500</text:p>
          </table:table-cell>
          <table:table-cell table:style-name="ce88" office:value-type="float" office:value="1500">
            <text:p> 1,500</text:p>
          </table:table-cell>
          <table:table-cell table:style-name="ce88" office:value-type="float" office:value="1500">
            <text:p> 1,500</text:p>
          </table:table-cell>
          <table:table-cell table:style-name="ce88" office:value-type="float" office:value="1500">
            <text:p> 1,500</text:p>
          </table:table-cell>
          <table:table-cell table:style-name="ce88" office:value-type="float" office:value="1500">
            <text:p> 1,500</text:p>
          </table:table-cell>
          <table:table-cell table:style-name="ce88" office:value-type="float" office:value="1500">
            <text:p> 1,500</text:p>
          </table:table-cell>
          <table:table-cell table:style-name="ce88" office:value-type="float" office:value="1500">
            <text:p> 1,500</text:p>
          </table:table-cell>
          <table:table-cell table:style-name="ce88" office:value-type="float" office:value="1500">
            <text:p> 1,500</text:p>
          </table:table-cell>
          <table:table-cell table:style-name="ce88" office:value-type="float" office:value="1500">
            <text:p> 1,500</text:p>
          </table:table-cell>
          <table:table-cell table:style-name="ce88" office:value-type="float" office:value="1500">
            <text:p> 1,500</text:p>
          </table:table-cell>
          <table:table-cell table:style-name="ce88" office:value-type="float" office:value="1500">
            <text:p> 1,500</text:p>
          </table:table-cell>
          <table:table-cell table:style-name="ce132" table:formula="oooc:=SUM([.AL21:.AW21])" office:value-type="string">
            <text:p>  18,000 </text:p>
          </table:table-cell>
          <table:table-cell table:style-name="ce22"/>
          <table:table-cell table:style-name="ce124" office:value-type="string">
            <text:p>Advisors (3 independent contracts@ $500 each / mth.)</text:p>
          </table:table-cell>
          <table:table-cell table:number-columns-repeated="2" table:style-name="ce124"/>
          <table:table-cell table:style-name="ce88" office:value-type="float" office:value="1500">
            <text:p> 1,500</text:p>
          </table:table-cell>
          <table:table-cell table:style-name="ce88" office:value-type="float" office:value="1500">
            <text:p> 1,500</text:p>
          </table:table-cell>
          <table:table-cell table:style-name="ce88" office:value-type="float" office:value="1500">
            <text:p> 1,500</text:p>
          </table:table-cell>
          <table:table-cell table:style-name="ce88" office:value-type="float" office:value="1500">
            <text:p> 1,500</text:p>
          </table:table-cell>
          <table:table-cell table:style-name="ce88" office:value-type="float" office:value="1500">
            <text:p> 1,500</text:p>
          </table:table-cell>
          <table:table-cell table:style-name="ce88" office:value-type="float" office:value="1500">
            <text:p> 1,500</text:p>
          </table:table-cell>
          <table:table-cell table:style-name="ce88" office:value-type="float" office:value="1500">
            <text:p> 1,500</text:p>
          </table:table-cell>
          <table:table-cell table:style-name="ce88" office:value-type="float" office:value="1500">
            <text:p> 1,500</text:p>
          </table:table-cell>
          <table:table-cell table:style-name="ce88" office:value-type="float" office:value="1500">
            <text:p> 1,500</text:p>
          </table:table-cell>
          <table:table-cell table:style-name="ce88" office:value-type="float" office:value="1500">
            <text:p> 1,500</text:p>
          </table:table-cell>
          <table:table-cell table:style-name="ce88" office:value-type="float" office:value="1500">
            <text:p> 1,500</text:p>
          </table:table-cell>
          <table:table-cell table:style-name="ce88" office:value-type="float" office:value="1500">
            <text:p> 1,500</text:p>
          </table:table-cell>
          <table:table-cell table:style-name="ce104" table:formula="oooc:=SUM([.BC21:.BN21])" office:value-type="string">
            <text:p>  18,000 </text:p>
          </table:table-cell>
          <table:table-cell table:style-name="ce22"/>
          <table:table-cell table:style-name="ce124" office:value-type="string">
            <text:p>Advisors (3 independent contracts@ $500 each / mth.)</text:p>
          </table:table-cell>
          <table:table-cell table:number-columns-repeated="2" table:style-name="ce124"/>
          <table:table-cell table:style-name="ce88" office:value-type="float" office:value="1500">
            <text:p> 1,500</text:p>
          </table:table-cell>
          <table:table-cell table:style-name="ce88" office:value-type="float" office:value="1500">
            <text:p> 1,500</text:p>
          </table:table-cell>
          <table:table-cell table:style-name="ce88" office:value-type="float" office:value="1500">
            <text:p> 1,500</text:p>
          </table:table-cell>
          <table:table-cell table:style-name="ce88" office:value-type="float" office:value="1500">
            <text:p> 1,500</text:p>
          </table:table-cell>
          <table:table-cell table:style-name="ce88" office:value-type="float" office:value="1500">
            <text:p> 1,500</text:p>
          </table:table-cell>
          <table:table-cell table:style-name="ce88" office:value-type="float" office:value="1500">
            <text:p> 1,500</text:p>
          </table:table-cell>
          <table:table-cell table:style-name="ce88" office:value-type="float" office:value="1500">
            <text:p> 1,500</text:p>
          </table:table-cell>
          <table:table-cell table:style-name="ce88" office:value-type="float" office:value="1500">
            <text:p> 1,500</text:p>
          </table:table-cell>
          <table:table-cell table:style-name="ce88" office:value-type="float" office:value="1500">
            <text:p> 1,500</text:p>
          </table:table-cell>
          <table:table-cell table:style-name="ce88" office:value-type="float" office:value="1500">
            <text:p> 1,500</text:p>
          </table:table-cell>
          <table:table-cell table:style-name="ce88" office:value-type="float" office:value="1500">
            <text:p> 1,500</text:p>
          </table:table-cell>
          <table:table-cell table:style-name="ce88" office:value-type="float" office:value="1500">
            <text:p> 1,500</text:p>
          </table:table-cell>
          <table:table-cell table:style-name="ce104" table:formula="oooc:=SUM([.BT21:.CE21])" office:value-type="string">
            <text:p>  18,000 </text:p>
          </table:table-cell>
          <table:table-cell table:style-name="ce22"/>
          <table:table-cell table:number-columns-repeated="9" table:style-name="ce27"/>
        </table:table-row>
        <table:table-row table:style-name="ro19">
          <table:table-cell table:style-name="ce30" office:value-type="string">
            <text:p>Total Compensation Costs</text:p>
          </table:table-cell>
          <table:table-cell table:number-columns-repeated="3" table:style-name="ce30"/>
          <table:table-cell table:style-name="ce87"/>
          <table:table-cell table:style-name="ce113" table:formula="oooc:=SUM([.F12:.F21])" office:value-type="string">
            <text:p>  - </text:p>
          </table:table-cell>
          <table:table-cell table:style-name="ce113" table:formula="oooc:=SUM([.G12:.G21])" office:value-type="string">
            <text:p>  - </text:p>
          </table:table-cell>
          <table:table-cell table:style-name="ce113" table:formula="oooc:=SUM([.H12:.H21])" office:value-type="string">
            <text:p>  - </text:p>
          </table:table-cell>
          <table:table-cell table:style-name="ce113" table:formula="oooc:=SUM([.I12:.I21])" office:value-type="string">
            <text:p>  - </text:p>
          </table:table-cell>
          <table:table-cell table:style-name="ce113" table:formula="oooc:=SUM([.J12:.J21])" office:value-type="string">
            <text:p>  6,000 </text:p>
          </table:table-cell>
          <table:table-cell table:style-name="ce113" table:formula="oooc:=SUM([.K12:.K21])" office:value-type="string">
            <text:p>  8,000 </text:p>
          </table:table-cell>
          <table:table-cell table:style-name="ce113" table:formula="oooc:=SUM([.L12:.L21])" office:value-type="string">
            <text:p>  12,800 </text:p>
          </table:table-cell>
          <table:table-cell table:style-name="ce113" table:formula="oooc:=SUM([.M12:.M21])" office:value-type="string">
            <text:p>  15,200 </text:p>
          </table:table-cell>
          <table:table-cell table:style-name="ce113" table:formula="oooc:=SUM([.N12:.N21])" office:value-type="string">
            <text:p>  26,200 </text:p>
          </table:table-cell>
          <table:table-cell table:style-name="ce113" table:formula="oooc:=SUM([.O12:.O21])" office:value-type="string">
            <text:p>  26,200 </text:p>
          </table:table-cell>
          <table:table-cell table:style-name="ce158" table:formula="oooc:=SUM([.F22:.O22])" office:value-type="string">
            <text:p>  94,400 </text:p>
          </table:table-cell>
          <table:table-cell table:style-name="ce30" office:value-type="string">
            <text:p>Total Compensation Costs</text:p>
          </table:table-cell>
          <table:table-cell table:number-columns-repeated="3" table:style-name="ce30"/>
          <table:table-cell table:style-name="ce113" table:formula="oooc:=SUM([.U12:.U21])" office:value-type="string">
            <text:p>  44,500 </text:p>
          </table:table-cell>
          <table:table-cell table:style-name="ce113" table:formula="oooc:=SUM([.V12:.V21])" office:value-type="string">
            <text:p>  44,500 </text:p>
          </table:table-cell>
          <table:table-cell table:style-name="ce113" table:formula="oooc:=SUM([.W12:.W21])" office:value-type="string">
            <text:p>  44,500 </text:p>
          </table:table-cell>
          <table:table-cell table:style-name="ce113" table:formula="oooc:=SUM([.X12:.X21])" office:value-type="string">
            <text:p>  44,500 </text:p>
          </table:table-cell>
          <table:table-cell table:style-name="ce113" table:formula="oooc:=SUM([.Y12:.Y21])" office:value-type="string">
            <text:p>  44,500 </text:p>
          </table:table-cell>
          <table:table-cell table:style-name="ce113" table:formula="oooc:=SUM([.Z12:.Z21])" office:value-type="string">
            <text:p>  44,500 </text:p>
          </table:table-cell>
          <table:table-cell table:style-name="ce113" table:formula="oooc:=SUM([.AA12:.AA21])" office:value-type="string">
            <text:p>  44,500 </text:p>
          </table:table-cell>
          <table:table-cell table:style-name="ce113" table:formula="oooc:=SUM([.AB12:.AB21])" office:value-type="string">
            <text:p>  44,500 </text:p>
          </table:table-cell>
          <table:table-cell table:style-name="ce113" table:formula="oooc:=SUM([.AC12:.AC21])" office:value-type="string">
            <text:p>  44,500 </text:p>
          </table:table-cell>
          <table:table-cell table:style-name="ce113" table:formula="oooc:=SUM([.AD12:.AD21])" office:value-type="string">
            <text:p>  44,500 </text:p>
          </table:table-cell>
          <table:table-cell table:style-name="ce113" table:formula="oooc:=SUM([.AE12:.AE21])" office:value-type="string">
            <text:p>  44,500 </text:p>
          </table:table-cell>
          <table:table-cell table:style-name="ce113" table:formula="oooc:=SUM([.AF12:.AF21])" office:value-type="string">
            <text:p>  44,500 </text:p>
          </table:table-cell>
          <table:table-cell table:style-name="ce149" table:formula="oooc:=SUM([.AG12:.AG21])" office:value-type="string">
            <text:p>  534,000 </text:p>
          </table:table-cell>
          <table:table-cell table:style-name="ce30" office:value-type="string">
            <text:p>Total Compensation Costs</text:p>
          </table:table-cell>
          <table:table-cell table:number-columns-repeated="3" table:style-name="ce30"/>
          <table:table-cell table:style-name="ce113" table:formula="oooc:=SUM([.AL12:.AL21])" office:value-type="string">
            <text:p>  46,350 </text:p>
          </table:table-cell>
          <table:table-cell table:style-name="ce113" table:formula="oooc:=SUM([.AM12:.AM21])" office:value-type="string">
            <text:p>  46,350 </text:p>
          </table:table-cell>
          <table:table-cell table:style-name="ce113" table:formula="oooc:=SUM([.AN12:.AN21])" office:value-type="string">
            <text:p>  46,350 </text:p>
          </table:table-cell>
          <table:table-cell table:style-name="ce113" table:formula="oooc:=SUM([.AO12:.AO21])" office:value-type="string">
            <text:p>  46,350 </text:p>
          </table:table-cell>
          <table:table-cell table:style-name="ce113" table:formula="oooc:=SUM([.AP12:.AP21])" office:value-type="string">
            <text:p>  46,350 </text:p>
          </table:table-cell>
          <table:table-cell table:style-name="ce113" table:formula="oooc:=SUM([.AQ12:.AQ21])" office:value-type="string">
            <text:p>  46,350 </text:p>
          </table:table-cell>
          <table:table-cell table:style-name="ce113" table:formula="oooc:=SUM([.AR12:.AR21])" office:value-type="string">
            <text:p>  46,350 </text:p>
          </table:table-cell>
          <table:table-cell table:style-name="ce113" table:formula="oooc:=SUM([.AS12:.AS21])" office:value-type="string">
            <text:p>  46,350 </text:p>
          </table:table-cell>
          <table:table-cell table:style-name="ce113" table:formula="oooc:=SUM([.AT12:.AT21])" office:value-type="string">
            <text:p>  46,350 </text:p>
          </table:table-cell>
          <table:table-cell table:style-name="ce113" table:formula="oooc:=SUM([.AU12:.AU21])" office:value-type="string">
            <text:p>  46,350 </text:p>
          </table:table-cell>
          <table:table-cell table:style-name="ce113" table:formula="oooc:=SUM([.AV12:.AV21])" office:value-type="string">
            <text:p>  46,350 </text:p>
          </table:table-cell>
          <table:table-cell table:style-name="ce113" table:formula="oooc:=SUM([.AW12:.AW21])" office:value-type="string">
            <text:p>  46,350 </text:p>
          </table:table-cell>
          <table:table-cell table:style-name="ce104" table:formula="oooc:=SUM([.AX12:.AX21])" office:value-type="string">
            <text:p>  556,200 </text:p>
          </table:table-cell>
          <table:table-cell table:style-name="ce30" office:value-type="string">
            <text:p>Total Compensation Costs</text:p>
          </table:table-cell>
          <table:table-cell table:number-columns-repeated="3" table:style-name="ce30"/>
          <table:table-cell table:style-name="ce113" table:formula="oooc:=SUM([.BC12:.BC21])" office:value-type="string">
            <text:p>  49,350 </text:p>
          </table:table-cell>
          <table:table-cell table:style-name="ce113" table:formula="oooc:=SUM([.BD12:.BD21])" office:value-type="string">
            <text:p>  49,350 </text:p>
          </table:table-cell>
          <table:table-cell table:style-name="ce113" table:formula="oooc:=SUM([.BE12:.BE21])" office:value-type="string">
            <text:p>  49,350 </text:p>
          </table:table-cell>
          <table:table-cell table:style-name="ce113" table:formula="oooc:=SUM([.BF12:.BF21])" office:value-type="string">
            <text:p>  49,350 </text:p>
          </table:table-cell>
          <table:table-cell table:style-name="ce113" table:formula="oooc:=SUM([.BG12:.BG21])" office:value-type="string">
            <text:p>  49,350 </text:p>
          </table:table-cell>
          <table:table-cell table:style-name="ce113" table:formula="oooc:=SUM([.BH12:.BH21])" office:value-type="string">
            <text:p>  49,350 </text:p>
          </table:table-cell>
          <table:table-cell table:style-name="ce113" table:formula="oooc:=SUM([.BI12:.BI21])" office:value-type="string">
            <text:p>  49,350 </text:p>
          </table:table-cell>
          <table:table-cell table:style-name="ce113" table:formula="oooc:=SUM([.BJ12:.BJ21])" office:value-type="string">
            <text:p>  49,350 </text:p>
          </table:table-cell>
          <table:table-cell table:style-name="ce113" table:formula="oooc:=SUM([.BK12:.BK21])" office:value-type="string">
            <text:p>  49,350 </text:p>
          </table:table-cell>
          <table:table-cell table:style-name="ce113" table:formula="oooc:=SUM([.BL12:.BL21])" office:value-type="string">
            <text:p>  49,350 </text:p>
          </table:table-cell>
          <table:table-cell table:style-name="ce113" table:formula="oooc:=SUM([.BM12:.BM21])" office:value-type="string">
            <text:p>  49,350 </text:p>
          </table:table-cell>
          <table:table-cell table:style-name="ce113" table:formula="oooc:=SUM([.BN12:.BN21])" office:value-type="string">
            <text:p>  49,350 </text:p>
          </table:table-cell>
          <table:table-cell table:style-name="ce149" table:formula="oooc:=SUM([.BO12:.BO21])" office:value-type="string">
            <text:p>  592,200 </text:p>
          </table:table-cell>
          <table:table-cell table:style-name="ce30" office:value-type="string">
            <text:p>Total Compensation Costs</text:p>
          </table:table-cell>
          <table:table-cell table:number-columns-repeated="3" table:style-name="ce30"/>
          <table:table-cell table:style-name="ce113" table:formula="oooc:=SUM([.BT12:.BT21])" office:value-type="string">
            <text:p>  51,400 </text:p>
          </table:table-cell>
          <table:table-cell table:style-name="ce113" table:formula="oooc:=SUM([.BU12:.BU21])" office:value-type="string">
            <text:p>  51,400 </text:p>
          </table:table-cell>
          <table:table-cell table:style-name="ce113" table:formula="oooc:=SUM([.BV12:.BV21])" office:value-type="string">
            <text:p>  51,400 </text:p>
          </table:table-cell>
          <table:table-cell table:style-name="ce113" table:formula="oooc:=SUM([.BW12:.BW21])" office:value-type="string">
            <text:p>  51,400 </text:p>
          </table:table-cell>
          <table:table-cell table:style-name="ce113" table:formula="oooc:=SUM([.BX12:.BX21])" office:value-type="string">
            <text:p>  51,400 </text:p>
          </table:table-cell>
          <table:table-cell table:style-name="ce113" table:formula="oooc:=SUM([.BY12:.BY21])" office:value-type="string">
            <text:p>  51,400 </text:p>
          </table:table-cell>
          <table:table-cell table:style-name="ce113" table:formula="oooc:=SUM([.BZ12:.BZ21])" office:value-type="string">
            <text:p>  51,400 </text:p>
          </table:table-cell>
          <table:table-cell table:style-name="ce113" table:formula="oooc:=SUM([.CA12:.CA21])" office:value-type="string">
            <text:p>  51,400 </text:p>
          </table:table-cell>
          <table:table-cell table:style-name="ce113" table:formula="oooc:=SUM([.CB12:.CB21])" office:value-type="string">
            <text:p>  51,400 </text:p>
          </table:table-cell>
          <table:table-cell table:style-name="ce113" table:formula="oooc:=SUM([.CC12:.CC21])" office:value-type="string">
            <text:p>  51,400 </text:p>
          </table:table-cell>
          <table:table-cell table:style-name="ce113" table:formula="oooc:=SUM([.CD12:.CD21])" office:value-type="string">
            <text:p>  51,400 </text:p>
          </table:table-cell>
          <table:table-cell table:style-name="ce113" table:formula="oooc:=SUM([.CE12:.CE21])" office:value-type="string">
            <text:p>  51,400 </text:p>
          </table:table-cell>
          <table:table-cell table:style-name="ce149" table:formula="oooc:=SUM([.BT22:.CE22])" office:value-type="string">
            <text:p>  616,800 </text:p>
          </table:table-cell>
          <table:table-cell table:style-name="ce22"/>
          <table:table-cell table:number-columns-repeated="9" table:style-name="ce27"/>
        </table:table-row>
        <table:table-row table:style-name="ro7">
          <table:table-cell table:style-name="ce216" office:value-type="string">
            <text:p>x</text:p>
          </table:table-cell>
          <table:table-cell table:style-name="ce217" office:value-type="string">
            <text:p>Added Dev Hires</text:p>
          </table:table-cell>
          <table:table-cell table:number-columns-repeated="2" table:style-name="ce218"/>
          <table:table-cell table:style-name="ce219"/>
          <table:table-cell table:number-columns-repeated="5" table:style-name="ce220"/>
          <table:table-cell table:number-columns-repeated="5" table:style-name="ce216"/>
          <table:table-cell table:style-name="ce221"/>
          <table:table-cell table:style-name="ce216"/>
          <table:table-cell table:style-name="ce222" office:value-type="string">
            <text:p>Added Dev Hires</text:p>
          </table:table-cell>
          <table:table-cell table:number-columns-repeated="2" table:style-name="ce223"/>
          <table:table-cell table:style-name="ce224" office:value-type="float" office:value="1">
            <text:p>1</text:p>
          </table:table-cell>
          <table:table-cell table:style-name="ce224" office:value-type="float" office:value="1">
            <text:p>1</text:p>
          </table:table-cell>
          <table:table-cell table:style-name="ce224" office:value-type="float" office:value="2">
            <text:p>2</text:p>
          </table:table-cell>
          <table:table-cell table:style-name="ce224" office:value-type="float" office:value="2">
            <text:p>2</text:p>
          </table:table-cell>
          <table:table-cell table:style-name="ce224" office:value-type="float" office:value="3">
            <text:p>3</text:p>
          </table:table-cell>
          <table:table-cell table:style-name="ce224" office:value-type="float" office:value="3">
            <text:p>3</text:p>
          </table:table-cell>
          <table:table-cell table:style-name="ce224" office:value-type="float" office:value="4">
            <text:p>4</text:p>
          </table:table-cell>
          <table:table-cell table:style-name="ce224" office:value-type="float" office:value="4">
            <text:p>4</text:p>
          </table:table-cell>
          <table:table-cell table:style-name="ce224" office:value-type="float" office:value="5">
            <text:p>5</text:p>
          </table:table-cell>
          <table:table-cell table:style-name="ce224" office:value-type="float" office:value="5">
            <text:p>5</text:p>
          </table:table-cell>
          <table:table-cell table:style-name="ce224" office:value-type="float" office:value="6">
            <text:p>6</text:p>
          </table:table-cell>
          <table:table-cell table:style-name="ce224" office:value-type="float" office:value="6">
            <text:p>6</text:p>
          </table:table-cell>
          <table:table-cell table:style-name="ce221"/>
          <table:table-cell table:style-name="ce216"/>
          <table:table-cell table:style-name="ce225" office:value-type="string">
            <text:p>Added Dev Hires</text:p>
          </table:table-cell>
          <table:table-cell table:number-columns-repeated="2" table:style-name="ce219"/>
          <table:table-cell table:style-name="ce224" office:value-type="float" office:value="6">
            <text:p>6</text:p>
          </table:table-cell>
          <table:table-cell table:style-name="ce224" office:value-type="float" office:value="6">
            <text:p>6</text:p>
          </table:table-cell>
          <table:table-cell table:style-name="ce224" office:value-type="float" office:value="7">
            <text:p>7</text:p>
          </table:table-cell>
          <table:table-cell table:style-name="ce224" office:value-type="float" office:value="8">
            <text:p>8</text:p>
          </table:table-cell>
          <table:table-cell table:style-name="ce224" office:value-type="float" office:value="9">
            <text:p>9</text:p>
          </table:table-cell>
          <table:table-cell table:style-name="ce224" office:value-type="float" office:value="10">
            <text:p>10</text:p>
          </table:table-cell>
          <table:table-cell table:style-name="ce224" office:value-type="float" office:value="11">
            <text:p>11</text:p>
          </table:table-cell>
          <table:table-cell table:style-name="ce224" office:value-type="float" office:value="12">
            <text:p>12</text:p>
          </table:table-cell>
          <table:table-cell table:style-name="ce224" office:value-type="float" office:value="14">
            <text:p>14</text:p>
          </table:table-cell>
          <table:table-cell table:style-name="ce224" office:value-type="float" office:value="16">
            <text:p>16</text:p>
          </table:table-cell>
          <table:table-cell table:style-name="ce224" office:value-type="float" office:value="18">
            <text:p>18</text:p>
          </table:table-cell>
          <table:table-cell table:style-name="ce224" office:value-type="float" office:value="20">
            <text:p>20</text:p>
          </table:table-cell>
          <table:table-cell table:style-name="ce221"/>
          <table:table-cell table:style-name="ce216"/>
          <table:table-cell table:style-name="ce225" office:value-type="string">
            <text:p>Added Dev Hires</text:p>
          </table:table-cell>
          <table:table-cell table:number-columns-repeated="2" table:style-name="ce219"/>
          <table:table-cell table:style-name="ce224" office:value-type="float" office:value="23">
            <text:p>23</text:p>
          </table:table-cell>
          <table:table-cell table:style-name="ce224" office:value-type="float" office:value="26">
            <text:p>26</text:p>
          </table:table-cell>
          <table:table-cell table:style-name="ce224" office:value-type="float" office:value="29">
            <text:p>29</text:p>
          </table:table-cell>
          <table:table-cell table:style-name="ce224" office:value-type="float" office:value="29">
            <text:p>29</text:p>
          </table:table-cell>
          <table:table-cell table:style-name="ce224" office:value-type="float" office:value="29">
            <text:p>29</text:p>
          </table:table-cell>
          <table:table-cell table:style-name="ce224" office:value-type="float" office:value="29">
            <text:p>29</text:p>
          </table:table-cell>
          <table:table-cell table:style-name="ce224" office:value-type="float" office:value="29">
            <text:p>29</text:p>
          </table:table-cell>
          <table:table-cell table:style-name="ce224" office:value-type="float" office:value="29">
            <text:p>29</text:p>
          </table:table-cell>
          <table:table-cell table:style-name="ce224" office:value-type="float" office:value="29">
            <text:p>29</text:p>
          </table:table-cell>
          <table:table-cell table:style-name="ce224" office:value-type="float" office:value="29">
            <text:p>29</text:p>
          </table:table-cell>
          <table:table-cell table:style-name="ce224" office:value-type="float" office:value="29">
            <text:p>29</text:p>
          </table:table-cell>
          <table:table-cell table:style-name="ce224" office:value-type="float" office:value="29">
            <text:p>29</text:p>
          </table:table-cell>
          <table:table-cell table:style-name="ce221"/>
          <table:table-cell table:style-name="ce216"/>
          <table:table-cell table:style-name="ce225" office:value-type="string">
            <text:p>Added Dev Hires</text:p>
          </table:table-cell>
          <table:table-cell table:number-columns-repeated="2" table:style-name="ce219"/>
          <table:table-cell table:style-name="ce224" office:value-type="float" office:value="32">
            <text:p>32</text:p>
          </table:table-cell>
          <table:table-cell table:style-name="ce224" office:value-type="float" office:value="35">
            <text:p>35</text:p>
          </table:table-cell>
          <table:table-cell table:style-name="ce224" office:value-type="float" office:value="38">
            <text:p>38</text:p>
          </table:table-cell>
          <table:table-cell table:style-name="ce224" office:value-type="float" office:value="41">
            <text:p>41</text:p>
          </table:table-cell>
          <table:table-cell table:style-name="ce224" office:value-type="float" office:value="44">
            <text:p>44</text:p>
          </table:table-cell>
          <table:table-cell table:style-name="ce224" office:value-type="float" office:value="47">
            <text:p>47</text:p>
          </table:table-cell>
          <table:table-cell table:style-name="ce224" office:value-type="float" office:value="50">
            <text:p>50</text:p>
          </table:table-cell>
          <table:table-cell table:style-name="ce224" office:value-type="float" office:value="54">
            <text:p>54</text:p>
          </table:table-cell>
          <table:table-cell table:style-name="ce224" office:value-type="float" office:value="58">
            <text:p>58</text:p>
          </table:table-cell>
          <table:table-cell table:style-name="ce224" office:value-type="float" office:value="62">
            <text:p>62</text:p>
          </table:table-cell>
          <table:table-cell table:style-name="ce224" office:value-type="float" office:value="62">
            <text:p>62</text:p>
          </table:table-cell>
          <table:table-cell table:style-name="ce224" office:value-type="float" office:value="62">
            <text:p>62</text:p>
          </table:table-cell>
          <table:table-cell table:style-name="ce226"/>
          <table:table-cell table:style-name="ce22"/>
          <table:table-cell table:number-columns-repeated="9" table:style-name="ce27"/>
        </table:table-row>
        <table:table-row table:style-name="ro7">
          <table:table-cell table:style-name="ce216" office:value-type="string">
            <text:p>x</text:p>
          </table:table-cell>
          <table:table-cell table:style-name="ce227" office:value-type="string">
            <text:p>Addtional Dev Salaries</text:p>
          </table:table-cell>
          <table:table-cell table:number-columns-repeated="2" table:style-name="ce228"/>
          <table:table-cell table:number-columns-repeated="6" table:style-name="ce220"/>
          <table:table-cell table:number-columns-repeated="5" table:style-name="ce216"/>
          <table:table-cell table:style-name="ce229" office:value-type="string">
            <text:p>-</text:p>
          </table:table-cell>
          <table:table-cell table:style-name="ce216"/>
          <table:table-cell table:style-name="ce230" office:value-type="string">
            <text:p>Additional Dev Salaries</text:p>
          </table:table-cell>
          <table:table-cell table:number-columns-repeated="2" table:style-name="ce216"/>
          <table:table-cell table:style-name="ce231" office:value-type="float" office:value="5000">
            <text:p>5,000</text:p>
          </table:table-cell>
          <table:table-cell table:style-name="ce231" office:value-type="float" office:value="5000">
            <text:p>5,000</text:p>
          </table:table-cell>
          <table:table-cell table:style-name="ce231" office:value-type="float" office:value="10000">
            <text:p>10,000</text:p>
          </table:table-cell>
          <table:table-cell table:style-name="ce231" office:value-type="float" office:value="10000">
            <text:p>10,000</text:p>
          </table:table-cell>
          <table:table-cell table:style-name="ce231" office:value-type="float" office:value="15000">
            <text:p>15,000</text:p>
          </table:table-cell>
          <table:table-cell table:style-name="ce231" office:value-type="float" office:value="15000">
            <text:p>15,000</text:p>
          </table:table-cell>
          <table:table-cell table:style-name="ce231" office:value-type="float" office:value="20000">
            <text:p>20,000</text:p>
          </table:table-cell>
          <table:table-cell table:style-name="ce231" office:value-type="float" office:value="20000">
            <text:p>20,000</text:p>
          </table:table-cell>
          <table:table-cell table:style-name="ce231" office:value-type="float" office:value="25000">
            <text:p>25,000</text:p>
          </table:table-cell>
          <table:table-cell table:style-name="ce231" office:value-type="float" office:value="25000">
            <text:p>25,000</text:p>
          </table:table-cell>
          <table:table-cell table:style-name="ce231" office:value-type="float" office:value="30000">
            <text:p>30,000</text:p>
          </table:table-cell>
          <table:table-cell table:style-name="ce231" office:value-type="float" office:value="30000">
            <text:p>30,000</text:p>
          </table:table-cell>
          <table:table-cell table:style-name="ce232" office:value-type="float" office:value="210000">
            <text:p>210,000</text:p>
          </table:table-cell>
          <table:table-cell table:style-name="ce216"/>
          <table:table-cell table:style-name="ce233" office:value-type="string">
            <text:p>Addtional Dev Salaries</text:p>
          </table:table-cell>
          <table:table-cell table:number-columns-repeated="2" table:style-name="ce220"/>
          <table:table-cell table:style-name="ce231" office:value-type="float" office:value="31500">
            <text:p>31,500</text:p>
          </table:table-cell>
          <table:table-cell table:style-name="ce231" office:value-type="float" office:value="31500">
            <text:p>31,500</text:p>
          </table:table-cell>
          <table:table-cell table:style-name="ce231" office:value-type="float" office:value="36750">
            <text:p>36,750</text:p>
          </table:table-cell>
          <table:table-cell table:style-name="ce231" office:value-type="float" office:value="42000">
            <text:p>42,000</text:p>
          </table:table-cell>
          <table:table-cell table:style-name="ce231" office:value-type="float" office:value="47250">
            <text:p>47,250</text:p>
          </table:table-cell>
          <table:table-cell table:style-name="ce231" office:value-type="float" office:value="52500">
            <text:p>52,500</text:p>
          </table:table-cell>
          <table:table-cell table:style-name="ce231" office:value-type="float" office:value="57750">
            <text:p>57,750</text:p>
          </table:table-cell>
          <table:table-cell table:style-name="ce231" office:value-type="float" office:value="63000">
            <text:p>63,000</text:p>
          </table:table-cell>
          <table:table-cell table:style-name="ce231" office:value-type="float" office:value="73500">
            <text:p>73,500</text:p>
          </table:table-cell>
          <table:table-cell table:style-name="ce231" office:value-type="float" office:value="84000">
            <text:p>84,000</text:p>
          </table:table-cell>
          <table:table-cell table:style-name="ce231" office:value-type="float" office:value="94500">
            <text:p>94,500</text:p>
          </table:table-cell>
          <table:table-cell table:style-name="ce231" office:value-type="float" office:value="105000">
            <text:p>105,000</text:p>
          </table:table-cell>
          <table:table-cell table:style-name="ce232" office:value-type="float" office:value="719250">
            <text:p>719,250</text:p>
          </table:table-cell>
          <table:table-cell table:style-name="ce216"/>
          <table:table-cell table:style-name="ce233" office:value-type="string">
            <text:p>Addtional Dev Salaries</text:p>
          </table:table-cell>
          <table:table-cell table:number-columns-repeated="2" table:style-name="ce220"/>
          <table:table-cell table:style-name="ce231" office:value-type="float" office:value="126788">
            <text:p>126,788</text:p>
          </table:table-cell>
          <table:table-cell table:style-name="ce231" office:value-type="float" office:value="143325">
            <text:p>143,325</text:p>
          </table:table-cell>
          <table:table-cell table:style-name="ce231" office:value-type="float" office:value="159863">
            <text:p>159,863</text:p>
          </table:table-cell>
          <table:table-cell table:style-name="ce231" office:value-type="float" office:value="159863">
            <text:p>159,863</text:p>
          </table:table-cell>
          <table:table-cell table:style-name="ce231" office:value-type="float" office:value="159863">
            <text:p>159,863</text:p>
          </table:table-cell>
          <table:table-cell table:style-name="ce231" office:value-type="float" office:value="159863">
            <text:p>159,863</text:p>
          </table:table-cell>
          <table:table-cell table:style-name="ce231" office:value-type="float" office:value="159863">
            <text:p>159,863</text:p>
          </table:table-cell>
          <table:table-cell table:style-name="ce231" office:value-type="float" office:value="159863">
            <text:p>159,863</text:p>
          </table:table-cell>
          <table:table-cell table:style-name="ce231" office:value-type="float" office:value="159863">
            <text:p>159,863</text:p>
          </table:table-cell>
          <table:table-cell table:style-name="ce231" office:value-type="float" office:value="159863">
            <text:p>159,863</text:p>
          </table:table-cell>
          <table:table-cell table:style-name="ce231" office:value-type="float" office:value="159863">
            <text:p>159,863</text:p>
          </table:table-cell>
          <table:table-cell table:style-name="ce231" office:value-type="float" office:value="159863">
            <text:p>159,863</text:p>
          </table:table-cell>
          <table:table-cell table:style-name="ce232" office:value-type="float" office:value="1868738">
            <text:p>1,868,738</text:p>
          </table:table-cell>
          <table:table-cell table:style-name="ce216"/>
          <table:table-cell table:style-name="ce233" office:value-type="string">
            <text:p>Addtional Dev Salaries</text:p>
          </table:table-cell>
          <table:table-cell table:number-columns-repeated="2" table:style-name="ce220"/>
          <table:table-cell table:style-name="ce231" office:value-type="float" office:value="185220">
            <text:p>185,220</text:p>
          </table:table-cell>
          <table:table-cell table:style-name="ce231" office:value-type="float" office:value="202584">
            <text:p>202,584</text:p>
          </table:table-cell>
          <table:table-cell table:style-name="ce231" office:value-type="float" office:value="219949">
            <text:p>219,949</text:p>
          </table:table-cell>
          <table:table-cell table:style-name="ce231" office:value-type="float" office:value="237313">
            <text:p>237,313</text:p>
          </table:table-cell>
          <table:table-cell table:style-name="ce231" office:value-type="float" office:value="254678">
            <text:p>254,678</text:p>
          </table:table-cell>
          <table:table-cell table:style-name="ce231" office:value-type="float" office:value="272042">
            <text:p>272,042</text:p>
          </table:table-cell>
          <table:table-cell table:style-name="ce231" office:value-type="float" office:value="289406">
            <text:p>289,406</text:p>
          </table:table-cell>
          <table:table-cell table:style-name="ce231" office:value-type="float" office:value="312559">
            <text:p>312,559</text:p>
          </table:table-cell>
          <table:table-cell table:style-name="ce231" office:value-type="float" office:value="335711">
            <text:p>335,711</text:p>
          </table:table-cell>
          <table:table-cell table:style-name="ce231" office:value-type="float" office:value="358864">
            <text:p>358,864</text:p>
          </table:table-cell>
          <table:table-cell table:style-name="ce231" office:value-type="float" office:value="358864">
            <text:p>358,864</text:p>
          </table:table-cell>
          <table:table-cell table:style-name="ce231" office:value-type="float" office:value="358864">
            <text:p>358,864</text:p>
          </table:table-cell>
          <table:table-cell table:style-name="ce234" office:value-type="float" office:value="3386053">
            <text:p>3,386,053</text:p>
          </table:table-cell>
          <table:table-cell table:style-name="ce22"/>
          <table:table-cell table:number-columns-repeated="9" table:style-name="ce27"/>
        </table:table-row>
        <table:table-row table:style-name="ro6">
          <table:table-cell table:style-name="ce21" office:value-type="string">
            <text:p>x</text:p>
          </table:table-cell>
          <table:table-cell table:style-name="ce124" office:value-type="string">
            <text:p>Audit &amp; Legal</text:p>
          </table:table-cell>
          <table:table-cell table:number-columns-repeated="2" table:style-name="ce124"/>
          <table:table-cell table:style-name="ce87"/>
          <table:table-cell table:style-name="ce87" office:value-type="float" office:value="0">
            <text:p> -</text:p>
          </table:table-cell>
          <table:table-cell table:style-name="ce87" office:value-type="float" office:value="0">
            <text:p> -</text:p>
          </table:table-cell>
          <table:table-cell table:style-name="ce87" office:value-type="float" office:value="0">
            <text:p> -</text:p>
          </table:table-cell>
          <table:table-cell table:style-name="ce87" office:value-type="float" office:value="0">
            <text:p> -</text:p>
          </table:table-cell>
          <table:table-cell table:style-name="ce87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132" table:formula="oooc:=SUM([.F25:.O25])" office:value-type="string">
            <text:p>  2,400 </text:p>
          </table:table-cell>
          <table:table-cell table:style-name="ce22"/>
          <table:table-cell table:style-name="ce30" office:value-type="string">
            <text:p>Audit &amp; Legal</text:p>
          </table:table-cell>
          <table:table-cell table:number-columns-repeated="2" table:style-name="ce30"/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121" table:formula="oooc:=SUM([.U25:.AF25])" office:value-type="string">
            <text:p>  9,600 </text:p>
          </table:table-cell>
          <table:table-cell table:style-name="ce22"/>
          <table:table-cell table:style-name="ce30" office:value-type="string">
            <text:p>Audit &amp; Legal</text:p>
          </table:table-cell>
          <table:table-cell table:number-columns-repeated="2" table:style-name="ce30"/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121" table:formula="oooc:=SUM([.AL25:.AW25])" office:value-type="string">
            <text:p>  9,600 </text:p>
          </table:table-cell>
          <table:table-cell table:style-name="ce22"/>
          <table:table-cell table:style-name="ce30" office:value-type="string">
            <text:p>Audit &amp; Legal</text:p>
          </table:table-cell>
          <table:table-cell table:number-columns-repeated="2" table:style-name="ce30"/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121" table:formula="oooc:=SUM([.BC25:.BN25])" office:value-type="string">
            <text:p>  9,600 </text:p>
          </table:table-cell>
          <table:table-cell table:style-name="ce22"/>
          <table:table-cell table:style-name="ce30" office:value-type="string">
            <text:p>Audit &amp; Legal</text:p>
          </table:table-cell>
          <table:table-cell table:number-columns-repeated="2" table:style-name="ce30"/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30" office:value-type="float" office:value="800">
            <text:p> 800</text:p>
          </table:table-cell>
          <table:table-cell table:style-name="ce121" table:formula="oooc:=SUM([.BT25:.CE25])" office:value-type="string">
            <text:p>  9,600 </text:p>
          </table:table-cell>
          <table:table-cell table:style-name="ce22"/>
          <table:table-cell table:number-columns-repeated="9" table:style-name="ce27"/>
        </table:table-row>
        <table:table-row table:style-name="ro6">
          <table:table-cell table:style-name="ce21" office:value-type="string">
            <text:p>x</text:p>
          </table:table-cell>
          <table:table-cell table:style-name="ce141" office:value-type="string">
            <text:p>General and Administrative Costs - Misc.</text:p>
          </table:table-cell>
          <table:table-cell table:number-columns-repeated="2" table:style-name="ce124"/>
          <table:table-cell table:style-name="ce87"/>
          <table:table-cell table:style-name="ce87" office:value-type="float" office:value="0">
            <text:p> -</text:p>
          </table:table-cell>
          <table:table-cell table:style-name="ce87" office:value-type="float" office:value="0">
            <text:p> -</text:p>
          </table:table-cell>
          <table:table-cell table:style-name="ce87" office:value-type="float" office:value="0">
            <text:p> -</text:p>
          </table:table-cell>
          <table:table-cell table:style-name="ce87" office:value-type="float" office:value="0">
            <text:p> -</text:p>
          </table:table-cell>
          <table:table-cell table:style-name="ce87" office:value-type="float" office:value="0">
            <text:p> -</text:p>
          </table:table-cell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132" table:formula="oooc:=SUM([.F26:.O26])" office:value-type="string">
            <text:p>  2,500 </text:p>
          </table:table-cell>
          <table:table-cell table:style-name="ce22"/>
          <table:table-cell table:style-name="ce112" office:value-type="string">
            <text:p>General and Administrative Costs - Misc.</text:p>
          </table:table-cell>
          <table:table-cell table:number-columns-repeated="2" table:style-name="ce30"/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121" table:formula="oooc:=SUM([.U26:.AF26])" office:value-type="string">
            <text:p>  6,000 </text:p>
          </table:table-cell>
          <table:table-cell table:style-name="ce22"/>
          <table:table-cell table:style-name="ce112" office:value-type="string">
            <text:p>General and Administrative Costs - Misc.</text:p>
          </table:table-cell>
          <table:table-cell table:number-columns-repeated="2" table:style-name="ce30"/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121" table:formula="oooc:=SUM([.AL26:.AW26])" office:value-type="string">
            <text:p>  6,000 </text:p>
          </table:table-cell>
          <table:table-cell table:style-name="ce22"/>
          <table:table-cell table:style-name="ce112" office:value-type="string">
            <text:p>General and Administrative Costs - Misc.</text:p>
          </table:table-cell>
          <table:table-cell table:number-columns-repeated="2" table:style-name="ce30"/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121" table:formula="oooc:=SUM([.BC26:.BN26])" office:value-type="string">
            <text:p>  6,000 </text:p>
          </table:table-cell>
          <table:table-cell table:style-name="ce22"/>
          <table:table-cell table:style-name="ce112" office:value-type="string">
            <text:p>General and Administrative Costs - Misc.</text:p>
          </table:table-cell>
          <table:table-cell table:number-columns-repeated="2" table:style-name="ce30"/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87" office:value-type="float" office:value="500">
            <text:p> 500</text:p>
          </table:table-cell>
          <table:table-cell table:style-name="ce121" table:formula="oooc:=SUM([.BT26:.CE26])" office:value-type="string">
            <text:p>  6,000 </text:p>
          </table:table-cell>
          <table:table-cell table:style-name="ce22"/>
          <table:table-cell table:number-columns-repeated="9" table:style-name="ce27"/>
        </table:table-row>
        <table:table-row table:style-name="ro6">
          <table:table-cell table:style-name="ce21" office:value-type="string">
            <text:p>x</text:p>
          </table:table-cell>
          <table:table-cell table:style-name="ce141" office:value-type="string">
            <text:p>Utilities and Telephone</text:p>
          </table:table-cell>
          <table:table-cell table:number-columns-repeated="2" table:style-name="ce124"/>
          <table:table-cell table:style-name="ce87"/>
          <table:table-cell table:style-name="ce87" office:value-type="float" office:value="0">
            <text:p> -</text:p>
          </table:table-cell>
          <table:table-cell table:style-name="ce87" office:value-type="float" office:value="0">
            <text:p> -</text:p>
          </table:table-cell>
          <table:table-cell table:style-name="ce87" office:value-type="float" office:value="0">
            <text:p> -</text:p>
          </table:table-cell>
          <table:table-cell table:style-name="ce87" office:value-type="float" office:value="0">
            <text:p> -</text:p>
          </table:table-cell>
          <table:table-cell table:style-name="ce87" office:value-type="float" office:value="0">
            <text:p> -</text:p>
          </table:table-cell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132" table:formula="oooc:=SUM([.F27:.O27])" office:value-type="string">
            <text:p>  750 </text:p>
          </table:table-cell>
          <table:table-cell table:style-name="ce22"/>
          <table:table-cell table:style-name="ce112" office:value-type="string">
            <text:p>Utilities and Telephone</text:p>
          </table:table-cell>
          <table:table-cell table:number-columns-repeated="2" table:style-name="ce30"/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121" table:formula="oooc:=SUM([.U27:.AF27])" office:value-type="string">
            <text:p>  1,800 </text:p>
          </table:table-cell>
          <table:table-cell table:style-name="ce22"/>
          <table:table-cell table:style-name="ce112" office:value-type="string">
            <text:p>Utilities and Telephone</text:p>
          </table:table-cell>
          <table:table-cell table:number-columns-repeated="2" table:style-name="ce30"/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121" table:formula="oooc:=SUM([.AL27:.AW27])" office:value-type="string">
            <text:p>  1,800 </text:p>
          </table:table-cell>
          <table:table-cell table:style-name="ce22"/>
          <table:table-cell table:style-name="ce112" office:value-type="string">
            <text:p>Utilities and Telephone</text:p>
          </table:table-cell>
          <table:table-cell table:number-columns-repeated="2" table:style-name="ce30"/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121" table:formula="oooc:=SUM([.BC27:.BN27])" office:value-type="string">
            <text:p>  1,800 </text:p>
          </table:table-cell>
          <table:table-cell table:style-name="ce22"/>
          <table:table-cell table:style-name="ce112" office:value-type="string">
            <text:p>Utilities and Telephone</text:p>
          </table:table-cell>
          <table:table-cell table:number-columns-repeated="2" table:style-name="ce30"/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87" office:value-type="float" office:value="150">
            <text:p> 150</text:p>
          </table:table-cell>
          <table:table-cell table:style-name="ce121" table:formula="oooc:=SUM([.BT27:.CE27])" office:value-type="string">
            <text:p>  1,800 </text:p>
          </table:table-cell>
          <table:table-cell table:style-name="ce22"/>
          <table:table-cell table:number-columns-repeated="9" table:style-name="ce27"/>
        </table:table-row>
        <table:table-row table:style-name="ro6">
          <table:table-cell table:style-name="ce21" office:value-type="string">
            <text:p>x</text:p>
          </table:table-cell>
          <table:table-cell table:style-name="ce141" office:value-type="string">
            <text:p>Corporate Travel</text:p>
          </table:table-cell>
          <table:table-cell table:number-columns-repeated="2" table:style-name="ce124"/>
          <table:table-cell table:style-name="ce87"/>
          <table:table-cell table:style-name="ce87" office:value-type="float" office:value="0">
            <text:p> -</text:p>
          </table:table-cell>
          <table:table-cell table:style-name="ce87" office:value-type="float" office:value="0">
            <text:p> -</text:p>
          </table:table-cell>
          <table:table-cell table:style-name="ce87" office:value-type="float" office:value="0">
            <text:p> -</text:p>
          </table:table-cell>
          <table:table-cell table:style-name="ce87" office:value-type="float" office:value="0">
            <text:p> -</text:p>
          </table:table-cell>
          <table:table-cell table:style-name="ce87" office:value-type="float" office:value="0">
            <text:p> -</text:p>
          </table:table-cell>
          <table:table-cell table:style-name="ce87" office:value-type="float" office:value="0">
            <text:p> -</text:p>
          </table:table-cell>
          <table:table-cell table:style-name="ce87" office:value-type="float" office:value="0">
            <text:p> -</text:p>
          </table:table-cell>
          <table:table-cell table:style-name="ce87" office:value-type="float" office:value="1500">
            <text:p> 1,500</text:p>
          </table:table-cell>
          <table:table-cell table:style-name="ce87" office:value-type="float" office:value="0">
            <text:p> -</text:p>
          </table:table-cell>
          <table:table-cell table:style-name="ce87" office:value-type="float" office:value="800">
            <text:p> 800</text:p>
          </table:table-cell>
          <table:table-cell table:style-name="ce132" table:formula="oooc:=SUM([.F28:.O28])" office:value-type="string">
            <text:p>  2,300 </text:p>
          </table:table-cell>
          <table:table-cell table:style-name="ce22"/>
          <table:table-cell table:style-name="ce112" office:value-type="string">
            <text:p>Corporate Travel</text:p>
          </table:table-cell>
          <table:table-cell table:number-columns-repeated="2" table:style-name="ce30"/>
          <table:table-cell table:style-name="ce87" office:value-type="float" office:value="5000">
            <text:p> 5,000</text:p>
          </table:table-cell>
          <table:table-cell table:style-name="ce87" office:value-type="float" office:value="1750">
            <text:p> 1,750</text:p>
          </table:table-cell>
          <table:table-cell table:style-name="ce87" office:value-type="float" office:value="1750">
            <text:p> 1,750</text:p>
          </table:table-cell>
          <table:table-cell table:style-name="ce87" office:value-type="float" office:value="1750">
            <text:p> 1,750</text:p>
          </table:table-cell>
          <table:table-cell table:style-name="ce87" office:value-type="float" office:value="1750">
            <text:p> 1,750</text:p>
          </table:table-cell>
          <table:table-cell table:style-name="ce87" office:value-type="float" office:value="1750">
            <text:p> 1,750</text:p>
          </table:table-cell>
          <table:table-cell table:style-name="ce87" office:value-type="float" office:value="1750">
            <text:p> 1,750</text:p>
          </table:table-cell>
          <table:table-cell table:style-name="ce87" office:value-type="float" office:value="1750">
            <text:p> 1,750</text:p>
          </table:table-cell>
          <table:table-cell table:style-name="ce87" office:value-type="float" office:value="1750">
            <text:p> 1,750</text:p>
          </table:table-cell>
          <table:table-cell table:style-name="ce87" office:value-type="float" office:value="2500">
            <text:p> 2,500</text:p>
          </table:table-cell>
          <table:table-cell table:style-name="ce87" office:value-type="float" office:value="1750">
            <text:p> 1,750</text:p>
          </table:table-cell>
          <table:table-cell table:style-name="ce87" office:value-type="float" office:value="1750">
            <text:p> 1,750</text:p>
          </table:table-cell>
          <table:table-cell table:style-name="ce121" table:formula="oooc:=SUM([.U28:.AF28])" office:value-type="string">
            <text:p>  25,000 </text:p>
          </table:table-cell>
          <table:table-cell table:style-name="ce22"/>
          <table:table-cell table:style-name="ce112" office:value-type="string">
            <text:p>Corporate Travel</text:p>
          </table:table-cell>
          <table:table-cell table:number-columns-repeated="2" table:style-name="ce30"/>
          <table:table-cell table:style-name="ce87" office:value-type="float" office:value="5000">
            <text:p> 5,000</text:p>
          </table:table-cell>
          <table:table-cell table:style-name="ce87" office:value-type="float" office:value="1750">
            <text:p> 1,750</text:p>
          </table:table-cell>
          <table:table-cell table:style-name="ce87" office:value-type="float" office:value="1750">
            <text:p> 1,750</text:p>
          </table:table-cell>
          <table:table-cell table:style-name="ce87" office:value-type="float" office:value="1750">
            <text:p> 1,750</text:p>
          </table:table-cell>
          <table:table-cell table:style-name="ce87" office:value-type="float" office:value="1750">
            <text:p> 1,750</text:p>
          </table:table-cell>
          <table:table-cell table:style-name="ce87" office:value-type="float" office:value="1750">
            <text:p> 1,750</text:p>
          </table:table-cell>
          <table:table-cell table:style-name="ce87" office:value-type="float" office:value="1750">
            <text:p> 1,750</text:p>
          </table:table-cell>
          <table:table-cell table:style-name="ce87" office:value-type="float" office:value="1750">
            <text:p> 1,750</text:p>
          </table:table-cell>
          <table:table-cell table:style-name="ce87" office:value-type="float" office:value="1750">
            <text:p> 1,750</text:p>
          </table:table-cell>
          <table:table-cell table:style-name="ce87" office:value-type="float" office:value="2500">
            <text:p> 2,500</text:p>
          </table:table-cell>
          <table:table-cell table:style-name="ce87" office:value-type="float" office:value="1750">
            <text:p> 1,750</text:p>
          </table:table-cell>
          <table:table-cell table:style-name="ce87" office:value-type="float" office:value="1750">
            <text:p> 1,750</text:p>
          </table:table-cell>
          <table:table-cell table:style-name="ce121" table:formula="oooc:=SUM([.AL28:.AW28])" office:value-type="string">
            <text:p>  25,000 </text:p>
          </table:table-cell>
          <table:table-cell table:style-name="ce22"/>
          <table:table-cell table:style-name="ce112" office:value-type="string">
            <text:p>Corporate Travel</text:p>
          </table:table-cell>
          <table:table-cell table:number-columns-repeated="2" table:style-name="ce30"/>
          <table:table-cell table:style-name="ce87" office:value-type="float" office:value="5000">
            <text:p> 5,000</text:p>
          </table:table-cell>
          <table:table-cell table:style-name="ce87" office:value-type="float" office:value="1750">
            <text:p> 1,750</text:p>
          </table:table-cell>
          <table:table-cell table:style-name="ce87" office:value-type="float" office:value="1750">
            <text:p> 1,750</text:p>
          </table:table-cell>
          <table:table-cell table:style-name="ce87" office:value-type="float" office:value="1750">
            <text:p> 1,750</text:p>
          </table:table-cell>
          <table:table-cell table:style-name="ce87" office:value-type="float" office:value="1750">
            <text:p> 1,750</text:p>
          </table:table-cell>
          <table:table-cell table:style-name="ce87" office:value-type="float" office:value="1750">
            <text:p> 1,750</text:p>
          </table:table-cell>
          <table:table-cell table:style-name="ce87" office:value-type="float" office:value="1750">
            <text:p> 1,750</text:p>
          </table:table-cell>
          <table:table-cell table:style-name="ce87" office:value-type="float" office:value="1750">
            <text:p> 1,750</text:p>
          </table:table-cell>
          <table:table-cell table:style-name="ce87" office:value-type="float" office:value="1750">
            <text:p> 1,750</text:p>
          </table:table-cell>
          <table:table-cell table:style-name="ce87" office:value-type="float" office:value="2500">
            <text:p> 2,500</text:p>
          </table:table-cell>
          <table:table-cell table:style-name="ce87" office:value-type="float" office:value="1750">
            <text:p> 1,750</text:p>
          </table:table-cell>
          <table:table-cell table:style-name="ce87" office:value-type="float" office:value="1750">
            <text:p> 1,750</text:p>
          </table:table-cell>
          <table:table-cell table:style-name="ce121" table:formula="oooc:=SUM([.BC28:.BN28])" office:value-type="string">
            <text:p>  25,000 </text:p>
          </table:table-cell>
          <table:table-cell table:style-name="ce22"/>
          <table:table-cell table:style-name="ce112" office:value-type="string">
            <text:p>Corporate Travel</text:p>
          </table:table-cell>
          <table:table-cell table:number-columns-repeated="2" table:style-name="ce30"/>
          <table:table-cell table:style-name="ce87" office:value-type="float" office:value="5000">
            <text:p> 5,000</text:p>
          </table:table-cell>
          <table:table-cell table:style-name="ce87" office:value-type="float" office:value="1750">
            <text:p> 1,750</text:p>
          </table:table-cell>
          <table:table-cell table:style-name="ce87" office:value-type="float" office:value="1750">
            <text:p> 1,750</text:p>
          </table:table-cell>
          <table:table-cell table:style-name="ce87" office:value-type="float" office:value="1750">
            <text:p> 1,750</text:p>
          </table:table-cell>
          <table:table-cell table:style-name="ce87" office:value-type="float" office:value="1750">
            <text:p> 1,750</text:p>
          </table:table-cell>
          <table:table-cell table:style-name="ce87" office:value-type="float" office:value="1750">
            <text:p> 1,750</text:p>
          </table:table-cell>
          <table:table-cell table:style-name="ce87" office:value-type="float" office:value="1750">
            <text:p> 1,750</text:p>
          </table:table-cell>
          <table:table-cell table:style-name="ce87" office:value-type="float" office:value="1750">
            <text:p> 1,750</text:p>
          </table:table-cell>
          <table:table-cell table:style-name="ce87" office:value-type="float" office:value="1750">
            <text:p> 1,750</text:p>
          </table:table-cell>
          <table:table-cell table:style-name="ce87" office:value-type="float" office:value="2500">
            <text:p> 2,500</text:p>
          </table:table-cell>
          <table:table-cell table:style-name="ce87" office:value-type="float" office:value="1750">
            <text:p> 1,750</text:p>
          </table:table-cell>
          <table:table-cell table:style-name="ce87" office:value-type="float" office:value="1750">
            <text:p> 1,750</text:p>
          </table:table-cell>
          <table:table-cell table:style-name="ce121" table:formula="oooc:=SUM([.BT28:.CE28])" office:value-type="string">
            <text:p>  25,000 </text:p>
          </table:table-cell>
          <table:table-cell table:style-name="ce22"/>
          <table:table-cell table:number-columns-repeated="9" table:style-name="ce27"/>
        </table:table-row>
        <table:table-row table:style-name="ro7">
          <table:table-cell table:style-name="ce21" office:value-type="string">
            <text:p>x</text:p>
          </table:table-cell>
          <table:table-cell table:style-name="ce124" office:value-type="string">
            <text:p>Servers &amp; Domain Costs</text:p>
          </table:table-cell>
          <table:table-cell table:number-columns-repeated="2" table:style-name="ce124"/>
          <table:table-cell table:number-columns-repeated="6" table:style-name="ce87"/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132" table:formula="oooc:=SUM([.F29:.O29])" office:value-type="string">
            <text:p>  1,000 </text:p>
          </table:table-cell>
          <table:table-cell table:style-name="ce22"/>
          <table:table-cell table:style-name="ce30" office:value-type="string">
            <text:p>Servers &amp; Domain Costs</text:p>
          </table:table-cell>
          <table:table-cell table:number-columns-repeated="2" table:style-name="ce30"/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121" table:formula="oooc:=SUM([.U29:.AF29])" office:value-type="string">
            <text:p>  2,400 </text:p>
          </table:table-cell>
          <table:table-cell table:style-name="ce22"/>
          <table:table-cell table:style-name="ce30" office:value-type="string">
            <text:p>Servers &amp; Domain Costs</text:p>
          </table:table-cell>
          <table:table-cell table:number-columns-repeated="2" table:style-name="ce30"/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121" table:formula="oooc:=SUM([.AL29:.AW29])" office:value-type="string">
            <text:p>  2,400 </text:p>
          </table:table-cell>
          <table:table-cell table:style-name="ce22"/>
          <table:table-cell table:style-name="ce30" office:value-type="string">
            <text:p>Servers &amp; Domain Costs</text:p>
          </table:table-cell>
          <table:table-cell table:number-columns-repeated="2" table:style-name="ce30"/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121" table:formula="oooc:=SUM([.BC29:.BN29])" office:value-type="string">
            <text:p>  2,400 </text:p>
          </table:table-cell>
          <table:table-cell table:style-name="ce22"/>
          <table:table-cell table:style-name="ce30" office:value-type="string">
            <text:p>Servers &amp; Domain Costs</text:p>
          </table:table-cell>
          <table:table-cell table:number-columns-repeated="2" table:style-name="ce30"/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87" office:value-type="float" office:value="200">
            <text:p> 200</text:p>
          </table:table-cell>
          <table:table-cell table:style-name="ce121" table:formula="oooc:=SUM([.BT29:.CE29])" office:value-type="string">
            <text:p>  2,400 </text:p>
          </table:table-cell>
          <table:table-cell table:style-name="ce22"/>
          <table:table-cell table:number-columns-repeated="9" table:style-name="ce27"/>
        </table:table-row>
        <table:table-row table:style-name="ro7">
          <table:table-cell table:style-name="ce235" office:value-type="string">
            <text:p>x</text:p>
          </table:table-cell>
          <table:table-cell table:style-name="ce236" table:number-columns-spanned="3" table:number-rows-spanned="1" office:value-type="string">
            <text:p>Ambassador Bounty</text:p>
          </table:table-cell>
          <table:covered-table-cell table:number-columns-repeated="2"/>
          <table:table-cell table:style-name="ce219"/>
          <table:table-cell table:number-columns-repeated="7" table:style-name="ce223"/>
          <table:table-cell table:style-name="ce239" office:value-type="float" office:value="0">
            <text:p>0</text:p>
          </table:table-cell>
          <table:table-cell table:style-name="ce239" office:value-type="float" office:value="4000">
            <text:p>4,000</text:p>
          </table:table-cell>
          <table:table-cell table:style-name="ce239" office:value-type="float" office:value="4000">
            <text:p>4,000</text:p>
          </table:table-cell>
          <table:table-cell table:style-name="ce240" office:value-type="float" office:value="8000">
            <text:p>8,000</text:p>
          </table:table-cell>
          <table:table-cell table:style-name="ce216"/>
          <table:table-cell table:style-name="ce241" table:number-columns-spanned="3" table:number-rows-spanned="1" office:value-type="string">
            <text:p>Ambasssador Bounty</text:p>
          </table:table-cell>
          <table:covered-table-cell table:number-columns-repeated="2"/>
          <table:table-cell table:style-name="ce239" office:value-type="float" office:value="50000">
            <text:p>50,000</text:p>
          </table:table-cell>
          <table:table-cell table:number-columns-repeated="2" table:style-name="ce223"/>
          <table:table-cell table:style-name="ce239" office:value-type="float" office:value="75000">
            <text:p>75,000</text:p>
          </table:table-cell>
          <table:table-cell table:number-columns-repeated="2" table:style-name="ce223"/>
          <table:table-cell table:style-name="ce239" office:value-type="float" office:value="100000">
            <text:p>100,000</text:p>
          </table:table-cell>
          <table:table-cell table:number-columns-repeated="5" table:style-name="ce223"/>
          <table:table-cell table:style-name="ce240" office:value-type="float" office:value="225000">
            <text:p>225,000</text:p>
          </table:table-cell>
          <table:table-cell table:style-name="ce216"/>
          <table:table-cell table:style-name="ce242" table:number-columns-spanned="3" table:number-rows-spanned="1" office:value-type="string">
            <text:p>Ambassador Bounty</text:p>
          </table:table-cell>
          <table:covered-table-cell table:number-columns-repeated="2"/>
          <table:table-cell table:number-columns-repeated="12" table:style-name="ce223"/>
          <table:table-cell table:style-name="ce243"/>
          <table:table-cell table:style-name="ce216"/>
          <table:table-cell table:style-name="ce242" table:number-columns-spanned="3" table:number-rows-spanned="1" office:value-type="string">
            <text:p>Ambassador Bounty</text:p>
          </table:table-cell>
          <table:covered-table-cell table:number-columns-repeated="2"/>
          <table:table-cell table:number-columns-repeated="12" table:style-name="ce223"/>
          <table:table-cell table:style-name="ce243"/>
          <table:table-cell table:style-name="ce216"/>
          <table:table-cell table:style-name="ce242" table:number-columns-spanned="3" table:number-rows-spanned="1" office:value-type="string">
            <text:p>Ambassador Bounty</text:p>
          </table:table-cell>
          <table:covered-table-cell table:number-columns-repeated="2"/>
          <table:table-cell table:number-columns-repeated="12" table:style-name="ce223"/>
          <table:table-cell table:style-name="ce244"/>
          <table:table-cell table:style-name="ce22"/>
          <table:table-cell table:number-columns-repeated="9" table:style-name="ce27"/>
        </table:table-row>
        <table:table-row table:style-name="ro7">
          <table:table-cell table:style-name="ce235" office:value-type="string">
            <text:p>x</text:p>
          </table:table-cell>
          <table:table-cell table:style-name="ce245" table:number-columns-spanned="3" table:number-rows-spanned="1" office:value-type="string">
            <text:p>DAP Bounty Program</text:p>
          </table:table-cell>
          <table:covered-table-cell table:number-columns-repeated="2"/>
          <table:table-cell table:style-name="ce220"/>
          <table:table-cell table:number-columns-repeated="7" table:style-name="ce216"/>
          <table:table-cell table:style-name="ce231" office:value-type="float" office:value="0">
            <text:p>0</text:p>
          </table:table-cell>
          <table:table-cell table:style-name="ce231" office:value-type="float" office:value="4000">
            <text:p>4,000</text:p>
          </table:table-cell>
          <table:table-cell table:style-name="ce231" office:value-type="float" office:value="4000">
            <text:p>4,000</text:p>
          </table:table-cell>
          <table:table-cell table:style-name="ce232" office:value-type="float" office:value="8000">
            <text:p>8,000</text:p>
          </table:table-cell>
          <table:table-cell table:style-name="ce216"/>
          <table:table-cell table:style-name="ce248" table:number-columns-spanned="2" table:number-rows-spanned="1" office:value-type="string">
            <text:p>DAPBounty Program</text:p>
          </table:table-cell>
          <table:covered-table-cell/>
          <table:table-cell table:style-name="ce216"/>
          <table:table-cell table:style-name="ce231" office:value-type="float" office:value="50000">
            <text:p>50,000</text:p>
          </table:table-cell>
          <table:table-cell table:number-columns-repeated="2" table:style-name="ce216"/>
          <table:table-cell table:style-name="ce231" office:value-type="float" office:value="75000">
            <text:p>75,000</text:p>
          </table:table-cell>
          <table:table-cell table:number-columns-repeated="2" table:style-name="ce216"/>
          <table:table-cell table:style-name="ce231" office:value-type="float" office:value="100000">
            <text:p>100,000</text:p>
          </table:table-cell>
          <table:table-cell table:number-columns-repeated="5" table:style-name="ce216"/>
          <table:table-cell table:style-name="ce232" office:value-type="float" office:value="225000">
            <text:p>225,000</text:p>
          </table:table-cell>
          <table:table-cell table:style-name="ce216"/>
          <table:table-cell table:style-name="ce249" table:number-columns-spanned="3" table:number-rows-spanned="1" office:value-type="string">
            <text:p>DAP Bounty Program</text:p>
          </table:table-cell>
          <table:covered-table-cell table:number-columns-repeated="2"/>
          <table:table-cell table:number-columns-repeated="12" table:style-name="ce216"/>
          <table:table-cell table:style-name="ce221"/>
          <table:table-cell table:style-name="ce216"/>
          <table:table-cell table:style-name="ce249" table:number-columns-spanned="3" table:number-rows-spanned="1" office:value-type="string">
            <text:p>DAP Bounty Program</text:p>
          </table:table-cell>
          <table:covered-table-cell table:number-columns-repeated="2"/>
          <table:table-cell table:number-columns-repeated="12" table:style-name="ce216"/>
          <table:table-cell table:style-name="ce221"/>
          <table:table-cell table:style-name="ce216"/>
          <table:table-cell table:style-name="ce249" table:number-columns-spanned="3" table:number-rows-spanned="1" office:value-type="string">
            <text:p>DAP Bounty Program</text:p>
          </table:table-cell>
          <table:covered-table-cell table:number-columns-repeated="2"/>
          <table:table-cell table:number-columns-repeated="12" table:style-name="ce216"/>
          <table:table-cell table:style-name="ce226"/>
          <table:table-cell table:style-name="ce22"/>
          <table:table-cell table:number-columns-repeated="9" table:style-name="ce27"/>
        </table:table-row>
        <table:table-row table:style-name="ro7">
          <table:table-cell table:style-name="ce21" office:value-type="string">
            <text:p>x</text:p>
          </table:table-cell>
          <table:table-cell table:style-name="ce144" office:value-type="string">
            <text:p>Advertising</text:p>
          </table:table-cell>
          <table:table-cell table:number-columns-repeated="2" table:style-name="ce124"/>
          <table:table-cell table:number-columns-repeated="6" table:style-name="ce87"/>
          <table:table-cell table:style-name="ce87" office:value-type="float" office:value="0">
            <text:p> -</text:p>
          </table:table-cell>
          <table:table-cell table:style-name="ce87" office:value-type="float" office:value="0">
            <text:p> -</text:p>
          </table:table-cell>
          <table:table-cell table:style-name="ce87" office:value-type="float" office:value="1000">
            <text:p> 1,000</text:p>
          </table:table-cell>
          <table:table-cell table:style-name="ce87" office:value-type="float" office:value="2000">
            <text:p> 2,000</text:p>
          </table:table-cell>
          <table:table-cell table:style-name="ce87" office:value-type="float" office:value="10000">
            <text:p> 10,000</text:p>
          </table:table-cell>
          <table:table-cell table:style-name="ce132" table:formula="oooc:=SUM([.F32:.O32])" office:value-type="string">
            <text:p>  13,000 </text:p>
          </table:table-cell>
          <table:table-cell table:style-name="ce22"/>
          <table:table-cell table:style-name="ce250" office:value-type="string">
            <text:p>Advertising</text:p>
          </table:table-cell>
          <table:table-cell table:number-columns-repeated="2" table:style-name="ce30"/>
          <table:table-cell table:style-name="ce251" office:value-type="float" office:value="25000">
            <text:p>25,000</text:p>
          </table:table-cell>
          <table:table-cell table:style-name="ce251" office:value-type="float" office:value="1043">
            <text:p>1,043</text:p>
          </table:table-cell>
          <table:table-cell table:style-name="ce251" office:value-type="float" office:value="1043">
            <text:p>1,043</text:p>
          </table:table-cell>
          <table:table-cell table:style-name="ce251" office:value-type="float" office:value="1133">
            <text:p>1,133</text:p>
          </table:table-cell>
          <table:table-cell table:style-name="ce251" office:value-type="float" office:value="1341">
            <text:p>1,341</text:p>
          </table:table-cell>
          <table:table-cell table:style-name="ce251" office:value-type="float" office:value="1579">
            <text:p>1,579</text:p>
          </table:table-cell>
          <table:table-cell table:style-name="ce251" office:value-type="float" office:value="1871">
            <text:p>1,871</text:p>
          </table:table-cell>
          <table:table-cell table:style-name="ce251" office:value-type="float" office:value="2212">
            <text:p>2,212</text:p>
          </table:table-cell>
          <table:table-cell table:style-name="ce251" office:value-type="float" office:value="2612">
            <text:p>2,612</text:p>
          </table:table-cell>
          <table:table-cell table:style-name="ce251" office:value-type="float" office:value="3096">
            <text:p>3,096</text:p>
          </table:table-cell>
          <table:table-cell table:style-name="ce251" office:value-type="float" office:value="3511">
            <text:p>3,511</text:p>
          </table:table-cell>
          <table:table-cell table:style-name="ce252" office:value-type="float" office:value="4054">
            <text:p>4,054</text:p>
          </table:table-cell>
          <table:table-cell table:style-name="ce121" table:formula="oooc:=SUM([.U32:.AF32])" office:value-type="string">
            <text:p>  48,495 </text:p>
          </table:table-cell>
          <table:table-cell table:style-name="ce22"/>
          <table:table-cell table:style-name="ce250" office:value-type="string">
            <text:p>Advertising</text:p>
          </table:table-cell>
          <table:table-cell table:number-columns-repeated="2" table:style-name="ce30"/>
          <table:table-cell table:style-name="ce251" office:value-type="float" office:value="6208">
            <text:p>6,208</text:p>
          </table:table-cell>
          <table:table-cell table:style-name="ce251" office:value-type="float" office:value="7225">
            <text:p>7,225</text:p>
          </table:table-cell>
          <table:table-cell table:style-name="ce251" office:value-type="float" office:value="8059">
            <text:p>8,059</text:p>
          </table:table-cell>
          <table:table-cell table:style-name="ce251" office:value-type="float" office:value="9332">
            <text:p>9,332</text:p>
          </table:table-cell>
          <table:table-cell table:style-name="ce251" office:value-type="float" office:value="10461">
            <text:p>10,461</text:p>
          </table:table-cell>
          <table:table-cell table:style-name="ce251" office:value-type="float" office:value="11986">
            <text:p>11,986</text:p>
          </table:table-cell>
          <table:table-cell table:style-name="ce251" office:value-type="float" office:value="13238">
            <text:p>13,238</text:p>
          </table:table-cell>
          <table:table-cell table:style-name="ce251" office:value-type="float" office:value="15082">
            <text:p>15,082</text:p>
          </table:table-cell>
          <table:table-cell table:style-name="ce251" office:value-type="float" office:value="16712">
            <text:p>16,712</text:p>
          </table:table-cell>
          <table:table-cell table:style-name="ce251" office:value-type="float" office:value="18910">
            <text:p>18,910</text:p>
          </table:table-cell>
          <table:table-cell table:style-name="ce251" office:value-type="float" office:value="20745">
            <text:p>20,745</text:p>
          </table:table-cell>
          <table:table-cell table:style-name="ce252" office:value-type="float" office:value="23365">
            <text:p>23,365</text:p>
          </table:table-cell>
          <table:table-cell table:style-name="ce121" table:formula="oooc:=SUM([.AL32:.AW32])" office:value-type="string">
            <text:p>  161,323 </text:p>
          </table:table-cell>
          <table:table-cell table:style-name="ce22"/>
          <table:table-cell table:style-name="ce250" office:value-type="string">
            <text:p>Advertising</text:p>
          </table:table-cell>
          <table:table-cell table:number-columns-repeated="2" table:style-name="ce30"/>
          <table:table-cell table:style-name="ce251" office:value-type="float" office:value="25698">
            <text:p>25,698</text:p>
          </table:table-cell>
          <table:table-cell table:style-name="ce251" office:value-type="float" office:value="28815">
            <text:p>28,815</text:p>
          </table:table-cell>
          <table:table-cell table:style-name="ce251" office:value-type="float" office:value="31480">
            <text:p>31,480</text:p>
          </table:table-cell>
          <table:table-cell table:style-name="ce251" office:value-type="float" office:value="35173">
            <text:p>35,173</text:p>
          </table:table-cell>
          <table:table-cell table:style-name="ce251" office:value-type="float" office:value="38517">
            <text:p>38,517</text:p>
          </table:table-cell>
          <table:table-cell table:style-name="ce251" office:value-type="float" office:value="42912">
            <text:p>42,912</text:p>
          </table:table-cell>
          <table:table-cell table:style-name="ce251" office:value-type="float" office:value="46783">
            <text:p>46,783</text:p>
          </table:table-cell>
          <table:table-cell table:style-name="ce251" office:value-type="float" office:value="51994">
            <text:p>51,994</text:p>
          </table:table-cell>
          <table:table-cell table:style-name="ce251" office:value-type="float" office:value="56810">
            <text:p>56,810</text:p>
          </table:table-cell>
          <table:table-cell table:style-name="ce251" office:value-type="float" office:value="63034">
            <text:p>63,034</text:p>
          </table:table-cell>
          <table:table-cell table:style-name="ce251" office:value-type="float" office:value="68693">
            <text:p>68,693</text:p>
          </table:table-cell>
          <table:table-cell table:style-name="ce252" office:value-type="float" office:value="76096">
            <text:p>76,096</text:p>
          </table:table-cell>
          <table:table-cell table:style-name="ce121" table:formula="oooc:=SUM([.BC32:.BN32])" office:value-type="string">
            <text:p>  566,005 </text:p>
          </table:table-cell>
          <table:table-cell table:style-name="ce22"/>
          <table:table-cell table:style-name="ce250" office:value-type="string">
            <text:p>Advertising</text:p>
          </table:table-cell>
          <table:table-cell table:number-columns-repeated="2" table:style-name="ce30"/>
          <table:table-cell table:style-name="ce251" office:value-type="float" office:value="83109">
            <text:p>83,109</text:p>
          </table:table-cell>
          <table:table-cell table:style-name="ce251" office:value-type="float" office:value="92009">
            <text:p>92,009</text:p>
          </table:table-cell>
          <table:table-cell table:style-name="ce251" office:value-type="float" office:value="100358">
            <text:p>100,358</text:p>
          </table:table-cell>
          <table:table-cell table:style-name="ce251" office:value-type="float" office:value="111014">
            <text:p>111,014</text:p>
          </table:table-cell>
          <table:table-cell table:style-name="ce251" office:value-type="float" office:value="121363">
            <text:p>121,363</text:p>
          </table:table-cell>
          <table:table-cell table:style-name="ce251" office:value-type="float" office:value="134260">
            <text:p>134,260</text:p>
          </table:table-cell>
          <table:table-cell table:style-name="ce251" office:value-type="float" office:value="146731">
            <text:p>146,731</text:p>
          </table:table-cell>
          <table:table-cell table:style-name="ce251" office:value-type="float" office:value="162311">
            <text:p>162,311</text:p>
          </table:table-cell>
          <table:table-cell table:style-name="ce251" office:value-type="float" office:value="177811">
            <text:p>177,811</text:p>
          </table:table-cell>
          <table:table-cell table:style-name="ce251" office:value-type="float" office:value="196810">
            <text:p>196,810</text:p>
          </table:table-cell>
          <table:table-cell table:style-name="ce251" office:value-type="float" office:value="215717">
            <text:p>215,717</text:p>
          </table:table-cell>
          <table:table-cell table:style-name="ce252" office:value-type="float" office:value="236729">
            <text:p>236,729</text:p>
          </table:table-cell>
          <table:table-cell table:style-name="ce121" table:formula="oooc:=SUM([.BT32:.CE32])" office:value-type="string">
            <text:p>  1,778,222 </text:p>
          </table:table-cell>
          <table:table-cell table:style-name="ce22"/>
          <table:table-cell table:number-columns-repeated="9" table:style-name="ce27"/>
        </table:table-row>
        <table:table-row table:style-name="ro6">
          <table:table-cell table:style-name="ce21" office:value-type="string">
            <text:p>x</text:p>
          </table:table-cell>
          <table:table-cell table:style-name="ce141" office:value-type="string">
            <text:p>Rent</text:p>
          </table:table-cell>
          <table:table-cell table:style-name="ce190"/>
          <table:table-cell table:style-name="ce192"/>
          <table:table-cell table:style-name="ce87"/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1000">
            <text:p> 1,000</text:p>
          </table:table-cell>
          <table:table-cell table:style-name="ce30" office:value-type="float" office:value="1000">
            <text:p> 1,000</text:p>
          </table:table-cell>
          <table:table-cell table:style-name="ce30" office:value-type="float" office:value="1000">
            <text:p> 1,000</text:p>
          </table:table-cell>
          <table:table-cell table:style-name="ce30" office:value-type="float" office:value="1000">
            <text:p> 1,000</text:p>
          </table:table-cell>
          <table:table-cell table:style-name="ce30" office:value-type="float" office:value="1000">
            <text:p> 1,000</text:p>
          </table:table-cell>
          <table:table-cell table:style-name="ce132" table:formula="oooc:=SUM([.F33:.O33])" office:value-type="string">
            <text:p>  5,000 </text:p>
          </table:table-cell>
          <table:table-cell table:style-name="ce22"/>
          <table:table-cell table:style-name="ce112" office:value-type="string">
            <text:p>Rent</text:p>
          </table:table-cell>
          <table:table-cell table:style-name="ce126"/>
          <table:table-cell table:style-name="ce253"/>
          <table:table-cell table:style-name="ce30" office:value-type="float" office:value="1000">
            <text:p> 1,000</text:p>
          </table:table-cell>
          <table:table-cell table:style-name="ce30" office:value-type="float" office:value="1000">
            <text:p> 1,000</text:p>
          </table:table-cell>
          <table:table-cell table:style-name="ce30" office:value-type="float" office:value="1000">
            <text:p> 1,000</text:p>
          </table:table-cell>
          <table:table-cell table:style-name="ce30" office:value-type="float" office:value="1000">
            <text:p> 1,000</text:p>
          </table:table-cell>
          <table:table-cell table:style-name="ce30" office:value-type="float" office:value="1000">
            <text:p> 1,000</text:p>
          </table:table-cell>
          <table:table-cell table:style-name="ce30" office:value-type="float" office:value="1000">
            <text:p> 1,000</text:p>
          </table:table-cell>
          <table:table-cell table:style-name="ce30" office:value-type="float" office:value="1000">
            <text:p> 1,000</text:p>
          </table:table-cell>
          <table:table-cell table:style-name="ce30" office:value-type="float" office:value="1000">
            <text:p> 1,000</text:p>
          </table:table-cell>
          <table:table-cell table:style-name="ce30" office:value-type="float" office:value="1000">
            <text:p> 1,000</text:p>
          </table:table-cell>
          <table:table-cell table:style-name="ce30" office:value-type="float" office:value="1000">
            <text:p> 1,000</text:p>
          </table:table-cell>
          <table:table-cell table:style-name="ce30" office:value-type="float" office:value="1000">
            <text:p> 1,000</text:p>
          </table:table-cell>
          <table:table-cell table:style-name="ce30" office:value-type="float" office:value="1000">
            <text:p> 1,000</text:p>
          </table:table-cell>
          <table:table-cell table:style-name="ce121" table:formula="oooc:=SUM([.U33:.AF33])" office:value-type="string">
            <text:p>  12,000 </text:p>
          </table:table-cell>
          <table:table-cell table:style-name="ce22"/>
          <table:table-cell table:style-name="ce112" office:value-type="string">
            <text:p>Rent</text:p>
          </table:table-cell>
          <table:table-cell table:style-name="ce126"/>
          <table:table-cell table:style-name="ce253"/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30" office:value-type="float" office:value="2000">
            <text:p> 2,000</text:p>
          </table:table-cell>
          <table:table-cell table:style-name="ce121" table:formula="oooc:=SUM([.AL33:.AW33])" office:value-type="string">
            <text:p>  24,000 </text:p>
          </table:table-cell>
          <table:table-cell table:style-name="ce22"/>
          <table:table-cell table:style-name="ce112" office:value-type="string">
            <text:p>Rent</text:p>
          </table:table-cell>
          <table:table-cell table:style-name="ce126"/>
          <table:table-cell table:style-name="ce253"/>
          <table:table-cell table:style-name="ce30" office:value-type="float" office:value="3500">
            <text:p> 3,500</text:p>
          </table:table-cell>
          <table:table-cell table:style-name="ce30" office:value-type="float" office:value="3500">
            <text:p> 3,500</text:p>
          </table:table-cell>
          <table:table-cell table:style-name="ce30" office:value-type="float" office:value="3500">
            <text:p> 3,500</text:p>
          </table:table-cell>
          <table:table-cell table:style-name="ce30" office:value-type="float" office:value="3500">
            <text:p> 3,500</text:p>
          </table:table-cell>
          <table:table-cell table:style-name="ce30" office:value-type="float" office:value="3500">
            <text:p> 3,500</text:p>
          </table:table-cell>
          <table:table-cell table:style-name="ce30" office:value-type="float" office:value="3500">
            <text:p> 3,500</text:p>
          </table:table-cell>
          <table:table-cell table:style-name="ce30" office:value-type="float" office:value="3500">
            <text:p> 3,500</text:p>
          </table:table-cell>
          <table:table-cell table:style-name="ce30" office:value-type="float" office:value="3500">
            <text:p> 3,500</text:p>
          </table:table-cell>
          <table:table-cell table:style-name="ce30" office:value-type="float" office:value="3500">
            <text:p> 3,500</text:p>
          </table:table-cell>
          <table:table-cell table:style-name="ce30" office:value-type="float" office:value="3500">
            <text:p> 3,500</text:p>
          </table:table-cell>
          <table:table-cell table:style-name="ce30" office:value-type="float" office:value="3500">
            <text:p> 3,500</text:p>
          </table:table-cell>
          <table:table-cell table:style-name="ce30" office:value-type="float" office:value="3500">
            <text:p> 3,500</text:p>
          </table:table-cell>
          <table:table-cell table:style-name="ce121" table:formula="oooc:=SUM([.BC33:.BN33])" office:value-type="string">
            <text:p>  42,000 </text:p>
          </table:table-cell>
          <table:table-cell table:style-name="ce22"/>
          <table:table-cell table:style-name="ce112" office:value-type="string">
            <text:p>Rent</text:p>
          </table:table-cell>
          <table:table-cell table:style-name="ce126"/>
          <table:table-cell table:style-name="ce253"/>
          <table:table-cell table:style-name="ce30" office:value-type="float" office:value="4200">
            <text:p> 4,200</text:p>
          </table:table-cell>
          <table:table-cell table:style-name="ce30" office:value-type="float" office:value="4200">
            <text:p> 4,200</text:p>
          </table:table-cell>
          <table:table-cell table:style-name="ce30" office:value-type="float" office:value="4200">
            <text:p> 4,200</text:p>
          </table:table-cell>
          <table:table-cell table:style-name="ce30" office:value-type="float" office:value="4200">
            <text:p> 4,200</text:p>
          </table:table-cell>
          <table:table-cell table:style-name="ce30" office:value-type="float" office:value="4200">
            <text:p> 4,200</text:p>
          </table:table-cell>
          <table:table-cell table:style-name="ce30" office:value-type="float" office:value="4200">
            <text:p> 4,200</text:p>
          </table:table-cell>
          <table:table-cell table:style-name="ce30" office:value-type="float" office:value="4200">
            <text:p> 4,200</text:p>
          </table:table-cell>
          <table:table-cell table:style-name="ce30" office:value-type="float" office:value="4200">
            <text:p> 4,200</text:p>
          </table:table-cell>
          <table:table-cell table:style-name="ce30" office:value-type="float" office:value="4200">
            <text:p> 4,200</text:p>
          </table:table-cell>
          <table:table-cell table:style-name="ce30" office:value-type="float" office:value="4200">
            <text:p> 4,200</text:p>
          </table:table-cell>
          <table:table-cell table:style-name="ce30" office:value-type="float" office:value="4200">
            <text:p> 4,200</text:p>
          </table:table-cell>
          <table:table-cell table:style-name="ce30" office:value-type="float" office:value="4200">
            <text:p> 4,200</text:p>
          </table:table-cell>
          <table:table-cell table:style-name="ce121" table:formula="oooc:=SUM([.BT33:.CE33])" office:value-type="string">
            <text:p>  50,400 </text:p>
          </table:table-cell>
          <table:table-cell table:style-name="ce22"/>
          <table:table-cell table:number-columns-repeated="9" table:style-name="ce27"/>
        </table:table-row>
        <table:table-row table:style-name="ro6">
          <table:table-cell table:style-name="ce21" office:value-type="string">
            <text:p>x</text:p>
          </table:table-cell>
          <table:table-cell table:style-name="ce124" office:value-type="string">
            <text:p>Dividends to Equity Holders</text:p>
          </table:table-cell>
          <table:table-cell table:number-columns-repeated="2" table:style-name="ce124"/>
          <table:table-cell table:style-name="ce87"/>
          <table:table-cell table:style-name="ce30"/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132" table:formula="oooc:=SUM([.F34:.O34])" office:value-type="string">
            <text:p>  - </text:p>
          </table:table-cell>
          <table:table-cell table:style-name="ce22"/>
          <table:table-cell table:style-name="ce30" office:value-type="string">
            <text:p>Dividends to Equity Holders</text:p>
          </table:table-cell>
          <table:table-cell table:number-columns-repeated="3" table:style-name="ce30"/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table:formula="oooc:=[.AF44]*0.1" office:value-type="string">
            <text:p>  83,333 </text:p>
          </table:table-cell>
          <table:table-cell table:style-name="ce121" table:formula="oooc:=SUM([.U34:.AF34])" office:value-type="string">
            <text:p>  83,333 </text:p>
          </table:table-cell>
          <table:table-cell table:style-name="ce22"/>
          <table:table-cell table:style-name="ce30" office:value-type="string">
            <text:p>Dividends to Equity Holders</text:p>
          </table:table-cell>
          <table:table-cell table:number-columns-repeated="2" table:style-name="ce30"/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table:formula="oooc:=[.AW44]*0.1" office:value-type="string">
            <text:p>  83,333 </text:p>
          </table:table-cell>
          <table:table-cell table:style-name="ce121" table:formula="oooc:=SUM([.AL34:.AW34])" office:value-type="string">
            <text:p>  83,333 </text:p>
          </table:table-cell>
          <table:table-cell table:style-name="ce22"/>
          <table:table-cell table:style-name="ce30" office:value-type="string">
            <text:p>Dividends to Equity Holders</text:p>
          </table:table-cell>
          <table:table-cell table:number-columns-repeated="2" table:style-name="ce30"/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table:formula="oooc:=[.BN44]*0.1" office:value-type="string">
            <text:p>  83,333 </text:p>
          </table:table-cell>
          <table:table-cell table:style-name="ce121" table:formula="oooc:=SUM([.BC34:.BN34])" office:value-type="string">
            <text:p>  83,333 </text:p>
          </table:table-cell>
          <table:table-cell table:style-name="ce22"/>
          <table:table-cell table:style-name="ce30" office:value-type="string">
            <text:p>Dividends to Equity Holders</text:p>
          </table:table-cell>
          <table:table-cell table:number-columns-repeated="2" table:style-name="ce30"/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office:value-type="float" office:value="0">
            <text:p> -</text:p>
          </table:table-cell>
          <table:table-cell table:style-name="ce30" table:formula="oooc:=[.CE44]*0.1" office:value-type="string">
            <text:p>  83,333 </text:p>
          </table:table-cell>
          <table:table-cell table:style-name="ce121" table:formula="oooc:=SUM([.BT34:.CE34])" office:value-type="string">
            <text:p>  83,333 </text:p>
          </table:table-cell>
          <table:table-cell table:style-name="ce22"/>
          <table:table-cell table:number-columns-repeated="9" table:style-name="ce27"/>
        </table:table-row>
        <table:table-row table:style-name="ro7">
          <table:table-cell table:style-name="ce21" office:value-type="string">
            <text:p>x</text:p>
          </table:table-cell>
          <table:table-cell table:style-name="ce124" office:value-type="string">
            <text:p>Depreciation</text:p>
          </table:table-cell>
          <table:table-cell table:number-columns-repeated="2" table:style-name="ce124"/>
          <table:table-cell table:style-name="ce87"/>
          <table:table-cell table:style-name="ce88"/>
          <table:table-cell table:style-name="ce88" office:value-type="float" office:value="0">
            <text:p> -</text:p>
          </table:table-cell>
          <table:table-cell table:style-name="ce88" table:formula="oooc:=[.G35]" office:value-type="string">
            <text:p>  - </text:p>
          </table:table-cell>
          <table:table-cell table:style-name="ce88" table:formula="oooc:=[.H35]" office:value-type="string">
            <text:p>  - </text:p>
          </table:table-cell>
          <table:table-cell table:style-name="ce88" table:formula="oooc:=[.I35]" office:value-type="string">
            <text:p>  - </text:p>
          </table:table-cell>
          <table:table-cell table:style-name="ce88" table:formula="oooc:=['Material Costs'.E9]" office:value-type="string">
            <text:p>  992 </text:p>
          </table:table-cell>
          <table:table-cell table:style-name="ce88" table:formula="oooc:=[.K35]" office:value-type="string">
            <text:p>  992 </text:p>
          </table:table-cell>
          <table:table-cell table:style-name="ce88" table:formula="oooc:=[.L35]" office:value-type="string">
            <text:p>  992 </text:p>
          </table:table-cell>
          <table:table-cell table:style-name="ce88" table:formula="oooc:=[.M35]" office:value-type="string">
            <text:p>  992 </text:p>
          </table:table-cell>
          <table:table-cell table:style-name="ce88" table:formula="oooc:=[.N35]" office:value-type="string">
            <text:p>  992 </text:p>
          </table:table-cell>
          <table:table-cell table:style-name="ce104" table:formula="oooc:=SUM([.F35:.O35])" office:value-type="string">
            <text:p>  4,960 </text:p>
          </table:table-cell>
          <table:table-cell table:style-name="ce22"/>
          <table:table-cell table:style-name="ce30" office:value-type="string">
            <text:p>Depreciation</text:p>
          </table:table-cell>
          <table:table-cell table:number-columns-repeated="2" table:style-name="ce30"/>
          <table:table-cell table:style-name="ce88" table:formula="oooc:=['Material Costs'.E9]" office:value-type="string">
            <text:p>  992 </text:p>
          </table:table-cell>
          <table:table-cell table:style-name="ce88" table:formula="oooc:=[.U35]" office:value-type="string">
            <text:p>  992 </text:p>
          </table:table-cell>
          <table:table-cell table:style-name="ce88" table:formula="oooc:=[.V35]" office:value-type="string">
            <text:p>  992 </text:p>
          </table:table-cell>
          <table:table-cell table:style-name="ce88" table:formula="oooc:=[.W35]" office:value-type="string">
            <text:p>  992 </text:p>
          </table:table-cell>
          <table:table-cell table:style-name="ce88" table:formula="oooc:=[.X35]" office:value-type="string">
            <text:p>  992 </text:p>
          </table:table-cell>
          <table:table-cell table:style-name="ce88" table:formula="oooc:=[.Y35]" office:value-type="string">
            <text:p>  992 </text:p>
          </table:table-cell>
          <table:table-cell table:style-name="ce88" table:formula="oooc:=[.Z35]" office:value-type="string">
            <text:p>  992 </text:p>
          </table:table-cell>
          <table:table-cell table:style-name="ce88" table:formula="oooc:=[.AA35]" office:value-type="string">
            <text:p>  992 </text:p>
          </table:table-cell>
          <table:table-cell table:style-name="ce88" table:formula="oooc:=[.AB35]" office:value-type="string">
            <text:p>  992 </text:p>
          </table:table-cell>
          <table:table-cell table:style-name="ce88" table:formula="oooc:=[.AC35]" office:value-type="string">
            <text:p>  992 </text:p>
          </table:table-cell>
          <table:table-cell table:style-name="ce88" table:formula="oooc:=[.AD35]" office:value-type="string">
            <text:p>  992 </text:p>
          </table:table-cell>
          <table:table-cell table:style-name="ce88" table:formula="oooc:=[.AE35]" office:value-type="string">
            <text:p>  992 </text:p>
          </table:table-cell>
          <table:table-cell table:style-name="ce104" table:formula="oooc:=SUM([.U35:.AF35])" office:value-type="string">
            <text:p>  11,905 </text:p>
          </table:table-cell>
          <table:table-cell table:style-name="ce22"/>
          <table:table-cell table:style-name="ce30" office:value-type="string">
            <text:p>Depreciation</text:p>
          </table:table-cell>
          <table:table-cell table:number-columns-repeated="2" table:style-name="ce30"/>
          <table:table-cell table:style-name="ce88" table:formula="oooc:=['Material Costs'.E9]" office:value-type="string">
            <text:p>  992 </text:p>
          </table:table-cell>
          <table:table-cell table:style-name="ce88" table:formula="oooc:=[.AL35]" office:value-type="string">
            <text:p>  992 </text:p>
          </table:table-cell>
          <table:table-cell table:style-name="ce88" table:formula="oooc:=[.AM35]" office:value-type="string">
            <text:p>  992 </text:p>
          </table:table-cell>
          <table:table-cell table:style-name="ce88" table:formula="oooc:=[.AN35]" office:value-type="string">
            <text:p>  992 </text:p>
          </table:table-cell>
          <table:table-cell table:style-name="ce88" table:formula="oooc:=[.AO35]" office:value-type="string">
            <text:p>  992 </text:p>
          </table:table-cell>
          <table:table-cell table:style-name="ce88" table:formula="oooc:=[.AP35]" office:value-type="string">
            <text:p>  992 </text:p>
          </table:table-cell>
          <table:table-cell table:style-name="ce88" table:formula="oooc:=[.AQ35]" office:value-type="string">
            <text:p>  992 </text:p>
          </table:table-cell>
          <table:table-cell table:style-name="ce88" table:formula="oooc:=[.AR35]" office:value-type="string">
            <text:p>  992 </text:p>
          </table:table-cell>
          <table:table-cell table:style-name="ce88" table:formula="oooc:=[.AS35]" office:value-type="string">
            <text:p>  992 </text:p>
          </table:table-cell>
          <table:table-cell table:style-name="ce88" table:formula="oooc:=[.AT35]" office:value-type="string">
            <text:p>  992 </text:p>
          </table:table-cell>
          <table:table-cell table:style-name="ce88" table:formula="oooc:=[.AU35]" office:value-type="string">
            <text:p>  992 </text:p>
          </table:table-cell>
          <table:table-cell table:style-name="ce88" table:formula="oooc:=[.AV35]" office:value-type="string">
            <text:p>  992 </text:p>
          </table:table-cell>
          <table:table-cell table:style-name="ce104" table:formula="oooc:=SUM([.AL35:.AW35])" office:value-type="string">
            <text:p>  11,905 </text:p>
          </table:table-cell>
          <table:table-cell table:style-name="ce22"/>
          <table:table-cell table:style-name="ce30" office:value-type="string">
            <text:p>Depreciation</text:p>
          </table:table-cell>
          <table:table-cell table:number-columns-repeated="2" table:style-name="ce30"/>
          <table:table-cell table:style-name="ce88" table:formula="oooc:=['Material Costs'.E9]" office:value-type="string">
            <text:p>  992 </text:p>
          </table:table-cell>
          <table:table-cell table:style-name="ce88" table:formula="oooc:=[.BC35]" office:value-type="string">
            <text:p>  992 </text:p>
          </table:table-cell>
          <table:table-cell table:style-name="ce88" table:formula="oooc:=[.BD35]" office:value-type="string">
            <text:p>  992 </text:p>
          </table:table-cell>
          <table:table-cell table:style-name="ce88" table:formula="oooc:=[.BE35]" office:value-type="string">
            <text:p>  992 </text:p>
          </table:table-cell>
          <table:table-cell table:style-name="ce88" table:formula="oooc:=[.BF35]" office:value-type="string">
            <text:p>  992 </text:p>
          </table:table-cell>
          <table:table-cell table:style-name="ce88" table:formula="oooc:=[.BG35]" office:value-type="string">
            <text:p>  992 </text:p>
          </table:table-cell>
          <table:table-cell table:style-name="ce88" table:formula="oooc:=[.BH35]" office:value-type="string">
            <text:p>  992 </text:p>
          </table:table-cell>
          <table:table-cell table:style-name="ce88" table:formula="oooc:=[.BI35]" office:value-type="string">
            <text:p>  992 </text:p>
          </table:table-cell>
          <table:table-cell table:style-name="ce88" table:formula="oooc:=[.BJ35]" office:value-type="string">
            <text:p>  992 </text:p>
          </table:table-cell>
          <table:table-cell table:style-name="ce88" table:formula="oooc:=[.BK35]" office:value-type="string">
            <text:p>  992 </text:p>
          </table:table-cell>
          <table:table-cell table:style-name="ce88" table:formula="oooc:=[.BL35]" office:value-type="string">
            <text:p>  992 </text:p>
          </table:table-cell>
          <table:table-cell table:style-name="ce88" table:formula="oooc:=[.BM35]" office:value-type="string">
            <text:p>  992 </text:p>
          </table:table-cell>
          <table:table-cell table:style-name="ce104" table:formula="oooc:=SUM([.BC35:.BN35])" office:value-type="string">
            <text:p>  11,905 </text:p>
          </table:table-cell>
          <table:table-cell table:style-name="ce22"/>
          <table:table-cell table:style-name="ce30" office:value-type="string">
            <text:p>Depreciation</text:p>
          </table:table-cell>
          <table:table-cell table:number-columns-repeated="2" table:style-name="ce30"/>
          <table:table-cell table:style-name="ce88" table:formula="oooc:=['Material Costs'.E9]" office:value-type="string">
            <text:p>  992 </text:p>
          </table:table-cell>
          <table:table-cell table:style-name="ce88" table:formula="oooc:=[.BT35]" office:value-type="string">
            <text:p>  992 </text:p>
          </table:table-cell>
          <table:table-cell table:style-name="ce88" table:formula="oooc:=[.BU35]" office:value-type="string">
            <text:p>  992 </text:p>
          </table:table-cell>
          <table:table-cell table:style-name="ce88" table:formula="oooc:=[.BV35]" office:value-type="string">
            <text:p>  992 </text:p>
          </table:table-cell>
          <table:table-cell table:style-name="ce88" table:formula="oooc:=[.BW35]" office:value-type="string">
            <text:p>  992 </text:p>
          </table:table-cell>
          <table:table-cell table:style-name="ce88" table:formula="oooc:=[.BX35]" office:value-type="string">
            <text:p>  992 </text:p>
          </table:table-cell>
          <table:table-cell table:style-name="ce88" table:formula="oooc:=[.BY35]" office:value-type="string">
            <text:p>  992 </text:p>
          </table:table-cell>
          <table:table-cell table:style-name="ce88" table:formula="oooc:=[.BZ35]" office:value-type="string">
            <text:p>  992 </text:p>
          </table:table-cell>
          <table:table-cell table:style-name="ce88" table:formula="oooc:=[.CA35]" office:value-type="string">
            <text:p>  992 </text:p>
          </table:table-cell>
          <table:table-cell table:style-name="ce88" table:formula="oooc:=[.CB35]" office:value-type="string">
            <text:p>  992 </text:p>
          </table:table-cell>
          <table:table-cell table:style-name="ce88" table:formula="oooc:=[.CC35]" office:value-type="string">
            <text:p>  992 </text:p>
          </table:table-cell>
          <table:table-cell table:style-name="ce88" table:formula="oooc:=[.CD35]" office:value-type="string">
            <text:p>  992 </text:p>
          </table:table-cell>
          <table:table-cell table:style-name="ce121" table:formula="oooc:=SUM([.BT35:.CE35])" office:value-type="string">
            <text:p>  11,905 </text:p>
          </table:table-cell>
          <table:table-cell table:style-name="ce22"/>
          <table:table-cell table:number-columns-repeated="9" table:style-name="ce27"/>
        </table:table-row>
        <table:table-row table:style-name="ro19">
          <table:table-cell table:style-name="ce30" office:value-type="string">
            <text:p>Total Expenses</text:p>
          </table:table-cell>
          <table:table-cell table:style-name="ce21"/>
          <table:table-cell table:number-columns-repeated="2" table:style-name="ce30"/>
          <table:table-cell table:style-name="ce113" table:formula="oooc:=SUM([.E22:.E35])" office:value-type="string">
            <text:p>  - </text:p>
          </table:table-cell>
          <table:table-cell table:style-name="ce113" table:formula="oooc:=SUM([.F22:.F35])" office:value-type="string">
            <text:p>  - </text:p>
          </table:table-cell>
          <table:table-cell table:style-name="ce113" table:formula="oooc:=SUM([.G22:.G35])" office:value-type="string">
            <text:p>  - </text:p>
          </table:table-cell>
          <table:table-cell table:style-name="ce113" table:formula="oooc:=SUM([.H22:.H35])" office:value-type="string">
            <text:p>  - </text:p>
          </table:table-cell>
          <table:table-cell table:style-name="ce113" table:formula="oooc:=SUM([.I22:.I35])" office:value-type="string">
            <text:p>  - </text:p>
          </table:table-cell>
          <table:table-cell table:style-name="ce113" table:formula="oooc:=SUM([.J22:.J35])" office:value-type="string">
            <text:p>  6,000 </text:p>
          </table:table-cell>
          <table:table-cell table:style-name="ce113" table:formula="oooc:=SUM([.K22:.K35])" office:value-type="string">
            <text:p>  10,842 </text:p>
          </table:table-cell>
          <table:table-cell table:style-name="ce113" table:formula="oooc:=SUM([.L22:.L35])" office:value-type="string">
            <text:p>  15,642 </text:p>
          </table:table-cell>
          <table:table-cell table:style-name="ce113" table:formula="oooc:=SUM([.M22:.M35])" office:value-type="string">
            <text:p>  21,342 </text:p>
          </table:table-cell>
          <table:table-cell table:style-name="ce113" table:formula="oooc:=SUM([.N22:.N35])" office:value-type="string">
            <text:p>  39,842 </text:p>
          </table:table-cell>
          <table:table-cell table:style-name="ce113" table:formula="oooc:=SUM([.O22:.O35])" office:value-type="string">
            <text:p>  48,642 </text:p>
          </table:table-cell>
          <table:table-cell table:style-name="ce158" table:formula="oooc:=SUM([.F36:.O36])" office:value-type="string">
            <text:p>  142,310 </text:p>
          </table:table-cell>
          <table:table-cell table:style-name="ce30" office:value-type="string">
            <text:p>Total Expenses</text:p>
          </table:table-cell>
          <table:table-cell table:style-name="ce21"/>
          <table:table-cell table:number-columns-repeated="2" table:style-name="ce30"/>
          <table:table-cell table:style-name="ce113" table:formula="oooc:=SUM([.U22:.U35])" office:value-type="string">
            <text:p>  183,143 </text:p>
          </table:table-cell>
          <table:table-cell table:style-name="ce113" table:formula="oooc:=SUM([.V22:.V35])" office:value-type="string">
            <text:p>  55,936 </text:p>
          </table:table-cell>
          <table:table-cell table:style-name="ce113" table:formula="oooc:=SUM([.W22:.W35])" office:value-type="string">
            <text:p>  60,937 </text:p>
          </table:table-cell>
          <table:table-cell table:style-name="ce113" table:formula="oooc:=SUM([.X22:.X35])" office:value-type="string">
            <text:p>  211,027 </text:p>
          </table:table-cell>
          <table:table-cell table:style-name="ce113" table:formula="oooc:=SUM([.Y22:.Y35])" office:value-type="string">
            <text:p>  66,236 </text:p>
          </table:table-cell>
          <table:table-cell table:style-name="ce113" table:formula="oooc:=SUM([.Z22:.Z35])" office:value-type="string">
            <text:p>  66,474 </text:p>
          </table:table-cell>
          <table:table-cell table:style-name="ce113" table:formula="oooc:=SUM([.AA22:.AA35])" office:value-type="string">
            <text:p>  271,767 </text:p>
          </table:table-cell>
          <table:table-cell table:style-name="ce113" table:formula="oooc:=SUM([.AB22:.AB35])" office:value-type="string">
            <text:p>  72,108 </text:p>
          </table:table-cell>
          <table:table-cell table:style-name="ce113" table:formula="oooc:=SUM([.AC22:.AC35])" office:value-type="string">
            <text:p>  77,509 </text:p>
          </table:table-cell>
          <table:table-cell table:style-name="ce113" table:formula="oooc:=SUM([.AD22:.AD35])" office:value-type="string">
            <text:p>  78,743 </text:p>
          </table:table-cell>
          <table:table-cell table:style-name="ce113" table:formula="oooc:=SUM([.AE22:.AE35])" office:value-type="string">
            <text:p>  83,409 </text:p>
          </table:table-cell>
          <table:table-cell table:style-name="ce113" table:formula="oooc:=SUM([.AF22:.AF35])" office:value-type="string">
            <text:p>  167,285 </text:p>
          </table:table-cell>
          <table:table-cell table:style-name="ce149" table:formula="oooc:=SUM([.AG22:.AG35])" office:value-type="string">
            <text:p>  1,394,533 </text:p>
          </table:table-cell>
          <table:table-cell table:style-name="ce30" office:value-type="string">
            <text:p>Total Expenses</text:p>
          </table:table-cell>
          <table:table-cell table:style-name="ce21"/>
          <table:table-cell table:number-columns-repeated="2" table:style-name="ce30"/>
          <table:table-cell table:style-name="ce113" table:formula="oooc:=SUM([.AL22:.AL35])" office:value-type="string">
            <text:p>  93,706 </text:p>
          </table:table-cell>
          <table:table-cell table:style-name="ce113" table:formula="oooc:=SUM([.AM22:.AM35])" office:value-type="string">
            <text:p>  91,473 </text:p>
          </table:table-cell>
          <table:table-cell table:style-name="ce113" table:formula="oooc:=SUM([.AN22:.AN35])" office:value-type="string">
            <text:p>  97,558 </text:p>
          </table:table-cell>
          <table:table-cell table:style-name="ce113" table:formula="oooc:=SUM([.AO22:.AO35])" office:value-type="string">
            <text:p>  104,082 </text:p>
          </table:table-cell>
          <table:table-cell table:style-name="ce113" table:formula="oooc:=SUM([.AP22:.AP35])" office:value-type="string">
            <text:p>  110,462 </text:p>
          </table:table-cell>
          <table:table-cell table:style-name="ce113" table:formula="oooc:=SUM([.AQ22:.AQ35])" office:value-type="string">
            <text:p>  117,238 </text:p>
          </table:table-cell>
          <table:table-cell table:style-name="ce113" table:formula="oooc:=SUM([.AR22:.AR35])" office:value-type="string">
            <text:p>  123,741 </text:p>
          </table:table-cell>
          <table:table-cell table:style-name="ce113" table:formula="oooc:=SUM([.AS22:.AS35])" office:value-type="string">
            <text:p>  130,836 </text:p>
          </table:table-cell>
          <table:table-cell table:style-name="ce113" table:formula="oooc:=SUM([.AT22:.AT35])" office:value-type="string">
            <text:p>  142,968 </text:p>
          </table:table-cell>
          <table:table-cell table:style-name="ce113" table:formula="oooc:=SUM([.AU22:.AU35])" office:value-type="string">
            <text:p>  156,418 </text:p>
          </table:table-cell>
          <table:table-cell table:style-name="ce113" table:formula="oooc:=SUM([.AV22:.AV35])" office:value-type="string">
            <text:p>  168,005 </text:p>
          </table:table-cell>
          <table:table-cell table:style-name="ce113" table:formula="oooc:=SUM([.AW22:.AW35])" office:value-type="string">
            <text:p>  264,460 </text:p>
          </table:table-cell>
          <table:table-cell table:style-name="ce149" table:formula="oooc:=SUM([.AX22:.AX35])" office:value-type="string">
            <text:p>  1,600,811 </text:p>
          </table:table-cell>
          <table:table-cell table:style-name="ce30" office:value-type="string">
            <text:p>Total Expenses</text:p>
          </table:table-cell>
          <table:table-cell table:style-name="ce21"/>
          <table:table-cell table:number-columns-repeated="2" table:style-name="ce30"/>
          <table:table-cell table:style-name="ce113" table:formula="oooc:=SUM([.BC22:.BC35])" office:value-type="string">
            <text:p>  213,001 </text:p>
          </table:table-cell>
          <table:table-cell table:style-name="ce113" table:formula="oooc:=SUM([.BD22:.BD35])" office:value-type="string">
            <text:p>  229,408 </text:p>
          </table:table-cell>
          <table:table-cell table:style-name="ce113" table:formula="oooc:=SUM([.BE22:.BE35])" office:value-type="string">
            <text:p>  248,614 </text:p>
          </table:table-cell>
          <table:table-cell table:style-name="ce113" table:formula="oooc:=SUM([.BF22:.BF35])" office:value-type="string">
            <text:p>  252,307 </text:p>
          </table:table-cell>
          <table:table-cell table:style-name="ce113" table:formula="oooc:=SUM([.BG22:.BG35])" office:value-type="string">
            <text:p>  255,651 </text:p>
          </table:table-cell>
          <table:table-cell table:style-name="ce113" table:formula="oooc:=SUM([.BH22:.BH35])" office:value-type="string">
            <text:p>  260,046 </text:p>
          </table:table-cell>
          <table:table-cell table:style-name="ce113" table:formula="oooc:=SUM([.BI22:.BI35])" office:value-type="string">
            <text:p>  263,917 </text:p>
          </table:table-cell>
          <table:table-cell table:style-name="ce113" table:formula="oooc:=SUM([.BJ22:.BJ35])" office:value-type="string">
            <text:p>  269,128 </text:p>
          </table:table-cell>
          <table:table-cell table:style-name="ce113" table:formula="oooc:=SUM([.BK22:.BK35])" office:value-type="string">
            <text:p>  273,944 </text:p>
          </table:table-cell>
          <table:table-cell table:style-name="ce113" table:formula="oooc:=SUM([.BL22:.BL35])" office:value-type="string">
            <text:p>  280,918 </text:p>
          </table:table-cell>
          <table:table-cell table:style-name="ce113" table:formula="oooc:=SUM([.BM22:.BM35])" office:value-type="string">
            <text:p>  285,827 </text:p>
          </table:table-cell>
          <table:table-cell table:style-name="ce113" table:formula="oooc:=SUM([.BN22:.BN35])" office:value-type="string">
            <text:p>  376,563 </text:p>
          </table:table-cell>
          <table:table-cell table:style-name="ce149" table:formula="oooc:=SUM([.BO22:.BO35])" office:value-type="string">
            <text:p>  3,208,981 </text:p>
          </table:table-cell>
          <table:table-cell table:style-name="ce30" office:value-type="string">
            <text:p>Total Expenses</text:p>
          </table:table-cell>
          <table:table-cell table:style-name="ce21"/>
          <table:table-cell table:number-columns-repeated="2" table:style-name="ce30"/>
          <table:table-cell table:style-name="ce115" table:formula="oooc:=SUM([.BT22:.BT35])" office:value-type="string">
            <text:p>  331,603 </text:p>
          </table:table-cell>
          <table:table-cell table:style-name="ce115" table:formula="oooc:=SUM([.BU22:.BU35])" office:value-type="string">
            <text:p>  354,620 </text:p>
          </table:table-cell>
          <table:table-cell table:style-name="ce115" table:formula="oooc:=SUM([.BV22:.BV35])" office:value-type="string">
            <text:p>  380,337 </text:p>
          </table:table-cell>
          <table:table-cell table:style-name="ce115" table:formula="oooc:=SUM([.BW22:.BW35])" office:value-type="string">
            <text:p>  408,360 </text:p>
          </table:table-cell>
          <table:table-cell table:style-name="ce115" table:formula="oooc:=SUM([.BX22:.BX35])" office:value-type="string">
            <text:p>  436,077 </text:p>
          </table:table-cell>
          <table:table-cell table:style-name="ce115" table:formula="oooc:=SUM([.BY22:.BY35])" office:value-type="string">
            <text:p>  466,341 </text:p>
          </table:table-cell>
          <table:table-cell table:style-name="ce115" table:formula="oooc:=SUM([.BZ22:.BZ35])" office:value-type="string">
            <text:p>  496,179 </text:p>
          </table:table-cell>
          <table:table-cell table:style-name="ce115" table:formula="oooc:=SUM([.CA22:.CA35])" office:value-type="string">
            <text:p>  534,916 </text:p>
          </table:table-cell>
          <table:table-cell table:style-name="ce115" table:formula="oooc:=SUM([.CB22:.CB35])" office:value-type="string">
            <text:p>  573,572 </text:p>
          </table:table-cell>
          <table:table-cell table:style-name="ce115" table:formula="oooc:=SUM([.CC22:.CC35])" office:value-type="string">
            <text:p>  616,478 </text:p>
          </table:table-cell>
          <table:table-cell table:style-name="ce115" table:formula="oooc:=SUM([.CD22:.CD35])" office:value-type="string">
            <text:p>  634,635 </text:p>
          </table:table-cell>
          <table:table-cell table:style-name="ce115" table:formula="oooc:=SUM([.CE22:.CE35])" office:value-type="string">
            <text:p>  738,980 </text:p>
          </table:table-cell>
          <table:table-cell table:style-name="ce158" table:formula="oooc:=SUM([.CF22:.CF35])" office:value-type="string">
            <text:p>  5,971,513 </text:p>
          </table:table-cell>
          <table:table-cell table:style-name="ce21"/>
          <table:table-cell table:number-columns-repeated="9" table:style-name="ce28"/>
        </table:table-row>
        <table:table-row table:style-name="ro19">
          <table:table-cell table:style-name="ce21"/>
          <table:table-cell table:style-name="ce30" office:value-type="string">
            <text:p>Earnings From Operations</text:p>
          </table:table-cell>
          <table:table-cell table:number-columns-repeated="2" table:style-name="ce30"/>
          <table:table-cell table:style-name="ce87"/>
          <table:table-cell table:style-name="ce254" table:formula="oooc:=[.F8]-[.F36]" office:value-type="string">
            <text:p>  - </text:p>
          </table:table-cell>
          <table:table-cell table:style-name="ce254" table:formula="oooc:=[.G8]-[.G36]" office:value-type="string">
            <text:p>  - </text:p>
          </table:table-cell>
          <table:table-cell table:style-name="ce254" table:formula="oooc:=[.H8]-[.H36]" office:value-type="string">
            <text:p>  - </text:p>
          </table:table-cell>
          <table:table-cell table:style-name="ce254" table:formula="oooc:=[.I8]-[.I36]" office:value-type="string">
            <text:p>  - </text:p>
          </table:table-cell>
          <table:table-cell table:style-name="ce254" table:formula="oooc:=[.J8]-[.J36]" office:value-type="string">
            <text:p>  (6,000)</text:p>
          </table:table-cell>
          <table:table-cell table:style-name="ce254" table:formula="oooc:=[.K8]-[.K36]" office:value-type="string">
            <text:p>  (10,842)</text:p>
          </table:table-cell>
          <table:table-cell table:style-name="ce254" table:formula="oooc:=[.L8]-[.L36]" office:value-type="string">
            <text:p>  (15,642)</text:p>
          </table:table-cell>
          <table:table-cell table:style-name="ce254" table:formula="oooc:=[.M8]-[.M36]" office:value-type="string">
            <text:p>  (21,342)</text:p>
          </table:table-cell>
          <table:table-cell table:style-name="ce254" table:formula="oooc:=[.N8]-[.N36]" office:value-type="string">
            <text:p>  (39,842)</text:p>
          </table:table-cell>
          <table:table-cell table:style-name="ce254" table:formula="oooc:=[.O8]-[.O36]" office:value-type="string">
            <text:p>  (48,642)</text:p>
          </table:table-cell>
          <table:table-cell table:style-name="ce255" table:formula="oooc:=SUM([.F37:.O37])" office:value-type="string">
            <text:p>  (142,310)</text:p>
          </table:table-cell>
          <table:table-cell table:style-name="ce21"/>
          <table:table-cell table:style-name="ce30" office:value-type="string">
            <text:p>Earnings From Operations</text:p>
          </table:table-cell>
          <table:table-cell table:number-columns-repeated="2" table:style-name="ce30"/>
          <table:table-cell table:style-name="ce254" table:formula="oooc:=[.U8]-[.U36]" office:value-type="string">
            <text:p>  199,380 </text:p>
          </table:table-cell>
          <table:table-cell table:style-name="ce254" table:formula="oooc:=[.V8]-[.V36]" office:value-type="string">
            <text:p>  326,587 </text:p>
          </table:table-cell>
          <table:table-cell table:style-name="ce254" table:formula="oooc:=[.W8]-[.W36]" office:value-type="string">
            <text:p>  321,586 </text:p>
          </table:table-cell>
          <table:table-cell table:style-name="ce254" table:formula="oooc:=[.X8]-[.X36]" office:value-type="string">
            <text:p>  171,496 </text:p>
          </table:table-cell>
          <table:table-cell table:style-name="ce254" table:formula="oooc:=[.Y8]-[.Y36]" office:value-type="string">
            <text:p>  316,287 </text:p>
          </table:table-cell>
          <table:table-cell table:style-name="ce254" table:formula="oooc:=[.Z8]-[.Z36]" office:value-type="string">
            <text:p>  316,049 </text:p>
          </table:table-cell>
          <table:table-cell table:style-name="ce254" table:formula="oooc:=[.AA8]-[.AA36]" office:value-type="string">
            <text:p>  110,756 </text:p>
          </table:table-cell>
          <table:table-cell table:style-name="ce254" table:formula="oooc:=[.AB8]-[.AB36]" office:value-type="string">
            <text:p>  310,415 </text:p>
          </table:table-cell>
          <table:table-cell table:style-name="ce254" table:formula="oooc:=[.AC8]-[.AC36]" office:value-type="string">
            <text:p>  305,014 </text:p>
          </table:table-cell>
          <table:table-cell table:style-name="ce254" table:formula="oooc:=[.AD8]-[.AD36]" office:value-type="string">
            <text:p>  303,780 </text:p>
          </table:table-cell>
          <table:table-cell table:style-name="ce254" table:formula="oooc:=[.AE8]-[.AE36]" office:value-type="string">
            <text:p>  299,114 </text:p>
          </table:table-cell>
          <table:table-cell table:style-name="ce254" table:formula="oooc:=[.AF8]-[.AF36]" office:value-type="string">
            <text:p>  215,238 </text:p>
          </table:table-cell>
          <table:table-cell table:style-name="ce52" table:formula="oooc:=[.AG8]-[.AG36]" office:value-type="string">
            <text:p>  3,195,748 </text:p>
          </table:table-cell>
          <table:table-cell table:style-name="ce21"/>
          <table:table-cell table:style-name="ce30" office:value-type="string">
            <text:p>Earnings From Operations</text:p>
          </table:table-cell>
          <table:table-cell table:number-columns-repeated="2" table:style-name="ce30"/>
          <table:table-cell table:style-name="ce254" table:formula="oooc:=[.AL8]-[.AL36]" office:value-type="string">
            <text:p>  769,351 </text:p>
          </table:table-cell>
          <table:table-cell table:style-name="ce254" table:formula="oooc:=[.AM8]-[.AM36]" office:value-type="string">
            <text:p>  771,584 </text:p>
          </table:table-cell>
          <table:table-cell table:style-name="ce254" table:formula="oooc:=[.AN8]-[.AN36]" office:value-type="string">
            <text:p>  765,499 </text:p>
          </table:table-cell>
          <table:table-cell table:style-name="ce254" table:formula="oooc:=[.AO8]-[.AO36]" office:value-type="string">
            <text:p>  758,975 </text:p>
          </table:table-cell>
          <table:table-cell table:style-name="ce254" table:formula="oooc:=[.AP8]-[.AP36]" office:value-type="string">
            <text:p>  752,595 </text:p>
          </table:table-cell>
          <table:table-cell table:style-name="ce254" table:formula="oooc:=[.AQ8]-[.AQ36]" office:value-type="string">
            <text:p>  745,819 </text:p>
          </table:table-cell>
          <table:table-cell table:style-name="ce254" table:formula="oooc:=[.AR8]-[.AR36]" office:value-type="string">
            <text:p>  739,316 </text:p>
          </table:table-cell>
          <table:table-cell table:style-name="ce254" table:formula="oooc:=[.AS8]-[.AS36]" office:value-type="string">
            <text:p>  732,221 </text:p>
          </table:table-cell>
          <table:table-cell table:style-name="ce254" table:formula="oooc:=[.AT8]-[.AT36]" office:value-type="string">
            <text:p>  720,089 </text:p>
          </table:table-cell>
          <table:table-cell table:style-name="ce254" table:formula="oooc:=[.AU8]-[.AU36]" office:value-type="string">
            <text:p>  706,639 </text:p>
          </table:table-cell>
          <table:table-cell table:style-name="ce254" table:formula="oooc:=[.AV8]-[.AV36]" office:value-type="string">
            <text:p>  695,052 </text:p>
          </table:table-cell>
          <table:table-cell table:style-name="ce254" table:formula="oooc:=[.AW8]-[.AW36]" office:value-type="string">
            <text:p>  598,596 </text:p>
          </table:table-cell>
          <table:table-cell table:style-name="ce52" table:formula="oooc:=[.AX8]-[.AX36]" office:value-type="string">
            <text:p>  8,755,869 </text:p>
          </table:table-cell>
          <table:table-cell table:style-name="ce21"/>
          <table:table-cell table:style-name="ce30" office:value-type="string">
            <text:p>Earnings From Operations</text:p>
          </table:table-cell>
          <table:table-cell table:number-columns-repeated="2" table:style-name="ce30"/>
          <table:table-cell table:style-name="ce254" table:formula="oooc:=[.BC8]-[.BC36]" office:value-type="string">
            <text:p>  1,771,310 </text:p>
          </table:table-cell>
          <table:table-cell table:style-name="ce254" table:formula="oooc:=[.BD8]-[.BD36]" office:value-type="string">
            <text:p>  1,754,903 </text:p>
          </table:table-cell>
          <table:table-cell table:style-name="ce254" table:formula="oooc:=[.BE8]-[.BE36]" office:value-type="string">
            <text:p>  1,735,697 </text:p>
          </table:table-cell>
          <table:table-cell table:style-name="ce254" table:formula="oooc:=[.BF8]-[.BF36]" office:value-type="string">
            <text:p>  1,732,004 </text:p>
          </table:table-cell>
          <table:table-cell table:style-name="ce254" table:formula="oooc:=[.BG8]-[.BG36]" office:value-type="string">
            <text:p>  1,728,660 </text:p>
          </table:table-cell>
          <table:table-cell table:style-name="ce254" table:formula="oooc:=[.BH8]-[.BH36]" office:value-type="string">
            <text:p>  1,724,265 </text:p>
          </table:table-cell>
          <table:table-cell table:style-name="ce254" table:formula="oooc:=[.BI8]-[.BI36]" office:value-type="string">
            <text:p>  1,720,394 </text:p>
          </table:table-cell>
          <table:table-cell table:style-name="ce254" table:formula="oooc:=[.BJ8]-[.BJ36]" office:value-type="string">
            <text:p>  1,715,183 </text:p>
          </table:table-cell>
          <table:table-cell table:style-name="ce254" table:formula="oooc:=[.BK8]-[.BK36]" office:value-type="string">
            <text:p>  1,710,367 </text:p>
          </table:table-cell>
          <table:table-cell table:style-name="ce254" table:formula="oooc:=[.BL8]-[.BL36]" office:value-type="string">
            <text:p>  1,703,393 </text:p>
          </table:table-cell>
          <table:table-cell table:style-name="ce254" table:formula="oooc:=[.BM8]-[.BM36]" office:value-type="string">
            <text:p>  1,698,484 </text:p>
          </table:table-cell>
          <table:table-cell table:style-name="ce254" table:formula="oooc:=[.BN8]-[.BN36]" office:value-type="string">
            <text:p>  1,607,747 </text:p>
          </table:table-cell>
          <table:table-cell table:style-name="ce52" table:formula="oooc:=[.BO8]-[.BO36]" office:value-type="string">
            <text:p>  20,602,750 </text:p>
          </table:table-cell>
          <table:table-cell table:style-name="ce21"/>
          <table:table-cell table:style-name="ce30" office:value-type="string">
            <text:p>Earnings From Operations</text:p>
          </table:table-cell>
          <table:table-cell table:number-columns-repeated="2" table:style-name="ce30"/>
          <table:table-cell table:style-name="ce256" table:formula="oooc:=[.BT8]-[.BT36]" office:value-type="string">
            <text:p>  5,220,056 </text:p>
          </table:table-cell>
          <table:table-cell table:style-name="ce97" table:formula="oooc:=[.BU8]-[.BU36]" office:value-type="string">
            <text:p>  5,197,039 </text:p>
          </table:table-cell>
          <table:table-cell table:style-name="ce97" table:formula="oooc:=[.BV8]-[.BV36]" office:value-type="string">
            <text:p>  5,171,322 </text:p>
          </table:table-cell>
          <table:table-cell table:style-name="ce97" table:formula="oooc:=[.BW8]-[.BW36]" office:value-type="string">
            <text:p>  5,143,299 </text:p>
          </table:table-cell>
          <table:table-cell table:style-name="ce97" table:formula="oooc:=[.BX8]-[.BX36]" office:value-type="string">
            <text:p>  5,115,582 </text:p>
          </table:table-cell>
          <table:table-cell table:style-name="ce97" table:formula="oooc:=[.BY8]-[.BY36]" office:value-type="string">
            <text:p>  5,085,318 </text:p>
          </table:table-cell>
          <table:table-cell table:style-name="ce97" table:formula="oooc:=[.BZ8]-[.BZ36]" office:value-type="string">
            <text:p>  5,055,480 </text:p>
          </table:table-cell>
          <table:table-cell table:style-name="ce97" table:formula="oooc:=[.CA8]-[.CA36]" office:value-type="string">
            <text:p>  5,016,743 </text:p>
          </table:table-cell>
          <table:table-cell table:style-name="ce97" table:formula="oooc:=[.CB8]-[.CB36]" office:value-type="string">
            <text:p>  4,978,087 </text:p>
          </table:table-cell>
          <table:table-cell table:style-name="ce97" table:formula="oooc:=[.CC8]-[.CC36]" office:value-type="string">
            <text:p>  4,935,181 </text:p>
          </table:table-cell>
          <table:table-cell table:style-name="ce97" table:formula="oooc:=[.CD8]-[.CD36]" office:value-type="string">
            <text:p>  4,917,024 </text:p>
          </table:table-cell>
          <table:table-cell table:style-name="ce97" table:formula="oooc:=[.CE8]-[.CE36]" office:value-type="string">
            <text:p>  4,812,679 </text:p>
          </table:table-cell>
          <table:table-cell table:style-name="ce121" table:formula="oooc:=[.CF8]-[.CF36]" office:value-type="string">
            <text:p>  60,648,400 </text:p>
          </table:table-cell>
          <table:table-cell table:style-name="ce21"/>
          <table:table-cell table:number-columns-repeated="9" table:style-name="ce28"/>
        </table:table-row>
        <table:table-row table:style-name="ro7">
          <table:table-cell table:style-name="ce22"/>
          <table:table-cell table:style-name="ce141" office:value-type="string">
            <text:p>Add Back Depreciation</text:p>
          </table:table-cell>
          <table:table-cell table:number-columns-repeated="2" table:style-name="ce124"/>
          <table:table-cell table:style-name="ce87"/>
          <table:table-cell table:style-name="ce97" table:formula="oooc:=[.F35]"/>
          <table:table-cell table:style-name="ce97" table:formula="oooc:=[.G35]" office:value-type="string">
            <text:p>  - </text:p>
          </table:table-cell>
          <table:table-cell table:style-name="ce97" table:formula="oooc:=[.H35]" office:value-type="string">
            <text:p>  - </text:p>
          </table:table-cell>
          <table:table-cell table:style-name="ce97" table:formula="oooc:=[.I35]" office:value-type="string">
            <text:p>  - </text:p>
          </table:table-cell>
          <table:table-cell table:style-name="ce97" table:formula="oooc:=[.J35]" office:value-type="string">
            <text:p>  - </text:p>
          </table:table-cell>
          <table:table-cell table:style-name="ce97" table:formula="oooc:=[.K35]" office:value-type="string">
            <text:p>  992 </text:p>
          </table:table-cell>
          <table:table-cell table:style-name="ce97" table:formula="oooc:=[.L35]" office:value-type="string">
            <text:p>  992 </text:p>
          </table:table-cell>
          <table:table-cell table:style-name="ce97" table:formula="oooc:=[.M35]" office:value-type="string">
            <text:p>  992 </text:p>
          </table:table-cell>
          <table:table-cell table:style-name="ce97" table:formula="oooc:=[.N35]" office:value-type="string">
            <text:p>  992 </text:p>
          </table:table-cell>
          <table:table-cell table:style-name="ce97" table:formula="oooc:=[.O35]" office:value-type="string">
            <text:p>  992 </text:p>
          </table:table-cell>
          <table:table-cell table:style-name="ce121" table:formula="oooc:=SUM([.F38:.O38])" office:value-type="string">
            <text:p>  4,960 </text:p>
          </table:table-cell>
          <table:table-cell table:style-name="ce22"/>
          <table:table-cell table:style-name="ce112" office:value-type="string">
            <text:p>Add Back Depreciation</text:p>
          </table:table-cell>
          <table:table-cell table:number-columns-repeated="2" table:style-name="ce30"/>
          <table:table-cell table:style-name="ce97" table:formula="oooc:=[.U35]" office:value-type="string">
            <text:p>  992 </text:p>
          </table:table-cell>
          <table:table-cell table:style-name="ce97" table:formula="oooc:=[.V35]" office:value-type="string">
            <text:p>  992 </text:p>
          </table:table-cell>
          <table:table-cell table:style-name="ce97" table:formula="oooc:=[.W35]" office:value-type="string">
            <text:p>  992 </text:p>
          </table:table-cell>
          <table:table-cell table:style-name="ce97" table:formula="oooc:=[.X35]" office:value-type="string">
            <text:p>  992 </text:p>
          </table:table-cell>
          <table:table-cell table:style-name="ce97" table:formula="oooc:=[.Y35]" office:value-type="string">
            <text:p>  992 </text:p>
          </table:table-cell>
          <table:table-cell table:style-name="ce97" table:formula="oooc:=[.Z35]" office:value-type="string">
            <text:p>  992 </text:p>
          </table:table-cell>
          <table:table-cell table:style-name="ce97" table:formula="oooc:=[.AA35]" office:value-type="string">
            <text:p>  992 </text:p>
          </table:table-cell>
          <table:table-cell table:style-name="ce97" table:formula="oooc:=[.AB35]" office:value-type="string">
            <text:p>  992 </text:p>
          </table:table-cell>
          <table:table-cell table:style-name="ce97" table:formula="oooc:=[.AC35]" office:value-type="string">
            <text:p>  992 </text:p>
          </table:table-cell>
          <table:table-cell table:style-name="ce97" table:formula="oooc:=[.AD35]" office:value-type="string">
            <text:p>  992 </text:p>
          </table:table-cell>
          <table:table-cell table:style-name="ce97" table:formula="oooc:=[.AE35]" office:value-type="string">
            <text:p>  992 </text:p>
          </table:table-cell>
          <table:table-cell table:style-name="ce97" table:formula="oooc:=[.AF35]" office:value-type="string">
            <text:p>  992 </text:p>
          </table:table-cell>
          <table:table-cell table:style-name="ce121" table:formula="oooc:=SUM([.U38:.AF38])" office:value-type="string">
            <text:p>  11,905 </text:p>
          </table:table-cell>
          <table:table-cell table:style-name="ce22"/>
          <table:table-cell table:style-name="ce112" office:value-type="string">
            <text:p>Add Back Depreciation</text:p>
          </table:table-cell>
          <table:table-cell table:number-columns-repeated="2" table:style-name="ce30"/>
          <table:table-cell table:style-name="ce97" table:formula="oooc:=[.AL35]" office:value-type="string">
            <text:p>  992 </text:p>
          </table:table-cell>
          <table:table-cell table:style-name="ce97" table:formula="oooc:=[.AM35]" office:value-type="string">
            <text:p>  992 </text:p>
          </table:table-cell>
          <table:table-cell table:style-name="ce97" table:formula="oooc:=[.AN35]" office:value-type="string">
            <text:p>  992 </text:p>
          </table:table-cell>
          <table:table-cell table:style-name="ce97" table:formula="oooc:=[.AO35]" office:value-type="string">
            <text:p>  992 </text:p>
          </table:table-cell>
          <table:table-cell table:style-name="ce97" table:formula="oooc:=[.AP35]" office:value-type="string">
            <text:p>  992 </text:p>
          </table:table-cell>
          <table:table-cell table:style-name="ce97" table:formula="oooc:=[.AQ35]" office:value-type="string">
            <text:p>  992 </text:p>
          </table:table-cell>
          <table:table-cell table:style-name="ce97" table:formula="oooc:=[.AR35]" office:value-type="string">
            <text:p>  992 </text:p>
          </table:table-cell>
          <table:table-cell table:style-name="ce97" table:formula="oooc:=[.AS35]" office:value-type="string">
            <text:p>  992 </text:p>
          </table:table-cell>
          <table:table-cell table:style-name="ce97" table:formula="oooc:=[.AT35]" office:value-type="string">
            <text:p>  992 </text:p>
          </table:table-cell>
          <table:table-cell table:style-name="ce97" table:formula="oooc:=[.AU35]" office:value-type="string">
            <text:p>  992 </text:p>
          </table:table-cell>
          <table:table-cell table:style-name="ce97" table:formula="oooc:=[.AV35]" office:value-type="string">
            <text:p>  992 </text:p>
          </table:table-cell>
          <table:table-cell table:style-name="ce97" table:formula="oooc:=[.AW35]" office:value-type="string">
            <text:p>  992 </text:p>
          </table:table-cell>
          <table:table-cell table:style-name="ce52" table:formula="oooc:=SUM([.AL38:.AW38])" office:value-type="string">
            <text:p>  11,905 </text:p>
          </table:table-cell>
          <table:table-cell table:style-name="ce22"/>
          <table:table-cell table:style-name="ce112" office:value-type="string">
            <text:p>Add Back Depreciation</text:p>
          </table:table-cell>
          <table:table-cell table:number-columns-repeated="2" table:style-name="ce30"/>
          <table:table-cell table:style-name="ce97" table:formula="oooc:=[.BC35]" office:value-type="string">
            <text:p>  992 </text:p>
          </table:table-cell>
          <table:table-cell table:style-name="ce97" table:formula="oooc:=[.BD35]" office:value-type="string">
            <text:p>  992 </text:p>
          </table:table-cell>
          <table:table-cell table:style-name="ce97" table:formula="oooc:=[.BE35]" office:value-type="string">
            <text:p>  992 </text:p>
          </table:table-cell>
          <table:table-cell table:style-name="ce97" table:formula="oooc:=[.BF35]" office:value-type="string">
            <text:p>  992 </text:p>
          </table:table-cell>
          <table:table-cell table:style-name="ce97" table:formula="oooc:=[.BG35]" office:value-type="string">
            <text:p>  992 </text:p>
          </table:table-cell>
          <table:table-cell table:style-name="ce97" table:formula="oooc:=[.BH35]" office:value-type="string">
            <text:p>  992 </text:p>
          </table:table-cell>
          <table:table-cell table:style-name="ce97" table:formula="oooc:=[.BI35]" office:value-type="string">
            <text:p>  992 </text:p>
          </table:table-cell>
          <table:table-cell table:style-name="ce97" table:formula="oooc:=[.BJ35]" office:value-type="string">
            <text:p>  992 </text:p>
          </table:table-cell>
          <table:table-cell table:style-name="ce97" table:formula="oooc:=[.BK35]" office:value-type="string">
            <text:p>  992 </text:p>
          </table:table-cell>
          <table:table-cell table:style-name="ce97" table:formula="oooc:=[.BL35]" office:value-type="string">
            <text:p>  992 </text:p>
          </table:table-cell>
          <table:table-cell table:style-name="ce97" table:formula="oooc:=[.BM35]" office:value-type="string">
            <text:p>  992 </text:p>
          </table:table-cell>
          <table:table-cell table:style-name="ce97" table:formula="oooc:=[.BN35]" office:value-type="string">
            <text:p>  992 </text:p>
          </table:table-cell>
          <table:table-cell table:style-name="ce52" table:formula="oooc:=SUM([.BC38:.BN38])" office:value-type="string">
            <text:p>  11,905 </text:p>
          </table:table-cell>
          <table:table-cell table:style-name="ce22"/>
          <table:table-cell table:style-name="ce112" office:value-type="string">
            <text:p>Add Back Depreciation</text:p>
          </table:table-cell>
          <table:table-cell table:number-columns-repeated="2" table:style-name="ce30"/>
          <table:table-cell table:style-name="ce133" table:formula="oooc:=[.BT35]" office:value-type="string">
            <text:p>  992 </text:p>
          </table:table-cell>
          <table:table-cell table:style-name="ce30" table:formula="oooc:=[.BU35]" office:value-type="string">
            <text:p>  992 </text:p>
          </table:table-cell>
          <table:table-cell table:style-name="ce30" table:formula="oooc:=[.BV35]" office:value-type="string">
            <text:p>  992 </text:p>
          </table:table-cell>
          <table:table-cell table:style-name="ce30" table:formula="oooc:=[.BW35]" office:value-type="string">
            <text:p>  992 </text:p>
          </table:table-cell>
          <table:table-cell table:style-name="ce30" table:formula="oooc:=[.BX35]" office:value-type="string">
            <text:p>  992 </text:p>
          </table:table-cell>
          <table:table-cell table:style-name="ce30" table:formula="oooc:=[.BY35]" office:value-type="string">
            <text:p>  992 </text:p>
          </table:table-cell>
          <table:table-cell table:style-name="ce30" table:formula="oooc:=[.BZ35]" office:value-type="string">
            <text:p>  992 </text:p>
          </table:table-cell>
          <table:table-cell table:style-name="ce30" table:formula="oooc:=[.CA35]" office:value-type="string">
            <text:p>  992 </text:p>
          </table:table-cell>
          <table:table-cell table:style-name="ce30" table:formula="oooc:=[.CB35]" office:value-type="string">
            <text:p>  992 </text:p>
          </table:table-cell>
          <table:table-cell table:style-name="ce30" table:formula="oooc:=[.CC35]" office:value-type="string">
            <text:p>  992 </text:p>
          </table:table-cell>
          <table:table-cell table:style-name="ce30" table:formula="oooc:=[.CD35]" office:value-type="string">
            <text:p>  992 </text:p>
          </table:table-cell>
          <table:table-cell table:style-name="ce30" table:formula="oooc:=[.CE35]" office:value-type="string">
            <text:p>  992 </text:p>
          </table:table-cell>
          <table:table-cell table:style-name="ce132" table:formula="oooc:=SUM([.BT38:.CE38])" office:value-type="string">
            <text:p>  11,905 </text:p>
          </table:table-cell>
          <table:table-cell table:style-name="ce22"/>
          <table:table-cell table:number-columns-repeated="9" table:style-name="ce27"/>
        </table:table-row>
        <table:table-row table:style-name="ro4">
          <table:table-cell table:style-name="ce22"/>
          <table:table-cell table:style-name="ce112" office:value-type="string">
            <text:p>Cash Flow from Operations</text:p>
          </table:table-cell>
          <table:table-cell table:number-columns-repeated="2" table:style-name="ce30"/>
          <table:table-cell table:style-name="ce87"/>
          <table:table-cell table:style-name="ce97" table:formula="oooc:=[.F37]+[.F38]" office:value-type="string">
            <text:p>  - </text:p>
          </table:table-cell>
          <table:table-cell table:style-name="ce97" table:formula="oooc:=[.G37]+[.G38]" office:value-type="string">
            <text:p>  - </text:p>
          </table:table-cell>
          <table:table-cell table:style-name="ce97" table:formula="oooc:=[.H37]+[.H38]" office:value-type="string">
            <text:p>  - </text:p>
          </table:table-cell>
          <table:table-cell table:style-name="ce97" table:formula="oooc:=[.I37]+[.I38]" office:value-type="string">
            <text:p>  - </text:p>
          </table:table-cell>
          <table:table-cell table:style-name="ce97" table:formula="oooc:=[.J37]+[.J38]" office:value-type="string">
            <text:p>  (6,000)</text:p>
          </table:table-cell>
          <table:table-cell table:style-name="ce97" table:formula="oooc:=[.K37]+[.K38]" office:value-type="string">
            <text:p>  (9,850)</text:p>
          </table:table-cell>
          <table:table-cell table:style-name="ce97" table:formula="oooc:=[.L37]+[.L38]" office:value-type="string">
            <text:p>  (14,650)</text:p>
          </table:table-cell>
          <table:table-cell table:style-name="ce97" table:formula="oooc:=[.M37]+[.M38]" office:value-type="string">
            <text:p>  (20,350)</text:p>
          </table:table-cell>
          <table:table-cell table:style-name="ce97" table:formula="oooc:=[.N37]+[.N38]" office:value-type="string">
            <text:p>  (38,850)</text:p>
          </table:table-cell>
          <table:table-cell table:style-name="ce97" table:formula="oooc:=[.O37]+[.O38]" office:value-type="string">
            <text:p>  (47,650)</text:p>
          </table:table-cell>
          <table:table-cell table:style-name="ce52" table:formula="oooc:=[.P37]+[.P38]" office:value-type="string">
            <text:p>  (137,350)</text:p>
          </table:table-cell>
          <table:table-cell table:style-name="ce22"/>
          <table:table-cell table:style-name="ce112" office:value-type="string">
            <text:p>Cash Flow from Operations</text:p>
          </table:table-cell>
          <table:table-cell table:number-columns-repeated="2" table:style-name="ce30"/>
          <table:table-cell table:style-name="ce97" table:formula="oooc:=[.U37]+[.U38]" office:value-type="string">
            <text:p>  200,372 </text:p>
          </table:table-cell>
          <table:table-cell table:style-name="ce97" table:formula="oooc:=[.V37]+[.V38]" office:value-type="string">
            <text:p>  327,579 </text:p>
          </table:table-cell>
          <table:table-cell table:style-name="ce97" table:formula="oooc:=[.W37]+[.W38]" office:value-type="string">
            <text:p>  322,578 </text:p>
          </table:table-cell>
          <table:table-cell table:style-name="ce97" table:formula="oooc:=[.X37]+[.X38]" office:value-type="string">
            <text:p>  172,488 </text:p>
          </table:table-cell>
          <table:table-cell table:style-name="ce97" table:formula="oooc:=[.Y37]+[.Y38]" office:value-type="string">
            <text:p>  317,279 </text:p>
          </table:table-cell>
          <table:table-cell table:style-name="ce97" table:formula="oooc:=[.Z37]+[.Z38]" office:value-type="string">
            <text:p>  317,041 </text:p>
          </table:table-cell>
          <table:table-cell table:style-name="ce97" table:formula="oooc:=[.AA37]+[.AA38]" office:value-type="string">
            <text:p>  111,748 </text:p>
          </table:table-cell>
          <table:table-cell table:style-name="ce97" table:formula="oooc:=[.AB37]+[.AB38]" office:value-type="string">
            <text:p>  311,407 </text:p>
          </table:table-cell>
          <table:table-cell table:style-name="ce97" table:formula="oooc:=[.AC37]+[.AC38]" office:value-type="string">
            <text:p>  306,006 </text:p>
          </table:table-cell>
          <table:table-cell table:style-name="ce97" table:formula="oooc:=[.AD37]+[.AD38]" office:value-type="string">
            <text:p>  304,772 </text:p>
          </table:table-cell>
          <table:table-cell table:style-name="ce97" table:formula="oooc:=[.AE37]+[.AE38]" office:value-type="string">
            <text:p>  300,106 </text:p>
          </table:table-cell>
          <table:table-cell table:style-name="ce97" table:formula="oooc:=[.AF37]+[.AF38]" office:value-type="string">
            <text:p>  216,230 </text:p>
          </table:table-cell>
          <table:table-cell table:style-name="ce52" table:formula="oooc:=[.AG37]+[.AG38]" office:value-type="string">
            <text:p>  3,207,653 </text:p>
          </table:table-cell>
          <table:table-cell table:style-name="ce22"/>
          <table:table-cell table:style-name="ce112" office:value-type="string">
            <text:p>Cash Flow from Operations</text:p>
          </table:table-cell>
          <table:table-cell table:number-columns-repeated="2" table:style-name="ce30"/>
          <table:table-cell table:style-name="ce97" table:formula="oooc:=[.AL37]+[.AL38]" office:value-type="string">
            <text:p>  770,343 </text:p>
          </table:table-cell>
          <table:table-cell table:style-name="ce97" table:formula="oooc:=[.AM37]+[.AM38]" office:value-type="string">
            <text:p>  772,576 </text:p>
          </table:table-cell>
          <table:table-cell table:style-name="ce97" table:formula="oooc:=[.AN37]+[.AN38]" office:value-type="string">
            <text:p>  766,491 </text:p>
          </table:table-cell>
          <table:table-cell table:style-name="ce97" table:formula="oooc:=[.AO37]+[.AO38]" office:value-type="string">
            <text:p>  759,967 </text:p>
          </table:table-cell>
          <table:table-cell table:style-name="ce97" table:formula="oooc:=[.AP37]+[.AP38]" office:value-type="string">
            <text:p>  753,587 </text:p>
          </table:table-cell>
          <table:table-cell table:style-name="ce97" table:formula="oooc:=[.AQ37]+[.AQ38]" office:value-type="string">
            <text:p>  746,811 </text:p>
          </table:table-cell>
          <table:table-cell table:style-name="ce97" table:formula="oooc:=[.AR37]+[.AR38]" office:value-type="string">
            <text:p>  740,308 </text:p>
          </table:table-cell>
          <table:table-cell table:style-name="ce97" table:formula="oooc:=[.AS37]+[.AS38]" office:value-type="string">
            <text:p>  733,213 </text:p>
          </table:table-cell>
          <table:table-cell table:style-name="ce97" table:formula="oooc:=[.AT37]+[.AT38]" office:value-type="string">
            <text:p>  721,081 </text:p>
          </table:table-cell>
          <table:table-cell table:style-name="ce97" table:formula="oooc:=[.AU37]+[.AU38]" office:value-type="string">
            <text:p>  707,631 </text:p>
          </table:table-cell>
          <table:table-cell table:style-name="ce97" table:formula="oooc:=[.AV37]+[.AV38]" office:value-type="string">
            <text:p>  696,044 </text:p>
          </table:table-cell>
          <table:table-cell table:style-name="ce97" table:formula="oooc:=[.AW37]+[.AW38]" office:value-type="string">
            <text:p>  599,588 </text:p>
          </table:table-cell>
          <table:table-cell table:style-name="ce52" table:formula="oooc:=[.AX37]+[.AX38]" office:value-type="string">
            <text:p>  8,767,773 </text:p>
          </table:table-cell>
          <table:table-cell table:style-name="ce22"/>
          <table:table-cell table:style-name="ce112" office:value-type="string">
            <text:p>Cash Flow from Operations</text:p>
          </table:table-cell>
          <table:table-cell table:number-columns-repeated="2" table:style-name="ce30"/>
          <table:table-cell table:style-name="ce97" table:formula="oooc:=[.BC37]+[.BC38]" office:value-type="string">
            <text:p>  1,772,302 </text:p>
          </table:table-cell>
          <table:table-cell table:style-name="ce97" table:formula="oooc:=[.BD37]+[.BD38]" office:value-type="string">
            <text:p>  1,755,895 </text:p>
          </table:table-cell>
          <table:table-cell table:style-name="ce97" table:formula="oooc:=[.BE37]+[.BE38]" office:value-type="string">
            <text:p>  1,736,689 </text:p>
          </table:table-cell>
          <table:table-cell table:style-name="ce97" table:formula="oooc:=[.BF37]+[.BF38]" office:value-type="string">
            <text:p>  1,732,996 </text:p>
          </table:table-cell>
          <table:table-cell table:style-name="ce97" table:formula="oooc:=[.BG37]+[.BG38]" office:value-type="string">
            <text:p>  1,729,652 </text:p>
          </table:table-cell>
          <table:table-cell table:style-name="ce97" table:formula="oooc:=[.BH37]+[.BH38]" office:value-type="string">
            <text:p>  1,725,257 </text:p>
          </table:table-cell>
          <table:table-cell table:style-name="ce97" table:formula="oooc:=[.BI37]+[.BI38]" office:value-type="string">
            <text:p>  1,721,386 </text:p>
          </table:table-cell>
          <table:table-cell table:style-name="ce97" table:formula="oooc:=[.BJ37]+[.BJ38]" office:value-type="string">
            <text:p>  1,716,175 </text:p>
          </table:table-cell>
          <table:table-cell table:style-name="ce97" table:formula="oooc:=[.BK37]+[.BK38]" office:value-type="string">
            <text:p>  1,711,359 </text:p>
          </table:table-cell>
          <table:table-cell table:style-name="ce97" table:formula="oooc:=[.BL37]+[.BL38]" office:value-type="string">
            <text:p>  1,704,385 </text:p>
          </table:table-cell>
          <table:table-cell table:style-name="ce97" table:formula="oooc:=[.BM37]+[.BM38]" office:value-type="string">
            <text:p>  1,699,476 </text:p>
          </table:table-cell>
          <table:table-cell table:style-name="ce97" table:formula="oooc:=[.BN37]+[.BN38]" office:value-type="string">
            <text:p>  1,608,740 </text:p>
          </table:table-cell>
          <table:table-cell table:style-name="ce52" table:formula="oooc:=[.BO37]+[.BO38]" office:value-type="string">
            <text:p>  20,614,655 </text:p>
          </table:table-cell>
          <table:table-cell table:style-name="ce22"/>
          <table:table-cell table:style-name="ce112" office:value-type="string">
            <text:p>Cash Flow from Operations</text:p>
          </table:table-cell>
          <table:table-cell table:number-columns-repeated="2" table:style-name="ce30"/>
          <table:table-cell table:style-name="ce97" table:formula="oooc:=[.BT37]+[.BT38]" office:value-type="string">
            <text:p>  5,221,048 </text:p>
          </table:table-cell>
          <table:table-cell table:style-name="ce30" table:formula="oooc:=[.BU37]+[.BU38]" office:value-type="string">
            <text:p>  5,198,031 </text:p>
          </table:table-cell>
          <table:table-cell table:style-name="ce30" table:formula="oooc:=[.BV37]+[.BV38]" office:value-type="string">
            <text:p>  5,172,314 </text:p>
          </table:table-cell>
          <table:table-cell table:style-name="ce30" table:formula="oooc:=[.BW37]+[.BW38]" office:value-type="string">
            <text:p>  5,144,291 </text:p>
          </table:table-cell>
          <table:table-cell table:style-name="ce30" table:formula="oooc:=[.BX37]+[.BX38]" office:value-type="string">
            <text:p>  5,116,574 </text:p>
          </table:table-cell>
          <table:table-cell table:style-name="ce30" table:formula="oooc:=[.BY37]+[.BY38]" office:value-type="string">
            <text:p>  5,086,310 </text:p>
          </table:table-cell>
          <table:table-cell table:style-name="ce30" table:formula="oooc:=[.BZ37]+[.BZ38]" office:value-type="string">
            <text:p>  5,056,472 </text:p>
          </table:table-cell>
          <table:table-cell table:style-name="ce30" table:formula="oooc:=[.CA37]+[.CA38]" office:value-type="string">
            <text:p>  5,017,735 </text:p>
          </table:table-cell>
          <table:table-cell table:style-name="ce30" table:formula="oooc:=[.CB37]+[.CB38]" office:value-type="string">
            <text:p>  4,979,079 </text:p>
          </table:table-cell>
          <table:table-cell table:style-name="ce30" table:formula="oooc:=[.CC37]+[.CC38]" office:value-type="string">
            <text:p>  4,936,173 </text:p>
          </table:table-cell>
          <table:table-cell table:style-name="ce30" table:formula="oooc:=[.CD37]+[.CD38]" office:value-type="string">
            <text:p>  4,918,016 </text:p>
          </table:table-cell>
          <table:table-cell table:style-name="ce30" table:formula="oooc:=[.CE37]+[.CE38]" office:value-type="string">
            <text:p>  4,813,671 </text:p>
          </table:table-cell>
          <table:table-cell table:style-name="ce132" table:formula="oooc:=[.CF37]+[.CF38]" office:value-type="string">
            <text:p>  60,660,305 </text:p>
          </table:table-cell>
          <table:table-cell table:style-name="ce22"/>
          <table:table-cell table:number-columns-repeated="9" table:style-name="ce27"/>
        </table:table-row>
        <table:table-row table:style-name="ro4">
          <table:table-cell table:style-name="ce112" office:value-type="string">
            <text:p> Costs</text:p>
          </table:table-cell>
          <table:table-cell table:style-name="ce21"/>
          <table:table-cell table:number-columns-repeated="2" table:style-name="ce30"/>
          <table:table-cell table:style-name="ce87"/>
          <table:table-cell table:number-columns-repeated="10" table:style-name="ce30"/>
          <table:table-cell table:style-name="ce132"/>
          <table:table-cell table:style-name="ce112" office:value-type="string">
            <text:p> Costs</text:p>
          </table:table-cell>
          <table:table-cell table:style-name="ce21"/>
          <table:table-cell table:number-columns-repeated="14" table:style-name="ce30"/>
          <table:table-cell table:style-name="ce132"/>
          <table:table-cell table:style-name="ce112" office:value-type="string">
            <text:p> Costs</text:p>
          </table:table-cell>
          <table:table-cell table:style-name="ce21"/>
          <table:table-cell table:number-columns-repeated="4" table:style-name="ce30"/>
          <table:table-cell table:style-name="ce30" table:formula="oooc:=10833*12" office:value-type="string">
            <text:p>  129,996 </text:p>
          </table:table-cell>
          <table:table-cell table:number-columns-repeated="9" table:style-name="ce30"/>
          <table:table-cell table:style-name="ce132"/>
          <table:table-cell table:style-name="ce112" office:value-type="string">
            <text:p> Costs</text:p>
          </table:table-cell>
          <table:table-cell table:style-name="ce21"/>
          <table:table-cell table:number-columns-repeated="2" table:style-name="ce30"/>
          <table:table-cell table:number-columns-repeated="12" table:style-name="ce126"/>
          <table:table-cell table:style-name="ce132"/>
          <table:table-cell table:style-name="ce112" office:value-type="string">
            <text:p> Costs</text:p>
          </table:table-cell>
          <table:table-cell table:style-name="ce21"/>
          <table:table-cell table:number-columns-repeated="2" table:style-name="ce30"/>
          <table:table-cell table:style-name="ce126"/>
          <table:table-cell table:number-columns-repeated="11" table:style-name="ce30"/>
          <table:table-cell table:style-name="ce132"/>
          <table:table-cell table:style-name="ce22"/>
          <table:table-cell table:number-columns-repeated="9" table:style-name="ce27"/>
        </table:table-row>
        <table:table-row table:style-name="ro6">
          <table:table-cell table:style-name="ce21"/>
          <table:table-cell table:style-name="ce124" office:value-type="string">
            <text:p>Start-up Cost (See Tab)</text:p>
          </table:table-cell>
          <table:table-cell table:style-name="ce257"/>
          <table:table-cell table:style-name="ce124"/>
          <table:table-cell table:style-name="ce87"/>
          <table:table-cell table:style-name="ce21" office:value-type="float" office:value="50000">
            <text:p> 50,000</text:p>
          </table:table-cell>
          <table:table-cell table:number-columns-repeated="3" table:style-name="ce30"/>
          <table:table-cell table:style-name="ce30" office:value-type="float" office:value="0">
            <text:p> -</text:p>
          </table:table-cell>
          <table:table-cell table:number-columns-repeated="5" table:style-name="ce134"/>
          <table:table-cell table:style-name="ce52" table:formula="oooc:=[.J41]" office:value-type="string">
            <text:p>  - </text:p>
          </table:table-cell>
          <table:table-cell table:style-name="ce21"/>
          <table:table-cell table:style-name="ce30" office:value-type="string">
            <text:p>Start-up Cost (See Tab)</text:p>
          </table:table-cell>
          <table:table-cell table:style-name="ce22"/>
          <table:table-cell table:style-name="ce30"/>
          <table:table-cell table:number-columns-repeated="7" table:style-name="ce134"/>
          <table:table-cell table:style-name="ce30"/>
          <table:table-cell table:number-columns-repeated="3" table:style-name="ce258"/>
          <table:table-cell table:style-name="ce134"/>
          <table:table-cell table:style-name="ce132"/>
          <table:table-cell table:style-name="ce21"/>
          <table:table-cell table:style-name="ce30" office:value-type="string">
            <text:p>Start-up Cost (See Tab)</text:p>
          </table:table-cell>
          <table:table-cell table:style-name="ce22"/>
          <table:table-cell table:style-name="ce30"/>
          <table:table-cell table:number-columns-repeated="12" table:style-name="ce134"/>
          <table:table-cell table:style-name="ce132"/>
          <table:table-cell table:style-name="ce21"/>
          <table:table-cell table:style-name="ce30" office:value-type="string">
            <text:p>Start-up Cost (See Tab)</text:p>
          </table:table-cell>
          <table:table-cell table:style-name="ce22"/>
          <table:table-cell table:style-name="ce30"/>
          <table:table-cell table:number-columns-repeated="12" table:style-name="ce250"/>
          <table:table-cell table:style-name="ce132"/>
          <table:table-cell table:style-name="ce21"/>
          <table:table-cell table:style-name="ce30" office:value-type="string">
            <text:p>Start-up Cost (See Tab)</text:p>
          </table:table-cell>
          <table:table-cell table:style-name="ce22"/>
          <table:table-cell table:style-name="ce30"/>
          <table:table-cell table:style-name="ce250"/>
          <table:table-cell table:number-columns-repeated="11" table:style-name="ce30"/>
          <table:table-cell table:style-name="ce132"/>
          <table:table-cell table:style-name="ce22"/>
          <table:table-cell table:number-columns-repeated="9" table:style-name="ce27"/>
        </table:table-row>
        <table:table-row table:style-name="ro4">
          <table:table-cell table:style-name="ce22"/>
          <table:table-cell table:number-columns-repeated="2" table:style-name="ce30"/>
          <table:table-cell table:style-name="ce259"/>
          <table:table-cell table:style-name="ce87"/>
          <table:table-cell table:style-name="ce30" office:value-type="string">
            <text:p> </text:p>
          </table:table-cell>
          <table:table-cell table:number-columns-repeated="9" table:style-name="ce30"/>
          <table:table-cell table:style-name="ce132"/>
          <table:table-cell table:style-name="ce22"/>
          <table:table-cell table:number-columns-repeated="2" table:style-name="ce30"/>
          <table:table-cell table:style-name="ce259"/>
          <table:table-cell table:number-columns-repeated="12" table:style-name="ce30"/>
          <table:table-cell table:style-name="ce132"/>
          <table:table-cell table:style-name="ce22"/>
          <table:table-cell table:number-columns-repeated="2" table:style-name="ce30"/>
          <table:table-cell table:style-name="ce259"/>
          <table:table-cell table:number-columns-repeated="12" table:style-name="ce30"/>
          <table:table-cell table:style-name="ce132"/>
          <table:table-cell table:style-name="ce22"/>
          <table:table-cell table:number-columns-repeated="2" table:style-name="ce30"/>
          <table:table-cell table:style-name="ce259"/>
          <table:table-cell table:number-columns-repeated="12" table:style-name="ce126"/>
          <table:table-cell table:style-name="ce132"/>
          <table:table-cell table:style-name="ce22"/>
          <table:table-cell table:number-columns-repeated="2" table:style-name="ce30"/>
          <table:table-cell table:style-name="ce259"/>
          <table:table-cell table:style-name="ce126"/>
          <table:table-cell table:number-columns-repeated="11" table:style-name="ce30"/>
          <table:table-cell table:style-name="ce132"/>
          <table:table-cell table:style-name="ce22"/>
          <table:table-cell table:number-columns-repeated="9" table:style-name="ce27"/>
        </table:table-row>
        <table:table-row table:style-name="ro4">
          <table:table-cell table:style-name="ce30" office:value-type="string">
            <text:p>Capital </text:p>
          </table:table-cell>
          <table:table-cell table:style-name="ce22"/>
          <table:table-cell table:style-name="ce30"/>
          <table:table-cell table:style-name="ce259"/>
          <table:table-cell table:style-name="ce87"/>
          <table:table-cell table:style-name="ce258"/>
          <table:table-cell table:number-columns-repeated="9" table:style-name="ce30"/>
          <table:table-cell table:style-name="ce132"/>
          <table:table-cell table:style-name="ce30" office:value-type="string">
            <text:p>Capital </text:p>
          </table:table-cell>
          <table:table-cell table:style-name="ce22"/>
          <table:table-cell table:style-name="ce30"/>
          <table:table-cell table:style-name="ce259"/>
          <table:table-cell table:number-columns-repeated="12" table:style-name="ce30"/>
          <table:table-cell table:style-name="ce132"/>
          <table:table-cell table:style-name="ce30" office:value-type="string">
            <text:p>Capital </text:p>
          </table:table-cell>
          <table:table-cell table:style-name="ce22"/>
          <table:table-cell table:style-name="ce30"/>
          <table:table-cell table:style-name="ce259"/>
          <table:table-cell table:number-columns-repeated="12" table:style-name="ce30"/>
          <table:table-cell table:style-name="ce132"/>
          <table:table-cell table:style-name="ce30" office:value-type="string">
            <text:p>Capital </text:p>
          </table:table-cell>
          <table:table-cell table:style-name="ce22"/>
          <table:table-cell table:style-name="ce30"/>
          <table:table-cell table:style-name="ce259"/>
          <table:table-cell table:number-columns-repeated="12" table:style-name="ce126"/>
          <table:table-cell table:style-name="ce132"/>
          <table:table-cell table:style-name="ce30" office:value-type="string">
            <text:p>Capital </text:p>
          </table:table-cell>
          <table:table-cell table:style-name="ce22"/>
          <table:table-cell table:style-name="ce30"/>
          <table:table-cell table:style-name="ce259"/>
          <table:table-cell table:style-name="ce126"/>
          <table:table-cell table:number-columns-repeated="11" table:style-name="ce30"/>
          <table:table-cell table:style-name="ce132"/>
          <table:table-cell table:style-name="ce22"/>
          <table:table-cell table:number-columns-repeated="9" table:style-name="ce27"/>
        </table:table-row>
        <table:table-row table:style-name="ro4">
          <table:table-cell table:style-name="ce22"/>
          <table:table-cell table:style-name="ce30"/>
          <table:table-cell table:style-name="ce124" office:value-type="string">
            <text:p>Total Equity provided by Investor &amp; IPO (Oct-14)</text:p>
          </table:table-cell>
          <table:table-cell table:style-name="ce260"/>
          <table:table-cell table:style-name="ce87"/>
          <table:table-cell table:style-name="ce258" office:value-type="float" office:value="30000">
            <text:p> 30,000</text:p>
          </table:table-cell>
          <table:table-cell table:style-name="ce258" table:formula="oooc:=[.F46]" office:value-type="string">
            <text:p>  30,000 </text:p>
          </table:table-cell>
          <table:table-cell table:style-name="ce258" table:formula="oooc:=[.G46]" office:value-type="string">
            <text:p>  30,000 </text:p>
          </table:table-cell>
          <table:table-cell table:style-name="ce258" table:formula="oooc:=[.H46]" office:value-type="string">
            <text:p>  30,000 </text:p>
          </table:table-cell>
          <table:table-cell table:style-name="ce258" table:formula="oooc:=[.I46]" office:value-type="string">
            <text:p>  30,000 </text:p>
          </table:table-cell>
          <table:table-cell table:style-name="ce30" table:formula="oooc:=[.J46]" office:value-type="string">
            <text:p>  30,000 </text:p>
          </table:table-cell>
          <table:table-cell table:style-name="ce258" table:formula="oooc:=[.K44]" office:value-type="string">
            <text:p>  30,000 </text:p>
          </table:table-cell>
          <table:table-cell table:style-name="ce258" table:formula="oooc:=[.L46]+833333" office:value-type="string">
            <text:p>  863,333 </text:p>
          </table:table-cell>
          <table:table-cell table:style-name="ce258" table:formula="oooc:=[.M46]" office:value-type="string">
            <text:p>  863,333 </text:p>
          </table:table-cell>
          <table:table-cell table:style-name="ce258" table:formula="oooc:=[.N46]+1" office:value-type="string">
            <text:p>  863,334 </text:p>
          </table:table-cell>
          <table:table-cell table:style-name="ce187"/>
          <table:table-cell table:style-name="ce22"/>
          <table:table-cell table:style-name="ce30"/>
          <table:table-cell table:style-name="ce30" office:value-type="string">
            <text:p>Total Equity provided by Investor</text:p>
          </table:table-cell>
          <table:table-cell table:style-name="ce259"/>
          <table:table-cell table:style-name="ce258" table:formula="oooc:=[.O46]" office:value-type="string">
            <text:p>  863,334 </text:p>
          </table:table-cell>
          <table:table-cell table:style-name="ce258" table:formula="oooc:=[.U46]" office:value-type="string">
            <text:p>  853,334 </text:p>
          </table:table-cell>
          <table:table-cell table:style-name="ce258" table:formula="oooc:=[.V46]" office:value-type="string">
            <text:p>  843,334 </text:p>
          </table:table-cell>
          <table:table-cell table:style-name="ce258" table:formula="oooc:=[.W46]" office:value-type="string">
            <text:p>  833,334 </text:p>
          </table:table-cell>
          <table:table-cell table:style-name="ce258" table:formula="oooc:=[.X46]" office:value-type="string">
            <text:p>  833,334 </text:p>
          </table:table-cell>
          <table:table-cell table:style-name="ce258" table:formula="oooc:=[.Y46]" office:value-type="string">
            <text:p>  833,334 </text:p>
          </table:table-cell>
          <table:table-cell table:style-name="ce258" table:formula="oooc:=[.Z46]" office:value-type="string">
            <text:p>  833,334 </text:p>
          </table:table-cell>
          <table:table-cell table:style-name="ce258" table:formula="oooc:=[.AA46]" office:value-type="string">
            <text:p>  833,334 </text:p>
          </table:table-cell>
          <table:table-cell table:style-name="ce258" table:formula="oooc:=[.AB46]" office:value-type="string">
            <text:p>  833,334 </text:p>
          </table:table-cell>
          <table:table-cell table:style-name="ce258" table:formula="oooc:=[.AC46]" office:value-type="string">
            <text:p>  833,334 </text:p>
          </table:table-cell>
          <table:table-cell table:style-name="ce258" table:formula="oooc:=[.AD46]" office:value-type="string">
            <text:p>  833,334 </text:p>
          </table:table-cell>
          <table:table-cell table:style-name="ce258" table:formula="oooc:=[.AE46]" office:value-type="string">
            <text:p>  833,334 </text:p>
          </table:table-cell>
          <table:table-cell table:style-name="ce132"/>
          <table:table-cell table:style-name="ce22"/>
          <table:table-cell table:style-name="ce30"/>
          <table:table-cell table:style-name="ce30" office:value-type="string">
            <text:p>Total Equity provided by Investor</text:p>
          </table:table-cell>
          <table:table-cell table:style-name="ce259"/>
          <table:table-cell table:style-name="ce258" table:formula="oooc:=[.AF44]" office:value-type="string">
            <text:p>  833,334 </text:p>
          </table:table-cell>
          <table:table-cell table:style-name="ce258" table:formula="oooc:=[.AL46]" office:value-type="string">
            <text:p>  833,334 </text:p>
          </table:table-cell>
          <table:table-cell table:style-name="ce258" table:formula="oooc:=[.AM46]" office:value-type="string">
            <text:p>  833,334 </text:p>
          </table:table-cell>
          <table:table-cell table:style-name="ce258" table:formula="oooc:=[.AN46]" office:value-type="string">
            <text:p>  833,334 </text:p>
          </table:table-cell>
          <table:table-cell table:style-name="ce258" table:formula="oooc:=[.AO46]" office:value-type="string">
            <text:p>  833,334 </text:p>
          </table:table-cell>
          <table:table-cell table:style-name="ce258" table:formula="oooc:=[.AP46]" office:value-type="string">
            <text:p>  833,334 </text:p>
          </table:table-cell>
          <table:table-cell table:style-name="ce258" table:formula="oooc:=[.AQ46]" office:value-type="string">
            <text:p>  833,334 </text:p>
          </table:table-cell>
          <table:table-cell table:style-name="ce258" table:formula="oooc:=[.AR46]" office:value-type="string">
            <text:p>  833,334 </text:p>
          </table:table-cell>
          <table:table-cell table:style-name="ce258" table:formula="oooc:=[.AS46]" office:value-type="string">
            <text:p>  833,334 </text:p>
          </table:table-cell>
          <table:table-cell table:style-name="ce258" table:formula="oooc:=[.AT46]" office:value-type="string">
            <text:p>  833,334 </text:p>
          </table:table-cell>
          <table:table-cell table:style-name="ce258" table:formula="oooc:=[.AU46]" office:value-type="string">
            <text:p>  833,334 </text:p>
          </table:table-cell>
          <table:table-cell table:style-name="ce258" table:formula="oooc:=[.AV46]" office:value-type="string">
            <text:p>  833,334 </text:p>
          </table:table-cell>
          <table:table-cell table:style-name="ce132"/>
          <table:table-cell table:style-name="ce22"/>
          <table:table-cell table:style-name="ce30"/>
          <table:table-cell table:style-name="ce30" office:value-type="string">
            <text:p>Total Equity provided by Investor</text:p>
          </table:table-cell>
          <table:table-cell table:style-name="ce259"/>
          <table:table-cell table:style-name="ce258" table:formula="oooc:=[.AW46]" office:value-type="string">
            <text:p>  833,334 </text:p>
          </table:table-cell>
          <table:table-cell table:style-name="ce258" table:formula="oooc:=[.BC46]" office:value-type="string">
            <text:p>  833,334 </text:p>
          </table:table-cell>
          <table:table-cell table:style-name="ce258" table:formula="oooc:=[.BD46]" office:value-type="string">
            <text:p>  833,334 </text:p>
          </table:table-cell>
          <table:table-cell table:style-name="ce258" table:formula="oooc:=[.BE46]" office:value-type="string">
            <text:p>  833,334 </text:p>
          </table:table-cell>
          <table:table-cell table:style-name="ce258" table:formula="oooc:=[.BF46]" office:value-type="string">
            <text:p>  833,334 </text:p>
          </table:table-cell>
          <table:table-cell table:style-name="ce258" table:formula="oooc:=[.BG46]" office:value-type="string">
            <text:p>  833,334 </text:p>
          </table:table-cell>
          <table:table-cell table:style-name="ce258" table:formula="oooc:=[.BH46]" office:value-type="string">
            <text:p>  833,334 </text:p>
          </table:table-cell>
          <table:table-cell table:style-name="ce258" table:formula="oooc:=[.BI46]" office:value-type="string">
            <text:p>  833,334 </text:p>
          </table:table-cell>
          <table:table-cell table:style-name="ce258" table:formula="oooc:=[.BJ46]" office:value-type="string">
            <text:p>  833,334 </text:p>
          </table:table-cell>
          <table:table-cell table:style-name="ce258" table:formula="oooc:=[.BK46]" office:value-type="string">
            <text:p>  833,334 </text:p>
          </table:table-cell>
          <table:table-cell table:style-name="ce258" table:formula="oooc:=[.BL46]" office:value-type="string">
            <text:p>  833,334 </text:p>
          </table:table-cell>
          <table:table-cell table:style-name="ce258" table:formula="oooc:=[.BM46]" office:value-type="string">
            <text:p>  833,334 </text:p>
          </table:table-cell>
          <table:table-cell table:style-name="ce132"/>
          <table:table-cell table:style-name="ce22"/>
          <table:table-cell table:style-name="ce30"/>
          <table:table-cell table:style-name="ce30" office:value-type="string">
            <text:p>Total Equity provided by Investor</text:p>
          </table:table-cell>
          <table:table-cell table:style-name="ce259"/>
          <table:table-cell table:style-name="ce261" table:formula="oooc:=[.BN46]" office:value-type="string">
            <text:p>  833,334 </text:p>
          </table:table-cell>
          <table:table-cell table:style-name="ce30" table:formula="oooc:=[.BT44]" office:value-type="string">
            <text:p>  833,334 </text:p>
          </table:table-cell>
          <table:table-cell table:style-name="ce30" table:formula="oooc:=[.BU46]" office:value-type="string">
            <text:p>  833,334 </text:p>
          </table:table-cell>
          <table:table-cell table:style-name="ce30" table:formula="oooc:=[.BV46]" office:value-type="string">
            <text:p>  833,334 </text:p>
          </table:table-cell>
          <table:table-cell table:style-name="ce30" table:formula="oooc:=[.BW46]" office:value-type="string">
            <text:p>  833,334 </text:p>
          </table:table-cell>
          <table:table-cell table:style-name="ce30" table:formula="oooc:=[.BX46]" office:value-type="string">
            <text:p>  833,334 </text:p>
          </table:table-cell>
          <table:table-cell table:style-name="ce30" table:formula="oooc:=[.BY46]" office:value-type="string">
            <text:p>  833,334 </text:p>
          </table:table-cell>
          <table:table-cell table:style-name="ce30" table:formula="oooc:=[.BZ46]" office:value-type="string">
            <text:p>  833,334 </text:p>
          </table:table-cell>
          <table:table-cell table:style-name="ce30" table:formula="oooc:=[.CA46]" office:value-type="string">
            <text:p>  833,334 </text:p>
          </table:table-cell>
          <table:table-cell table:style-name="ce30" table:formula="oooc:=[.CB46]" office:value-type="string">
            <text:p>  833,334 </text:p>
          </table:table-cell>
          <table:table-cell table:style-name="ce30" table:formula="oooc:=[.CC46]" office:value-type="string">
            <text:p>  833,334 </text:p>
          </table:table-cell>
          <table:table-cell table:style-name="ce30" table:formula="oooc:=[.CD46]" office:value-type="string">
            <text:p>  833,334 </text:p>
          </table:table-cell>
          <table:table-cell table:style-name="ce132"/>
          <table:table-cell table:style-name="ce22"/>
          <table:table-cell table:number-columns-repeated="9" table:style-name="ce27"/>
        </table:table-row>
        <table:table-row table:style-name="ro19">
          <table:table-cell table:style-name="ce22"/>
          <table:table-cell table:style-name="ce30"/>
          <table:table-cell table:style-name="ce124" office:value-type="string">
            <text:p>Less Principal Paid</text:p>
          </table:table-cell>
          <table:table-cell table:style-name="ce260"/>
          <table:table-cell table:style-name="ce87"/>
          <table:table-cell table:style-name="ce88" office:value-type="float" office:value="0">
            <text:p> -</text:p>
          </table:table-cell>
          <table:table-cell table:number-columns-repeated="3" table:style-name="ce88"/>
          <table:table-cell table:style-name="ce88" office:value-type="float" office:value="0">
            <text:p> -</text:p>
          </table:table-cell>
          <table:table-cell table:style-name="ce22"/>
          <table:table-cell table:number-columns-repeated="4" table:style-name="ce88"/>
          <table:table-cell table:style-name="ce104"/>
          <table:table-cell table:style-name="ce22"/>
          <table:table-cell table:style-name="ce30"/>
          <table:table-cell table:style-name="ce30" office:value-type="string">
            <text:p>Less Principal Paid</text:p>
          </table:table-cell>
          <table:table-cell table:style-name="ce259"/>
          <table:table-cell table:style-name="ce88" office:value-type="float" office:value="10000">
            <text:p> 10,000</text:p>
          </table:table-cell>
          <table:table-cell table:style-name="ce88" table:formula="oooc:=[.U45]" office:value-type="string">
            <text:p>  10,000 </text:p>
          </table:table-cell>
          <table:table-cell table:style-name="ce88" table:formula="oooc:=[.U45]" office:value-type="string">
            <text:p>  10,000 </text:p>
          </table:table-cell>
          <table:table-cell table:number-columns-repeated="9" table:style-name="ce88"/>
          <table:table-cell table:style-name="ce104" office:value-type="float" office:value="0">
            <text:p> -</text:p>
          </table:table-cell>
          <table:table-cell table:style-name="ce22"/>
          <table:table-cell table:style-name="ce30"/>
          <table:table-cell table:style-name="ce30" office:value-type="string">
            <text:p>Less Principal Paid</text:p>
          </table:table-cell>
          <table:table-cell table:style-name="ce259"/>
          <table:table-cell table:number-columns-repeated="11" table:style-name="ce88"/>
          <table:table-cell table:style-name="ce88" office:value-type="float" office:value="0">
            <text:p> -</text:p>
          </table:table-cell>
          <table:table-cell table:style-name="ce104" office:value-type="float" office:value="0">
            <text:p> -</text:p>
          </table:table-cell>
          <table:table-cell table:style-name="ce22"/>
          <table:table-cell table:style-name="ce30"/>
          <table:table-cell table:style-name="ce30" office:value-type="string">
            <text:p>Less Principal Paid</text:p>
          </table:table-cell>
          <table:table-cell table:style-name="ce259"/>
          <table:table-cell table:number-columns-repeated="11" table:style-name="ce88"/>
          <table:table-cell table:style-name="ce88" office:value-type="float" office:value="0">
            <text:p> -</text:p>
          </table:table-cell>
          <table:table-cell table:style-name="ce104"/>
          <table:table-cell table:style-name="ce22"/>
          <table:table-cell table:style-name="ce30"/>
          <table:table-cell table:style-name="ce30" office:value-type="string">
            <text:p>Less Principal Paid</text:p>
          </table:table-cell>
          <table:table-cell table:style-name="ce259"/>
          <table:table-cell table:style-name="ce186"/>
          <table:table-cell table:number-columns-repeated="10" table:style-name="ce30"/>
          <table:table-cell table:style-name="ce30" office:value-type="float" office:value="0">
            <text:p> -</text:p>
          </table:table-cell>
          <table:table-cell table:style-name="ce132" table:formula="oooc:=[.CE45]" office:value-type="string">
            <text:p>  - </text:p>
          </table:table-cell>
          <table:table-cell table:style-name="ce22"/>
          <table:table-cell table:number-columns-repeated="9" table:style-name="ce27"/>
        </table:table-row>
        <table:table-row table:style-name="ro19">
          <table:table-cell table:style-name="ce22"/>
          <table:table-cell table:style-name="ce30"/>
          <table:table-cell table:style-name="ce124" office:value-type="string">
            <text:p>Ending Investor Liability</text:p>
          </table:table-cell>
          <table:table-cell table:style-name="ce260"/>
          <table:table-cell table:style-name="ce87"/>
          <table:table-cell table:style-name="ce262" table:formula="oooc:=[.F44]-[.F45]" office:value-type="string">
            <text:p>  30,000 </text:p>
          </table:table-cell>
          <table:table-cell table:style-name="ce262" table:formula="oooc:=[.G44]-[.G45]" office:value-type="string">
            <text:p>  30,000 </text:p>
          </table:table-cell>
          <table:table-cell table:style-name="ce262" table:formula="oooc:=[.H44]-[.H45]" office:value-type="string">
            <text:p>  30,000 </text:p>
          </table:table-cell>
          <table:table-cell table:style-name="ce262" table:formula="oooc:=[.I44]-[.I45]" office:value-type="string">
            <text:p>  30,000 </text:p>
          </table:table-cell>
          <table:table-cell table:style-name="ce262" table:formula="oooc:=[.J44]-[.J45]" office:value-type="string">
            <text:p>  30,000 </text:p>
          </table:table-cell>
          <table:table-cell table:style-name="ce262" table:formula="oooc:=[.K44]-[.K45]" office:value-type="string">
            <text:p>  30,000 </text:p>
          </table:table-cell>
          <table:table-cell table:style-name="ce262" table:formula="oooc:=[.L44]-[.L45]" office:value-type="string">
            <text:p>  30,000 </text:p>
          </table:table-cell>
          <table:table-cell table:style-name="ce262" table:formula="oooc:=[.M44]-[.M45]" office:value-type="string">
            <text:p>  863,333 </text:p>
          </table:table-cell>
          <table:table-cell table:style-name="ce262" table:formula="oooc:=[.N44]-[.N45]" office:value-type="string">
            <text:p>  863,333 </text:p>
          </table:table-cell>
          <table:table-cell table:style-name="ce262" table:formula="oooc:=[.O44]-[.O45]" office:value-type="string">
            <text:p>  863,334 </text:p>
          </table:table-cell>
          <table:table-cell table:style-name="ce255"/>
          <table:table-cell table:style-name="ce22"/>
          <table:table-cell table:style-name="ce30"/>
          <table:table-cell table:style-name="ce30" office:value-type="string">
            <text:p>Ending Investor Liability</text:p>
          </table:table-cell>
          <table:table-cell table:style-name="ce259"/>
          <table:table-cell table:style-name="ce262" table:formula="oooc:=[.U44]-[.U45]" office:value-type="string">
            <text:p>  853,334 </text:p>
          </table:table-cell>
          <table:table-cell table:style-name="ce262" table:formula="oooc:=[.V44]-[.V45]" office:value-type="string">
            <text:p>  843,334 </text:p>
          </table:table-cell>
          <table:table-cell table:style-name="ce262" table:formula="oooc:=[.W44]-[.W45]" office:value-type="string">
            <text:p>  833,334 </text:p>
          </table:table-cell>
          <table:table-cell table:style-name="ce262" table:formula="oooc:=[.X44]-[.X45]" office:value-type="string">
            <text:p>  833,334 </text:p>
          </table:table-cell>
          <table:table-cell table:style-name="ce262" table:formula="oooc:=[.Y44]-[.Y45]" office:value-type="string">
            <text:p>  833,334 </text:p>
          </table:table-cell>
          <table:table-cell table:style-name="ce262" table:formula="oooc:=[.Z44]-[.Z45]" office:value-type="string">
            <text:p>  833,334 </text:p>
          </table:table-cell>
          <table:table-cell table:style-name="ce262" table:formula="oooc:=[.AA44]-[.AA45]" office:value-type="string">
            <text:p>  833,334 </text:p>
          </table:table-cell>
          <table:table-cell table:style-name="ce262" table:formula="oooc:=[.AB44]-[.AB45]" office:value-type="string">
            <text:p>  833,334 </text:p>
          </table:table-cell>
          <table:table-cell table:style-name="ce262" table:formula="oooc:=[.AC44]-[.AC45]" office:value-type="string">
            <text:p>  833,334 </text:p>
          </table:table-cell>
          <table:table-cell table:style-name="ce262" table:formula="oooc:=[.AD44]-[.AD45]" office:value-type="string">
            <text:p>  833,334 </text:p>
          </table:table-cell>
          <table:table-cell table:style-name="ce262" table:formula="oooc:=[.AE44]-[.AE45]" office:value-type="string">
            <text:p>  833,334 </text:p>
          </table:table-cell>
          <table:table-cell table:style-name="ce262" table:formula="oooc:=[.AF44]-[.AF45]" office:value-type="string">
            <text:p>  833,334 </text:p>
          </table:table-cell>
          <table:table-cell table:style-name="ce121" table:formula="oooc:=[.AG44]-[.AG45]" office:value-type="string">
            <text:p>  - </text:p>
          </table:table-cell>
          <table:table-cell table:style-name="ce22"/>
          <table:table-cell table:style-name="ce30"/>
          <table:table-cell table:style-name="ce30" office:value-type="string">
            <text:p>Ending Investor Liability</text:p>
          </table:table-cell>
          <table:table-cell table:style-name="ce259"/>
          <table:table-cell table:style-name="ce262" table:formula="oooc:=[.AL44]-[.AL45]" office:value-type="string">
            <text:p>  833,334 </text:p>
          </table:table-cell>
          <table:table-cell table:style-name="ce262" table:formula="oooc:=[.AM44]-[.AM45]" office:value-type="string">
            <text:p>  833,334 </text:p>
          </table:table-cell>
          <table:table-cell table:style-name="ce262" table:formula="oooc:=[.AN44]-[.AN45]" office:value-type="string">
            <text:p>  833,334 </text:p>
          </table:table-cell>
          <table:table-cell table:style-name="ce262" table:formula="oooc:=[.AO44]-[.AO45]" office:value-type="string">
            <text:p>  833,334 </text:p>
          </table:table-cell>
          <table:table-cell table:style-name="ce262" table:formula="oooc:=[.AP44]-[.AP45]" office:value-type="string">
            <text:p>  833,334 </text:p>
          </table:table-cell>
          <table:table-cell table:style-name="ce262" table:formula="oooc:=[.AQ44]-[.AQ45]" office:value-type="string">
            <text:p>  833,334 </text:p>
          </table:table-cell>
          <table:table-cell table:style-name="ce262" table:formula="oooc:=[.AR44]-[.AR45]" office:value-type="string">
            <text:p>  833,334 </text:p>
          </table:table-cell>
          <table:table-cell table:style-name="ce262" table:formula="oooc:=[.AS44]-[.AS45]" office:value-type="string">
            <text:p>  833,334 </text:p>
          </table:table-cell>
          <table:table-cell table:style-name="ce262" table:formula="oooc:=[.AT44]-[.AT45]" office:value-type="string">
            <text:p>  833,334 </text:p>
          </table:table-cell>
          <table:table-cell table:style-name="ce262" table:formula="oooc:=[.AU44]-[.AU45]" office:value-type="string">
            <text:p>  833,334 </text:p>
          </table:table-cell>
          <table:table-cell table:style-name="ce262" table:formula="oooc:=[.AV44]-[.AV45]" office:value-type="string">
            <text:p>  833,334 </text:p>
          </table:table-cell>
          <table:table-cell table:style-name="ce262" table:formula="oooc:=[.AW44]-[.AW45]" office:value-type="string">
            <text:p>  833,334 </text:p>
          </table:table-cell>
          <table:table-cell table:style-name="ce121"/>
          <table:table-cell table:style-name="ce22"/>
          <table:table-cell table:style-name="ce30"/>
          <table:table-cell table:style-name="ce30" office:value-type="string">
            <text:p>Ending Investor Liability</text:p>
          </table:table-cell>
          <table:table-cell table:style-name="ce259"/>
          <table:table-cell table:style-name="ce262" table:formula="oooc:=[.BC44]-[.BC45]" office:value-type="string">
            <text:p>  833,334 </text:p>
          </table:table-cell>
          <table:table-cell table:style-name="ce262" table:formula="oooc:=[.BD44]-[.BD45]" office:value-type="string">
            <text:p>  833,334 </text:p>
          </table:table-cell>
          <table:table-cell table:style-name="ce262" table:formula="oooc:=[.BE44]-[.BE45]" office:value-type="string">
            <text:p>  833,334 </text:p>
          </table:table-cell>
          <table:table-cell table:style-name="ce262" table:formula="oooc:=[.BF44]-[.BF45]" office:value-type="string">
            <text:p>  833,334 </text:p>
          </table:table-cell>
          <table:table-cell table:style-name="ce262" table:formula="oooc:=[.BG44]-[.BG45]" office:value-type="string">
            <text:p>  833,334 </text:p>
          </table:table-cell>
          <table:table-cell table:style-name="ce262" table:formula="oooc:=[.BH44]-[.BH45]" office:value-type="string">
            <text:p>  833,334 </text:p>
          </table:table-cell>
          <table:table-cell table:style-name="ce262" table:formula="oooc:=[.BI44]-[.BI45]" office:value-type="string">
            <text:p>  833,334 </text:p>
          </table:table-cell>
          <table:table-cell table:style-name="ce262" table:formula="oooc:=[.BJ44]-[.BJ45]" office:value-type="string">
            <text:p>  833,334 </text:p>
          </table:table-cell>
          <table:table-cell table:style-name="ce262" table:formula="oooc:=[.BK44]-[.BK45]" office:value-type="string">
            <text:p>  833,334 </text:p>
          </table:table-cell>
          <table:table-cell table:style-name="ce262" table:formula="oooc:=[.BL44]-[.BL45]" office:value-type="string">
            <text:p>  833,334 </text:p>
          </table:table-cell>
          <table:table-cell table:style-name="ce262" table:formula="oooc:=[.BM44]-[.BM45]" office:value-type="string">
            <text:p>  833,334 </text:p>
          </table:table-cell>
          <table:table-cell table:style-name="ce262" table:formula="oooc:=[.BN44]-[.BN45]" office:value-type="string">
            <text:p>  833,334 </text:p>
          </table:table-cell>
          <table:table-cell table:style-name="ce121"/>
          <table:table-cell table:style-name="ce22"/>
          <table:table-cell table:style-name="ce30"/>
          <table:table-cell table:style-name="ce30" office:value-type="string">
            <text:p>Ending Investor Liability</text:p>
          </table:table-cell>
          <table:table-cell table:style-name="ce259"/>
          <table:table-cell table:style-name="ce263" table:formula="oooc:=[.BT44]-[.BT45]" office:value-type="string">
            <text:p>  833,334 </text:p>
          </table:table-cell>
          <table:table-cell table:style-name="ce30" table:formula="oooc:=[.BU44]-[.BU45]" office:value-type="string">
            <text:p>  833,334 </text:p>
          </table:table-cell>
          <table:table-cell table:style-name="ce30" table:formula="oooc:=[.BV44]-[.BV45]" office:value-type="string">
            <text:p>  833,334 </text:p>
          </table:table-cell>
          <table:table-cell table:style-name="ce30" table:formula="oooc:=[.BW44]-[.BW45]" office:value-type="string">
            <text:p>  833,334 </text:p>
          </table:table-cell>
          <table:table-cell table:style-name="ce30" table:formula="oooc:=[.BX44]-[.BX45]" office:value-type="string">
            <text:p>  833,334 </text:p>
          </table:table-cell>
          <table:table-cell table:style-name="ce30" table:formula="oooc:=[.BY44]-[.BY45]" office:value-type="string">
            <text:p>  833,334 </text:p>
          </table:table-cell>
          <table:table-cell table:style-name="ce30" table:formula="oooc:=[.BZ44]-[.BZ45]" office:value-type="string">
            <text:p>  833,334 </text:p>
          </table:table-cell>
          <table:table-cell table:style-name="ce30" table:formula="oooc:=[.CA44]-[.CA45]" office:value-type="string">
            <text:p>  833,334 </text:p>
          </table:table-cell>
          <table:table-cell table:style-name="ce30" table:formula="oooc:=[.CB44]-[.CB45]" office:value-type="string">
            <text:p>  833,334 </text:p>
          </table:table-cell>
          <table:table-cell table:style-name="ce30" table:formula="oooc:=[.CC44]-[.CC45]" office:value-type="string">
            <text:p>  833,334 </text:p>
          </table:table-cell>
          <table:table-cell table:style-name="ce30" table:formula="oooc:=[.CD44]-[.CD45]" office:value-type="string">
            <text:p>  833,334 </text:p>
          </table:table-cell>
          <table:table-cell table:style-name="ce30" table:formula="oooc:=[.CE44]-[.CE45]" office:value-type="string">
            <text:p>  833,334 </text:p>
          </table:table-cell>
          <table:table-cell table:style-name="ce132"/>
          <table:table-cell table:style-name="ce22"/>
          <table:table-cell table:number-columns-repeated="9" table:style-name="ce27"/>
        </table:table-row>
        <table:table-row table:style-name="ro20">
          <table:table-cell table:style-name="ce30" office:value-type="string">
            <text:p>Interest</text:p>
          </table:table-cell>
          <table:table-cell table:style-name="ce22"/>
          <table:table-cell table:style-name="ce30"/>
          <table:table-cell table:style-name="ce259"/>
          <table:table-cell table:style-name="ce87"/>
          <table:table-cell table:style-name="ce264"/>
          <table:table-cell table:style-name="ce97"/>
          <table:table-cell table:number-columns-repeated="8" table:style-name="ce264"/>
          <table:table-cell table:style-name="ce265"/>
          <table:table-cell table:style-name="ce30" office:value-type="string">
            <text:p>Interest</text:p>
          </table:table-cell>
          <table:table-cell table:style-name="ce22"/>
          <table:table-cell table:style-name="ce30"/>
          <table:table-cell table:style-name="ce259"/>
          <table:table-cell table:number-columns-repeated="12" table:style-name="ce264"/>
          <table:table-cell table:style-name="ce132"/>
          <table:table-cell table:style-name="ce30" office:value-type="string">
            <text:p>Interest</text:p>
          </table:table-cell>
          <table:table-cell table:style-name="ce22"/>
          <table:table-cell table:style-name="ce30"/>
          <table:table-cell table:style-name="ce259"/>
          <table:table-cell table:number-columns-repeated="12" table:style-name="ce264"/>
          <table:table-cell table:style-name="ce132"/>
          <table:table-cell table:style-name="ce30" office:value-type="string">
            <text:p>Interest</text:p>
          </table:table-cell>
          <table:table-cell table:style-name="ce22"/>
          <table:table-cell table:style-name="ce30"/>
          <table:table-cell table:style-name="ce259"/>
          <table:table-cell table:number-columns-repeated="12" table:style-name="ce266"/>
          <table:table-cell table:style-name="ce132"/>
          <table:table-cell table:style-name="ce30" office:value-type="string">
            <text:p>Interest</text:p>
          </table:table-cell>
          <table:table-cell table:style-name="ce22"/>
          <table:table-cell table:style-name="ce30"/>
          <table:table-cell table:style-name="ce259"/>
          <table:table-cell table:style-name="ce266"/>
          <table:table-cell table:number-columns-repeated="11" table:style-name="ce120"/>
          <table:table-cell table:style-name="ce132"/>
          <table:table-cell table:style-name="ce22"/>
          <table:table-cell table:number-columns-repeated="9" table:style-name="ce27"/>
        </table:table-row>
        <table:table-row table:style-name="ro6">
          <table:table-cell table:style-name="ce22"/>
          <table:table-cell table:style-name="ce30"/>
          <table:table-cell table:style-name="ce124" office:value-type="string">
            <text:p>On equity </text:p>
          </table:table-cell>
          <table:table-cell table:style-name="ce124"/>
          <table:table-cell table:style-name="ce87"/>
          <table:table-cell table:style-name="ce30" table:formula="oooc:=[.F46]*0/12" office:value-type="string">
            <text:p>  - </text:p>
          </table:table-cell>
          <table:table-cell table:style-name="ce30" table:formula="oooc:=[.G46]*0/12" office:value-type="string">
            <text:p>  - </text:p>
          </table:table-cell>
          <table:table-cell table:style-name="ce30" table:formula="oooc:=[.H46]*0/12" office:value-type="string">
            <text:p>  - </text:p>
          </table:table-cell>
          <table:table-cell table:style-name="ce30" table:formula="oooc:=[.I46]*0/12" office:value-type="string">
            <text:p>  - </text:p>
          </table:table-cell>
          <table:table-cell table:style-name="ce30" table:formula="oooc:=[.J46]*0/12" office:value-type="string">
            <text:p>  - </text:p>
          </table:table-cell>
          <table:table-cell table:style-name="ce30" table:formula="oooc:=[.K46]*0/12" office:value-type="string">
            <text:p>  - </text:p>
          </table:table-cell>
          <table:table-cell table:style-name="ce30" table:formula="oooc:=[.L46]*0/12" office:value-type="string">
            <text:p>  - </text:p>
          </table:table-cell>
          <table:table-cell table:style-name="ce30" table:formula="oooc:=[.M46]*0/12" office:value-type="string">
            <text:p>  - </text:p>
          </table:table-cell>
          <table:table-cell table:style-name="ce30" table:formula="oooc:=[.N46]*0/12" office:value-type="string">
            <text:p>  - </text:p>
          </table:table-cell>
          <table:table-cell table:style-name="ce30" table:formula="oooc:=[.O46]*0/12" office:value-type="string">
            <text:p>  - </text:p>
          </table:table-cell>
          <table:table-cell table:style-name="ce52"/>
          <table:table-cell table:style-name="ce22"/>
          <table:table-cell table:style-name="ce30"/>
          <table:table-cell table:style-name="ce30" office:value-type="string">
            <text:p>On equity </text:p>
          </table:table-cell>
          <table:table-cell table:style-name="ce30"/>
          <table:table-cell table:style-name="ce30" table:formula="oooc:=[.U46]*0/12" office:value-type="string">
            <text:p>  - </text:p>
          </table:table-cell>
          <table:table-cell table:style-name="ce30" office:value-type="string">
            <text:p>`</text:p>
          </table:table-cell>
          <table:table-cell table:style-name="ce30" table:formula="oooc:=[.W46]*0/12" office:value-type="string">
            <text:p>  - </text:p>
          </table:table-cell>
          <table:table-cell table:style-name="ce30" table:formula="oooc:=[.X46]*0/12" office:value-type="string">
            <text:p>  - </text:p>
          </table:table-cell>
          <table:table-cell table:style-name="ce30" table:formula="oooc:=[.Y46]*0/12" office:value-type="string">
            <text:p>  - </text:p>
          </table:table-cell>
          <table:table-cell table:style-name="ce30" table:formula="oooc:=[.Z46]*0/12" office:value-type="string">
            <text:p>  - </text:p>
          </table:table-cell>
          <table:table-cell table:style-name="ce30" table:formula="oooc:=[.AA46]*0/12" office:value-type="string">
            <text:p>  - </text:p>
          </table:table-cell>
          <table:table-cell table:style-name="ce30" table:formula="oooc:=[.AB46]*0/12" office:value-type="string">
            <text:p>  - </text:p>
          </table:table-cell>
          <table:table-cell table:style-name="ce30" table:formula="oooc:=[.AC46]*0/12" office:value-type="string">
            <text:p>  - </text:p>
          </table:table-cell>
          <table:table-cell table:style-name="ce30" table:formula="oooc:=[.AD46]*0/12" office:value-type="string">
            <text:p>  - </text:p>
          </table:table-cell>
          <table:table-cell table:style-name="ce30" table:formula="oooc:=[.AE46]*0/12" office:value-type="string">
            <text:p>  - </text:p>
          </table:table-cell>
          <table:table-cell table:style-name="ce30" table:formula="oooc:=[.AF46]*0/12" office:value-type="string">
            <text:p>  - </text:p>
          </table:table-cell>
          <table:table-cell table:style-name="ce132"/>
          <table:table-cell table:style-name="ce22"/>
          <table:table-cell table:style-name="ce30"/>
          <table:table-cell table:style-name="ce30" office:value-type="string">
            <text:p>On equity </text:p>
          </table:table-cell>
          <table:table-cell table:style-name="ce30"/>
          <table:table-cell table:style-name="ce30" table:formula="oooc:=[.AL46]*0/12" office:value-type="string">
            <text:p>  - </text:p>
          </table:table-cell>
          <table:table-cell table:style-name="ce30" table:formula="oooc:=[.AM46]*0/12" office:value-type="string">
            <text:p>  - </text:p>
          </table:table-cell>
          <table:table-cell table:style-name="ce30" table:formula="oooc:=[.AN46]*0/12" office:value-type="string">
            <text:p>  - </text:p>
          </table:table-cell>
          <table:table-cell table:style-name="ce30" table:formula="oooc:=[.AO46]*0/12" office:value-type="string">
            <text:p>  - </text:p>
          </table:table-cell>
          <table:table-cell table:style-name="ce30" table:formula="oooc:=[.AP46]*0/12" office:value-type="string">
            <text:p>  - </text:p>
          </table:table-cell>
          <table:table-cell table:style-name="ce30" table:formula="oooc:=[.AQ46]*0/12" office:value-type="string">
            <text:p>  - </text:p>
          </table:table-cell>
          <table:table-cell table:style-name="ce30" table:formula="oooc:=[.AR46]*0/12" office:value-type="string">
            <text:p>  - </text:p>
          </table:table-cell>
          <table:table-cell table:style-name="ce30" table:formula="oooc:=[.AS46]*0/12" office:value-type="string">
            <text:p>  - </text:p>
          </table:table-cell>
          <table:table-cell table:style-name="ce30" table:formula="oooc:=[.AT46]*0/12" office:value-type="string">
            <text:p>  - </text:p>
          </table:table-cell>
          <table:table-cell table:style-name="ce30" table:formula="oooc:=[.AU46]*0/12" office:value-type="string">
            <text:p>  - </text:p>
          </table:table-cell>
          <table:table-cell table:style-name="ce30" table:formula="oooc:=[.AV46]*0/12" office:value-type="string">
            <text:p>  - </text:p>
          </table:table-cell>
          <table:table-cell table:style-name="ce30" table:formula="oooc:=[.AW46]*0/12" office:value-type="string">
            <text:p>  - </text:p>
          </table:table-cell>
          <table:table-cell table:style-name="ce132"/>
          <table:table-cell table:style-name="ce22"/>
          <table:table-cell table:style-name="ce30"/>
          <table:table-cell table:style-name="ce30" office:value-type="string">
            <text:p>On equity </text:p>
          </table:table-cell>
          <table:table-cell table:style-name="ce30"/>
          <table:table-cell table:style-name="ce30" table:formula="oooc:=[.BC46]*0/12" office:value-type="string">
            <text:p>  - </text:p>
          </table:table-cell>
          <table:table-cell table:style-name="ce30" table:formula="oooc:=[.BD46]*0/12" office:value-type="string">
            <text:p>  - </text:p>
          </table:table-cell>
          <table:table-cell table:style-name="ce30" table:formula="oooc:=[.BE46]*0/12" office:value-type="string">
            <text:p>  - </text:p>
          </table:table-cell>
          <table:table-cell table:style-name="ce30" table:formula="oooc:=[.BF46]*0/12" office:value-type="string">
            <text:p>  - </text:p>
          </table:table-cell>
          <table:table-cell table:style-name="ce30" table:formula="oooc:=[.BG46]*0/12" office:value-type="string">
            <text:p>  - </text:p>
          </table:table-cell>
          <table:table-cell table:style-name="ce30" table:formula="oooc:=[.BH46]*0/12" office:value-type="string">
            <text:p>  - </text:p>
          </table:table-cell>
          <table:table-cell table:style-name="ce30" table:formula="oooc:=[.BI46]*0/12" office:value-type="string">
            <text:p>  - </text:p>
          </table:table-cell>
          <table:table-cell table:style-name="ce30" table:formula="oooc:=[.BJ46]*0/12" office:value-type="string">
            <text:p>  - </text:p>
          </table:table-cell>
          <table:table-cell table:style-name="ce30" table:formula="oooc:=[.BK46]*0/12" office:value-type="string">
            <text:p>  - </text:p>
          </table:table-cell>
          <table:table-cell table:style-name="ce30" table:formula="oooc:=[.BL46]*0/12" office:value-type="string">
            <text:p>  - </text:p>
          </table:table-cell>
          <table:table-cell table:style-name="ce30" table:formula="oooc:=[.BM46]*0/12" office:value-type="string">
            <text:p>  - </text:p>
          </table:table-cell>
          <table:table-cell table:style-name="ce30" table:formula="oooc:=[.BN46]*0/12" office:value-type="string">
            <text:p>  - </text:p>
          </table:table-cell>
          <table:table-cell table:style-name="ce132"/>
          <table:table-cell table:style-name="ce22"/>
          <table:table-cell table:style-name="ce30"/>
          <table:table-cell table:style-name="ce30" office:value-type="string">
            <text:p>On equity </text:p>
          </table:table-cell>
          <table:table-cell table:style-name="ce30"/>
          <table:table-cell table:style-name="ce30" table:formula="oooc:=[.BT46]*0/12" office:value-type="string">
            <text:p>  - </text:p>
          </table:table-cell>
          <table:table-cell table:style-name="ce30" table:formula="oooc:=[.BU46]*0/12" office:value-type="string">
            <text:p>  - </text:p>
          </table:table-cell>
          <table:table-cell table:style-name="ce30" table:formula="oooc:=[.BV46]*0/12" office:value-type="string">
            <text:p>  - </text:p>
          </table:table-cell>
          <table:table-cell table:style-name="ce30" table:formula="oooc:=[.BW46]*0/12" office:value-type="string">
            <text:p>  - </text:p>
          </table:table-cell>
          <table:table-cell table:style-name="ce30" table:formula="oooc:=[.BX46]*0/12" office:value-type="string">
            <text:p>  - </text:p>
          </table:table-cell>
          <table:table-cell table:style-name="ce30" table:formula="oooc:=[.BY46]*0/12" office:value-type="string">
            <text:p>  - </text:p>
          </table:table-cell>
          <table:table-cell table:style-name="ce30" table:formula="oooc:=[.BZ46]*0/12" office:value-type="string">
            <text:p>  - </text:p>
          </table:table-cell>
          <table:table-cell table:style-name="ce30" table:formula="oooc:=[.CA46]*0/12" office:value-type="string">
            <text:p>  - </text:p>
          </table:table-cell>
          <table:table-cell table:style-name="ce30" table:formula="oooc:=[.CB46]*0/12" office:value-type="string">
            <text:p>  - </text:p>
          </table:table-cell>
          <table:table-cell table:style-name="ce30" table:formula="oooc:=[.CC46]*0/12" office:value-type="string">
            <text:p>  - </text:p>
          </table:table-cell>
          <table:table-cell table:style-name="ce30" table:formula="oooc:=[.CD46]*0/12" office:value-type="string">
            <text:p>  - </text:p>
          </table:table-cell>
          <table:table-cell table:style-name="ce30" table:formula="oooc:=[.CE46]*0/12" office:value-type="string">
            <text:p>  - </text:p>
          </table:table-cell>
          <table:table-cell table:style-name="ce132"/>
          <table:table-cell table:style-name="ce22"/>
          <table:table-cell table:number-columns-repeated="9" table:style-name="ce27"/>
        </table:table-row>
        <table:table-row table:style-name="ro4">
          <table:table-cell table:style-name="ce22"/>
          <table:table-cell table:style-name="ce30"/>
          <table:table-cell table:style-name="ce124" office:value-type="string">
            <text:p>less Paid</text:p>
          </table:table-cell>
          <table:table-cell table:style-name="ce124"/>
          <table:table-cell table:style-name="ce87"/>
          <table:table-cell table:style-name="ce120" table:formula="oooc:=[.F48]" office:value-type="string">
            <text:p>  - </text:p>
          </table:table-cell>
          <table:table-cell table:style-name="ce120" table:formula="oooc:=[.G48]" office:value-type="string">
            <text:p>  - </text:p>
          </table:table-cell>
          <table:table-cell table:style-name="ce120" table:formula="oooc:=[.H48]" office:value-type="string">
            <text:p>  - </text:p>
          </table:table-cell>
          <table:table-cell table:style-name="ce120" table:formula="oooc:=[.I48]" office:value-type="string">
            <text:p>  - </text:p>
          </table:table-cell>
          <table:table-cell table:style-name="ce120" table:formula="oooc:=[.J48]" office:value-type="string">
            <text:p>  - </text:p>
          </table:table-cell>
          <table:table-cell table:style-name="ce120" table:formula="oooc:=[.K48]" office:value-type="string">
            <text:p>  - </text:p>
          </table:table-cell>
          <table:table-cell table:style-name="ce120" table:formula="oooc:=[.L48]" office:value-type="string">
            <text:p>  - </text:p>
          </table:table-cell>
          <table:table-cell table:style-name="ce120" table:formula="oooc:=[.M48]" office:value-type="string">
            <text:p>  - </text:p>
          </table:table-cell>
          <table:table-cell table:style-name="ce120" table:formula="oooc:=[.N48]" office:value-type="string">
            <text:p>  - </text:p>
          </table:table-cell>
          <table:table-cell table:style-name="ce120" table:formula="oooc:=[.O48]" office:value-type="string">
            <text:p>  - </text:p>
          </table:table-cell>
          <table:table-cell table:style-name="ce267"/>
          <table:table-cell table:style-name="ce22"/>
          <table:table-cell table:style-name="ce30"/>
          <table:table-cell table:style-name="ce30" office:value-type="string">
            <text:p>less Paid</text:p>
          </table:table-cell>
          <table:table-cell table:style-name="ce30"/>
          <table:table-cell table:style-name="ce30" table:formula="oooc:=[.U48]" office:value-type="string">
            <text:p>  - </text:p>
          </table:table-cell>
          <table:table-cell table:style-name="ce30" table:formula="oooc:=[.V48]" office:value-type="string">
            <text:p> ` </text:p>
          </table:table-cell>
          <table:table-cell table:style-name="ce30" table:formula="oooc:=[.W48]" office:value-type="string">
            <text:p>  - </text:p>
          </table:table-cell>
          <table:table-cell table:style-name="ce30" table:formula="oooc:=[.X48]" office:value-type="string">
            <text:p>  - </text:p>
          </table:table-cell>
          <table:table-cell table:style-name="ce30" table:formula="oooc:=[.Y48]" office:value-type="string">
            <text:p>  - </text:p>
          </table:table-cell>
          <table:table-cell table:style-name="ce30" table:formula="oooc:=[.Z48]" office:value-type="string">
            <text:p>  - </text:p>
          </table:table-cell>
          <table:table-cell table:style-name="ce30" table:formula="oooc:=[.AA48]" office:value-type="string">
            <text:p>  - </text:p>
          </table:table-cell>
          <table:table-cell table:style-name="ce30" table:formula="oooc:=[.AB48]" office:value-type="string">
            <text:p>  - </text:p>
          </table:table-cell>
          <table:table-cell table:style-name="ce30" table:formula="oooc:=[.AC48]" office:value-type="string">
            <text:p>  - </text:p>
          </table:table-cell>
          <table:table-cell table:style-name="ce30" table:formula="oooc:=[.AD48]" office:value-type="string">
            <text:p>  - </text:p>
          </table:table-cell>
          <table:table-cell table:style-name="ce30" table:formula="oooc:=[.AE48]" office:value-type="string">
            <text:p>  - </text:p>
          </table:table-cell>
          <table:table-cell table:style-name="ce30" table:formula="oooc:=[.AF48]" office:value-type="string">
            <text:p>  - </text:p>
          </table:table-cell>
          <table:table-cell table:style-name="ce132"/>
          <table:table-cell table:style-name="ce22"/>
          <table:table-cell table:style-name="ce30"/>
          <table:table-cell table:style-name="ce30" office:value-type="string">
            <text:p>less Paid</text:p>
          </table:table-cell>
          <table:table-cell table:style-name="ce30"/>
          <table:table-cell table:style-name="ce30" table:formula="oooc:=[.AL48]" office:value-type="string">
            <text:p>  - </text:p>
          </table:table-cell>
          <table:table-cell table:style-name="ce30" table:formula="oooc:=[.AM48]" office:value-type="string">
            <text:p>  - </text:p>
          </table:table-cell>
          <table:table-cell table:style-name="ce30" table:formula="oooc:=[.AN48]" office:value-type="string">
            <text:p>  - </text:p>
          </table:table-cell>
          <table:table-cell table:style-name="ce30" table:formula="oooc:=[.AO48]" office:value-type="string">
            <text:p>  - </text:p>
          </table:table-cell>
          <table:table-cell table:style-name="ce30" table:formula="oooc:=[.AP48]" office:value-type="string">
            <text:p>  - </text:p>
          </table:table-cell>
          <table:table-cell table:style-name="ce30" table:formula="oooc:=[.AQ48]" office:value-type="string">
            <text:p>  - </text:p>
          </table:table-cell>
          <table:table-cell table:style-name="ce30" table:formula="oooc:=[.AR48]" office:value-type="string">
            <text:p>  - </text:p>
          </table:table-cell>
          <table:table-cell table:style-name="ce30" table:formula="oooc:=[.AS48]" office:value-type="string">
            <text:p>  - </text:p>
          </table:table-cell>
          <table:table-cell table:style-name="ce30" table:formula="oooc:=[.AT48]" office:value-type="string">
            <text:p>  - </text:p>
          </table:table-cell>
          <table:table-cell table:style-name="ce30" table:formula="oooc:=[.AU48]" office:value-type="string">
            <text:p>  - </text:p>
          </table:table-cell>
          <table:table-cell table:style-name="ce30" table:formula="oooc:=[.AV48]" office:value-type="string">
            <text:p>  - </text:p>
          </table:table-cell>
          <table:table-cell table:style-name="ce30" table:formula="oooc:=[.AW48]" office:value-type="string">
            <text:p>  - </text:p>
          </table:table-cell>
          <table:table-cell table:style-name="ce132"/>
          <table:table-cell table:style-name="ce22"/>
          <table:table-cell table:style-name="ce30"/>
          <table:table-cell table:style-name="ce30" office:value-type="string">
            <text:p>less Paid</text:p>
          </table:table-cell>
          <table:table-cell table:style-name="ce30"/>
          <table:table-cell table:style-name="ce30" table:formula="oooc:=[.BC48]" office:value-type="string">
            <text:p>  - </text:p>
          </table:table-cell>
          <table:table-cell table:style-name="ce30" table:formula="oooc:=[.BD48]" office:value-type="string">
            <text:p>  - </text:p>
          </table:table-cell>
          <table:table-cell table:style-name="ce30" table:formula="oooc:=[.BE48]" office:value-type="string">
            <text:p>  - </text:p>
          </table:table-cell>
          <table:table-cell table:style-name="ce30" table:formula="oooc:=[.BF48]" office:value-type="string">
            <text:p>  - </text:p>
          </table:table-cell>
          <table:table-cell table:style-name="ce30" table:formula="oooc:=[.BG48]" office:value-type="string">
            <text:p>  - </text:p>
          </table:table-cell>
          <table:table-cell table:style-name="ce30" table:formula="oooc:=[.BH48]" office:value-type="string">
            <text:p>  - </text:p>
          </table:table-cell>
          <table:table-cell table:style-name="ce30" table:formula="oooc:=[.BI48]" office:value-type="string">
            <text:p>  - </text:p>
          </table:table-cell>
          <table:table-cell table:style-name="ce30" table:formula="oooc:=[.BJ48]" office:value-type="string">
            <text:p>  - </text:p>
          </table:table-cell>
          <table:table-cell table:style-name="ce30" table:formula="oooc:=[.BK48]" office:value-type="string">
            <text:p>  - </text:p>
          </table:table-cell>
          <table:table-cell table:style-name="ce30" table:formula="oooc:=[.BL48]" office:value-type="string">
            <text:p>  - </text:p>
          </table:table-cell>
          <table:table-cell table:style-name="ce30" table:formula="oooc:=[.BM48]" office:value-type="string">
            <text:p>  - </text:p>
          </table:table-cell>
          <table:table-cell table:style-name="ce30" table:formula="oooc:=[.BN48]" office:value-type="string">
            <text:p>  - </text:p>
          </table:table-cell>
          <table:table-cell table:style-name="ce132"/>
          <table:table-cell table:style-name="ce22"/>
          <table:table-cell table:style-name="ce30"/>
          <table:table-cell table:style-name="ce30" office:value-type="string">
            <text:p>less Paid</text:p>
          </table:table-cell>
          <table:table-cell table:style-name="ce30"/>
          <table:table-cell table:style-name="ce30" table:formula="oooc:=[.BT48]" office:value-type="string">
            <text:p>  - </text:p>
          </table:table-cell>
          <table:table-cell table:style-name="ce30" table:formula="oooc:=[.BU48]" office:value-type="string">
            <text:p>  - </text:p>
          </table:table-cell>
          <table:table-cell table:style-name="ce30" table:formula="oooc:=[.BV48]" office:value-type="string">
            <text:p>  - </text:p>
          </table:table-cell>
          <table:table-cell table:style-name="ce30" table:formula="oooc:=[.BW48]" office:value-type="string">
            <text:p>  - </text:p>
          </table:table-cell>
          <table:table-cell table:style-name="ce30" table:formula="oooc:=[.BX48]" office:value-type="string">
            <text:p>  - </text:p>
          </table:table-cell>
          <table:table-cell table:style-name="ce30" table:formula="oooc:=[.BY48]" office:value-type="string">
            <text:p>  - </text:p>
          </table:table-cell>
          <table:table-cell table:style-name="ce30" table:formula="oooc:=[.BZ48]" office:value-type="string">
            <text:p>  - </text:p>
          </table:table-cell>
          <table:table-cell table:style-name="ce30" table:formula="oooc:=[.CA48]" office:value-type="string">
            <text:p>  - </text:p>
          </table:table-cell>
          <table:table-cell table:style-name="ce30" table:formula="oooc:=[.CB48]" office:value-type="string">
            <text:p>  - </text:p>
          </table:table-cell>
          <table:table-cell table:style-name="ce30" table:formula="oooc:=[.CC48]" office:value-type="string">
            <text:p>  - </text:p>
          </table:table-cell>
          <table:table-cell table:style-name="ce30" table:formula="oooc:=[.CD48]" office:value-type="string">
            <text:p>  - </text:p>
          </table:table-cell>
          <table:table-cell table:style-name="ce30" table:formula="oooc:=[.CE48]" office:value-type="string">
            <text:p>  - </text:p>
          </table:table-cell>
          <table:table-cell table:style-name="ce132"/>
          <table:table-cell table:style-name="ce22"/>
          <table:table-cell table:number-columns-repeated="9" table:style-name="ce27"/>
        </table:table-row>
        <table:table-row table:style-name="ro4">
          <table:table-cell table:style-name="ce30" office:value-type="string">
            <text:p>Cash Flow</text:p>
          </table:table-cell>
          <table:table-cell table:style-name="ce22"/>
          <table:table-cell table:number-columns-repeated="2" table:style-name="ce30"/>
          <table:table-cell table:style-name="ce87"/>
          <table:table-cell table:number-columns-repeated="10" table:style-name="ce30"/>
          <table:table-cell table:style-name="ce52"/>
          <table:table-cell table:style-name="ce30" office:value-type="string">
            <text:p>Cash Flow</text:p>
          </table:table-cell>
          <table:table-cell table:style-name="ce22"/>
          <table:table-cell table:number-columns-repeated="14" table:style-name="ce30"/>
          <table:table-cell table:style-name="ce132"/>
          <table:table-cell table:style-name="ce30" office:value-type="string">
            <text:p>Cash Flow</text:p>
          </table:table-cell>
          <table:table-cell table:style-name="ce22"/>
          <table:table-cell table:number-columns-repeated="14" table:style-name="ce30"/>
          <table:table-cell table:style-name="ce132"/>
          <table:table-cell table:style-name="ce30" office:value-type="string">
            <text:p>Cash Flow</text:p>
          </table:table-cell>
          <table:table-cell table:style-name="ce22"/>
          <table:table-cell table:number-columns-repeated="2" table:style-name="ce30"/>
          <table:table-cell table:number-columns-repeated="12" table:style-name="ce126"/>
          <table:table-cell table:style-name="ce132"/>
          <table:table-cell table:style-name="ce30" office:value-type="string">
            <text:p>Cash Flow</text:p>
          </table:table-cell>
          <table:table-cell table:style-name="ce22"/>
          <table:table-cell table:number-columns-repeated="2" table:style-name="ce30"/>
          <table:table-cell table:style-name="ce126"/>
          <table:table-cell table:number-columns-repeated="11" table:style-name="ce30"/>
          <table:table-cell table:style-name="ce132"/>
          <table:table-cell table:style-name="ce22"/>
          <table:table-cell table:number-columns-repeated="9" table:style-name="ce27"/>
        </table:table-row>
        <table:table-row table:style-name="ro6">
          <table:table-cell table:style-name="ce22"/>
          <table:table-cell table:style-name="ce30"/>
          <table:table-cell table:style-name="ce30" office:value-type="string">
            <text:p>Beginning Cash Balance Before Distributions</text:p>
          </table:table-cell>
          <table:table-cell table:style-name="ce259"/>
          <table:table-cell table:style-name="ce87"/>
          <table:table-cell table:style-name="ce30" office:value-type="float" office:value="0">
            <text:p> -</text:p>
          </table:table-cell>
          <table:table-cell table:style-name="ce30" table:formula="oooc:=[.F53]" office:value-type="string">
            <text:p>  (20,000)</text:p>
          </table:table-cell>
          <table:table-cell table:style-name="ce30" table:formula="oooc:=[.G53]" office:value-type="string">
            <text:p>  (20,000)</text:p>
          </table:table-cell>
          <table:table-cell table:style-name="ce30" table:formula="oooc:=[.H53]" office:value-type="string">
            <text:p>  (20,000)</text:p>
          </table:table-cell>
          <table:table-cell table:style-name="ce30" table:formula="oooc:=[.I53]" office:value-type="string">
            <text:p>  (20,000)</text:p>
          </table:table-cell>
          <table:table-cell table:style-name="ce30" table:formula="oooc:=[.J53]" office:value-type="string">
            <text:p>  (26,000)</text:p>
          </table:table-cell>
          <table:table-cell table:style-name="ce30" table:formula="oooc:=[.K53]" office:value-type="string">
            <text:p>  (35,850)</text:p>
          </table:table-cell>
          <table:table-cell table:style-name="ce30" table:formula="oooc:=[.L53]" office:value-type="string">
            <text:p>  (50,500)</text:p>
          </table:table-cell>
          <table:table-cell table:style-name="ce30" table:formula="oooc:=[.M53]" office:value-type="string">
            <text:p>  792,483 </text:p>
          </table:table-cell>
          <table:table-cell table:style-name="ce30" table:formula="oooc:=[.N53]" office:value-type="string">
            <text:p>  1,616,966 </text:p>
          </table:table-cell>
          <table:table-cell table:style-name="ce132" office:value-type="float" office:value="0">
            <text:p> -</text:p>
          </table:table-cell>
          <table:table-cell table:style-name="ce22"/>
          <table:table-cell table:style-name="ce30"/>
          <table:table-cell table:style-name="ce30" office:value-type="string">
            <text:p>Beginning Cash Balance Before Distributions</text:p>
          </table:table-cell>
          <table:table-cell table:style-name="ce259"/>
          <table:table-cell table:style-name="ce30" table:formula="oooc:=[.O53]" office:value-type="string">
            <text:p>  2,432,650 </text:p>
          </table:table-cell>
          <table:table-cell table:style-name="ce30" table:formula="oooc:=[.U53]" office:value-type="string">
            <text:p>  2,623,022 </text:p>
          </table:table-cell>
          <table:table-cell table:style-name="ce30" table:formula="oooc:=[.V53]" office:value-type="string">
            <text:p>  2,940,602 </text:p>
          </table:table-cell>
          <table:table-cell table:style-name="ce30" table:formula="oooc:=[.W53]" office:value-type="string">
            <text:p>  3,253,180 </text:p>
          </table:table-cell>
          <table:table-cell table:style-name="ce30" table:formula="oooc:=[.X53]" office:value-type="string">
            <text:p>  3,425,669 </text:p>
          </table:table-cell>
          <table:table-cell table:style-name="ce30" table:formula="oooc:=[.Y53]" office:value-type="string">
            <text:p>  3,742,948 </text:p>
          </table:table-cell>
          <table:table-cell table:style-name="ce30" table:formula="oooc:=[.Z53]" office:value-type="string">
            <text:p>  4,059,990 </text:p>
          </table:table-cell>
          <table:table-cell table:style-name="ce30" table:formula="oooc:=[.AA53]" office:value-type="string">
            <text:p>  4,171,738 </text:p>
          </table:table-cell>
          <table:table-cell table:style-name="ce30" table:formula="oooc:=[.AB53]" office:value-type="string">
            <text:p>  4,483,146 </text:p>
          </table:table-cell>
          <table:table-cell table:style-name="ce30" table:formula="oooc:=[.AC53]" office:value-type="string">
            <text:p>  4,789,152 </text:p>
          </table:table-cell>
          <table:table-cell table:style-name="ce30" table:formula="oooc:=[.AD53]" office:value-type="string">
            <text:p>  5,093,924 </text:p>
          </table:table-cell>
          <table:table-cell table:style-name="ce30" table:formula="oooc:=[.AE53]" office:value-type="string">
            <text:p>  5,394,031 </text:p>
          </table:table-cell>
          <table:table-cell table:style-name="ce132" table:formula="oooc:=[.U51]" office:value-type="string">
            <text:p>  2,432,650 </text:p>
          </table:table-cell>
          <table:table-cell table:style-name="ce22"/>
          <table:table-cell table:style-name="ce30"/>
          <table:table-cell table:style-name="ce30" office:value-type="string">
            <text:p>Beginning Cash Balance Before Distributions</text:p>
          </table:table-cell>
          <table:table-cell table:style-name="ce259"/>
          <table:table-cell table:style-name="ce30" table:formula="oooc:=[.AF53]" office:value-type="string">
            <text:p>  5,610,261 </text:p>
          </table:table-cell>
          <table:table-cell table:style-name="ce30" table:formula="oooc:=[.AL53]" office:value-type="string">
            <text:p>  6,380,603 </text:p>
          </table:table-cell>
          <table:table-cell table:style-name="ce30" table:formula="oooc:=[.AM53]" office:value-type="string">
            <text:p>  7,153,179 </text:p>
          </table:table-cell>
          <table:table-cell table:style-name="ce30" table:formula="oooc:=[.AN53]" office:value-type="string">
            <text:p>  7,919,670 </text:p>
          </table:table-cell>
          <table:table-cell table:style-name="ce30" table:formula="oooc:=[.AO53]" office:value-type="string">
            <text:p>  8,679,636 </text:p>
          </table:table-cell>
          <table:table-cell table:style-name="ce30" table:formula="oooc:=[.AP53]" office:value-type="string">
            <text:p>  9,433,223 </text:p>
          </table:table-cell>
          <table:table-cell table:style-name="ce30" table:formula="oooc:=[.AQ53]" office:value-type="string">
            <text:p>  10,180,034 </text:p>
          </table:table-cell>
          <table:table-cell table:style-name="ce30" table:formula="oooc:=[.AR53]" office:value-type="string">
            <text:p>  10,920,341 </text:p>
          </table:table-cell>
          <table:table-cell table:style-name="ce30" table:formula="oooc:=[.AS53]" office:value-type="string">
            <text:p>  11,653,554 </text:p>
          </table:table-cell>
          <table:table-cell table:style-name="ce30" table:formula="oooc:=[.AT53]" office:value-type="string">
            <text:p>  12,374,635 </text:p>
          </table:table-cell>
          <table:table-cell table:style-name="ce30" table:formula="oooc:=[.AU53]" office:value-type="string">
            <text:p>  13,082,265 </text:p>
          </table:table-cell>
          <table:table-cell table:style-name="ce30" table:formula="oooc:=[.AV53]" office:value-type="string">
            <text:p>  13,778,309 </text:p>
          </table:table-cell>
          <table:table-cell table:style-name="ce132" table:formula="oooc:=[.AL51]" office:value-type="string">
            <text:p>  5,610,261 </text:p>
          </table:table-cell>
          <table:table-cell table:style-name="ce22"/>
          <table:table-cell table:style-name="ce30"/>
          <table:table-cell table:style-name="ce30" office:value-type="string">
            <text:p>Beginning Cash Balance Before Distributions</text:p>
          </table:table-cell>
          <table:table-cell table:style-name="ce259"/>
          <table:table-cell table:style-name="ce30" table:formula="oooc:=[.AW53]" office:value-type="string">
            <text:p>  14,377,897 </text:p>
          </table:table-cell>
          <table:table-cell table:style-name="ce30" table:formula="oooc:=[.BC53]" office:value-type="string">
            <text:p>  16,150,199 </text:p>
          </table:table-cell>
          <table:table-cell table:style-name="ce30" table:formula="oooc:=[.BD53]" office:value-type="string">
            <text:p>  17,906,094 </text:p>
          </table:table-cell>
          <table:table-cell table:style-name="ce30" table:formula="oooc:=[.BE53]" office:value-type="string">
            <text:p>  19,642,783 </text:p>
          </table:table-cell>
          <table:table-cell table:style-name="ce30" table:formula="oooc:=[.BF53]" office:value-type="string">
            <text:p>  21,375,779 </text:p>
          </table:table-cell>
          <table:table-cell table:style-name="ce30" table:formula="oooc:=[.BG53]" office:value-type="string">
            <text:p>  23,105,431 </text:p>
          </table:table-cell>
          <table:table-cell table:style-name="ce30" table:formula="oooc:=[.BH53]" office:value-type="string">
            <text:p>  24,830,688 </text:p>
          </table:table-cell>
          <table:table-cell table:style-name="ce30" table:formula="oooc:=[.BI53]" office:value-type="string">
            <text:p>  26,552,074 </text:p>
          </table:table-cell>
          <table:table-cell table:style-name="ce30" table:formula="oooc:=[.BJ53]" office:value-type="string">
            <text:p>  28,268,248 </text:p>
          </table:table-cell>
          <table:table-cell table:style-name="ce30" table:formula="oooc:=[.BK53]" office:value-type="string">
            <text:p>  29,979,607 </text:p>
          </table:table-cell>
          <table:table-cell table:style-name="ce30" table:formula="oooc:=[.BL53]" office:value-type="string">
            <text:p>  31,683,992 </text:p>
          </table:table-cell>
          <table:table-cell table:style-name="ce30" table:formula="oooc:=[.BM53]" office:value-type="string">
            <text:p>  33,383,468 </text:p>
          </table:table-cell>
          <table:table-cell table:style-name="ce132" table:formula="oooc:=[.BC51]" office:value-type="string">
            <text:p>  14,377,897 </text:p>
          </table:table-cell>
          <table:table-cell table:style-name="ce22"/>
          <table:table-cell table:style-name="ce30"/>
          <table:table-cell table:style-name="ce30" office:value-type="string">
            <text:p>Beginning Cash Balance Before Distributions</text:p>
          </table:table-cell>
          <table:table-cell table:style-name="ce259"/>
          <table:table-cell table:style-name="ce126" table:formula="oooc:=[.BN53]" office:value-type="string">
            <text:p>  34,992,208 </text:p>
          </table:table-cell>
          <table:table-cell table:style-name="ce30" table:formula="oooc:=[.BT53]" office:value-type="string">
            <text:p>  40,213,256 </text:p>
          </table:table-cell>
          <table:table-cell table:style-name="ce30" table:formula="oooc:=[.BU53]" office:value-type="string">
            <text:p>  45,411,288 </text:p>
          </table:table-cell>
          <table:table-cell table:style-name="ce30" table:formula="oooc:=[.BV53]" office:value-type="string">
            <text:p>  50,583,602 </text:p>
          </table:table-cell>
          <table:table-cell table:style-name="ce30" table:formula="oooc:=[.BW53]" office:value-type="string">
            <text:p>  55,727,894 </text:p>
          </table:table-cell>
          <table:table-cell table:style-name="ce30" table:formula="oooc:=[.BX53]" office:value-type="string">
            <text:p>  60,844,468 </text:p>
          </table:table-cell>
          <table:table-cell table:style-name="ce30" table:formula="oooc:=[.BY53]" office:value-type="string">
            <text:p>  65,930,779 </text:p>
          </table:table-cell>
          <table:table-cell table:style-name="ce30" table:formula="oooc:=[.BZ53]" office:value-type="string">
            <text:p>  70,987,251 </text:p>
          </table:table-cell>
          <table:table-cell table:style-name="ce30" table:formula="oooc:=[.CA53]" office:value-type="string">
            <text:p>  76,004,986 </text:p>
          </table:table-cell>
          <table:table-cell table:style-name="ce30" table:formula="oooc:=[.CB53]" office:value-type="string">
            <text:p>  80,984,066 </text:p>
          </table:table-cell>
          <table:table-cell table:style-name="ce30" table:formula="oooc:=[.CC53]" office:value-type="string">
            <text:p>  85,920,239 </text:p>
          </table:table-cell>
          <table:table-cell table:style-name="ce30" table:formula="oooc:=[.CD53]" office:value-type="string">
            <text:p>  90,838,256 </text:p>
          </table:table-cell>
          <table:table-cell table:style-name="ce132" table:formula="oooc:=[.BT51]" office:value-type="string">
            <text:p>  34,992,208 </text:p>
          </table:table-cell>
          <table:table-cell table:style-name="ce22"/>
          <table:table-cell table:number-columns-repeated="9" table:style-name="ce27"/>
        </table:table-row>
        <table:table-row table:style-name="ro6">
          <table:table-cell table:style-name="ce22"/>
          <table:table-cell table:style-name="ce30"/>
          <table:table-cell table:style-name="ce30" office:value-type="string">
            <text:p>Current month cash flow</text:p>
          </table:table-cell>
          <table:table-cell table:style-name="ce259"/>
          <table:table-cell table:style-name="ce87"/>
          <table:table-cell table:style-name="ce30" table:formula="oooc:=[.F39]-[.F41]+[.F44]" office:value-type="string">
            <text:p>  (20,000)</text:p>
          </table:table-cell>
          <table:table-cell table:style-name="ce30" table:formula="oooc:=[.G39]-[.G41]-[.G45]" office:value-type="string">
            <text:p>  - </text:p>
          </table:table-cell>
          <table:table-cell table:style-name="ce30" table:formula="oooc:=[.H39]-[.H41]-[.H45]" office:value-type="string">
            <text:p>  - </text:p>
          </table:table-cell>
          <table:table-cell table:style-name="ce30" table:formula="oooc:=[.I39]-[.I41]-[.I45]" office:value-type="string">
            <text:p>  - </text:p>
          </table:table-cell>
          <table:table-cell table:style-name="ce30" table:formula="oooc:=[.J39]-[.J41]-[.J45]" office:value-type="string">
            <text:p>  (6,000)</text:p>
          </table:table-cell>
          <table:table-cell table:style-name="ce30" table:formula="oooc:=[.K39]-[.K41]-[.K45]" office:value-type="string">
            <text:p>  (9,850)</text:p>
          </table:table-cell>
          <table:table-cell table:style-name="ce30" table:formula="oooc:=[.L39]-[.L41]-[.L45]" office:value-type="string">
            <text:p>  (14,650)</text:p>
          </table:table-cell>
          <table:table-cell table:style-name="ce30" table:formula="oooc:=[.M39]-[.M41]-[.M45]+[.M44]" office:value-type="string">
            <text:p>  842,983 </text:p>
          </table:table-cell>
          <table:table-cell table:style-name="ce30" table:formula="oooc:=[.N39]-[.N41]-[.N45]+[.N44]" office:value-type="string">
            <text:p>  824,483 </text:p>
          </table:table-cell>
          <table:table-cell table:style-name="ce30" table:formula="oooc:=[.O39]-[.O41]-[.O45]+[.O44]" office:value-type="string">
            <text:p>  815,684 </text:p>
          </table:table-cell>
          <table:table-cell table:style-name="ce132" table:formula="oooc:=SUM([.F52:.O52])" office:value-type="string">
            <text:p>  2,432,650 </text:p>
          </table:table-cell>
          <table:table-cell table:style-name="ce22"/>
          <table:table-cell table:style-name="ce30"/>
          <table:table-cell table:style-name="ce30" office:value-type="string">
            <text:p>Current month cash flow</text:p>
          </table:table-cell>
          <table:table-cell table:style-name="ce259"/>
          <table:table-cell table:style-name="ce30" table:formula="oooc:=[.U39]-[.U41]-[.U45]" office:value-type="string">
            <text:p>  190,372 </text:p>
          </table:table-cell>
          <table:table-cell table:style-name="ce30" table:formula="oooc:=[.V39]-[.V41]-[.V45]" office:value-type="string">
            <text:p>  317,579 </text:p>
          </table:table-cell>
          <table:table-cell table:style-name="ce30" table:formula="oooc:=[.W39]-[.W41]-[.W45]" office:value-type="string">
            <text:p>  312,578 </text:p>
          </table:table-cell>
          <table:table-cell table:style-name="ce30" table:formula="oooc:=[.X39]-[.X45]" office:value-type="string">
            <text:p>  172,488 </text:p>
          </table:table-cell>
          <table:table-cell table:style-name="ce30" table:formula="oooc:=[.Y39]-[.Y45]" office:value-type="string">
            <text:p>  317,279 </text:p>
          </table:table-cell>
          <table:table-cell table:style-name="ce30" table:formula="oooc:=[.Z39]-[.Z45]" office:value-type="string">
            <text:p>  317,041 </text:p>
          </table:table-cell>
          <table:table-cell table:style-name="ce30" table:formula="oooc:=[.AA39]-[.AA45]" office:value-type="string">
            <text:p>  111,748 </text:p>
          </table:table-cell>
          <table:table-cell table:style-name="ce30" table:formula="oooc:=[.AB39]-[.AB45]" office:value-type="string">
            <text:p>  311,407 </text:p>
          </table:table-cell>
          <table:table-cell table:style-name="ce30" table:formula="oooc:=[.AC39]-[.AC45]" office:value-type="string">
            <text:p>  306,006 </text:p>
          </table:table-cell>
          <table:table-cell table:style-name="ce30" table:formula="oooc:=[.AD39]-[.AD45]" office:value-type="string">
            <text:p>  304,772 </text:p>
          </table:table-cell>
          <table:table-cell table:style-name="ce30" table:formula="oooc:=[.AE39]-[.AE45]" office:value-type="string">
            <text:p>  300,106 </text:p>
          </table:table-cell>
          <table:table-cell table:style-name="ce30" table:formula="oooc:=[.AF39]-[.AF45]" office:value-type="string">
            <text:p>  216,230 </text:p>
          </table:table-cell>
          <table:table-cell table:style-name="ce132" table:formula="oooc:=SUM([.U52:.AF52])" office:value-type="string">
            <text:p>  3,177,611 </text:p>
          </table:table-cell>
          <table:table-cell table:style-name="ce22"/>
          <table:table-cell table:style-name="ce30"/>
          <table:table-cell table:style-name="ce30" office:value-type="string">
            <text:p>Current month cash flow</text:p>
          </table:table-cell>
          <table:table-cell table:style-name="ce259"/>
          <table:table-cell table:style-name="ce30" table:formula="oooc:=[.AL39]-[.AL45]" office:value-type="string">
            <text:p>  770,343 </text:p>
          </table:table-cell>
          <table:table-cell table:style-name="ce30" table:formula="oooc:=[.AM39]-[.AM45]" office:value-type="string">
            <text:p>  772,576 </text:p>
          </table:table-cell>
          <table:table-cell table:style-name="ce30" table:formula="oooc:=[.AN39]-[.AN45]" office:value-type="string">
            <text:p>  766,491 </text:p>
          </table:table-cell>
          <table:table-cell table:style-name="ce30" table:formula="oooc:=[.AO39]-[.AO45]" office:value-type="string">
            <text:p>  759,967 </text:p>
          </table:table-cell>
          <table:table-cell table:style-name="ce30" table:formula="oooc:=[.AP39]-[.AP45]" office:value-type="string">
            <text:p>  753,587 </text:p>
          </table:table-cell>
          <table:table-cell table:style-name="ce30" table:formula="oooc:=[.AQ39]-[.AQ45]" office:value-type="string">
            <text:p>  746,811 </text:p>
          </table:table-cell>
          <table:table-cell table:style-name="ce30" table:formula="oooc:=[.AR39]-[.AR45]" office:value-type="string">
            <text:p>  740,308 </text:p>
          </table:table-cell>
          <table:table-cell table:style-name="ce30" table:formula="oooc:=[.AS39]-[.AS45]" office:value-type="string">
            <text:p>  733,213 </text:p>
          </table:table-cell>
          <table:table-cell table:style-name="ce30" table:formula="oooc:=[.AT39]-[.AT45]" office:value-type="string">
            <text:p>  721,081 </text:p>
          </table:table-cell>
          <table:table-cell table:style-name="ce30" table:formula="oooc:=[.AU39]-[.AU45]" office:value-type="string">
            <text:p>  707,631 </text:p>
          </table:table-cell>
          <table:table-cell table:style-name="ce30" table:formula="oooc:=[.AV39]-[.AV45]" office:value-type="string">
            <text:p>  696,044 </text:p>
          </table:table-cell>
          <table:table-cell table:style-name="ce30" table:formula="oooc:=[.AW39]-[.AW45]" office:value-type="string">
            <text:p>  599,588 </text:p>
          </table:table-cell>
          <table:table-cell table:style-name="ce132" table:formula="oooc:=SUM([.AL52:.AW52])" office:value-type="string">
            <text:p>  8,767,636 </text:p>
          </table:table-cell>
          <table:table-cell table:style-name="ce22"/>
          <table:table-cell table:style-name="ce30"/>
          <table:table-cell table:style-name="ce30" office:value-type="string">
            <text:p>Current month cash flow</text:p>
          </table:table-cell>
          <table:table-cell table:style-name="ce259"/>
          <table:table-cell table:style-name="ce30" table:formula="oooc:=[.BC39]-[.BC45]" office:value-type="string">
            <text:p>  1,772,302 </text:p>
          </table:table-cell>
          <table:table-cell table:style-name="ce30" table:formula="oooc:=[.BD39]-[.BD45]" office:value-type="string">
            <text:p>  1,755,895 </text:p>
          </table:table-cell>
          <table:table-cell table:style-name="ce30" table:formula="oooc:=[.BE39]-[.BE45]" office:value-type="string">
            <text:p>  1,736,689 </text:p>
          </table:table-cell>
          <table:table-cell table:style-name="ce30" table:formula="oooc:=[.BF39]-[.BF45]" office:value-type="string">
            <text:p>  1,732,996 </text:p>
          </table:table-cell>
          <table:table-cell table:style-name="ce30" table:formula="oooc:=[.BG39]-[.BG45]" office:value-type="string">
            <text:p>  1,729,652 </text:p>
          </table:table-cell>
          <table:table-cell table:style-name="ce30" table:formula="oooc:=[.BH39]-[.BH45]" office:value-type="string">
            <text:p>  1,725,257 </text:p>
          </table:table-cell>
          <table:table-cell table:style-name="ce30" table:formula="oooc:=[.BI39]-[.BI45]" office:value-type="string">
            <text:p>  1,721,386 </text:p>
          </table:table-cell>
          <table:table-cell table:style-name="ce30" table:formula="oooc:=[.BJ39]-[.BJ45]" office:value-type="string">
            <text:p>  1,716,175 </text:p>
          </table:table-cell>
          <table:table-cell table:style-name="ce30" table:formula="oooc:=[.BK39]-[.BK45]" office:value-type="string">
            <text:p>  1,711,359 </text:p>
          </table:table-cell>
          <table:table-cell table:style-name="ce30" table:formula="oooc:=[.BL39]-[.BL45]" office:value-type="string">
            <text:p>  1,704,385 </text:p>
          </table:table-cell>
          <table:table-cell table:style-name="ce30" table:formula="oooc:=[.BM39]-[.BM45]" office:value-type="string">
            <text:p>  1,699,476 </text:p>
          </table:table-cell>
          <table:table-cell table:style-name="ce30" table:formula="oooc:=[.BN39]-[.BN45]" office:value-type="string">
            <text:p>  1,608,740 </text:p>
          </table:table-cell>
          <table:table-cell table:style-name="ce132" table:formula="oooc:=SUM([.BC52:.BN52])" office:value-type="string">
            <text:p>  20,614,311 </text:p>
          </table:table-cell>
          <table:table-cell table:style-name="ce22"/>
          <table:table-cell table:style-name="ce30"/>
          <table:table-cell table:style-name="ce30" office:value-type="string">
            <text:p>Current month cash flow</text:p>
          </table:table-cell>
          <table:table-cell table:style-name="ce259"/>
          <table:table-cell table:style-name="ce126" table:formula="oooc:=[.BT39]-[.BT45]" office:value-type="string">
            <text:p>  5,221,048 </text:p>
          </table:table-cell>
          <table:table-cell table:style-name="ce30" table:formula="oooc:=[.BU39]-[.BU45]" office:value-type="string">
            <text:p>  5,198,031 </text:p>
          </table:table-cell>
          <table:table-cell table:style-name="ce30" table:formula="oooc:=[.BV39]-[.BV45]" office:value-type="string">
            <text:p>  5,172,314 </text:p>
          </table:table-cell>
          <table:table-cell table:style-name="ce30" table:formula="oooc:=[.BW39]-[.BW45]" office:value-type="string">
            <text:p>  5,144,291 </text:p>
          </table:table-cell>
          <table:table-cell table:style-name="ce30" table:formula="oooc:=[.BX39]-[.BX45]" office:value-type="string">
            <text:p>  5,116,574 </text:p>
          </table:table-cell>
          <table:table-cell table:style-name="ce30" table:formula="oooc:=[.BY39]-[.BY45]" office:value-type="string">
            <text:p>  5,086,310 </text:p>
          </table:table-cell>
          <table:table-cell table:style-name="ce30" table:formula="oooc:=[.BZ39]-[.BZ45]" office:value-type="string">
            <text:p>  5,056,472 </text:p>
          </table:table-cell>
          <table:table-cell table:style-name="ce30" table:formula="oooc:=[.CA39]-[.CA45]" office:value-type="string">
            <text:p>  5,017,735 </text:p>
          </table:table-cell>
          <table:table-cell table:style-name="ce30" table:formula="oooc:=[.CB39]-[.CB45]" office:value-type="string">
            <text:p>  4,979,079 </text:p>
          </table:table-cell>
          <table:table-cell table:style-name="ce30" table:formula="oooc:=[.CC39]-[.CC45]" office:value-type="string">
            <text:p>  4,936,173 </text:p>
          </table:table-cell>
          <table:table-cell table:style-name="ce30" table:formula="oooc:=[.CD39]-[.CD45]" office:value-type="string">
            <text:p>  4,918,016 </text:p>
          </table:table-cell>
          <table:table-cell table:style-name="ce30" table:formula="oooc:=[.CE39]-[.CE45]" office:value-type="string">
            <text:p>  4,813,671 </text:p>
          </table:table-cell>
          <table:table-cell table:style-name="ce132" table:formula="oooc:=SUM([.BT52:.CE52])" office:value-type="string">
            <text:p>  60,659,719 </text:p>
          </table:table-cell>
          <table:table-cell table:style-name="ce22"/>
          <table:table-cell table:number-columns-repeated="9" table:style-name="ce27"/>
        </table:table-row>
        <table:table-row table:style-name="ro20">
          <table:table-cell table:style-name="ce22"/>
          <table:table-cell table:style-name="ce30"/>
          <table:table-cell table:style-name="ce30" office:value-type="string">
            <text:p>Ending Cash Balance Before Distributions</text:p>
          </table:table-cell>
          <table:table-cell table:style-name="ce30"/>
          <table:table-cell table:style-name="ce87"/>
          <table:table-cell table:style-name="ce30" table:formula="oooc:=[.F51]+[.F52]" office:value-type="string">
            <text:p>  (20,000)</text:p>
          </table:table-cell>
          <table:table-cell table:style-name="ce30" table:formula="oooc:=[.G51]+[.G52]" office:value-type="string">
            <text:p>  (20,000)</text:p>
          </table:table-cell>
          <table:table-cell table:style-name="ce30" table:formula="oooc:=[.H51]+[.H52]" office:value-type="string">
            <text:p>  (20,000)</text:p>
          </table:table-cell>
          <table:table-cell table:style-name="ce30" table:formula="oooc:=[.I51]+[.I52]" office:value-type="string">
            <text:p>  (20,000)</text:p>
          </table:table-cell>
          <table:table-cell table:style-name="ce30" table:formula="oooc:=[.J51]+[.J52]" office:value-type="string">
            <text:p>  (26,000)</text:p>
          </table:table-cell>
          <table:table-cell table:style-name="ce30" table:formula="oooc:=[.K51]+[.K52]" office:value-type="string">
            <text:p>  (35,850)</text:p>
          </table:table-cell>
          <table:table-cell table:style-name="ce30" table:formula="oooc:=[.L51]+[.L52]" office:value-type="string">
            <text:p>  (50,500)</text:p>
          </table:table-cell>
          <table:table-cell table:style-name="ce30" table:formula="oooc:=[.M51]+[.M52]" office:value-type="string">
            <text:p>  792,483 </text:p>
          </table:table-cell>
          <table:table-cell table:style-name="ce30" table:formula="oooc:=[.N51]+[.N52]" office:value-type="string">
            <text:p>  1,616,966 </text:p>
          </table:table-cell>
          <table:table-cell table:style-name="ce30" table:formula="oooc:=[.O51]+[.O52]" office:value-type="string">
            <text:p>  2,432,650 </text:p>
          </table:table-cell>
          <table:table-cell table:style-name="ce132" table:formula="oooc:=[.P51]+[.P52]" office:value-type="string">
            <text:p>  2,432,650 </text:p>
          </table:table-cell>
          <table:table-cell table:style-name="ce22"/>
          <table:table-cell table:style-name="ce30"/>
          <table:table-cell table:style-name="ce30" office:value-type="string">
            <text:p>Ending Cash Balance Before Distributions</text:p>
          </table:table-cell>
          <table:table-cell table:style-name="ce30"/>
          <table:table-cell table:style-name="ce30" table:formula="oooc:=[.U51]+[.U52]" office:value-type="string">
            <text:p>  2,623,022 </text:p>
          </table:table-cell>
          <table:table-cell table:style-name="ce30" table:formula="oooc:=[.V51]+[.V52]" office:value-type="string">
            <text:p>  2,940,602 </text:p>
          </table:table-cell>
          <table:table-cell table:style-name="ce30" table:formula="oooc:=[.W51]+[.W52]" office:value-type="string">
            <text:p>  3,253,180 </text:p>
          </table:table-cell>
          <table:table-cell table:style-name="ce30" table:formula="oooc:=[.X51]+[.X52]" office:value-type="string">
            <text:p>  3,425,669 </text:p>
          </table:table-cell>
          <table:table-cell table:style-name="ce30" table:formula="oooc:=[.Y51]+[.Y52]" office:value-type="string">
            <text:p>  3,742,948 </text:p>
          </table:table-cell>
          <table:table-cell table:style-name="ce30" table:formula="oooc:=[.Z51]+[.Z52]" office:value-type="string">
            <text:p>  4,059,990 </text:p>
          </table:table-cell>
          <table:table-cell table:style-name="ce30" table:formula="oooc:=[.AA51]+[.AA52]" office:value-type="string">
            <text:p>  4,171,738 </text:p>
          </table:table-cell>
          <table:table-cell table:style-name="ce30" table:formula="oooc:=[.AB51]+[.AB52]" office:value-type="string">
            <text:p>  4,483,146 </text:p>
          </table:table-cell>
          <table:table-cell table:style-name="ce30" table:formula="oooc:=[.AC51]+[.AC52]" office:value-type="string">
            <text:p>  4,789,152 </text:p>
          </table:table-cell>
          <table:table-cell table:style-name="ce30" table:formula="oooc:=[.AD51]+[.AD52]" office:value-type="string">
            <text:p>  5,093,924 </text:p>
          </table:table-cell>
          <table:table-cell table:style-name="ce30" table:formula="oooc:=[.AE51]+[.AE52]" office:value-type="string">
            <text:p>  5,394,031 </text:p>
          </table:table-cell>
          <table:table-cell table:style-name="ce30" table:formula="oooc:=[.AF51]+[.AF52]" office:value-type="string">
            <text:p>  5,610,261 </text:p>
          </table:table-cell>
          <table:table-cell table:style-name="ce187" table:formula="oooc:=[.AG51]+[.AG52]" office:value-type="string">
            <text:p>  5,610,261 </text:p>
          </table:table-cell>
          <table:table-cell table:style-name="ce22"/>
          <table:table-cell table:style-name="ce30"/>
          <table:table-cell table:style-name="ce30" office:value-type="string">
            <text:p>Ending Cash Balance Before Distributions</text:p>
          </table:table-cell>
          <table:table-cell table:style-name="ce30"/>
          <table:table-cell table:style-name="ce30" table:formula="oooc:=[.AL51]+[.AL52]" office:value-type="string">
            <text:p>  6,380,603 </text:p>
          </table:table-cell>
          <table:table-cell table:style-name="ce30" table:formula="oooc:=[.AM51]+[.AM52]" office:value-type="string">
            <text:p>  7,153,179 </text:p>
          </table:table-cell>
          <table:table-cell table:style-name="ce30" table:formula="oooc:=[.AN51]+[.AN52]" office:value-type="string">
            <text:p>  7,919,670 </text:p>
          </table:table-cell>
          <table:table-cell table:style-name="ce30" table:formula="oooc:=[.AO51]+[.AO52]" office:value-type="string">
            <text:p>  8,679,636 </text:p>
          </table:table-cell>
          <table:table-cell table:style-name="ce30" table:formula="oooc:=[.AP51]+[.AP52]" office:value-type="string">
            <text:p>  9,433,223 </text:p>
          </table:table-cell>
          <table:table-cell table:style-name="ce30" table:formula="oooc:=[.AQ51]+[.AQ52]" office:value-type="string">
            <text:p>  10,180,034 </text:p>
          </table:table-cell>
          <table:table-cell table:style-name="ce30" table:formula="oooc:=[.AR51]+[.AR52]" office:value-type="string">
            <text:p>  10,920,341 </text:p>
          </table:table-cell>
          <table:table-cell table:style-name="ce30" table:formula="oooc:=[.AS51]+[.AS52]" office:value-type="string">
            <text:p>  11,653,554 </text:p>
          </table:table-cell>
          <table:table-cell table:style-name="ce30" table:formula="oooc:=[.AT51]+[.AT52]" office:value-type="string">
            <text:p>  12,374,635 </text:p>
          </table:table-cell>
          <table:table-cell table:style-name="ce30" table:formula="oooc:=[.AU51]+[.AU52]" office:value-type="string">
            <text:p>  13,082,265 </text:p>
          </table:table-cell>
          <table:table-cell table:style-name="ce30" table:formula="oooc:=[.AV51]+[.AV52]" office:value-type="string">
            <text:p>  13,778,309 </text:p>
          </table:table-cell>
          <table:table-cell table:style-name="ce30" table:formula="oooc:=[.AW51]+[.AW52]" office:value-type="string">
            <text:p>  14,377,897 </text:p>
          </table:table-cell>
          <table:table-cell table:style-name="ce132" table:formula="oooc:=[.AX51]+[.AX52]" office:value-type="string">
            <text:p>  14,377,897 </text:p>
          </table:table-cell>
          <table:table-cell table:style-name="ce22"/>
          <table:table-cell table:style-name="ce30"/>
          <table:table-cell table:style-name="ce30" office:value-type="string">
            <text:p>Ending Cash Balance Before Distributions</text:p>
          </table:table-cell>
          <table:table-cell table:style-name="ce30"/>
          <table:table-cell table:style-name="ce30" table:formula="oooc:=[.BC51]+[.BC52]" office:value-type="string">
            <text:p>  16,150,199 </text:p>
          </table:table-cell>
          <table:table-cell table:style-name="ce30" table:formula="oooc:=[.BD51]+[.BD52]" office:value-type="string">
            <text:p>  17,906,094 </text:p>
          </table:table-cell>
          <table:table-cell table:style-name="ce30" table:formula="oooc:=[.BE51]+[.BE52]" office:value-type="string">
            <text:p>  19,642,783 </text:p>
          </table:table-cell>
          <table:table-cell table:style-name="ce30" table:formula="oooc:=[.BF51]+[.BF52]" office:value-type="string">
            <text:p>  21,375,779 </text:p>
          </table:table-cell>
          <table:table-cell table:style-name="ce30" table:formula="oooc:=[.BG51]+[.BG52]" office:value-type="string">
            <text:p>  23,105,431 </text:p>
          </table:table-cell>
          <table:table-cell table:style-name="ce30" table:formula="oooc:=[.BH51]+[.BH52]" office:value-type="string">
            <text:p>  24,830,688 </text:p>
          </table:table-cell>
          <table:table-cell table:style-name="ce30" table:formula="oooc:=[.BI51]+[.BI52]" office:value-type="string">
            <text:p>  26,552,074 </text:p>
          </table:table-cell>
          <table:table-cell table:style-name="ce30" table:formula="oooc:=[.BJ51]+[.BJ52]" office:value-type="string">
            <text:p>  28,268,248 </text:p>
          </table:table-cell>
          <table:table-cell table:style-name="ce30" table:formula="oooc:=[.BK51]+[.BK52]" office:value-type="string">
            <text:p>  29,979,607 </text:p>
          </table:table-cell>
          <table:table-cell table:style-name="ce30" table:formula="oooc:=[.BL51]+[.BL52]" office:value-type="string">
            <text:p>  31,683,992 </text:p>
          </table:table-cell>
          <table:table-cell table:style-name="ce30" table:formula="oooc:=[.BM51]+[.BM52]" office:value-type="string">
            <text:p>  33,383,468 </text:p>
          </table:table-cell>
          <table:table-cell table:style-name="ce30" table:formula="oooc:=[.BN51]+[.BN52]" office:value-type="string">
            <text:p>  34,992,208 </text:p>
          </table:table-cell>
          <table:table-cell table:style-name="ce132" table:formula="oooc:=[.BO51]+[.BO52]" office:value-type="string">
            <text:p>  34,992,208 </text:p>
          </table:table-cell>
          <table:table-cell table:style-name="ce22"/>
          <table:table-cell table:style-name="ce30"/>
          <table:table-cell table:style-name="ce30" office:value-type="string">
            <text:p>Ending Cash Balance Before Distributions</text:p>
          </table:table-cell>
          <table:table-cell table:style-name="ce30"/>
          <table:table-cell table:style-name="ce126" table:formula="oooc:=[.BT51]+[.BT52]" office:value-type="string">
            <text:p>  40,213,256 </text:p>
          </table:table-cell>
          <table:table-cell table:style-name="ce30" table:formula="oooc:=[.BU51]+[.BU52]" office:value-type="string">
            <text:p>  45,411,288 </text:p>
          </table:table-cell>
          <table:table-cell table:style-name="ce30" table:formula="oooc:=[.BV51]+[.BV52]" office:value-type="string">
            <text:p>  50,583,602 </text:p>
          </table:table-cell>
          <table:table-cell table:style-name="ce30" table:formula="oooc:=[.BW51]+[.BW52]" office:value-type="string">
            <text:p>  55,727,894 </text:p>
          </table:table-cell>
          <table:table-cell table:style-name="ce30" table:formula="oooc:=[.BX51]+[.BX52]" office:value-type="string">
            <text:p>  60,844,468 </text:p>
          </table:table-cell>
          <table:table-cell table:style-name="ce30" table:formula="oooc:=[.BY51]+[.BY52]" office:value-type="string">
            <text:p>  65,930,779 </text:p>
          </table:table-cell>
          <table:table-cell table:style-name="ce30" table:formula="oooc:=[.BZ51]+[.BZ52]" office:value-type="string">
            <text:p>  70,987,251 </text:p>
          </table:table-cell>
          <table:table-cell table:style-name="ce30" table:formula="oooc:=[.CA51]+[.CA52]" office:value-type="string">
            <text:p>  76,004,986 </text:p>
          </table:table-cell>
          <table:table-cell table:style-name="ce30" table:formula="oooc:=[.CB51]+[.CB52]" office:value-type="string">
            <text:p>  80,984,066 </text:p>
          </table:table-cell>
          <table:table-cell table:style-name="ce30" table:formula="oooc:=[.CC51]+[.CC52]" office:value-type="string">
            <text:p>  85,920,239 </text:p>
          </table:table-cell>
          <table:table-cell table:style-name="ce30" table:formula="oooc:=[.CD51]+[.CD52]" office:value-type="string">
            <text:p>  90,838,256 </text:p>
          </table:table-cell>
          <table:table-cell table:style-name="ce30" table:formula="oooc:=[.CE51]+[.CE52]" office:value-type="string">
            <text:p>  95,651,927 </text:p>
          </table:table-cell>
          <table:table-cell table:style-name="ce132" table:formula="oooc:=[.CF51]+[.CF52]" office:value-type="string">
            <text:p>  95,651,927 </text:p>
          </table:table-cell>
          <table:table-cell table:style-name="ce22"/>
          <table:table-cell table:number-columns-repeated="9" table:style-name="ce27"/>
        </table:table-row>
        <table:table-row table:style-name="ro6">
          <table:table-cell table:number-columns-repeated="4" table:style-name="ce22"/>
          <table:table-cell table:style-name="ce114"/>
          <table:table-cell table:number-columns-repeated="10" table:style-name="ce22"/>
          <table:table-cell table:style-name="ce21"/>
          <table:table-cell table:number-columns-repeated="16" table:style-name="ce22"/>
          <table:table-cell table:style-name="ce21"/>
          <table:table-cell table:number-columns-repeated="52" table:style-name="ce22"/>
          <table:table-cell table:number-columns-repeated="9" table:style-name="ce27"/>
        </table:table-row>
        <table:table-row table:style-name="ro6">
          <table:table-cell table:number-columns-repeated="4" table:style-name="ce22"/>
          <table:table-cell table:style-name="ce114"/>
          <table:table-cell table:number-columns-repeated="10" table:style-name="ce22"/>
          <table:table-cell table:style-name="ce21"/>
          <table:table-cell table:number-columns-repeated="16" table:style-name="ce22"/>
          <table:table-cell table:style-name="ce21" table:formula="oooc:=[.AG8]-[.AG36]" office:value-type="string">
            <text:p>  3,195,748 </text:p>
          </table:table-cell>
          <table:table-cell table:number-columns-repeated="52" table:style-name="ce22"/>
          <table:table-cell table:number-columns-repeated="9" table:style-name="ce27"/>
        </table:table-row>
        <table:table-row table:style-name="ro6">
          <table:table-cell table:number-columns-repeated="4" table:style-name="ce22"/>
          <table:table-cell table:style-name="ce114"/>
          <table:table-cell table:number-columns-repeated="10" table:style-name="ce22"/>
          <table:table-cell table:style-name="ce21"/>
          <table:table-cell table:number-columns-repeated="16" table:style-name="ce22"/>
          <table:table-cell table:style-name="ce21"/>
          <table:table-cell table:number-columns-repeated="52" table:style-name="ce22"/>
          <table:table-cell table:number-columns-repeated="9" table:style-name="ce27"/>
        </table:table-row>
        <table:table-row table:style-name="ro6">
          <table:table-cell table:number-columns-repeated="4" table:style-name="ce22"/>
          <table:table-cell table:style-name="ce114"/>
          <table:table-cell table:number-columns-repeated="10" table:style-name="ce22"/>
          <table:table-cell table:style-name="ce21"/>
          <table:table-cell table:number-columns-repeated="16" table:style-name="ce22"/>
          <table:table-cell table:style-name="ce21"/>
          <table:table-cell table:number-columns-repeated="52" table:style-name="ce22"/>
          <table:table-cell table:number-columns-repeated="9" table:style-name="ce27"/>
        </table:table-row>
        <table:table-row table:style-name="ro6">
          <table:table-cell table:number-columns-repeated="4" table:style-name="ce27"/>
          <table:table-cell table:style-name="ce268"/>
          <table:table-cell table:number-columns-repeated="10" table:style-name="ce27"/>
          <table:table-cell table:style-name="ce49"/>
          <table:table-cell table:number-columns-repeated="16" table:style-name="ce27"/>
          <table:table-cell table:style-name="ce49"/>
          <table:table-cell table:number-columns-repeated="5" table:style-name="ce27"/>
          <table:table-cell table:style-name="ce49"/>
          <table:table-cell table:number-columns-repeated="55" table:style-name="ce27"/>
        </table:table-row>
        <table:table-row table:style-name="ro6">
          <table:table-cell table:number-columns-repeated="4" table:style-name="ce27"/>
          <table:table-cell table:style-name="ce268"/>
          <table:table-cell table:number-columns-repeated="10" table:style-name="ce27"/>
          <table:table-cell table:style-name="ce49"/>
          <table:table-cell table:number-columns-repeated="13" table:style-name="ce27"/>
          <table:table-cell table:number-columns-repeated="4" table:style-name="ce49"/>
          <table:table-cell table:number-columns-repeated="4" table:style-name="ce27"/>
          <table:table-cell table:number-columns-repeated="3" table:style-name="ce49"/>
          <table:table-cell table:number-columns-repeated="54" table:style-name="ce27"/>
        </table:table-row>
        <table:table-row table:style-name="ro6">
          <table:table-cell table:number-columns-repeated="4" table:style-name="ce27"/>
          <table:table-cell table:style-name="ce268"/>
          <table:table-cell table:number-columns-repeated="10" table:style-name="ce27"/>
          <table:table-cell table:style-name="ce49"/>
          <table:table-cell table:number-columns-repeated="13" table:style-name="ce27"/>
          <table:table-cell table:number-columns-repeated="4" table:style-name="ce49"/>
          <table:table-cell table:number-columns-repeated="4" table:style-name="ce27"/>
          <table:table-cell table:number-columns-repeated="3" table:style-name="ce49"/>
          <table:table-cell table:number-columns-repeated="54" table:style-name="ce27"/>
        </table:table-row>
        <table:table-row table:style-name="ro6">
          <table:table-cell table:number-columns-repeated="4" table:style-name="ce27"/>
          <table:table-cell table:style-name="ce268"/>
          <table:table-cell table:number-columns-repeated="2" table:style-name="ce27"/>
          <table:table-cell table:style-name="ce49" office:value-type="string">
            <text:p>bitcoins</text:p>
          </table:table-cell>
          <table:table-cell table:style-name="ce49" office:value-type="float" office:value="5000">
            <text:p> 5,000</text:p>
          </table:table-cell>
          <table:table-cell table:number-columns-repeated="2" table:style-name="ce27"/>
          <table:table-cell table:style-name="ce49" office:value-type="string">
            <text:p>1 milshares</text:p>
          </table:table-cell>
          <table:table-cell table:number-columns-repeated="3" table:style-name="ce27"/>
          <table:table-cell table:style-name="ce49"/>
          <table:table-cell table:number-columns-repeated="13" table:style-name="ce27"/>
          <table:table-cell table:style-name="ce69"/>
          <table:table-cell table:number-columns-repeated="3" table:style-name="ce49"/>
          <table:table-cell table:number-columns-repeated="4" table:style-name="ce27"/>
          <table:table-cell table:number-columns-repeated="3" table:style-name="ce49"/>
          <table:table-cell table:number-columns-repeated="54" table:style-name="ce27"/>
        </table:table-row>
        <table:table-row table:style-name="ro6">
          <table:table-cell table:number-columns-repeated="4" table:style-name="ce27"/>
          <table:table-cell table:style-name="ce268"/>
          <table:table-cell table:number-columns-repeated="2" table:style-name="ce27"/>
          <table:table-cell table:style-name="ce49" office:value-type="string">
            <text:p>value $</text:p>
          </table:table-cell>
          <table:table-cell table:style-name="ce49" office:value-type="float" office:value="500">
            <text:p> 500</text:p>
          </table:table-cell>
          <table:table-cell table:number-columns-repeated="6" table:style-name="ce27"/>
          <table:table-cell table:style-name="ce49"/>
          <table:table-cell table:number-columns-repeated="13" table:style-name="ce27"/>
          <table:table-cell table:number-columns-repeated="4" table:style-name="ce49"/>
          <table:table-cell table:number-columns-repeated="4" table:style-name="ce27"/>
          <table:table-cell table:number-columns-repeated="3" table:style-name="ce49"/>
          <table:table-cell table:number-columns-repeated="54" table:style-name="ce27"/>
        </table:table-row>
        <table:table-row table:style-name="ro6">
          <table:table-cell table:number-columns-repeated="4" table:style-name="ce27"/>
          <table:table-cell table:style-name="ce268"/>
          <table:table-cell table:number-columns-repeated="3" table:style-name="ce27"/>
          <table:table-cell table:style-name="ce49" table:formula="oooc:=[.I61]*[.I62]" office:value-type="string">
            <text:p>  2,500,000 </text:p>
          </table:table-cell>
          <table:table-cell table:number-columns-repeated="6" table:style-name="ce27"/>
          <table:table-cell table:style-name="ce49"/>
          <table:table-cell table:number-columns-repeated="13" table:style-name="ce27"/>
          <table:table-cell table:number-columns-repeated="4" table:style-name="ce49"/>
          <table:table-cell table:number-columns-repeated="4" table:style-name="ce27"/>
          <table:table-cell table:number-columns-repeated="3" table:style-name="ce49"/>
          <table:table-cell table:number-columns-repeated="54" table:style-name="ce27"/>
        </table:table-row>
        <table:table-row table:style-name="ro6">
          <table:table-cell table:number-columns-repeated="4" table:style-name="ce27"/>
          <table:table-cell table:style-name="ce268"/>
          <table:table-cell table:number-columns-repeated="2" table:style-name="ce27"/>
          <table:table-cell table:style-name="ce49" office:value-type="string">
            <text:p>per month</text:p>
          </table:table-cell>
          <table:table-cell table:style-name="ce269" table:formula="oooc:=[.I63]/3" office:value-type="string">
            <text:p>  833,333.33 </text:p>
          </table:table-cell>
          <table:table-cell table:number-columns-repeated="6" table:style-name="ce27"/>
          <table:table-cell table:style-name="ce49"/>
          <table:table-cell table:number-columns-repeated="13" table:style-name="ce27"/>
          <table:table-cell table:style-name="ce49"/>
          <table:table-cell table:style-name="ce270"/>
          <table:table-cell table:number-columns-repeated="2" table:style-name="ce49"/>
          <table:table-cell table:number-columns-repeated="4" table:style-name="ce27"/>
          <table:table-cell table:number-columns-repeated="3" table:style-name="ce49"/>
          <table:table-cell table:number-columns-repeated="54" table:style-name="ce27"/>
        </table:table-row>
        <table:table-row table:style-name="ro6">
          <table:table-cell table:number-columns-repeated="4" table:style-name="ce27"/>
          <table:table-cell table:style-name="ce268"/>
          <table:table-cell table:number-columns-repeated="2" table:style-name="ce27"/>
          <table:table-cell table:style-name="ce49" office:value-type="string">
            <text:p>over 3 months</text:p>
          </table:table-cell>
          <table:table-cell table:number-columns-repeated="7" table:style-name="ce27"/>
          <table:table-cell table:style-name="ce49"/>
          <table:table-cell table:number-columns-repeated="13" table:style-name="ce27"/>
          <table:table-cell table:number-columns-repeated="4" table:style-name="ce49"/>
          <table:table-cell table:number-columns-repeated="4" table:style-name="ce27"/>
          <table:table-cell table:number-columns-repeated="3" table:style-name="ce49"/>
          <table:table-cell table:number-columns-repeated="54" table:style-name="ce27"/>
        </table:table-row>
        <table:table-row table:style-name="ro6">
          <table:table-cell table:number-columns-repeated="4" table:style-name="ce27"/>
          <table:table-cell table:style-name="ce268"/>
          <table:table-cell table:number-columns-repeated="24" table:style-name="ce27"/>
          <table:table-cell table:number-columns-repeated="4" table:style-name="ce49"/>
          <table:table-cell table:number-columns-repeated="4" table:style-name="ce27"/>
          <table:table-cell table:number-columns-repeated="3" table:style-name="ce49"/>
          <table:table-cell table:number-columns-repeated="54" table:style-name="ce27"/>
        </table:table-row>
        <table:table-row table:style-name="ro6">
          <table:table-cell table:number-columns-repeated="4" table:style-name="ce27"/>
          <table:table-cell table:style-name="ce268"/>
          <table:table-cell table:number-columns-repeated="24" table:style-name="ce27"/>
          <table:table-cell table:number-columns-repeated="4" table:style-name="ce49"/>
          <table:table-cell table:number-columns-repeated="4" table:style-name="ce27"/>
          <table:table-cell table:number-columns-repeated="3" table:style-name="ce49"/>
          <table:table-cell table:number-columns-repeated="54" table:style-name="ce27"/>
        </table:table-row>
        <table:table-row table:style-name="ro6">
          <table:table-cell table:number-columns-repeated="4" table:style-name="ce27"/>
          <table:table-cell table:style-name="ce268"/>
          <table:table-cell table:number-columns-repeated="24" table:style-name="ce27"/>
          <table:table-cell table:number-columns-repeated="4" table:style-name="ce49"/>
          <table:table-cell table:number-columns-repeated="4" table:style-name="ce27"/>
          <table:table-cell table:number-columns-repeated="3" table:style-name="ce49"/>
          <table:table-cell table:number-columns-repeated="54" table:style-name="ce27"/>
        </table:table-row>
        <table:table-row table:style-name="ro6">
          <table:table-cell table:number-columns-repeated="4" table:style-name="ce27"/>
          <table:table-cell table:style-name="ce268"/>
          <table:table-cell table:number-columns-repeated="24" table:style-name="ce27"/>
          <table:table-cell table:number-columns-repeated="4" table:style-name="ce49"/>
          <table:table-cell table:number-columns-repeated="4" table:style-name="ce27"/>
          <table:table-cell table:number-columns-repeated="3" table:style-name="ce49"/>
          <table:table-cell table:number-columns-repeated="54" table:style-name="ce27"/>
        </table:table-row>
        <table:table-row table:style-name="ro6">
          <table:table-cell table:number-columns-repeated="4" table:style-name="ce27"/>
          <table:table-cell table:style-name="ce268"/>
          <table:table-cell table:number-columns-repeated="24" table:style-name="ce27"/>
          <table:table-cell table:number-columns-repeated="4" table:style-name="ce49"/>
          <table:table-cell table:number-columns-repeated="4" table:style-name="ce27"/>
          <table:table-cell table:number-columns-repeated="3" table:style-name="ce49"/>
          <table:table-cell table:number-columns-repeated="54" table:style-name="ce27"/>
        </table:table-row>
        <table:table-row table:style-name="ro6">
          <table:table-cell table:number-columns-repeated="4" table:style-name="ce27"/>
          <table:table-cell table:style-name="ce268"/>
          <table:table-cell table:number-columns-repeated="24" table:style-name="ce27"/>
          <table:table-cell table:number-columns-repeated="4" table:style-name="ce49"/>
          <table:table-cell table:number-columns-repeated="4" table:style-name="ce27"/>
          <table:table-cell table:number-columns-repeated="3" table:style-name="ce49"/>
          <table:table-cell table:number-columns-repeated="54" table:style-name="ce27"/>
        </table:table-row>
        <table:table-row table:style-name="ro6">
          <table:table-cell table:number-columns-repeated="4" table:style-name="ce27"/>
          <table:table-cell table:style-name="ce268"/>
          <table:table-cell table:number-columns-repeated="24" table:style-name="ce27"/>
          <table:table-cell table:number-columns-repeated="4" table:style-name="ce49"/>
          <table:table-cell table:number-columns-repeated="4" table:style-name="ce27"/>
          <table:table-cell table:number-columns-repeated="3" table:style-name="ce49"/>
          <table:table-cell table:number-columns-repeated="54" table:style-name="ce27"/>
        </table:table-row>
        <table:table-row table:style-name="ro6">
          <table:table-cell table:number-columns-repeated="4" table:style-name="ce27"/>
          <table:table-cell table:style-name="ce268"/>
          <table:table-cell table:number-columns-repeated="24" table:style-name="ce27"/>
          <table:table-cell table:number-columns-repeated="4" table:style-name="ce49"/>
          <table:table-cell table:number-columns-repeated="4" table:style-name="ce27"/>
          <table:table-cell table:number-columns-repeated="3" table:style-name="ce49"/>
          <table:table-cell table:number-columns-repeated="54" table:style-name="ce27"/>
        </table:table-row>
        <table:table-row table:style-name="ro6">
          <table:table-cell table:number-columns-repeated="4" table:style-name="ce27"/>
          <table:table-cell table:style-name="ce268"/>
          <table:table-cell table:number-columns-repeated="24" table:style-name="ce27"/>
          <table:table-cell table:number-columns-repeated="4" table:style-name="ce49"/>
          <table:table-cell table:number-columns-repeated="4" table:style-name="ce27"/>
          <table:table-cell table:number-columns-repeated="3" table:style-name="ce49"/>
          <table:table-cell table:number-columns-repeated="54" table:style-name="ce27"/>
        </table:table-row>
        <table:table-row table:style-name="ro6">
          <table:table-cell table:number-columns-repeated="4" table:style-name="ce27"/>
          <table:table-cell table:style-name="ce268"/>
          <table:table-cell table:number-columns-repeated="24" table:style-name="ce27"/>
          <table:table-cell table:style-name="ce49"/>
          <table:table-cell table:style-name="ce28"/>
          <table:table-cell table:number-columns-repeated="2" table:style-name="ce49"/>
          <table:table-cell table:number-columns-repeated="4" table:style-name="ce27"/>
          <table:table-cell table:number-columns-repeated="3" table:style-name="ce49"/>
          <table:table-cell table:number-columns-repeated="54" table:style-name="ce27"/>
        </table:table-row>
        <table:table-row table:style-name="ro6">
          <table:table-cell table:number-columns-repeated="4" table:style-name="ce27"/>
          <table:table-cell table:style-name="ce268"/>
          <table:table-cell table:number-columns-repeated="24" table:style-name="ce27"/>
          <table:table-cell table:number-columns-repeated="4" table:style-name="ce49"/>
          <table:table-cell table:number-columns-repeated="4" table:style-name="ce27"/>
          <table:table-cell table:number-columns-repeated="3" table:style-name="ce49"/>
          <table:table-cell table:number-columns-repeated="54" table:style-name="ce27"/>
        </table:table-row>
        <table:table-row table:style-name="ro6">
          <table:table-cell table:number-columns-repeated="4" table:style-name="ce27"/>
          <table:table-cell table:style-name="ce268"/>
          <table:table-cell table:number-columns-repeated="24" table:style-name="ce27"/>
          <table:table-cell table:number-columns-repeated="4" table:style-name="ce49"/>
          <table:table-cell table:number-columns-repeated="4" table:style-name="ce27"/>
          <table:table-cell table:style-name="ce49"/>
          <table:table-cell table:style-name="ce271"/>
          <table:table-cell table:style-name="ce49"/>
          <table:table-cell table:number-columns-repeated="54" table:style-name="ce27"/>
        </table:table-row>
        <table:table-row table:style-name="ro6">
          <table:table-cell table:number-columns-repeated="4" table:style-name="ce27"/>
          <table:table-cell table:style-name="ce268"/>
          <table:table-cell table:number-columns-repeated="24" table:style-name="ce27"/>
          <table:table-cell table:style-name="ce28"/>
          <table:table-cell table:number-columns-repeated="3" table:style-name="ce49"/>
          <table:table-cell table:number-columns-repeated="4" table:style-name="ce27"/>
          <table:table-cell table:style-name="ce49"/>
          <table:table-cell table:style-name="ce271"/>
          <table:table-cell table:style-name="ce49"/>
          <table:table-cell table:number-columns-repeated="54" table:style-name="ce27"/>
        </table:table-row>
        <table:table-row table:style-name="ro6">
          <table:table-cell table:number-columns-repeated="4" table:style-name="ce27"/>
          <table:table-cell table:style-name="ce268"/>
          <table:table-cell table:number-columns-repeated="24" table:style-name="ce27"/>
          <table:table-cell table:number-columns-repeated="4" table:style-name="ce49"/>
          <table:table-cell table:number-columns-repeated="4" table:style-name="ce27"/>
          <table:table-cell table:style-name="ce49"/>
          <table:table-cell table:style-name="ce271"/>
          <table:table-cell table:style-name="ce49"/>
          <table:table-cell table:number-columns-repeated="54" table:style-name="ce27"/>
        </table:table-row>
        <table:table-row table:style-name="ro6">
          <table:table-cell table:number-columns-repeated="4" table:style-name="ce27"/>
          <table:table-cell table:style-name="ce268"/>
          <table:table-cell table:number-columns-repeated="24" table:style-name="ce27"/>
          <table:table-cell table:number-columns-repeated="4" table:style-name="ce49"/>
          <table:table-cell table:number-columns-repeated="4" table:style-name="ce27"/>
          <table:table-cell table:style-name="ce49"/>
          <table:table-cell table:style-name="ce271"/>
          <table:table-cell table:style-name="ce49"/>
          <table:table-cell table:number-columns-repeated="54" table:style-name="ce27"/>
        </table:table-row>
        <table:table-row table:style-name="ro6">
          <table:table-cell table:number-columns-repeated="4" table:style-name="ce27"/>
          <table:table-cell table:style-name="ce268"/>
          <table:table-cell table:number-columns-repeated="24" table:style-name="ce27"/>
          <table:table-cell table:number-columns-repeated="4" table:style-name="ce49"/>
          <table:table-cell table:number-columns-repeated="4" table:style-name="ce27"/>
          <table:table-cell table:style-name="ce49"/>
          <table:table-cell table:style-name="ce271"/>
          <table:table-cell table:style-name="ce49"/>
          <table:table-cell table:number-columns-repeated="54" table:style-name="ce27"/>
        </table:table-row>
        <table:table-row table:style-name="ro6">
          <table:table-cell table:number-columns-repeated="4" table:style-name="ce27"/>
          <table:table-cell table:style-name="ce268"/>
          <table:table-cell table:number-columns-repeated="24" table:style-name="ce27"/>
          <table:table-cell table:number-columns-repeated="4" table:style-name="ce49"/>
          <table:table-cell table:number-columns-repeated="4" table:style-name="ce27"/>
          <table:table-cell table:style-name="ce49"/>
          <table:table-cell table:style-name="ce271"/>
          <table:table-cell table:style-name="ce49"/>
          <table:table-cell table:number-columns-repeated="54" table:style-name="ce27"/>
        </table:table-row>
        <table:table-row table:style-name="ro6">
          <table:table-cell table:number-columns-repeated="4" table:style-name="ce27"/>
          <table:table-cell table:style-name="ce268"/>
          <table:table-cell table:number-columns-repeated="24" table:style-name="ce27"/>
          <table:table-cell table:number-columns-repeated="4" table:style-name="ce49"/>
          <table:table-cell table:number-columns-repeated="4" table:style-name="ce27"/>
          <table:table-cell table:style-name="ce49"/>
          <table:table-cell table:style-name="ce271"/>
          <table:table-cell table:style-name="ce49"/>
          <table:table-cell table:number-columns-repeated="54" table:style-name="ce27"/>
        </table:table-row>
        <table:table-row table:style-name="ro6">
          <table:table-cell table:number-columns-repeated="4" table:style-name="ce27"/>
          <table:table-cell table:style-name="ce268"/>
          <table:table-cell table:number-columns-repeated="24" table:style-name="ce27"/>
          <table:table-cell table:number-columns-repeated="4" table:style-name="ce49"/>
          <table:table-cell table:number-columns-repeated="4" table:style-name="ce27"/>
          <table:table-cell table:style-name="ce49"/>
          <table:table-cell table:style-name="ce271"/>
          <table:table-cell table:style-name="ce49"/>
          <table:table-cell table:number-columns-repeated="54" table:style-name="ce27"/>
        </table:table-row>
        <table:table-row table:style-name="ro6">
          <table:table-cell table:number-columns-repeated="4" table:style-name="ce27"/>
          <table:table-cell table:style-name="ce268"/>
          <table:table-cell table:number-columns-repeated="24" table:style-name="ce27"/>
          <table:table-cell table:style-name="ce49"/>
          <table:table-cell table:style-name="ce28"/>
          <table:table-cell table:number-columns-repeated="2" table:style-name="ce49"/>
          <table:table-cell table:number-columns-repeated="4" table:style-name="ce27"/>
          <table:table-cell table:style-name="ce49"/>
          <table:table-cell table:style-name="ce271"/>
          <table:table-cell table:style-name="ce49"/>
          <table:table-cell table:number-columns-repeated="54" table:style-name="ce27"/>
        </table:table-row>
        <table:table-row table:style-name="ro6">
          <table:table-cell table:number-columns-repeated="4" table:style-name="ce27"/>
          <table:table-cell table:style-name="ce268"/>
          <table:table-cell table:number-columns-repeated="24" table:style-name="ce27"/>
          <table:table-cell table:style-name="ce49"/>
          <table:table-cell table:style-name="ce28"/>
          <table:table-cell table:number-columns-repeated="2" table:style-name="ce49"/>
          <table:table-cell table:number-columns-repeated="4" table:style-name="ce27"/>
          <table:table-cell table:style-name="ce49"/>
          <table:table-cell table:style-name="ce271"/>
          <table:table-cell table:style-name="ce49"/>
          <table:table-cell table:number-columns-repeated="54" table:style-name="ce27"/>
        </table:table-row>
        <table:table-row table:style-name="ro6">
          <table:table-cell table:number-columns-repeated="4" table:style-name="ce27"/>
          <table:table-cell table:style-name="ce268"/>
          <table:table-cell table:number-columns-repeated="24" table:style-name="ce27"/>
          <table:table-cell table:number-columns-repeated="4" table:style-name="ce49"/>
          <table:table-cell table:number-columns-repeated="4" table:style-name="ce27"/>
          <table:table-cell table:style-name="ce49"/>
          <table:table-cell table:style-name="ce271"/>
          <table:table-cell table:style-name="ce49"/>
          <table:table-cell table:number-columns-repeated="54" table:style-name="ce27"/>
        </table:table-row>
        <table:table-row table:style-name="ro6">
          <table:table-cell table:number-columns-repeated="4" table:style-name="ce27"/>
          <table:table-cell table:style-name="ce268"/>
          <table:table-cell table:number-columns-repeated="24" table:style-name="ce27"/>
          <table:table-cell table:style-name="ce28"/>
          <table:table-cell table:number-columns-repeated="3" table:style-name="ce49"/>
          <table:table-cell table:number-columns-repeated="4" table:style-name="ce27"/>
          <table:table-cell table:style-name="ce49"/>
          <table:table-cell table:style-name="ce271"/>
          <table:table-cell table:style-name="ce49"/>
          <table:table-cell table:number-columns-repeated="54" table:style-name="ce27"/>
        </table:table-row>
        <table:table-row table:style-name="ro6">
          <table:table-cell table:number-columns-repeated="4" table:style-name="ce27"/>
          <table:table-cell table:style-name="ce268"/>
          <table:table-cell table:number-columns-repeated="24" table:style-name="ce27"/>
          <table:table-cell table:style-name="ce69"/>
          <table:table-cell table:number-columns-repeated="3" table:style-name="ce49"/>
          <table:table-cell table:number-columns-repeated="4" table:style-name="ce27"/>
          <table:table-cell table:style-name="ce49"/>
          <table:table-cell table:style-name="ce271"/>
          <table:table-cell table:style-name="ce49"/>
          <table:table-cell table:number-columns-repeated="54" table:style-name="ce27"/>
        </table:table-row>
        <table:table-row table:style-name="ro6">
          <table:table-cell table:number-columns-repeated="4" table:style-name="ce27"/>
          <table:table-cell table:style-name="ce268"/>
          <table:table-cell table:number-columns-repeated="24" table:style-name="ce27"/>
          <table:table-cell table:style-name="ce55"/>
          <table:table-cell table:number-columns-repeated="3" table:style-name="ce49"/>
          <table:table-cell table:number-columns-repeated="4" table:style-name="ce27"/>
          <table:table-cell table:style-name="ce49"/>
          <table:table-cell table:style-name="ce271"/>
          <table:table-cell table:style-name="ce49"/>
          <table:table-cell table:number-columns-repeated="54" table:style-name="ce27"/>
        </table:table-row>
        <table:table-row table:style-name="ro6">
          <table:table-cell table:number-columns-repeated="4" table:style-name="ce27"/>
          <table:table-cell table:style-name="ce268"/>
          <table:table-cell table:number-columns-repeated="24" table:style-name="ce27"/>
          <table:table-cell table:style-name="ce55"/>
          <table:table-cell table:number-columns-repeated="3" table:style-name="ce49"/>
          <table:table-cell table:number-columns-repeated="4" table:style-name="ce27"/>
          <table:table-cell table:style-name="ce49"/>
          <table:table-cell table:style-name="ce271"/>
          <table:table-cell table:style-name="ce49"/>
          <table:table-cell table:number-columns-repeated="54" table:style-name="ce27"/>
        </table:table-row>
        <table:table-row table:style-name="ro6">
          <table:table-cell table:number-columns-repeated="4" table:style-name="ce27"/>
          <table:table-cell table:style-name="ce268"/>
          <table:table-cell table:number-columns-repeated="24" table:style-name="ce27"/>
          <table:table-cell table:number-columns-repeated="4" table:style-name="ce49"/>
          <table:table-cell table:number-columns-repeated="4" table:style-name="ce27"/>
          <table:table-cell table:style-name="ce49"/>
          <table:table-cell table:style-name="ce271"/>
          <table:table-cell table:style-name="ce49"/>
          <table:table-cell table:number-columns-repeated="54" table:style-name="ce27"/>
        </table:table-row>
      </table:table>
      <table:table table:name="Material Costs" table:style-name="ta7" table:print="false">
        <office:forms form:automatic-focus="false" form:apply-design-mode="false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26" table:default-cell-style-name="ce15"/>
        <table:table-column table:style-name="co37" table:default-cell-style-name="ce15"/>
        <table:table-column table:style-name="co38" table:default-cell-style-name="ce15"/>
        <table:table-column table:style-name="co33" table:default-cell-style-name="ce15" table:number-columns-repeated="250"/>
        <table:table-row table:style-name="ro22">
          <table:table-cell table:style-name="ce33" table:number-columns-spanned="4" table:number-rows-spanned="1" office:value-type="string">
            <text:p>Projected Material Cost</text:p>
          </table:table-cell>
          <table:covered-table-cell table:number-columns-repeated="3"/>
          <table:table-cell table:style-name="ce26" office:value-type="string">
            <text:p>Depreciation</text:p>
          </table:table-cell>
          <table:table-cell table:style-name="ce45"/>
        </table:table-row>
        <table:table-row table:style-name="ro6">
          <table:table-cell table:number-columns-repeated="2" table:style-name="ce46"/>
          <table:table-cell table:style-name="ce46" office:value-type="string">
            <text:p>Useful Life</text:p>
          </table:table-cell>
          <table:table-cell table:style-name="ce46"/>
          <table:table-cell table:style-name="ce26"/>
          <table:table-cell table:style-name="ce59" office:value-type="string">
            <text:p>Nov</text:p>
          </table:table-cell>
        </table:table-row>
        <table:table-row table:style-name="ro4">
          <table:table-cell table:number-columns-repeated="2" table:style-name="ce25"/>
          <table:table-cell table:style-name="ce24"/>
          <table:table-cell table:number-columns-repeated="2" table:style-name="ce26"/>
          <table:table-cell table:style-name="ce65"/>
        </table:table-row>
        <table:table-row table:style-name="ro6">
          <table:table-cell table:style-name="ce82" office:value-type="string">
            <text:p>Laptops and software</text:p>
          </table:table-cell>
          <table:table-cell table:style-name="ce82"/>
          <table:table-cell table:style-name="ce83" office:value-type="string">
            <text:p>3 yrs</text:p>
          </table:table-cell>
          <table:table-cell table:style-name="ce58" office:value-type="float" office:value="25000">
            <text:p> 25,000</text:p>
          </table:table-cell>
          <table:table-cell table:style-name="ce58" table:formula="oooc:=[.D4]/36" office:value-type="string">
            <text:p>  694 </text:p>
          </table:table-cell>
          <table:table-cell table:style-name="ce26" table:formula="oooc:=[.D4]" office:value-type="string">
            <text:p>  25,000 </text:p>
          </table:table-cell>
        </table:table-row>
        <table:table-row table:style-name="ro6">
          <table:table-cell table:style-name="ce82" office:value-type="string">
            <text:p>Office Furniture and Equipment</text:p>
          </table:table-cell>
          <table:table-cell table:style-name="ce82"/>
          <table:table-cell table:style-name="ce83" office:value-type="string">
            <text:p>7 yrs</text:p>
          </table:table-cell>
          <table:table-cell table:style-name="ce58" office:value-type="float" office:value="15000">
            <text:p> 15,000</text:p>
          </table:table-cell>
          <table:table-cell table:style-name="ce58" table:formula="oooc:=[.D5]/84" office:value-type="string">
            <text:p>  179 </text:p>
          </table:table-cell>
          <table:table-cell table:style-name="ce26" table:formula="oooc:=[.D5]" office:value-type="string">
            <text:p>  15,000 </text:p>
          </table:table-cell>
        </table:table-row>
        <table:table-row table:style-name="ro6">
          <table:table-cell table:style-name="ce82" office:value-type="string">
            <text:p>Miscellaneous FF&amp;E</text:p>
          </table:table-cell>
          <table:table-cell table:style-name="ce82"/>
          <table:table-cell table:style-name="ce83" office:value-type="string">
            <text:p>7 yrs</text:p>
          </table:table-cell>
          <table:table-cell table:style-name="ce58" office:value-type="float" office:value="10000">
            <text:p> 10,000</text:p>
          </table:table-cell>
          <table:table-cell table:style-name="ce58" table:formula="oooc:=[.D6]/84" office:value-type="string">
            <text:p>  119 </text:p>
          </table:table-cell>
          <table:table-cell table:style-name="ce26" table:formula="oooc:=[.D6]" office:value-type="string">
            <text:p>  10,000 </text:p>
          </table:table-cell>
        </table:table-row>
        <table:table-row table:style-name="ro6">
          <table:table-cell table:style-name="ce25" office:value-type="string">
            <text:p> </text:p>
          </table:table-cell>
          <table:table-cell table:style-name="ce82"/>
          <table:table-cell table:style-name="ce83" office:value-type="string">
            <text:p> </text:p>
          </table:table-cell>
          <table:table-cell table:style-name="ce58" office:value-type="float" office:value="0">
            <text:p> -</text:p>
          </table:table-cell>
          <table:table-cell table:style-name="ce58" table:formula="oooc:=[.D7]/84" office:value-type="string">
            <text:p>  - </text:p>
          </table:table-cell>
          <table:table-cell table:style-name="ce26" table:formula="oooc:=[.D7]" office:value-type="string">
            <text:p>  - </text:p>
          </table:table-cell>
        </table:table-row>
        <table:table-row table:style-name="ro7">
          <table:table-cell table:style-name="ce25"/>
          <table:table-cell table:style-name="ce65"/>
          <table:table-cell table:style-name="ce24"/>
          <table:table-cell table:number-columns-repeated="2" table:style-name="ce26"/>
          <table:table-cell table:style-name="ce65"/>
        </table:table-row>
        <table:table-row table:style-name="ro21">
          <table:table-cell table:style-name="ce25" office:value-type="string">
            <text:p>Total </text:p>
          </table:table-cell>
          <table:table-cell table:style-name="ce65"/>
          <table:table-cell table:style-name="ce24"/>
          <table:table-cell table:style-name="ce86" table:formula="oooc:=SUM([.D4:.D8])" office:value-type="string">
            <text:p>  50,000 </text:p>
          </table:table-cell>
          <table:table-cell table:style-name="ce86" table:formula="oooc:=SUM([.E4:.E8])" office:value-type="string">
            <text:p>  992 </text:p>
          </table:table-cell>
          <table:table-cell table:style-name="ce86" table:formula="oooc:=SUM([.F4:.F8])" office:value-type="string">
            <text:p>  50,000 </text:p>
          </table:table-cell>
        </table:table-row>
        <table:table-row table:style-name="ro6">
          <table:table-cell table:number-columns-repeated="6" table:style-name="ce45"/>
        </table:table-row>
        <table:table-row table:style-name="ro6">
          <table:table-cell table:number-columns-repeated="6" table:style-name="ce45"/>
        </table:table-row>
        <table:table-row table:style-name="ro6">
          <table:table-cell table:number-columns-repeated="2" table:style-name="ce65"/>
          <table:table-cell table:style-name="ce59"/>
          <table:table-cell table:style-name="ce65"/>
          <table:table-cell table:number-columns-repeated="2" table:style-name="ce45"/>
        </table:table-row>
        <table:table-row table:style-name="ro6">
          <table:table-cell table:number-columns-repeated="2" table:style-name="ce65"/>
          <table:table-cell table:style-name="ce24"/>
          <table:table-cell table:style-name="ce65"/>
          <table:table-cell table:number-columns-repeated="2" table:style-name="ce45"/>
        </table:table-row>
        <table:table-row table:style-name="ro6">
          <table:table-cell table:style-name="ce65"/>
          <table:table-cell table:style-name="ce59"/>
          <table:table-cell table:style-name="ce24"/>
          <table:table-cell table:style-name="ce59"/>
          <table:table-cell table:number-columns-repeated="2" table:style-name="ce45"/>
        </table:table-row>
        <table:table-row table:style-name="ro6">
          <table:table-cell table:number-columns-repeated="2" table:style-name="ce65"/>
          <table:table-cell table:style-name="ce24"/>
          <table:table-cell table:style-name="ce26"/>
          <table:table-cell table:number-columns-repeated="2" table:style-name="ce45"/>
        </table:table-row>
        <table:table-row table:style-name="ro6">
          <table:table-cell table:number-columns-repeated="2" table:style-name="ce65"/>
          <table:table-cell table:style-name="ce24"/>
          <table:table-cell table:style-name="ce26"/>
          <table:table-cell table:number-columns-repeated="2" table:style-name="ce45"/>
        </table:table-row>
        <table:table-row table:style-name="ro6">
          <table:table-cell table:number-columns-repeated="2" table:style-name="ce89"/>
          <table:table-cell table:style-name="ce55"/>
          <table:table-cell table:style-name="ce49"/>
          <table:table-cell table:number-columns-repeated="2" table:style-name="ce27"/>
        </table:table-row>
        <table:table-row table:style-name="ro6">
          <table:table-cell table:number-columns-repeated="2" table:style-name="ce89"/>
          <table:table-cell table:style-name="ce55"/>
          <table:table-cell table:style-name="ce49"/>
          <table:table-cell table:number-columns-repeated="2" table:style-name="ce27"/>
        </table:table-row>
        <table:table-row table:style-name="ro6">
          <table:table-cell table:number-columns-repeated="2" table:style-name="ce89"/>
          <table:table-cell table:style-name="ce55"/>
          <table:table-cell table:style-name="ce49"/>
          <table:table-cell table:number-columns-repeated="2" table:style-name="ce27"/>
        </table:table-row>
        <table:table-row table:style-name="ro6">
          <table:table-cell table:number-columns-repeated="2" table:style-name="ce89"/>
          <table:table-cell table:style-name="ce55"/>
          <table:table-cell table:style-name="ce49"/>
          <table:table-cell table:number-columns-repeated="2" table:style-name="ce27"/>
        </table:table-row>
        <table:table-row table:style-name="ro6">
          <table:table-cell table:number-columns-repeated="2" table:style-name="ce89"/>
          <table:table-cell table:style-name="ce55"/>
          <table:table-cell table:style-name="ce49"/>
          <table:table-cell table:number-columns-repeated="2" table:style-name="ce27"/>
        </table:table-row>
        <table:table-row table:style-name="ro6">
          <table:table-cell table:number-columns-repeated="2" table:style-name="ce89"/>
          <table:table-cell table:style-name="ce55"/>
          <table:table-cell table:style-name="ce49"/>
          <table:table-cell table:number-columns-repeated="2" table:style-name="ce27"/>
        </table:table-row>
        <table:table-row table:style-name="ro6">
          <table:table-cell table:number-columns-repeated="2" table:style-name="ce89"/>
          <table:table-cell table:style-name="ce55"/>
          <table:table-cell table:style-name="ce49"/>
          <table:table-cell table:number-columns-repeated="2" table:style-name="ce27"/>
        </table:table-row>
        <table:table-row table:style-name="ro6">
          <table:table-cell table:number-columns-repeated="2" table:style-name="ce89"/>
          <table:table-cell table:style-name="ce55"/>
          <table:table-cell table:style-name="ce49"/>
          <table:table-cell table:number-columns-repeated="2" table:style-name="ce27"/>
        </table:table-row>
        <table:table-row table:style-name="ro6">
          <table:table-cell table:number-columns-repeated="2" table:style-name="ce89"/>
          <table:table-cell table:style-name="ce55"/>
          <table:table-cell table:style-name="ce49"/>
          <table:table-cell table:number-columns-repeated="2" table:style-name="ce27"/>
        </table:table-row>
        <table:table-row table:style-name="ro6">
          <table:table-cell table:number-columns-repeated="2" table:style-name="ce89"/>
          <table:table-cell table:style-name="ce55"/>
          <table:table-cell table:style-name="ce49"/>
          <table:table-cell table:number-columns-repeated="2" table:style-name="ce27"/>
        </table:table-row>
        <table:table-row table:style-name="ro6">
          <table:table-cell table:number-columns-repeated="2" table:style-name="ce89"/>
          <table:table-cell table:style-name="ce55"/>
          <table:table-cell table:style-name="ce49"/>
          <table:table-cell table:number-columns-repeated="2" table:style-name="ce27"/>
        </table:table-row>
        <table:table-row table:style-name="ro6">
          <table:table-cell table:number-columns-repeated="2" table:style-name="ce89"/>
          <table:table-cell table:style-name="ce55"/>
          <table:table-cell table:style-name="ce49"/>
          <table:table-cell table:number-columns-repeated="2" table:style-name="ce27"/>
        </table:table-row>
        <table:table-row table:style-name="ro6">
          <table:table-cell table:number-columns-repeated="2" table:style-name="ce89"/>
          <table:table-cell table:style-name="ce55"/>
          <table:table-cell table:style-name="ce49"/>
          <table:table-cell table:number-columns-repeated="2" table:style-name="ce27"/>
        </table:table-row>
        <table:table-row table:style-name="ro6">
          <table:table-cell table:number-columns-repeated="2" table:style-name="ce89"/>
          <table:table-cell table:style-name="ce55"/>
          <table:table-cell table:style-name="ce49"/>
          <table:table-cell table:number-columns-repeated="2" table:style-name="ce27"/>
        </table:table-row>
        <table:table-row table:style-name="ro6">
          <table:table-cell table:number-columns-repeated="2" table:style-name="ce89"/>
          <table:table-cell table:style-name="ce55"/>
          <table:table-cell table:style-name="ce49"/>
          <table:table-cell table:number-columns-repeated="2" table:style-name="ce27"/>
        </table:table-row>
        <table:table-row table:style-name="ro6">
          <table:table-cell table:number-columns-repeated="2" table:style-name="ce89"/>
          <table:table-cell table:style-name="ce55"/>
          <table:table-cell table:style-name="ce49"/>
          <table:table-cell table:number-columns-repeated="2" table:style-name="ce27"/>
        </table:table-row>
        <table:table-row table:style-name="ro6">
          <table:table-cell table:number-columns-repeated="2" table:style-name="ce89"/>
          <table:table-cell table:style-name="ce55"/>
          <table:table-cell table:style-name="ce49"/>
          <table:table-cell table:number-columns-repeated="2" table:style-name="ce27"/>
        </table:table-row>
        <table:table-row table:style-name="ro6">
          <table:table-cell table:number-columns-repeated="2" table:style-name="ce89"/>
          <table:table-cell table:style-name="ce55"/>
          <table:table-cell table:style-name="ce49"/>
          <table:table-cell table:number-columns-repeated="2" table:style-name="ce27"/>
        </table:table-row>
        <table:table-row table:style-name="ro6">
          <table:table-cell table:number-columns-repeated="2" table:style-name="ce89"/>
          <table:table-cell table:style-name="ce55"/>
          <table:table-cell table:style-name="ce49"/>
          <table:table-cell table:number-columns-repeated="2" table:style-name="ce27"/>
        </table:table-row>
        <table:table-row table:style-name="ro6">
          <table:table-cell table:style-name="ce102"/>
          <table:table-cell table:style-name="ce89"/>
          <table:table-cell table:style-name="ce55"/>
          <table:table-cell table:style-name="ce28"/>
          <table:table-cell table:number-columns-repeated="2" table:style-name="ce27"/>
        </table:table-row>
        <table:table-row table:style-name="ro6">
          <table:table-cell table:number-columns-repeated="2" table:style-name="ce89"/>
          <table:table-cell table:style-name="ce103"/>
          <table:table-cell table:style-name="ce89"/>
          <table:table-cell table:number-columns-repeated="2" table:style-name="ce27"/>
        </table:table-row>
        <table:table-row table:style-name="ro6">
          <table:table-cell table:number-columns-repeated="2" table:style-name="ce89"/>
          <table:table-cell table:style-name="ce103"/>
          <table:table-cell table:style-name="ce89"/>
          <table:table-cell table:number-columns-repeated="2" table:style-name="ce27"/>
        </table:table-row>
        <table:table-row table:style-name="ro6">
          <table:table-cell table:number-columns-repeated="2" table:style-name="ce89"/>
          <table:table-cell table:style-name="ce103"/>
          <table:table-cell table:style-name="ce89"/>
          <table:table-cell table:number-columns-repeated="2" table:style-name="ce27"/>
        </table:table-row>
        <table:table-row table:style-name="ro6">
          <table:table-cell table:number-columns-repeated="2" table:style-name="ce89"/>
          <table:table-cell table:style-name="ce103"/>
          <table:table-cell table:style-name="ce89"/>
          <table:table-cell table:number-columns-repeated="2" table:style-name="ce27"/>
        </table:table-row>
        <table:table-row table:style-name="ro6">
          <table:table-cell table:number-columns-repeated="2" table:style-name="ce89"/>
          <table:table-cell table:style-name="ce103"/>
          <table:table-cell table:style-name="ce89"/>
          <table:table-cell table:number-columns-repeated="2" table:style-name="ce27"/>
        </table:table-row>
        <table:table-row table:style-name="ro6">
          <table:table-cell table:number-columns-repeated="2" table:style-name="ce89"/>
          <table:table-cell table:style-name="ce103"/>
          <table:table-cell table:style-name="ce89"/>
          <table:table-cell table:number-columns-repeated="2" table:style-name="ce27"/>
        </table:table-row>
        <table:table-row table:style-name="ro6">
          <table:table-cell table:number-columns-repeated="2" table:style-name="ce89"/>
          <table:table-cell table:style-name="ce103"/>
          <table:table-cell table:style-name="ce89"/>
          <table:table-cell table:number-columns-repeated="2" table:style-name="ce27"/>
        </table:table-row>
        <table:table-row table:style-name="ro6">
          <table:table-cell table:number-columns-repeated="2" table:style-name="ce89"/>
          <table:table-cell table:style-name="ce103"/>
          <table:table-cell table:style-name="ce89"/>
          <table:table-cell table:number-columns-repeated="2" table:style-name="ce27"/>
        </table:table-row>
        <table:table-row table:style-name="ro6">
          <table:table-cell table:number-columns-repeated="2" table:style-name="ce89"/>
          <table:table-cell table:style-name="ce103"/>
          <table:table-cell table:style-name="ce89"/>
          <table:table-cell table:number-columns-repeated="2" table:style-name="ce27"/>
        </table:table-row>
        <table:table-row table:style-name="ro6">
          <table:table-cell table:number-columns-repeated="2" table:style-name="ce89"/>
          <table:table-cell table:style-name="ce103"/>
          <table:table-cell table:style-name="ce89"/>
          <table:table-cell table:number-columns-repeated="2" table:style-name="ce27"/>
        </table:table-row>
        <table:table-row table:style-name="ro6">
          <table:table-cell table:number-columns-repeated="2" table:style-name="ce89"/>
          <table:table-cell table:style-name="ce103"/>
          <table:table-cell table:style-name="ce89"/>
          <table:table-cell table:number-columns-repeated="2" table:style-name="ce27"/>
        </table:table-row>
      </table:table>
      <table:table table:name="Revenue Sources Total" table:style-name="ta8" table:print="false">
        <office:forms form:automatic-focus="false" form:apply-design-mode="false"/>
        <table:table-column table:style-name="co40" table:default-cell-style-name="ce15"/>
        <table:table-column table:style-name="co41" table:default-cell-style-name="ce15"/>
        <table:table-column table:style-name="co42" table:default-cell-style-name="ce15"/>
        <table:table-column table:style-name="co43" table:default-cell-style-name="ce15"/>
        <table:table-column table:style-name="co44" table:default-cell-style-name="ce15"/>
        <table:table-column table:style-name="co45" table:default-cell-style-name="ce15"/>
        <table:table-column table:style-name="co46" table:default-cell-style-name="ce15"/>
        <table:table-column table:style-name="co9" table:default-cell-style-name="ce15"/>
        <table:table-column table:style-name="co39" table:default-cell-style-name="ce15"/>
        <table:table-column table:style-name="co47" table:default-cell-style-name="ce15"/>
        <table:table-column table:style-name="co7" table:default-cell-style-name="ce15"/>
        <table:table-column table:style-name="co13" table:default-cell-style-name="ce15"/>
        <table:table-column table:style-name="co48" table:default-cell-style-name="ce15"/>
        <table:table-column table:style-name="co20" table:default-cell-style-name="ce15"/>
        <table:table-column table:style-name="co49" table:default-cell-style-name="ce15"/>
        <table:table-column table:style-name="co50" table:default-cell-style-name="ce15"/>
        <table:table-column table:style-name="co39" table:default-cell-style-name="ce15"/>
        <table:table-column table:style-name="co51" table:default-cell-style-name="ce15"/>
        <table:table-column table:style-name="co52" table:default-cell-style-name="ce15"/>
        <table:table-column table:style-name="co31" table:default-cell-style-name="ce15"/>
        <table:table-column table:style-name="co53" table:default-cell-style-name="ce15"/>
        <table:table-column table:style-name="co54" table:default-cell-style-name="ce15"/>
        <table:table-column table:style-name="co39" table:default-cell-style-name="ce15"/>
        <table:table-column table:style-name="co55" table:default-cell-style-name="ce15"/>
        <table:table-column table:style-name="co53" table:default-cell-style-name="ce15"/>
        <table:table-column table:style-name="co39" table:default-cell-style-name="ce15" table:number-columns-repeated="10"/>
        <table:table-column table:style-name="co56" table:default-cell-style-name="ce15"/>
        <table:table-column table:style-name="co39" table:default-cell-style-name="ce15"/>
        <table:table-column table:style-name="co57" table:default-cell-style-name="ce15"/>
        <table:table-column table:style-name="co51" table:default-cell-style-name="ce15"/>
        <table:table-column table:style-name="co39" table:default-cell-style-name="ce15" table:number-columns-repeated="10"/>
        <table:table-column table:style-name="co26" table:default-cell-style-name="ce15"/>
        <table:table-column table:style-name="co39" table:default-cell-style-name="ce15"/>
        <table:table-column table:style-name="co55" table:default-cell-style-name="ce15"/>
        <table:table-column table:style-name="co58" table:default-cell-style-name="ce15"/>
        <table:table-column table:style-name="co59" table:default-cell-style-name="ce15"/>
        <table:table-column table:style-name="co39" table:default-cell-style-name="ce15"/>
        <table:table-column table:style-name="co52" table:default-cell-style-name="ce15"/>
        <table:table-column table:style-name="co60" table:default-cell-style-name="ce15"/>
        <table:table-column table:style-name="co35" table:default-cell-style-name="ce15"/>
        <table:table-column table:style-name="co50" table:default-cell-style-name="ce15"/>
        <table:table-column table:style-name="co25" table:default-cell-style-name="ce15"/>
        <table:table-column table:style-name="co50" table:default-cell-style-name="ce15"/>
        <table:table-column table:style-name="co39" table:default-cell-style-name="ce15" table:number-columns-repeated="2"/>
        <table:table-column table:style-name="co61" table:default-cell-style-name="ce15"/>
        <table:table-column table:style-name="co39" table:default-cell-style-name="ce15"/>
        <table:table-column table:style-name="co57" table:default-cell-style-name="ce15"/>
        <table:table-column table:style-name="co36" table:default-cell-style-name="ce15"/>
        <table:table-column table:style-name="co39" table:default-cell-style-name="ce15" table:number-columns-repeated="11"/>
        <table:table-column table:style-name="co13" table:default-cell-style-name="ce15"/>
        <table:table-column table:style-name="co39" table:default-cell-style-name="ce15" table:number-columns-repeated="177"/>
        <table:table-row table:style-name="ro6">
          <table:table-cell table:style-name="ce24"/>
          <table:table-cell table:style-name="ce25"/>
          <table:table-cell table:number-columns-repeated="85" table:style-name="ce26"/>
          <table:table-cell table:style-name="ce28"/>
        </table:table-row>
        <table:table-row table:style-name="ro23">
          <table:table-cell table:number-columns-repeated="2" table:style-name="ce32"/>
          <table:table-cell table:style-name="ce32" table:number-columns-spanned="3" table:number-rows-spanned="1" office:value-type="string">
            <text:p>Projected Revenues and Related Direct Costs</text:p>
          </table:table-cell>
          <table:covered-table-cell table:number-columns-repeated="2"/>
          <table:table-cell table:number-columns-repeated="4" table:style-name="ce24"/>
          <table:table-cell table:style-name="ce32"/>
          <table:table-cell table:style-name="ce32" office:value-type="string">
            <text:p>Date</text:p>
          </table:table-cell>
          <table:table-cell table:style-name="ce32" office:value-type="date" office:date-value="2014-03-01T00:00:00">
            <text:p>Mar-14</text:p>
          </table:table-cell>
          <table:table-cell table:style-name="ce32" office:value-type="date" office:date-value="2014-04-01T00:00:00">
            <text:p>Apr-14</text:p>
          </table:table-cell>
          <table:table-cell table:style-name="ce32" office:value-type="date" office:date-value="2014-05-01T00:00:00">
            <text:p>May-14</text:p>
          </table:table-cell>
          <table:table-cell table:style-name="ce32" office:value-type="date" office:date-value="2014-06-01T00:00:00">
            <text:p>Jun-14</text:p>
          </table:table-cell>
          <table:table-cell table:style-name="ce32" office:value-type="date" office:date-value="2014-07-01T00:00:00">
            <text:p>Jul-14</text:p>
          </table:table-cell>
          <table:table-cell table:style-name="ce32" office:value-type="date" office:date-value="2014-08-01T00:00:00">
            <text:p>Aug-14</text:p>
          </table:table-cell>
          <table:table-cell table:style-name="ce32" office:value-type="date" office:date-value="2014-09-01T00:00:00">
            <text:p>Sep-14</text:p>
          </table:table-cell>
          <table:table-cell table:style-name="ce32" office:value-type="date" office:date-value="2014-10-01T00:00:00">
            <text:p>Oct-14</text:p>
          </table:table-cell>
          <table:table-cell table:style-name="ce32" office:value-type="date" office:date-value="2014-11-01T00:00:00">
            <text:p>Nov-14</text:p>
          </table:table-cell>
          <table:table-cell table:style-name="ce32" office:value-type="date" office:date-value="2014-12-01T00:00:00">
            <text:p>Dec-14</text:p>
          </table:table-cell>
          <table:table-cell table:style-name="ce70"/>
          <table:table-cell table:style-name="ce32" office:value-type="string">
            <text:p>Date</text:p>
          </table:table-cell>
          <table:table-cell table:style-name="ce32" office:value-type="date" office:date-value="2015-01-01T00:00:00">
            <text:p>Jan-15</text:p>
          </table:table-cell>
          <table:table-cell table:style-name="ce32" office:value-type="date" office:date-value="2015-02-01T00:00:00">
            <text:p>Feb-15</text:p>
          </table:table-cell>
          <table:table-cell table:style-name="ce32" office:value-type="date" office:date-value="2015-03-01T00:00:00">
            <text:p>Mar-15</text:p>
          </table:table-cell>
          <table:table-cell table:style-name="ce32" office:value-type="date" office:date-value="2015-04-01T00:00:00">
            <text:p>Apr-15</text:p>
          </table:table-cell>
          <table:table-cell table:style-name="ce32" office:value-type="date" office:date-value="2015-05-01T00:00:00">
            <text:p>May-15</text:p>
          </table:table-cell>
          <table:table-cell table:style-name="ce32" office:value-type="date" office:date-value="2015-06-01T00:00:00">
            <text:p>Jun-15</text:p>
          </table:table-cell>
          <table:table-cell table:style-name="ce32" office:value-type="date" office:date-value="2015-07-01T00:00:00">
            <text:p>Jul-15</text:p>
          </table:table-cell>
          <table:table-cell table:style-name="ce32" office:value-type="date" office:date-value="2015-08-01T00:00:00">
            <text:p>Aug-15</text:p>
          </table:table-cell>
          <table:table-cell table:style-name="ce32" office:value-type="date" office:date-value="2015-09-01T00:00:00">
            <text:p>Sep-15</text:p>
          </table:table-cell>
          <table:table-cell table:style-name="ce32" office:value-type="date" office:date-value="2015-10-01T00:00:00">
            <text:p>Oct-15</text:p>
          </table:table-cell>
          <table:table-cell table:style-name="ce32" office:value-type="date" office:date-value="2015-11-01T00:00:00">
            <text:p>Nov-15</text:p>
          </table:table-cell>
          <table:table-cell table:style-name="ce32" office:value-type="date" office:date-value="2015-12-01T00:00:00">
            <text:p>Dec-15</text:p>
          </table:table-cell>
          <table:table-cell table:style-name="ce70"/>
          <table:table-cell table:style-name="ce32" office:value-type="string">
            <text:p>Date</text:p>
          </table:table-cell>
          <table:table-cell table:style-name="ce32" office:value-type="date" office:date-value="2016-01-01T00:00:00">
            <text:p>Jan-16</text:p>
          </table:table-cell>
          <table:table-cell table:style-name="ce32" office:value-type="date" office:date-value="2016-02-01T00:00:00">
            <text:p>Feb-16</text:p>
          </table:table-cell>
          <table:table-cell table:style-name="ce32" office:value-type="date" office:date-value="2016-03-01T00:00:00">
            <text:p>Mar-16</text:p>
          </table:table-cell>
          <table:table-cell table:style-name="ce32" office:value-type="date" office:date-value="2015-04-01T00:00:00">
            <text:p>Apr-15</text:p>
          </table:table-cell>
          <table:table-cell table:style-name="ce32" office:value-type="date" office:date-value="2016-05-01T00:00:00">
            <text:p>May-16</text:p>
          </table:table-cell>
          <table:table-cell table:style-name="ce32" office:value-type="date" office:date-value="2016-06-01T00:00:00">
            <text:p>Jun-16</text:p>
          </table:table-cell>
          <table:table-cell table:style-name="ce32" office:value-type="date" office:date-value="2016-07-01T00:00:00">
            <text:p>Jul-16</text:p>
          </table:table-cell>
          <table:table-cell table:style-name="ce32" office:value-type="date" office:date-value="2016-08-01T00:00:00">
            <text:p>Aug-16</text:p>
          </table:table-cell>
          <table:table-cell table:style-name="ce32" office:value-type="date" office:date-value="2016-09-01T00:00:00">
            <text:p>Sep-16</text:p>
          </table:table-cell>
          <table:table-cell table:style-name="ce32" office:value-type="date" office:date-value="2016-10-01T00:00:00">
            <text:p>Oct-16</text:p>
          </table:table-cell>
          <table:table-cell table:style-name="ce32" office:value-type="date" office:date-value="2016-11-01T00:00:00">
            <text:p>Nov-16</text:p>
          </table:table-cell>
          <table:table-cell table:style-name="ce32" office:value-type="date" office:date-value="2016-12-01T00:00:00">
            <text:p>Dec-16</text:p>
          </table:table-cell>
          <table:table-cell table:style-name="ce70"/>
          <table:table-cell table:style-name="ce32" office:value-type="string">
            <text:p>Date</text:p>
          </table:table-cell>
          <table:table-cell table:style-name="ce32" office:value-type="date" office:date-value="2017-01-01T00:00:00">
            <text:p>Jan-17</text:p>
          </table:table-cell>
          <table:table-cell table:style-name="ce32" office:value-type="date" office:date-value="2017-02-01T00:00:00">
            <text:p>Feb-17</text:p>
          </table:table-cell>
          <table:table-cell table:style-name="ce32" office:value-type="date" office:date-value="2017-03-01T00:00:00">
            <text:p>Mar-17</text:p>
          </table:table-cell>
          <table:table-cell table:style-name="ce32" office:value-type="date" office:date-value="2017-04-01T00:00:00">
            <text:p>Apr-17</text:p>
          </table:table-cell>
          <table:table-cell table:style-name="ce32" office:value-type="date" office:date-value="2017-05-01T00:00:00">
            <text:p>May-17</text:p>
          </table:table-cell>
          <table:table-cell table:style-name="ce32" office:value-type="date" office:date-value="2017-06-01T00:00:00">
            <text:p>Jun-17</text:p>
          </table:table-cell>
          <table:table-cell table:style-name="ce32" office:value-type="date" office:date-value="2017-07-01T00:00:00">
            <text:p>Jul-17</text:p>
          </table:table-cell>
          <table:table-cell table:style-name="ce32" office:value-type="date" office:date-value="2017-08-01T00:00:00">
            <text:p>Aug-17</text:p>
          </table:table-cell>
          <table:table-cell table:style-name="ce32" office:value-type="date" office:date-value="2017-09-01T00:00:00">
            <text:p>Sep-17</text:p>
          </table:table-cell>
          <table:table-cell table:style-name="ce32" office:value-type="date" office:date-value="2017-10-01T00:00:00">
            <text:p>Oct-17</text:p>
          </table:table-cell>
          <table:table-cell table:style-name="ce32" office:value-type="date" office:date-value="2017-11-01T00:00:00">
            <text:p>Nov-17</text:p>
          </table:table-cell>
          <table:table-cell table:style-name="ce32" office:value-type="date" office:date-value="2017-12-01T00:00:00">
            <text:p>Dec-17</text:p>
          </table:table-cell>
          <table:table-cell table:style-name="ce74"/>
          <table:table-cell table:style-name="ce32" office:value-type="string">
            <text:p>Date</text:p>
          </table:table-cell>
          <table:table-cell table:style-name="ce32" office:value-type="date" office:date-value="2018-01-01T00:00:00">
            <text:p>Jan-18</text:p>
          </table:table-cell>
          <table:table-cell table:style-name="ce32" office:value-type="date" office:date-value="2018-02-01T00:00:00">
            <text:p>Feb-18</text:p>
          </table:table-cell>
          <table:table-cell table:style-name="ce32" office:value-type="date" office:date-value="2018-03-01T00:00:00">
            <text:p>Mar-18</text:p>
          </table:table-cell>
          <table:table-cell table:style-name="ce32" office:value-type="date" office:date-value="2018-04-01T00:00:00">
            <text:p>Apr-18</text:p>
          </table:table-cell>
          <table:table-cell table:style-name="ce32" office:value-type="date" office:date-value="2018-05-01T00:00:00">
            <text:p>May-18</text:p>
          </table:table-cell>
          <table:table-cell table:style-name="ce32" office:value-type="date" office:date-value="2018-06-01T00:00:00">
            <text:p>Jun-18</text:p>
          </table:table-cell>
          <table:table-cell table:style-name="ce32" office:value-type="date" office:date-value="2018-07-01T00:00:00">
            <text:p>Jul-18</text:p>
          </table:table-cell>
          <table:table-cell table:style-name="ce32" office:value-type="date" office:date-value="2018-08-01T00:00:00">
            <text:p>Aug-18</text:p>
          </table:table-cell>
          <table:table-cell table:style-name="ce32" office:value-type="date" office:date-value="2018-09-01T00:00:00">
            <text:p>Sep-18</text:p>
          </table:table-cell>
          <table:table-cell table:style-name="ce32" office:value-type="date" office:date-value="2018-10-01T00:00:00">
            <text:p>Oct-18</text:p>
          </table:table-cell>
          <table:table-cell table:style-name="ce32" office:value-type="date" office:date-value="2018-11-01T00:00:00">
            <text:p>Nov-18</text:p>
          </table:table-cell>
          <table:table-cell table:style-name="ce32" office:value-type="date" office:date-value="2018-12-01T00:00:00">
            <text:p>Dec-18</text:p>
          </table:table-cell>
          <table:table-cell table:number-columns-repeated="10" table:style-name="ce32"/>
          <table:table-cell table:style-name="ce47"/>
        </table:table-row>
        <table:table-row table:style-name="ro6">
          <table:table-cell table:style-name="ce24"/>
          <table:table-cell table:style-name="ce25"/>
          <table:table-cell table:style-name="ce26"/>
          <table:table-cell table:style-name="ce24" table:number-columns-spanned="2" table:number-rows-spanned="1"/>
          <table:covered-table-cell/>
          <table:table-cell table:number-columns-repeated="16" table:style-name="ce26"/>
          <table:table-cell table:style-name="ce74"/>
          <table:table-cell table:style-name="ce26"/>
          <table:table-cell table:style-name="ce24"/>
          <table:table-cell table:number-columns-repeated="11" table:style-name="ce26"/>
          <table:table-cell table:style-name="ce74"/>
          <table:table-cell table:number-columns-repeated="13" table:style-name="ce26"/>
          <table:table-cell table:style-name="ce74"/>
          <table:table-cell table:number-columns-repeated="13" table:style-name="ce26"/>
          <table:table-cell table:style-name="ce74"/>
          <table:table-cell table:number-columns-repeated="23" table:style-name="ce26"/>
          <table:table-cell table:style-name="ce28"/>
        </table:table-row>
        <table:table-row table:style-name="ro7">
          <table:table-cell table:style-name="ce24"/>
          <table:table-cell table:style-name="ce25"/>
          <table:table-cell table:number-columns-repeated="8" table:style-name="ce26"/>
          <table:table-cell table:style-name="ce24" office:value-type="string">
            <text:p>Month</text:p>
          </table:table-cell>
          <table:table-cell table:style-name="ce26" office:value-type="float" office:value="1">
            <text:p> 1</text:p>
          </table:table-cell>
          <table:table-cell table:style-name="ce26" office:value-type="float" office:value="2">
            <text:p> 2</text:p>
          </table:table-cell>
          <table:table-cell table:style-name="ce26" office:value-type="float" office:value="3">
            <text:p> 3</text:p>
          </table:table-cell>
          <table:table-cell table:style-name="ce26" office:value-type="float" office:value="4">
            <text:p> 4</text:p>
          </table:table-cell>
          <table:table-cell table:style-name="ce26" office:value-type="float" office:value="5">
            <text:p> 5</text:p>
          </table:table-cell>
          <table:table-cell table:style-name="ce26" office:value-type="float" office:value="6">
            <text:p> 6</text:p>
          </table:table-cell>
          <table:table-cell table:style-name="ce26" office:value-type="float" office:value="7">
            <text:p> 7</text:p>
          </table:table-cell>
          <table:table-cell table:style-name="ce26" office:value-type="float" office:value="8">
            <text:p> 8</text:p>
          </table:table-cell>
          <table:table-cell table:style-name="ce26" office:value-type="float" office:value="9">
            <text:p> 9</text:p>
          </table:table-cell>
          <table:table-cell table:style-name="ce26" office:value-type="float" office:value="10">
            <text:p> 10</text:p>
          </table:table-cell>
          <table:table-cell table:style-name="ce76" office:value-type="string">
            <text:p>Yr 1- 5 Months</text:p>
          </table:table-cell>
          <table:table-cell table:style-name="ce24" office:value-type="string">
            <text:p>Month</text:p>
          </table:table-cell>
          <table:table-cell table:style-name="ce26" office:value-type="float" office:value="11">
            <text:p> 11</text:p>
          </table:table-cell>
          <table:table-cell table:style-name="ce26" office:value-type="float" office:value="12">
            <text:p> 12</text:p>
          </table:table-cell>
          <table:table-cell table:style-name="ce26" office:value-type="float" office:value="13">
            <text:p> 13</text:p>
          </table:table-cell>
          <table:table-cell table:style-name="ce26" office:value-type="float" office:value="14">
            <text:p> 14</text:p>
          </table:table-cell>
          <table:table-cell table:style-name="ce26" office:value-type="float" office:value="15">
            <text:p> 15</text:p>
          </table:table-cell>
          <table:table-cell table:style-name="ce26" office:value-type="float" office:value="16">
            <text:p> 16</text:p>
          </table:table-cell>
          <table:table-cell table:style-name="ce26" office:value-type="float" office:value="17">
            <text:p> 17</text:p>
          </table:table-cell>
          <table:table-cell table:style-name="ce26" office:value-type="float" office:value="18">
            <text:p> 18</text:p>
          </table:table-cell>
          <table:table-cell table:style-name="ce26" office:value-type="float" office:value="19">
            <text:p> 19</text:p>
          </table:table-cell>
          <table:table-cell table:style-name="ce26" office:value-type="float" office:value="20">
            <text:p> 20</text:p>
          </table:table-cell>
          <table:table-cell table:style-name="ce26" office:value-type="float" office:value="21">
            <text:p> 21</text:p>
          </table:table-cell>
          <table:table-cell table:style-name="ce26" office:value-type="float" office:value="22">
            <text:p> 22</text:p>
          </table:table-cell>
          <table:table-cell table:style-name="ce70" office:value-type="string">
            <text:p>Yr 2</text:p>
          </table:table-cell>
          <table:table-cell table:style-name="ce24" office:value-type="string">
            <text:p>Month</text:p>
          </table:table-cell>
          <table:table-cell table:style-name="ce26" office:value-type="float" office:value="23">
            <text:p> 23</text:p>
          </table:table-cell>
          <table:table-cell table:style-name="ce26" office:value-type="float" office:value="24">
            <text:p> 24</text:p>
          </table:table-cell>
          <table:table-cell table:style-name="ce26" office:value-type="float" office:value="25">
            <text:p> 25</text:p>
          </table:table-cell>
          <table:table-cell table:style-name="ce26" office:value-type="float" office:value="26">
            <text:p> 26</text:p>
          </table:table-cell>
          <table:table-cell table:style-name="ce26" office:value-type="float" office:value="27">
            <text:p> 27</text:p>
          </table:table-cell>
          <table:table-cell table:style-name="ce26" office:value-type="float" office:value="28">
            <text:p> 28</text:p>
          </table:table-cell>
          <table:table-cell table:style-name="ce26" office:value-type="float" office:value="29">
            <text:p> 29</text:p>
          </table:table-cell>
          <table:table-cell table:style-name="ce26" office:value-type="float" office:value="30">
            <text:p> 30</text:p>
          </table:table-cell>
          <table:table-cell table:style-name="ce26" office:value-type="float" office:value="31">
            <text:p> 31</text:p>
          </table:table-cell>
          <table:table-cell table:style-name="ce26" office:value-type="float" office:value="32">
            <text:p> 32</text:p>
          </table:table-cell>
          <table:table-cell table:style-name="ce26" office:value-type="float" office:value="33">
            <text:p> 33</text:p>
          </table:table-cell>
          <table:table-cell table:style-name="ce26" office:value-type="float" office:value="34">
            <text:p> 34</text:p>
          </table:table-cell>
          <table:table-cell table:style-name="ce70" office:value-type="string">
            <text:p>Yr 3</text:p>
          </table:table-cell>
          <table:table-cell table:style-name="ce24" office:value-type="string">
            <text:p>Month</text:p>
          </table:table-cell>
          <table:table-cell table:style-name="ce26" office:value-type="float" office:value="35">
            <text:p> 35</text:p>
          </table:table-cell>
          <table:table-cell table:style-name="ce26" office:value-type="float" office:value="36">
            <text:p> 36</text:p>
          </table:table-cell>
          <table:table-cell table:style-name="ce26" office:value-type="float" office:value="37">
            <text:p> 37</text:p>
          </table:table-cell>
          <table:table-cell table:style-name="ce26" office:value-type="float" office:value="38">
            <text:p> 38</text:p>
          </table:table-cell>
          <table:table-cell table:style-name="ce26" office:value-type="float" office:value="39">
            <text:p> 39</text:p>
          </table:table-cell>
          <table:table-cell table:style-name="ce26" office:value-type="float" office:value="40">
            <text:p> 40</text:p>
          </table:table-cell>
          <table:table-cell table:style-name="ce26" office:value-type="float" office:value="41">
            <text:p> 41</text:p>
          </table:table-cell>
          <table:table-cell table:style-name="ce26" office:value-type="float" office:value="42">
            <text:p> 42</text:p>
          </table:table-cell>
          <table:table-cell table:style-name="ce26" office:value-type="float" office:value="43">
            <text:p> 43</text:p>
          </table:table-cell>
          <table:table-cell table:style-name="ce26" office:value-type="float" office:value="44">
            <text:p> 44</text:p>
          </table:table-cell>
          <table:table-cell table:style-name="ce26" office:value-type="float" office:value="45">
            <text:p> 45</text:p>
          </table:table-cell>
          <table:table-cell table:style-name="ce26" office:value-type="float" office:value="46">
            <text:p> 46</text:p>
          </table:table-cell>
          <table:table-cell table:style-name="ce76" office:value-type="string">
            <text:p>Year 4</text:p>
          </table:table-cell>
          <table:table-cell table:style-name="ce24" office:value-type="string">
            <text:p>Month</text:p>
          </table:table-cell>
          <table:table-cell table:style-name="ce26" office:value-type="float" office:value="47">
            <text:p> 47</text:p>
          </table:table-cell>
          <table:table-cell table:style-name="ce26" office:value-type="float" office:value="48">
            <text:p> 48</text:p>
          </table:table-cell>
          <table:table-cell table:style-name="ce26" office:value-type="float" office:value="49">
            <text:p> 49</text:p>
          </table:table-cell>
          <table:table-cell table:style-name="ce26" office:value-type="float" office:value="50">
            <text:p> 50</text:p>
          </table:table-cell>
          <table:table-cell table:style-name="ce26" office:value-type="float" office:value="51">
            <text:p> 51</text:p>
          </table:table-cell>
          <table:table-cell table:style-name="ce26" office:value-type="float" office:value="52">
            <text:p> 52</text:p>
          </table:table-cell>
          <table:table-cell table:style-name="ce26" office:value-type="float" office:value="53">
            <text:p> 53</text:p>
          </table:table-cell>
          <table:table-cell table:style-name="ce26" office:value-type="float" office:value="54">
            <text:p> 54</text:p>
          </table:table-cell>
          <table:table-cell table:style-name="ce26" office:value-type="float" office:value="55">
            <text:p> 55</text:p>
          </table:table-cell>
          <table:table-cell table:style-name="ce26" office:value-type="float" office:value="56">
            <text:p> 56</text:p>
          </table:table-cell>
          <table:table-cell table:style-name="ce26" office:value-type="float" office:value="57">
            <text:p> 57</text:p>
          </table:table-cell>
          <table:table-cell table:style-name="ce26" office:value-type="float" office:value="58">
            <text:p> 58</text:p>
          </table:table-cell>
          <table:table-cell table:style-name="ce76" office:value-type="string">
            <text:p>Yr 5</text:p>
          </table:table-cell>
          <table:table-cell table:number-columns-repeated="9" table:style-name="ce26"/>
          <table:table-cell table:style-name="ce28"/>
        </table:table-row>
        <table:table-row table:style-name="ro7">
          <table:table-cell table:style-name="ce24"/>
          <table:table-cell table:style-name="ce25"/>
          <table:table-cell table:number-columns-repeated="19" table:style-name="ce26"/>
          <table:table-cell table:style-name="ce74"/>
          <table:table-cell table:number-columns-repeated="13" table:style-name="ce26"/>
          <table:table-cell table:style-name="ce74"/>
          <table:table-cell table:number-columns-repeated="13" table:style-name="ce26"/>
          <table:table-cell table:style-name="ce74"/>
          <table:table-cell table:number-columns-repeated="13" table:style-name="ce26"/>
          <table:table-cell table:style-name="ce74"/>
          <table:table-cell table:number-columns-repeated="13" table:style-name="ce26"/>
          <table:table-cell table:style-name="ce74"/>
          <table:table-cell table:number-columns-repeated="9" table:style-name="ce26"/>
          <table:table-cell table:style-name="ce28"/>
        </table:table-row>
        <table:table-row table:style-name="ro7">
          <table:table-cell table:style-name="ce24" office:value-type="float" office:value="3">
            <text:p> 3</text:p>
          </table:table-cell>
          <table:table-cell table:style-name="ce25" office:value-type="string">
            <text:p>Contract Revenue</text:p>
          </table:table-cell>
          <table:table-cell table:number-columns-repeated="2" table:style-name="ce26"/>
          <table:table-cell table:style-name="ce26" office:value-type="string">
            <text:p>Monthly Revenue</text:p>
          </table:table-cell>
          <table:table-cell table:style-name="ce79" office:value-type="string">
            <text:p>Yr 1, 5 months</text:p>
          </table:table-cell>
          <table:table-cell table:style-name="ce80" office:value-type="string">
            <text:p>Yr 2</text:p>
          </table:table-cell>
          <table:table-cell table:style-name="ce24" office:value-type="string">
            <text:p>Yr 3</text:p>
          </table:table-cell>
          <table:table-cell table:style-name="ce24" office:value-type="string">
            <text:p>Yr 4</text:p>
          </table:table-cell>
          <table:table-cell table:style-name="ce24" office:value-type="string">
            <text:p>Yr 5</text:p>
          </table:table-cell>
          <table:table-cell table:style-name="ce26" office:value-type="string">
            <text:p>Monthly Revenue</text:p>
          </table:table-cell>
          <table:table-cell table:number-columns-repeated="10" table:style-name="ce26"/>
          <table:table-cell table:style-name="ce74"/>
          <table:table-cell table:style-name="ce26" office:value-type="string">
            <text:p>Monthly Revenue</text:p>
          </table:table-cell>
          <table:table-cell table:number-columns-repeated="12" table:style-name="ce26"/>
          <table:table-cell table:style-name="ce74"/>
          <table:table-cell table:style-name="ce26" office:value-type="string">
            <text:p>Monthly Revenue</text:p>
          </table:table-cell>
          <table:table-cell table:number-columns-repeated="12" table:style-name="ce26"/>
          <table:table-cell table:style-name="ce74"/>
          <table:table-cell table:style-name="ce26" office:value-type="string">
            <text:p>Monthly Revenue</text:p>
          </table:table-cell>
          <table:table-cell table:number-columns-repeated="12" table:style-name="ce26"/>
          <table:table-cell table:style-name="ce74"/>
          <table:table-cell table:style-name="ce26" office:value-type="string">
            <text:p>Monthly Revenue</text:p>
          </table:table-cell>
          <table:table-cell table:number-columns-repeated="12" table:style-name="ce26"/>
          <table:table-cell table:style-name="ce74"/>
          <table:table-cell table:number-columns-repeated="9" table:style-name="ce26"/>
          <table:table-cell table:style-name="ce28"/>
        </table:table-row>
        <table:table-row table:style-name="ro6">
          <table:table-cell table:number-columns-repeated="2" table:style-name="ce26"/>
          <table:table-cell table:style-name="ce26" office:value-type="string">
            <text:p>Includes 3 yr multiplier for 3 services per tier</text:p>
          </table:table-cell>
          <table:table-cell table:style-name="ce26"/>
          <table:table-cell table:style-name="ce26" office:value-type="string">
            <text:p>Sales</text:p>
          </table:table-cell>
          <table:table-cell table:style-name="ce26" office:value-type="float" office:value="0">
            <text:p> -</text:p>
          </table:table-cell>
          <table:table-cell table:style-name="ce26" table:formula="oooc:=(['Revenue Sources APPS'.E11]+['Revenue Sources IDs'.E10]+['Revenue Sources Agora'.E12]+['Revenue Sources Fam Contracts'.E9]+['Revenue Sources Family Con. 2'.E12])*3" office:value-type="string">
            <text:p>  6,120,375 </text:p>
          </table:table-cell>
          <table:table-cell table:style-name="ce26" table:formula="oooc:=(['Revenue Sources APPS'.F11]+['Revenue Sources IDs'.F10]+['Revenue Sources Agora'.F12]+['Revenue Sources Fam Contracts'.F9]+['Revenue Sources Family Con. 2'.F12])*3" office:value-type="string">
            <text:p>  13,808,906 </text:p>
          </table:table-cell>
          <table:table-cell table:style-name="ce26" table:formula="oooc:=(['Revenue Sources APPS'.G11]+['Revenue Sources IDs'.G10]+['Revenue Sources Agora'.G12]+['Revenue Sources Fam Contracts'.G9]+['Revenue Sources Family Con. 2'.G12])*3" office:value-type="string">
            <text:p>  31,748,975 </text:p>
          </table:table-cell>
          <table:table-cell table:style-name="ce26" table:formula="oooc:=(['Revenue Sources APPS'.H11]+['Revenue Sources IDs'.H10]+['Revenue Sources Agora'.H12]+['Revenue Sources Fam Contracts'.H9]+['Revenue Sources Family Con. 2'.H12])*3" office:value-type="string">
            <text:p>  74,022,126 </text:p>
          </table:table-cell>
          <table:table-cell table:style-name="ce26" office:value-type="string">
            <text:p>Sales</text:p>
          </table:table-cell>
          <table:table-cell table:style-name="ce26" office:value-type="float" office:value="0">
            <text:p> -</text:p>
          </table:table-cell>
          <table:table-cell table:style-name="ce26" office:value-type="float" office:value="0">
            <text:p> -</text:p>
          </table:table-cell>
          <table:table-cell table:style-name="ce26" office:value-type="float" office:value="0">
            <text:p> -</text:p>
          </table:table-cell>
          <table:table-cell table:style-name="ce26" office:value-type="float" office:value="0">
            <text:p> -</text:p>
          </table:table-cell>
          <table:table-cell table:style-name="ce26" office:value-type="float" office:value="0">
            <text:p> -</text:p>
          </table:table-cell>
          <table:table-cell table:style-name="ce26" table:formula="oooc:=[.F7]/5" office:value-type="string">
            <text:p>  - </text:p>
          </table:table-cell>
          <table:table-cell table:style-name="ce26" table:formula="oooc:=[.Q7]" office:value-type="string">
            <text:p>  - </text:p>
          </table:table-cell>
          <table:table-cell table:style-name="ce26" table:formula="oooc:=[.Q7]" office:value-type="string">
            <text:p>  - </text:p>
          </table:table-cell>
          <table:table-cell table:style-name="ce26" table:formula="oooc:=[.Q7]" office:value-type="string">
            <text:p>  - </text:p>
          </table:table-cell>
          <table:table-cell table:style-name="ce26" table:formula="oooc:=[.Q7]" office:value-type="string">
            <text:p>  - </text:p>
          </table:table-cell>
          <table:table-cell table:style-name="ce74" table:formula="oooc:=SUM([.N7:.U7])" office:value-type="string">
            <text:p>  - </text:p>
          </table:table-cell>
          <table:table-cell table:style-name="ce26" office:value-type="string">
            <text:p>Sales</text:p>
          </table:table-cell>
          <table:table-cell table:style-name="ce26" table:formula="oooc:=[.G7]/12" office:value-type="string">
            <text:p>  510,031 </text:p>
          </table:table-cell>
          <table:table-cell table:style-name="ce26" table:formula="oooc:=[.X7]" office:value-type="string">
            <text:p>  510,031 </text:p>
          </table:table-cell>
          <table:table-cell table:style-name="ce26" table:formula="oooc:=[.X7]" office:value-type="string">
            <text:p>  510,031 </text:p>
          </table:table-cell>
          <table:table-cell table:style-name="ce26" table:formula="oooc:=[.X7]" office:value-type="string">
            <text:p>  510,031 </text:p>
          </table:table-cell>
          <table:table-cell table:style-name="ce26" table:formula="oooc:=[.X7]" office:value-type="string">
            <text:p>  510,031 </text:p>
          </table:table-cell>
          <table:table-cell table:style-name="ce26" table:formula="oooc:=[.X7]" office:value-type="string">
            <text:p>  510,031 </text:p>
          </table:table-cell>
          <table:table-cell table:style-name="ce26" table:formula="oooc:=[.X7]" office:value-type="string">
            <text:p>  510,031 </text:p>
          </table:table-cell>
          <table:table-cell table:style-name="ce26" table:formula="oooc:=[.X7]" office:value-type="string">
            <text:p>  510,031 </text:p>
          </table:table-cell>
          <table:table-cell table:style-name="ce26" table:formula="oooc:=[.X7]" office:value-type="string">
            <text:p>  510,031 </text:p>
          </table:table-cell>
          <table:table-cell table:style-name="ce26" table:formula="oooc:=[.X7]" office:value-type="string">
            <text:p>  510,031 </text:p>
          </table:table-cell>
          <table:table-cell table:style-name="ce26" table:formula="oooc:=[.X7]" office:value-type="string">
            <text:p>  510,031 </text:p>
          </table:table-cell>
          <table:table-cell table:style-name="ce26" table:formula="oooc:=[.X7]" office:value-type="string">
            <text:p>  510,031 </text:p>
          </table:table-cell>
          <table:table-cell table:style-name="ce74" table:formula="oooc:=SUM([.X7:.AI7])" office:value-type="string">
            <text:p>  6,120,375 </text:p>
          </table:table-cell>
          <table:table-cell table:style-name="ce26" office:value-type="string">
            <text:p>Sales</text:p>
          </table:table-cell>
          <table:table-cell table:style-name="ce26" table:formula="oooc:=[.H7]/12" office:value-type="string">
            <text:p>  1,150,742 </text:p>
          </table:table-cell>
          <table:table-cell table:style-name="ce26" table:formula="oooc:=[.AL7]" office:value-type="string">
            <text:p>  1,150,742 </text:p>
          </table:table-cell>
          <table:table-cell table:style-name="ce26" table:formula="oooc:=[.AM7]" office:value-type="string">
            <text:p>  1,150,742 </text:p>
          </table:table-cell>
          <table:table-cell table:style-name="ce26" table:formula="oooc:=[.AN7]" office:value-type="string">
            <text:p>  1,150,742 </text:p>
          </table:table-cell>
          <table:table-cell table:style-name="ce26" table:formula="oooc:=[.AO7]" office:value-type="string">
            <text:p>  1,150,742 </text:p>
          </table:table-cell>
          <table:table-cell table:style-name="ce26" table:formula="oooc:=[.AP7]" office:value-type="string">
            <text:p>  1,150,742 </text:p>
          </table:table-cell>
          <table:table-cell table:style-name="ce26" table:formula="oooc:=[.AQ7]" office:value-type="string">
            <text:p>  1,150,742 </text:p>
          </table:table-cell>
          <table:table-cell table:style-name="ce26" table:formula="oooc:=[.AR7]" office:value-type="string">
            <text:p>  1,150,742 </text:p>
          </table:table-cell>
          <table:table-cell table:style-name="ce26" table:formula="oooc:=[.AS7]" office:value-type="string">
            <text:p>  1,150,742 </text:p>
          </table:table-cell>
          <table:table-cell table:style-name="ce26" table:formula="oooc:=[.AT7]" office:value-type="string">
            <text:p>  1,150,742 </text:p>
          </table:table-cell>
          <table:table-cell table:style-name="ce26" table:formula="oooc:=[.AU7]" office:value-type="string">
            <text:p>  1,150,742 </text:p>
          </table:table-cell>
          <table:table-cell table:style-name="ce26" table:formula="oooc:=[.AV7]" office:value-type="string">
            <text:p>  1,150,742 </text:p>
          </table:table-cell>
          <table:table-cell table:style-name="ce74" table:formula="oooc:=SUM([.AL7:.AW7])" office:value-type="string">
            <text:p>  13,808,906 </text:p>
          </table:table-cell>
          <table:table-cell table:style-name="ce26" office:value-type="string">
            <text:p>Sales</text:p>
          </table:table-cell>
          <table:table-cell table:style-name="ce26" table:formula="oooc:=[.I7]/12" office:value-type="string">
            <text:p>  2,645,748 </text:p>
          </table:table-cell>
          <table:table-cell table:style-name="ce26" table:formula="oooc:=[.AZ7]" office:value-type="string">
            <text:p>  2,645,748 </text:p>
          </table:table-cell>
          <table:table-cell table:style-name="ce26" table:formula="oooc:=[.BA7]" office:value-type="string">
            <text:p>  2,645,748 </text:p>
          </table:table-cell>
          <table:table-cell table:style-name="ce26" table:formula="oooc:=[.BB7]" office:value-type="string">
            <text:p>  2,645,748 </text:p>
          </table:table-cell>
          <table:table-cell table:style-name="ce26" table:formula="oooc:=[.BC7]" office:value-type="string">
            <text:p>  2,645,748 </text:p>
          </table:table-cell>
          <table:table-cell table:style-name="ce26" table:formula="oooc:=[.BD7]" office:value-type="string">
            <text:p>  2,645,748 </text:p>
          </table:table-cell>
          <table:table-cell table:style-name="ce26" table:formula="oooc:=[.BE7]" office:value-type="string">
            <text:p>  2,645,748 </text:p>
          </table:table-cell>
          <table:table-cell table:style-name="ce26" table:formula="oooc:=[.BF7]" office:value-type="string">
            <text:p>  2,645,748 </text:p>
          </table:table-cell>
          <table:table-cell table:style-name="ce26" table:formula="oooc:=[.BG7]" office:value-type="string">
            <text:p>  2,645,748 </text:p>
          </table:table-cell>
          <table:table-cell table:style-name="ce26" table:formula="oooc:=[.BH7]" office:value-type="string">
            <text:p>  2,645,748 </text:p>
          </table:table-cell>
          <table:table-cell table:style-name="ce26" table:formula="oooc:=[.BI7]" office:value-type="string">
            <text:p>  2,645,748 </text:p>
          </table:table-cell>
          <table:table-cell table:style-name="ce26" table:formula="oooc:=[.BJ7]" office:value-type="string">
            <text:p>  2,645,748 </text:p>
          </table:table-cell>
          <table:table-cell table:style-name="ce74" table:formula="oooc:=SUM([.AZ7:.BK7])" office:value-type="string">
            <text:p>  31,748,975 </text:p>
          </table:table-cell>
          <table:table-cell table:style-name="ce26" office:value-type="string">
            <text:p>Sales</text:p>
          </table:table-cell>
          <table:table-cell table:style-name="ce26" table:formula="oooc:=[.J7]/12" office:value-type="string">
            <text:p>  6,168,511 </text:p>
          </table:table-cell>
          <table:table-cell table:style-name="ce26" table:formula="oooc:=[.BN7]" office:value-type="string">
            <text:p>  6,168,511 </text:p>
          </table:table-cell>
          <table:table-cell table:style-name="ce26" table:formula="oooc:=[.BO7]" office:value-type="string">
            <text:p>  6,168,511 </text:p>
          </table:table-cell>
          <table:table-cell table:style-name="ce26" table:formula="oooc:=[.BP7]" office:value-type="string">
            <text:p>  6,168,511 </text:p>
          </table:table-cell>
          <table:table-cell table:style-name="ce26" table:formula="oooc:=[.BQ7]" office:value-type="string">
            <text:p>  6,168,511 </text:p>
          </table:table-cell>
          <table:table-cell table:style-name="ce26" table:formula="oooc:=[.BR7]" office:value-type="string">
            <text:p>  6,168,511 </text:p>
          </table:table-cell>
          <table:table-cell table:style-name="ce26" table:formula="oooc:=[.BS7]" office:value-type="string">
            <text:p>  6,168,511 </text:p>
          </table:table-cell>
          <table:table-cell table:style-name="ce26" table:formula="oooc:=[.BT7]" office:value-type="string">
            <text:p>  6,168,511 </text:p>
          </table:table-cell>
          <table:table-cell table:style-name="ce26" table:formula="oooc:=[.BU7]" office:value-type="string">
            <text:p>  6,168,511 </text:p>
          </table:table-cell>
          <table:table-cell table:style-name="ce26" table:formula="oooc:=[.BV7]" office:value-type="string">
            <text:p>  6,168,511 </text:p>
          </table:table-cell>
          <table:table-cell table:style-name="ce26" table:formula="oooc:=[.BW7]" office:value-type="string">
            <text:p>  6,168,511 </text:p>
          </table:table-cell>
          <table:table-cell table:style-name="ce26" table:formula="oooc:=[.BX7]" office:value-type="string">
            <text:p>  6,168,511 </text:p>
          </table:table-cell>
          <table:table-cell table:style-name="ce74" table:formula="oooc:=SUM([.BN7:.BY7])" office:value-type="string">
            <text:p>  74,022,126 </text:p>
          </table:table-cell>
          <table:table-cell table:number-columns-repeated="9" table:style-name="ce26"/>
          <table:table-cell table:style-name="ce49"/>
        </table:table-row>
        <table:table-row table:style-name="ro7">
          <table:table-cell table:style-name="ce24"/>
          <table:table-cell table:style-name="ce25"/>
          <table:table-cell table:style-name="ce26" office:value-type="string">
            <text:p>25% cost of sales added for additional expenses not already on 5 year cash flow</text:p>
          </table:table-cell>
          <table:table-cell table:style-name="ce26"/>
          <table:table-cell table:style-name="ce26" office:value-type="string">
            <text:p>Cost of sales </text:p>
          </table:table-cell>
          <table:table-cell table:style-name="ce26" table:formula="oooc:=[.F7]*0.25" office:value-type="string">
            <text:p>  - </text:p>
          </table:table-cell>
          <table:table-cell table:style-name="ce26" table:formula="oooc:=[.G7]*0.25" office:value-type="string">
            <text:p>  1,530,094 </text:p>
          </table:table-cell>
          <table:table-cell table:style-name="ce26" table:formula="oooc:=[.H7]*0.25" office:value-type="string">
            <text:p>  3,452,227 </text:p>
          </table:table-cell>
          <table:table-cell table:style-name="ce26" table:formula="oooc:=[.I7]*0.25" office:value-type="string">
            <text:p>  7,937,244 </text:p>
          </table:table-cell>
          <table:table-cell table:style-name="ce26" table:formula="oooc:=[.J7]*0.25" office:value-type="string">
            <text:p>  18,505,532 </text:p>
          </table:table-cell>
          <table:table-cell table:style-name="ce26" office:value-type="string">
            <text:p>Cost of sales </text:p>
          </table:table-cell>
          <table:table-cell table:style-name="ce26" office:value-type="float" office:value="0">
            <text:p> -</text:p>
          </table:table-cell>
          <table:table-cell table:style-name="ce26" office:value-type="float" office:value="0">
            <text:p> -</text:p>
          </table:table-cell>
          <table:table-cell table:style-name="ce26" office:value-type="float" office:value="0">
            <text:p> -</text:p>
          </table:table-cell>
          <table:table-cell table:style-name="ce26" office:value-type="float" office:value="0">
            <text:p> -</text:p>
          </table:table-cell>
          <table:table-cell table:style-name="ce26" office:value-type="float" office:value="0">
            <text:p> -</text:p>
          </table:table-cell>
          <table:table-cell table:style-name="ce26" table:formula="oooc:=[.Q7]*0.1" office:value-type="string">
            <text:p>  - </text:p>
          </table:table-cell>
          <table:table-cell table:style-name="ce26" table:formula="oooc:=[.R7]*0.1" office:value-type="string">
            <text:p>  - </text:p>
          </table:table-cell>
          <table:table-cell table:style-name="ce26" table:formula="oooc:=[.S7]*0.1" office:value-type="string">
            <text:p>  - </text:p>
          </table:table-cell>
          <table:table-cell table:style-name="ce26" table:formula="oooc:=[.T7]*0.1" office:value-type="string">
            <text:p>  - </text:p>
          </table:table-cell>
          <table:table-cell table:style-name="ce26" table:formula="oooc:=[.U7]*0.1" office:value-type="string">
            <text:p>  - </text:p>
          </table:table-cell>
          <table:table-cell table:style-name="ce74" table:formula="oooc:=SUM([.N8:.U8])" office:value-type="string">
            <text:p>  - </text:p>
          </table:table-cell>
          <table:table-cell table:style-name="ce26" office:value-type="string">
            <text:p>Cost of sales </text:p>
          </table:table-cell>
          <table:table-cell table:style-name="ce26" table:formula="oooc:=[.X7]*0.25" office:value-type="string">
            <text:p>  127,508 </text:p>
          </table:table-cell>
          <table:table-cell table:style-name="ce26" table:formula="oooc:=[.Y7]*0.25" office:value-type="string">
            <text:p>  127,508 </text:p>
          </table:table-cell>
          <table:table-cell table:style-name="ce26" table:formula="oooc:=[.Z7]*0.25" office:value-type="string">
            <text:p>  127,508 </text:p>
          </table:table-cell>
          <table:table-cell table:style-name="ce26" table:formula="oooc:=[.AA7]*0.25" office:value-type="string">
            <text:p>  127,508 </text:p>
          </table:table-cell>
          <table:table-cell table:style-name="ce26" table:formula="oooc:=[.AB7]*0.25" office:value-type="string">
            <text:p>  127,508 </text:p>
          </table:table-cell>
          <table:table-cell table:style-name="ce26" table:formula="oooc:=[.AC7]*0.25" office:value-type="string">
            <text:p>  127,508 </text:p>
          </table:table-cell>
          <table:table-cell table:style-name="ce26" table:formula="oooc:=[.AD7]*0.25" office:value-type="string">
            <text:p>  127,508 </text:p>
          </table:table-cell>
          <table:table-cell table:style-name="ce26" table:formula="oooc:=[.AE7]*0.25" office:value-type="string">
            <text:p>  127,508 </text:p>
          </table:table-cell>
          <table:table-cell table:style-name="ce26" table:formula="oooc:=[.AF7]*0.25" office:value-type="string">
            <text:p>  127,508 </text:p>
          </table:table-cell>
          <table:table-cell table:style-name="ce26" table:formula="oooc:=[.AG7]*0.25" office:value-type="string">
            <text:p>  127,508 </text:p>
          </table:table-cell>
          <table:table-cell table:style-name="ce26" table:formula="oooc:=[.AH7]*0.25" office:value-type="string">
            <text:p>  127,508 </text:p>
          </table:table-cell>
          <table:table-cell table:style-name="ce26" table:formula="oooc:=[.AI7]*0.25" office:value-type="string">
            <text:p>  127,508 </text:p>
          </table:table-cell>
          <table:table-cell table:style-name="ce74" table:formula="oooc:=SUM([.X8:.AI8])" office:value-type="string">
            <text:p>  1,530,094 </text:p>
          </table:table-cell>
          <table:table-cell table:style-name="ce26" office:value-type="string">
            <text:p>Cost of sales </text:p>
          </table:table-cell>
          <table:table-cell table:style-name="ce26" table:formula="oooc:=[.AL7]*0.25" office:value-type="string">
            <text:p>  287,686 </text:p>
          </table:table-cell>
          <table:table-cell table:style-name="ce26" table:formula="oooc:=[.AM7]*0.25" office:value-type="string">
            <text:p>  287,686 </text:p>
          </table:table-cell>
          <table:table-cell table:style-name="ce26" table:formula="oooc:=[.AN7]*0.25" office:value-type="string">
            <text:p>  287,686 </text:p>
          </table:table-cell>
          <table:table-cell table:style-name="ce26" table:formula="oooc:=[.AO7]*0.25" office:value-type="string">
            <text:p>  287,686 </text:p>
          </table:table-cell>
          <table:table-cell table:style-name="ce26" table:formula="oooc:=[.AP7]*0.25" office:value-type="string">
            <text:p>  287,686 </text:p>
          </table:table-cell>
          <table:table-cell table:style-name="ce26" table:formula="oooc:=[.AQ7]*0.25" office:value-type="string">
            <text:p>  287,686 </text:p>
          </table:table-cell>
          <table:table-cell table:style-name="ce26" table:formula="oooc:=[.AR7]*0.25" office:value-type="string">
            <text:p>  287,686 </text:p>
          </table:table-cell>
          <table:table-cell table:style-name="ce26" table:formula="oooc:=[.AS7]*0.25" office:value-type="string">
            <text:p>  287,686 </text:p>
          </table:table-cell>
          <table:table-cell table:style-name="ce26" table:formula="oooc:=[.AT7]*0.25" office:value-type="string">
            <text:p>  287,686 </text:p>
          </table:table-cell>
          <table:table-cell table:style-name="ce26" table:formula="oooc:=[.AU7]*0.25" office:value-type="string">
            <text:p>  287,686 </text:p>
          </table:table-cell>
          <table:table-cell table:style-name="ce26" table:formula="oooc:=[.AV7]*0.25" office:value-type="string">
            <text:p>  287,686 </text:p>
          </table:table-cell>
          <table:table-cell table:style-name="ce26" table:formula="oooc:=[.AW7]*0.25" office:value-type="string">
            <text:p>  287,686 </text:p>
          </table:table-cell>
          <table:table-cell table:style-name="ce74" table:formula="oooc:=SUM([.AL8:.AW8])" office:value-type="string">
            <text:p>  3,452,227 </text:p>
          </table:table-cell>
          <table:table-cell table:style-name="ce26" office:value-type="string">
            <text:p>Cost of sales </text:p>
          </table:table-cell>
          <table:table-cell table:style-name="ce26" table:formula="oooc:=[.AZ7]*0.25" office:value-type="string">
            <text:p>  661,437 </text:p>
          </table:table-cell>
          <table:table-cell table:style-name="ce26" table:formula="oooc:=[.BA7]*0.25" office:value-type="string">
            <text:p>  661,437 </text:p>
          </table:table-cell>
          <table:table-cell table:style-name="ce26" table:formula="oooc:=[.BB7]*0.25" office:value-type="string">
            <text:p>  661,437 </text:p>
          </table:table-cell>
          <table:table-cell table:style-name="ce26" table:formula="oooc:=[.BC7]*0.25" office:value-type="string">
            <text:p>  661,437 </text:p>
          </table:table-cell>
          <table:table-cell table:style-name="ce26" table:formula="oooc:=[.BD7]*0.25" office:value-type="string">
            <text:p>  661,437 </text:p>
          </table:table-cell>
          <table:table-cell table:style-name="ce26" table:formula="oooc:=[.BE7]*0.25" office:value-type="string">
            <text:p>  661,437 </text:p>
          </table:table-cell>
          <table:table-cell table:style-name="ce26" table:formula="oooc:=[.BF7]*0.25" office:value-type="string">
            <text:p>  661,437 </text:p>
          </table:table-cell>
          <table:table-cell table:style-name="ce26" table:formula="oooc:=[.BG7]*0.25" office:value-type="string">
            <text:p>  661,437 </text:p>
          </table:table-cell>
          <table:table-cell table:style-name="ce26" table:formula="oooc:=[.BH7]*0.25" office:value-type="string">
            <text:p>  661,437 </text:p>
          </table:table-cell>
          <table:table-cell table:style-name="ce26" table:formula="oooc:=[.BI7]*0.25" office:value-type="string">
            <text:p>  661,437 </text:p>
          </table:table-cell>
          <table:table-cell table:style-name="ce26" table:formula="oooc:=[.BJ7]*0.25" office:value-type="string">
            <text:p>  661,437 </text:p>
          </table:table-cell>
          <table:table-cell table:style-name="ce26" table:formula="oooc:=[.BK7]*0.25" office:value-type="string">
            <text:p>  661,437 </text:p>
          </table:table-cell>
          <table:table-cell table:style-name="ce74" table:formula="oooc:=SUM([.AZ8:.BK8])" office:value-type="string">
            <text:p>  7,937,244 </text:p>
          </table:table-cell>
          <table:table-cell table:style-name="ce26" office:value-type="string">
            <text:p>Cost of sales </text:p>
          </table:table-cell>
          <table:table-cell table:style-name="ce26" table:formula="oooc:=[.BN7]*0.1" office:value-type="string">
            <text:p>  616,851 </text:p>
          </table:table-cell>
          <table:table-cell table:style-name="ce26" table:formula="oooc:=[.BN8]" office:value-type="string">
            <text:p>  616,851 </text:p>
          </table:table-cell>
          <table:table-cell table:style-name="ce26" table:formula="oooc:=[.BO8]" office:value-type="string">
            <text:p>  616,851 </text:p>
          </table:table-cell>
          <table:table-cell table:style-name="ce26" table:formula="oooc:=[.BP8]" office:value-type="string">
            <text:p>  616,851 </text:p>
          </table:table-cell>
          <table:table-cell table:style-name="ce26" table:formula="oooc:=[.BQ8]" office:value-type="string">
            <text:p>  616,851 </text:p>
          </table:table-cell>
          <table:table-cell table:style-name="ce26" table:formula="oooc:=[.BR8]" office:value-type="string">
            <text:p>  616,851 </text:p>
          </table:table-cell>
          <table:table-cell table:style-name="ce26" table:formula="oooc:=[.BS8]" office:value-type="string">
            <text:p>  616,851 </text:p>
          </table:table-cell>
          <table:table-cell table:style-name="ce26" table:formula="oooc:=[.BT8]" office:value-type="string">
            <text:p>  616,851 </text:p>
          </table:table-cell>
          <table:table-cell table:style-name="ce26" table:formula="oooc:=[.BU8]" office:value-type="string">
            <text:p>  616,851 </text:p>
          </table:table-cell>
          <table:table-cell table:style-name="ce26" table:formula="oooc:=[.BV8]" office:value-type="string">
            <text:p>  616,851 </text:p>
          </table:table-cell>
          <table:table-cell table:style-name="ce26" table:formula="oooc:=[.BW8]" office:value-type="string">
            <text:p>  616,851 </text:p>
          </table:table-cell>
          <table:table-cell table:style-name="ce26" table:formula="oooc:=[.BX8]" office:value-type="string">
            <text:p>  616,851 </text:p>
          </table:table-cell>
          <table:table-cell table:style-name="ce74" table:formula="oooc:=SUM([.BN8:.BY8])" office:value-type="string">
            <text:p>  7,402,213 </text:p>
          </table:table-cell>
          <table:table-cell table:number-columns-repeated="9" table:style-name="ce26"/>
          <table:table-cell table:style-name="ce49"/>
        </table:table-row>
        <table:table-row table:style-name="ro23">
          <table:table-cell table:style-name="ce24"/>
          <table:table-cell table:style-name="ce25"/>
          <table:table-cell table:style-name="ce26" office:value-type="string">
            <text:p>Year one revenue multiplied by .42 to account for 5 months</text:p>
          </table:table-cell>
          <table:table-cell table:style-name="ce26"/>
          <table:table-cell table:style-name="ce26" office:value-type="string">
            <text:p>Gross Profit</text:p>
          </table:table-cell>
          <table:table-cell table:style-name="ce86" table:formula="oooc:=[.F7]-[.F8]" office:value-type="string">
            <text:p>  - </text:p>
          </table:table-cell>
          <table:table-cell table:style-name="ce86" table:formula="oooc:=[.G7]-[.G8]" office:value-type="string">
            <text:p>  4,590,281 </text:p>
          </table:table-cell>
          <table:table-cell table:style-name="ce86" table:formula="oooc:=[.H7]-[.H8]" office:value-type="string">
            <text:p>  10,356,680 </text:p>
          </table:table-cell>
          <table:table-cell table:style-name="ce86" table:formula="oooc:=[.I7]-[.I8]" office:value-type="string">
            <text:p>  23,811,731 </text:p>
          </table:table-cell>
          <table:table-cell table:style-name="ce86" table:formula="oooc:=[.J7]-[.J8]" office:value-type="string">
            <text:p>  55,516,595 </text:p>
          </table:table-cell>
          <table:table-cell table:style-name="ce26" office:value-type="string">
            <text:p>Gross Profit</text:p>
          </table:table-cell>
          <table:table-cell table:style-name="ce26" table:formula="oooc:=[.L7]-[.L8]" office:value-type="string">
            <text:p>  - </text:p>
          </table:table-cell>
          <table:table-cell table:style-name="ce26" table:formula="oooc:=[.M7]-[.M8]" office:value-type="string">
            <text:p>  - </text:p>
          </table:table-cell>
          <table:table-cell table:style-name="ce26" table:formula="oooc:=[.N7]-[.N8]" office:value-type="string">
            <text:p>  - </text:p>
          </table:table-cell>
          <table:table-cell table:style-name="ce26" table:formula="oooc:=[.O7]-[.O8]" office:value-type="string">
            <text:p>  - </text:p>
          </table:table-cell>
          <table:table-cell table:style-name="ce26" table:formula="oooc:=[.P7]-[.P8]" office:value-type="string">
            <text:p>  - </text:p>
          </table:table-cell>
          <table:table-cell table:style-name="ce26" table:formula="oooc:=[.Q7]-[.Q8]" office:value-type="string">
            <text:p>  - </text:p>
          </table:table-cell>
          <table:table-cell table:style-name="ce26" table:formula="oooc:=[.R7]-[.R8]" office:value-type="string">
            <text:p>  - </text:p>
          </table:table-cell>
          <table:table-cell table:style-name="ce26" table:formula="oooc:=[.S7]-[.S8]" office:value-type="string">
            <text:p>  - </text:p>
          </table:table-cell>
          <table:table-cell table:style-name="ce26" table:formula="oooc:=[.T7]-[.T8]" office:value-type="string">
            <text:p>  - </text:p>
          </table:table-cell>
          <table:table-cell table:style-name="ce26" table:formula="oooc:=[.U7]-[.U8]" office:value-type="string">
            <text:p>  - </text:p>
          </table:table-cell>
          <table:table-cell table:style-name="ce74" table:formula="oooc:=SUM([.N9:.U9])" office:value-type="string">
            <text:p>  - </text:p>
          </table:table-cell>
          <table:table-cell table:style-name="ce26" office:value-type="string">
            <text:p>Gross Profit</text:p>
          </table:table-cell>
          <table:table-cell table:style-name="ce26" table:formula="oooc:=[.X7]-[.X8]" office:value-type="string">
            <text:p>  382,523 </text:p>
          </table:table-cell>
          <table:table-cell table:style-name="ce26" table:formula="oooc:=[.Y7]-[.Y8]" office:value-type="string">
            <text:p>  382,523 </text:p>
          </table:table-cell>
          <table:table-cell table:style-name="ce26" table:formula="oooc:=[.Z7]-[.Z8]" office:value-type="string">
            <text:p>  382,523 </text:p>
          </table:table-cell>
          <table:table-cell table:style-name="ce26" table:formula="oooc:=[.AA7]-[.AA8]" office:value-type="string">
            <text:p>  382,523 </text:p>
          </table:table-cell>
          <table:table-cell table:style-name="ce26" table:formula="oooc:=[.AB7]-[.AB8]" office:value-type="string">
            <text:p>  382,523 </text:p>
          </table:table-cell>
          <table:table-cell table:style-name="ce26" table:formula="oooc:=[.AC7]-[.AC8]" office:value-type="string">
            <text:p>  382,523 </text:p>
          </table:table-cell>
          <table:table-cell table:style-name="ce26" table:formula="oooc:=[.AD7]-[.AD8]" office:value-type="string">
            <text:p>  382,523 </text:p>
          </table:table-cell>
          <table:table-cell table:style-name="ce26" table:formula="oooc:=[.AE7]-[.AE8]" office:value-type="string">
            <text:p>  382,523 </text:p>
          </table:table-cell>
          <table:table-cell table:style-name="ce26" table:formula="oooc:=[.AF7]-[.AF8]" office:value-type="string">
            <text:p>  382,523 </text:p>
          </table:table-cell>
          <table:table-cell table:style-name="ce26" table:formula="oooc:=[.AG7]-[.AG8]" office:value-type="string">
            <text:p>  382,523 </text:p>
          </table:table-cell>
          <table:table-cell table:style-name="ce26" table:formula="oooc:=[.AH7]-[.AH8]" office:value-type="string">
            <text:p>  382,523 </text:p>
          </table:table-cell>
          <table:table-cell table:style-name="ce26" table:formula="oooc:=[.AI7]-[.AI8]" office:value-type="string">
            <text:p>  382,523 </text:p>
          </table:table-cell>
          <table:table-cell table:style-name="ce74" table:formula="oooc:=[.AJ7]-[.AJ8]" office:value-type="string">
            <text:p>  4,590,281 </text:p>
          </table:table-cell>
          <table:table-cell table:style-name="ce26" office:value-type="string">
            <text:p>Gross Profit</text:p>
          </table:table-cell>
          <table:table-cell table:style-name="ce26" table:formula="oooc:=[.AL7]-[.AL8]" office:value-type="string">
            <text:p>  863,057 </text:p>
          </table:table-cell>
          <table:table-cell table:style-name="ce26" table:formula="oooc:=[.AM7]-[.AM8]" office:value-type="string">
            <text:p>  863,057 </text:p>
          </table:table-cell>
          <table:table-cell table:style-name="ce26" table:formula="oooc:=[.AN7]-[.AN8]" office:value-type="string">
            <text:p>  863,057 </text:p>
          </table:table-cell>
          <table:table-cell table:style-name="ce26" table:formula="oooc:=[.AO7]-[.AO8]" office:value-type="string">
            <text:p>  863,057 </text:p>
          </table:table-cell>
          <table:table-cell table:style-name="ce26" table:formula="oooc:=[.AP7]-[.AP8]" office:value-type="string">
            <text:p>  863,057 </text:p>
          </table:table-cell>
          <table:table-cell table:style-name="ce26" table:formula="oooc:=[.AQ7]-[.AQ8]" office:value-type="string">
            <text:p>  863,057 </text:p>
          </table:table-cell>
          <table:table-cell table:style-name="ce26" table:formula="oooc:=[.AR7]-[.AR8]" office:value-type="string">
            <text:p>  863,057 </text:p>
          </table:table-cell>
          <table:table-cell table:style-name="ce26" table:formula="oooc:=[.AS7]-[.AS8]" office:value-type="string">
            <text:p>  863,057 </text:p>
          </table:table-cell>
          <table:table-cell table:style-name="ce26" table:formula="oooc:=[.AT7]-[.AT8]" office:value-type="string">
            <text:p>  863,057 </text:p>
          </table:table-cell>
          <table:table-cell table:style-name="ce26" table:formula="oooc:=[.AU7]-[.AU8]" office:value-type="string">
            <text:p>  863,057 </text:p>
          </table:table-cell>
          <table:table-cell table:style-name="ce26" table:formula="oooc:=[.AV7]-[.AV8]" office:value-type="string">
            <text:p>  863,057 </text:p>
          </table:table-cell>
          <table:table-cell table:style-name="ce26" table:formula="oooc:=[.AW7]-[.AW8]" office:value-type="string">
            <text:p>  863,057 </text:p>
          </table:table-cell>
          <table:table-cell table:style-name="ce74" table:formula="oooc:=SUM([.AL9:.AW9])" office:value-type="string">
            <text:p>  10,356,680 </text:p>
          </table:table-cell>
          <table:table-cell table:style-name="ce26" office:value-type="string">
            <text:p>Gross Profit</text:p>
          </table:table-cell>
          <table:table-cell table:style-name="ce26" table:formula="oooc:=[.AZ7]-[.AZ8]" office:value-type="string">
            <text:p>  1,984,311 </text:p>
          </table:table-cell>
          <table:table-cell table:style-name="ce26" table:formula="oooc:=[.BA7]-[.BA8]" office:value-type="string">
            <text:p>  1,984,311 </text:p>
          </table:table-cell>
          <table:table-cell table:style-name="ce26" table:formula="oooc:=[.BB7]-[.BB8]" office:value-type="string">
            <text:p>  1,984,311 </text:p>
          </table:table-cell>
          <table:table-cell table:style-name="ce26" table:formula="oooc:=[.BC7]-[.BC8]" office:value-type="string">
            <text:p>  1,984,311 </text:p>
          </table:table-cell>
          <table:table-cell table:style-name="ce26" table:formula="oooc:=[.BD7]-[.BD8]" office:value-type="string">
            <text:p>  1,984,311 </text:p>
          </table:table-cell>
          <table:table-cell table:style-name="ce26" table:formula="oooc:=[.BE7]-[.BE8]" office:value-type="string">
            <text:p>  1,984,311 </text:p>
          </table:table-cell>
          <table:table-cell table:style-name="ce26" table:formula="oooc:=[.BF7]-[.BF8]" office:value-type="string">
            <text:p>  1,984,311 </text:p>
          </table:table-cell>
          <table:table-cell table:style-name="ce26" table:formula="oooc:=[.BG7]-[.BG8]" office:value-type="string">
            <text:p>  1,984,311 </text:p>
          </table:table-cell>
          <table:table-cell table:style-name="ce26" table:formula="oooc:=[.BH7]-[.BH8]" office:value-type="string">
            <text:p>  1,984,311 </text:p>
          </table:table-cell>
          <table:table-cell table:style-name="ce26" table:formula="oooc:=[.BI7]-[.BI8]" office:value-type="string">
            <text:p>  1,984,311 </text:p>
          </table:table-cell>
          <table:table-cell table:style-name="ce26" table:formula="oooc:=[.BJ7]-[.BJ8]" office:value-type="string">
            <text:p>  1,984,311 </text:p>
          </table:table-cell>
          <table:table-cell table:style-name="ce26" table:formula="oooc:=[.BK7]-[.BK8]" office:value-type="string">
            <text:p>  1,984,311 </text:p>
          </table:table-cell>
          <table:table-cell table:style-name="ce74" table:formula="oooc:=[.BL7]-[.BL8]" office:value-type="string">
            <text:p>  23,811,731 </text:p>
          </table:table-cell>
          <table:table-cell table:style-name="ce26" office:value-type="string">
            <text:p>Gross Profit</text:p>
          </table:table-cell>
          <table:table-cell table:style-name="ce26" table:formula="oooc:=[.BN7]-[.BN8]" office:value-type="string">
            <text:p>  5,551,659 </text:p>
          </table:table-cell>
          <table:table-cell table:style-name="ce26" table:formula="oooc:=[.BO7]-[.BO8]" office:value-type="string">
            <text:p>  5,551,659 </text:p>
          </table:table-cell>
          <table:table-cell table:style-name="ce26" table:formula="oooc:=[.BP7]-[.BP8]" office:value-type="string">
            <text:p>  5,551,659 </text:p>
          </table:table-cell>
          <table:table-cell table:style-name="ce26" table:formula="oooc:=[.BQ7]-[.BQ8]" office:value-type="string">
            <text:p>  5,551,659 </text:p>
          </table:table-cell>
          <table:table-cell table:style-name="ce26" table:formula="oooc:=[.BR7]-[.BR8]" office:value-type="string">
            <text:p>  5,551,659 </text:p>
          </table:table-cell>
          <table:table-cell table:style-name="ce26" table:formula="oooc:=[.BS7]-[.BS8]" office:value-type="string">
            <text:p>  5,551,659 </text:p>
          </table:table-cell>
          <table:table-cell table:style-name="ce26" table:formula="oooc:=[.BT7]-[.BT8]" office:value-type="string">
            <text:p>  5,551,659 </text:p>
          </table:table-cell>
          <table:table-cell table:style-name="ce26" table:formula="oooc:=[.BU7]-[.BU8]" office:value-type="string">
            <text:p>  5,551,659 </text:p>
          </table:table-cell>
          <table:table-cell table:style-name="ce26" table:formula="oooc:=[.BV7]-[.BV8]" office:value-type="string">
            <text:p>  5,551,659 </text:p>
          </table:table-cell>
          <table:table-cell table:style-name="ce26" table:formula="oooc:=[.BW7]-[.BW8]" office:value-type="string">
            <text:p>  5,551,659 </text:p>
          </table:table-cell>
          <table:table-cell table:style-name="ce26" table:formula="oooc:=[.BX7]-[.BX8]" office:value-type="string">
            <text:p>  5,551,659 </text:p>
          </table:table-cell>
          <table:table-cell table:style-name="ce26" table:formula="oooc:=[.BY7]-[.BY8]" office:value-type="string">
            <text:p>  5,551,659 </text:p>
          </table:table-cell>
          <table:table-cell table:style-name="ce74" table:formula="oooc:=[.BZ7]-[.BZ8]" office:value-type="string">
            <text:p>  66,619,914 </text:p>
          </table:table-cell>
          <table:table-cell table:number-columns-repeated="9" table:style-name="ce26"/>
          <table:table-cell table:style-name="ce28"/>
        </table:table-row>
        <table:table-row table:style-name="ro6">
          <table:table-cell table:style-name="ce58"/>
          <table:table-cell table:style-name="ce25"/>
          <table:table-cell table:number-columns-repeated="85" table:style-name="ce26"/>
          <table:table-cell table:style-name="ce28"/>
        </table:table-row>
        <table:table-row table:style-name="ro6">
          <table:table-cell table:style-name="ce58"/>
          <table:table-cell table:number-columns-repeated="86" table:style-name="ce26"/>
          <table:table-cell table:style-name="ce28"/>
        </table:table-row>
        <table:table-row table:style-name="ro6">
          <table:table-cell table:style-name="ce58"/>
          <table:table-cell table:number-columns-repeated="86" table:style-name="ce26"/>
          <table:table-cell table:style-name="ce28"/>
        </table:table-row>
        <table:table-row table:style-name="ro6">
          <table:table-cell table:style-name="ce58"/>
          <table:table-cell table:style-name="ce26"/>
          <table:table-cell table:style-name="ce105" office:value-type="string">
            <text:p> </text:p>
          </table:table-cell>
          <table:table-cell table:number-columns-repeated="84" table:style-name="ce26"/>
          <table:table-cell table:style-name="ce28"/>
        </table:table-row>
        <table:table-row table:style-name="ro6">
          <table:table-cell table:style-name="ce58"/>
          <table:table-cell table:number-columns-repeated="2" table:style-name="ce26"/>
          <table:table-cell table:number-columns-repeated="5" table:style-name="ce60"/>
          <table:table-cell table:number-columns-repeated="79" table:style-name="ce26"/>
          <table:table-cell table:style-name="ce28"/>
        </table:table-row>
        <table:table-row table:style-name="ro6">
          <table:table-cell table:style-name="ce58"/>
          <table:table-cell table:number-columns-repeated="2" table:style-name="ce26"/>
          <table:table-cell table:number-columns-repeated="5" table:style-name="ce60"/>
          <table:table-cell table:number-columns-repeated="79" table:style-name="ce26"/>
          <table:table-cell table:style-name="ce28"/>
        </table:table-row>
        <table:table-row table:style-name="ro6">
          <table:table-cell table:style-name="ce58"/>
          <table:table-cell table:number-columns-repeated="2" table:style-name="ce26"/>
          <table:table-cell table:number-columns-repeated="5" table:style-name="ce78"/>
          <table:table-cell table:number-columns-repeated="79" table:style-name="ce26"/>
          <table:table-cell table:style-name="ce28"/>
        </table:table-row>
        <table:table-row table:style-name="ro6">
          <table:table-cell table:style-name="ce58"/>
          <table:table-cell table:number-columns-repeated="2" table:style-name="ce26"/>
          <table:table-cell table:number-columns-repeated="5" table:style-name="ce77"/>
          <table:table-cell table:number-columns-repeated="79" table:style-name="ce26"/>
          <table:table-cell table:style-name="ce28"/>
        </table:table-row>
        <table:table-row table:style-name="ro6">
          <table:table-cell table:style-name="ce58"/>
          <table:table-cell table:number-columns-repeated="2" table:style-name="ce26"/>
          <table:table-cell table:number-columns-repeated="5" table:style-name="ce77"/>
          <table:table-cell table:number-columns-repeated="79" table:style-name="ce26"/>
          <table:table-cell table:style-name="ce28"/>
        </table:table-row>
        <table:table-row table:style-name="ro6">
          <table:table-cell table:style-name="ce58"/>
          <table:table-cell table:number-columns-repeated="86" table:style-name="ce26"/>
          <table:table-cell table:style-name="ce28"/>
        </table:table-row>
        <table:table-row table:style-name="ro6">
          <table:table-cell table:style-name="ce58"/>
          <table:table-cell table:number-columns-repeated="7" table:style-name="ce26"/>
          <table:table-cell table:style-name="ce105"/>
          <table:table-cell table:number-columns-repeated="78" table:style-name="ce26"/>
          <table:table-cell table:style-name="ce28"/>
        </table:table-row>
        <table:table-row table:style-name="ro6">
          <table:table-cell table:style-name="ce58"/>
          <table:table-cell table:style-name="ce26"/>
          <table:table-cell table:style-name="ce65"/>
          <table:table-cell table:number-columns-repeated="84" table:style-name="ce26"/>
          <table:table-cell table:style-name="ce28"/>
        </table:table-row>
        <table:table-row table:style-name="ro6">
          <table:table-cell table:style-name="ce58"/>
          <table:table-cell table:style-name="ce26"/>
          <table:table-cell table:style-name="ce78"/>
          <table:table-cell table:number-columns-repeated="84" table:style-name="ce26"/>
          <table:table-cell table:style-name="ce28"/>
        </table:table-row>
        <table:table-row table:style-name="ro6">
          <table:table-cell table:style-name="ce58"/>
          <table:table-cell table:style-name="ce26"/>
          <table:table-cell table:style-name="ce78"/>
          <table:table-cell table:number-columns-repeated="84" table:style-name="ce26"/>
          <table:table-cell table:style-name="ce28"/>
        </table:table-row>
        <table:table-row table:style-name="ro6">
          <table:table-cell table:style-name="ce58"/>
          <table:table-cell table:style-name="ce26"/>
          <table:table-cell table:style-name="ce77"/>
          <table:table-cell table:number-columns-repeated="84" table:style-name="ce26"/>
          <table:table-cell table:style-name="ce28"/>
        </table:table-row>
        <table:table-row table:style-name="ro6">
          <table:table-cell table:style-name="ce58"/>
          <table:table-cell table:style-name="ce26"/>
          <table:table-cell table:style-name="ce78"/>
          <table:table-cell table:number-columns-repeated="84" table:style-name="ce26"/>
          <table:table-cell table:style-name="ce28"/>
        </table:table-row>
        <table:table-row table:style-name="ro6">
          <table:table-cell table:style-name="ce58"/>
          <table:table-cell table:number-columns-repeated="86" table:style-name="ce26"/>
          <table:table-cell table:style-name="ce28"/>
        </table:table-row>
        <table:table-row table:style-name="ro6">
          <table:table-cell table:style-name="ce58"/>
          <table:table-cell table:style-name="ce26"/>
          <table:table-cell table:style-name="ce92"/>
          <table:table-cell table:number-columns-repeated="84" table:style-name="ce26"/>
          <table:table-cell table:style-name="ce28"/>
        </table:table-row>
      </table:table>
      <table:table table:name="Chart4" table:style-name="ta9" table:print="false">
        <office:forms form:automatic-focus="false" form:apply-design-mode="false"/>
        <table:table-column table:style-name="co62" table:default-cell-style-name="ce15" table:number-columns-repeated="256"/>
        <table:table-row table:style-name="ro24">
          <table:table-cell>
            <draw:frame table:end-cell-address="Chart4.A1" svg:x="0cm" svg:y="0cm" svg:width="23.92cm" svg:height="17.44cm" draw:z-index="0" draw:name="Chart 5" draw:style-name="gr9">
              <draw:object draw:notify-on-update-of-ranges="'Revenue Sources Total'.C7:'Revenue Sources Total'.K7 'Revenue Sources Total'.C8:'Revenue Sources Total'.K8 'Revenue Sources Total'.C9:'Revenue Sources Total'.K9 " xlink:href="./Object 8-0" xlink:type="simple" xlink:show="embed" xlink:actuate="onLoad"/>
              <draw:image xlink:href="./ObjectReplacements/Object 8-0" xlink:show="embed" xlink:actuate="onLoad"/>
            </draw:frame>
          </table:table-cell>
        </table:table-row>
      </table:table>
      <table:table table:name="Chart2" table:style-name="ta10" table:print="false">
        <office:forms form:automatic-focus="false" form:apply-design-mode="false"/>
        <table:table-column table:style-name="co63" table:default-cell-style-name="ce15" table:number-columns-repeated="256"/>
        <table:table-row table:style-name="ro25">
          <table:table-cell>
            <draw:frame table:end-cell-address="Chart2.A1" svg:x="0cm" svg:y="0cm" svg:width="23.92cm" svg:height="17.44cm" draw:z-index="0" draw:name="Chart 4" draw:style-name="gr10">
              <draw:object draw:notify-on-update-of-ranges="'Revenue Sources IDs'.D8:'Revenue Sources IDs'.H8 'Revenue Sources IDs'.D9:'Revenue Sources IDs'.H9 'Revenue Sources IDs'.D10:'Revenue Sources IDs'.H10 " xlink:href="./Object 9-0" xlink:type="simple" xlink:show="embed" xlink:actuate="onLoad"/>
              <draw:image xlink:href="./ObjectReplacements/Object 9-0" xlink:show="embed" xlink:actuate="onLoad"/>
            </draw:frame>
          </table:table-cell>
        </table:table-row>
      </table:table>
      <table:table table:name="Revenue Sources APPS" table:style-name="ta11" table:print="false">
        <office:forms form:automatic-focus="false" form:apply-design-mode="false"/>
        <table:table-column table:style-name="co40" table:default-cell-style-name="ce15"/>
        <table:table-column table:style-name="co41" table:default-cell-style-name="ce15"/>
        <table:table-column table:style-name="co65" table:default-cell-style-name="ce15"/>
        <table:table-column table:style-name="co66" table:default-cell-style-name="ce15"/>
        <table:table-column table:style-name="co12" table:default-cell-style-name="ce15"/>
        <table:table-column table:style-name="co45" table:default-cell-style-name="ce15"/>
        <table:table-column table:style-name="co46" table:default-cell-style-name="ce15"/>
        <table:table-column table:style-name="co9" table:default-cell-style-name="ce15"/>
        <table:table-column table:style-name="co64" table:default-cell-style-name="ce15"/>
        <table:table-column table:style-name="co47" table:default-cell-style-name="ce15"/>
        <table:table-column table:style-name="co7" table:default-cell-style-name="ce15"/>
        <table:table-column table:style-name="co13" table:default-cell-style-name="ce15"/>
        <table:table-column table:style-name="co48" table:default-cell-style-name="ce15"/>
        <table:table-column table:style-name="co20" table:default-cell-style-name="ce15"/>
        <table:table-column table:style-name="co49" table:default-cell-style-name="ce15"/>
        <table:table-column table:style-name="co50" table:default-cell-style-name="ce15"/>
        <table:table-column table:style-name="co64" table:default-cell-style-name="ce15"/>
        <table:table-column table:style-name="co51" table:default-cell-style-name="ce15"/>
        <table:table-column table:style-name="co52" table:default-cell-style-name="ce15"/>
        <table:table-column table:style-name="co13" table:default-cell-style-name="ce15"/>
        <table:table-column table:style-name="co64" table:default-cell-style-name="ce15" table:number-columns-repeated="236"/>
        <table:table-row table:style-name="ro6">
          <table:table-cell table:style-name="ce38"/>
          <table:table-cell table:style-name="ce39"/>
          <table:table-cell table:number-columns-repeated="6" table:style-name="ce48"/>
          <table:table-cell table:number-columns-repeated="2" table:style-name="ce49"/>
          <table:table-cell table:number-columns-repeated="10" table:style-name="ce28"/>
        </table:table-row>
        <table:table-row table:style-name="ro26">
          <table:table-cell table:style-name="ce44"/>
          <table:table-cell table:style-name="ce32"/>
          <table:table-cell table:style-name="ce54" table:number-columns-spanned="3" table:number-rows-spanned="1" office:value-type="string">
            <text:p>Projected Revenues and Related Direct Costs</text:p>
          </table:table-cell>
          <table:covered-table-cell table:number-columns-repeated="2"/>
          <table:table-cell table:number-columns-repeated="4" table:style-name="ce24"/>
          <table:table-cell table:style-name="ce32"/>
          <table:table-cell table:style-name="ce54"/>
          <table:table-cell table:number-columns-repeated="2" table:style-name="ce32"/>
          <table:table-cell table:number-columns-repeated="7" table:style-name="ce47"/>
        </table:table-row>
        <table:table-row table:style-name="ro6">
          <table:table-cell table:style-name="ce61"/>
          <table:table-cell table:style-name="ce25"/>
          <table:table-cell table:number-columns-repeated="11" table:style-name="ce75"/>
          <table:table-cell table:number-columns-repeated="7" table:style-name="ce28"/>
        </table:table-row>
        <table:table-row table:style-name="ro6">
          <table:table-cell table:style-name="ce61"/>
          <table:table-cell table:style-name="ce26"/>
          <table:table-cell table:number-columns-repeated="11" table:style-name="ce75"/>
          <table:table-cell table:number-columns-repeated="7" table:style-name="ce28"/>
        </table:table-row>
        <table:table-row table:style-name="ro6">
          <table:table-cell table:style-name="ce61"/>
          <table:table-cell table:style-name="ce26"/>
          <table:table-cell table:number-columns-repeated="11" table:style-name="ce75"/>
          <table:table-cell table:number-columns-repeated="7" table:style-name="ce28"/>
        </table:table-row>
        <table:table-row table:style-name="ro6">
          <table:table-cell table:style-name="ce61"/>
          <table:table-cell table:style-name="ce26"/>
          <table:table-cell table:style-name="ce75"/>
          <table:table-cell table:style-name="ce26" office:value-type="string">
            <text:p>Y1</text:p>
          </table:table-cell>
          <table:table-cell table:style-name="ce26" office:value-type="string">
            <text:p>Y2</text:p>
          </table:table-cell>
          <table:table-cell table:style-name="ce26" office:value-type="string">
            <text:p>Y3</text:p>
          </table:table-cell>
          <table:table-cell table:style-name="ce26" office:value-type="string">
            <text:p>Y4</text:p>
          </table:table-cell>
          <table:table-cell table:style-name="ce26" office:value-type="string">
            <text:p>Y5</text:p>
          </table:table-cell>
          <table:table-cell table:number-columns-repeated="5" table:style-name="ce75"/>
          <table:table-cell table:number-columns-repeated="7" table:style-name="ce28"/>
        </table:table-row>
        <table:table-row table:style-name="ro6">
          <table:table-cell table:style-name="ce61"/>
          <table:table-cell table:style-name="ce26"/>
          <table:table-cell table:style-name="ce26" office:value-type="string">
            <text:p>apps sold each year by BN</text:p>
          </table:table-cell>
          <table:table-cell table:style-name="ce60" office:value-type="float" office:value="50">
            <text:p>50</text:p>
          </table:table-cell>
          <table:table-cell table:style-name="ce60" table:formula="oooc:=([.D7]*[.C14])+[.D7]" office:value-type="string">
            <text:p>63</text:p>
          </table:table-cell>
          <table:table-cell table:style-name="ce60" table:formula="oooc:=([.E7]*[.C14])+[.E7]" office:value-type="string">
            <text:p>78</text:p>
          </table:table-cell>
          <table:table-cell table:style-name="ce60" table:formula="oooc:=([.F7]*[.C14])+[.F7]" office:value-type="string">
            <text:p>98</text:p>
          </table:table-cell>
          <table:table-cell table:style-name="ce60" table:formula="oooc:=([.G7]*[.C14])+[.G7]" office:value-type="string">
            <text:p>122</text:p>
          </table:table-cell>
          <table:table-cell table:number-columns-repeated="5" table:style-name="ce75"/>
          <table:table-cell table:number-columns-repeated="7" table:style-name="ce28"/>
        </table:table-row>
        <table:table-row table:style-name="ro6">
          <table:table-cell table:style-name="ce61"/>
          <table:table-cell table:style-name="ce26"/>
          <table:table-cell table:style-name="ce26" office:value-type="string">
            <text:p>apps downloaded / yr</text:p>
          </table:table-cell>
          <table:table-cell table:style-name="ce60" table:formula="oooc:=[.C19]*[.D7]" office:value-type="string">
            <text:p>5,000,000</text:p>
          </table:table-cell>
          <table:table-cell table:style-name="ce60" table:formula="oooc:=([.D8]*[.C15])+[.D8]" office:value-type="string">
            <text:p>7,500,000</text:p>
          </table:table-cell>
          <table:table-cell table:style-name="ce60" table:formula="oooc:=([.E8]*[.C15])+[.E8]" office:value-type="string">
            <text:p>11,250,000</text:p>
          </table:table-cell>
          <table:table-cell table:style-name="ce60" table:formula="oooc:=([.F8]*[.C15])+[.F8]" office:value-type="string">
            <text:p>16,875,000</text:p>
          </table:table-cell>
          <table:table-cell table:style-name="ce60" table:formula="oooc:=([.G8]*[.C15])+[.G8]" office:value-type="string">
            <text:p>25,312,500</text:p>
          </table:table-cell>
          <table:table-cell table:number-columns-repeated="5" table:style-name="ce75"/>
          <table:table-cell table:number-columns-repeated="7" table:style-name="ce28"/>
        </table:table-row>
        <table:table-row table:style-name="ro6">
          <table:table-cell table:style-name="ce61"/>
          <table:table-cell table:style-name="ce26"/>
          <table:table-cell table:style-name="ce26" office:value-type="string">
            <text:p>apps downloaded for fee/yr</text:p>
          </table:table-cell>
          <table:table-cell table:style-name="ce78" table:formula="oooc:=[.D8]*[.C16]" office:value-type="string">
            <text:p> 1,500,000.00 </text:p>
          </table:table-cell>
          <table:table-cell table:style-name="ce78" table:formula="oooc:=[.E8]*[.C16]" office:value-type="string">
            <text:p> 2,250,000.00 </text:p>
          </table:table-cell>
          <table:table-cell table:style-name="ce78" table:formula="oooc:=[.F8]*[.C16]" office:value-type="string">
            <text:p> 3,375,000.00 </text:p>
          </table:table-cell>
          <table:table-cell table:style-name="ce78" table:formula="oooc:=[.G8]*[.C16]" office:value-type="string">
            <text:p> 5,062,500.00 </text:p>
          </table:table-cell>
          <table:table-cell table:style-name="ce78" table:formula="oooc:=[.H8]*[.C16]" office:value-type="string">
            <text:p> 7,593,750.00 </text:p>
          </table:table-cell>
          <table:table-cell table:number-columns-repeated="5" table:style-name="ce75"/>
          <table:table-cell table:number-columns-repeated="7" table:style-name="ce28"/>
        </table:table-row>
        <table:table-row table:style-name="ro6">
          <table:table-cell table:style-name="ce61"/>
          <table:table-cell table:style-name="ce26"/>
          <table:table-cell table:style-name="ce26" office:value-type="string">
            <text:p>revenue from fee apps/yr</text:p>
          </table:table-cell>
          <table:table-cell table:style-name="ce77" table:formula="oooc:=[.D9]*[.C17]" office:value-type="string">
            <text:p> $ 7,500,000.00 </text:p>
          </table:table-cell>
          <table:table-cell table:style-name="ce77" table:formula="oooc:=[.E9]*[.C17]" office:value-type="string">
            <text:p> $ 11,250,000.00 </text:p>
          </table:table-cell>
          <table:table-cell table:style-name="ce77" table:formula="oooc:=[.F9]*[.C17]" office:value-type="string">
            <text:p> $ 16,875,000.00 </text:p>
          </table:table-cell>
          <table:table-cell table:style-name="ce77" table:formula="oooc:=[.G9]*[.C17]" office:value-type="string">
            <text:p> $ 25,312,500.00 </text:p>
          </table:table-cell>
          <table:table-cell table:style-name="ce77" table:formula="oooc:=[.H9]*[.C17]" office:value-type="string">
            <text:p> $ 37,968,750.00 </text:p>
          </table:table-cell>
          <table:table-cell table:number-columns-repeated="5" table:style-name="ce75"/>
          <table:table-cell table:number-columns-repeated="7" table:style-name="ce28"/>
        </table:table-row>
        <table:table-row table:style-name="ro6">
          <table:table-cell table:style-name="ce61"/>
          <table:table-cell table:style-name="ce26"/>
          <table:table-cell table:style-name="ce26" office:value-type="string">
            <text:p>revenue paid to BN / yr</text:p>
          </table:table-cell>
          <table:table-cell table:style-name="ce77" table:formula="oooc:=[.D10]*[.C18]" office:value-type="string">
            <text:p> $ 150,000.00 </text:p>
          </table:table-cell>
          <table:table-cell table:style-name="ce77" table:formula="oooc:=[.E10]*[.C18]" office:value-type="string">
            <text:p> $ 225,000.00 </text:p>
          </table:table-cell>
          <table:table-cell table:style-name="ce77" table:formula="oooc:=[.F10]*[.C18]" office:value-type="string">
            <text:p> $ 337,500.00 </text:p>
          </table:table-cell>
          <table:table-cell table:style-name="ce77" table:formula="oooc:=[.G10]*[.C18]" office:value-type="string">
            <text:p> $ 506,250.00 </text:p>
          </table:table-cell>
          <table:table-cell table:style-name="ce77" table:formula="oooc:=[.H10]*[.C18]" office:value-type="string">
            <text:p> $ 759,375.00 </text:p>
          </table:table-cell>
          <table:table-cell table:number-columns-repeated="5" table:style-name="ce75"/>
          <table:table-cell table:number-columns-repeated="7" table:style-name="ce28"/>
        </table:table-row>
        <table:table-row table:style-name="ro6">
          <table:table-cell table:style-name="ce61"/>
          <table:table-cell table:style-name="ce26"/>
          <table:table-cell table:number-columns-repeated="6" table:style-name="ce75"/>
          <table:table-cell table:style-name="ce26" table:formula="oooc:=SUM([.D11:.H11])" office:value-type="string">
            <text:p>  1,978,125 </text:p>
          </table:table-cell>
          <table:table-cell table:style-name="ce26" office:value-type="string">
            <text:p> total 5 year revenue to BN per contract</text:p>
          </table:table-cell>
          <table:table-cell table:number-columns-repeated="3" table:style-name="ce75"/>
          <table:table-cell table:number-columns-repeated="7" table:style-name="ce28"/>
        </table:table-row>
        <table:table-row table:style-name="ro6">
          <table:table-cell table:style-name="ce61"/>
          <table:table-cell table:style-name="ce26"/>
          <table:table-cell table:style-name="ce26" office:value-type="string">
            <text:p>multiplier</text:p>
          </table:table-cell>
          <table:table-cell table:number-columns-repeated="5" table:style-name="ce75"/>
          <table:table-cell table:style-name="ce67" table:formula="oooc:=[.I12]*1" office:value-type="string">
            <text:p>  1,978,125.00 </text:p>
          </table:table-cell>
          <table:table-cell table:style-name="ce26" office:value-type="string">
            <text:p>total including multilpier for 1 typical services</text:p>
          </table:table-cell>
          <table:table-cell table:number-columns-repeated="3" table:style-name="ce75"/>
          <table:table-cell table:number-columns-repeated="7" table:style-name="ce28"/>
        </table:table-row>
        <table:table-row table:style-name="ro6">
          <table:table-cell table:style-name="ce61"/>
          <table:table-cell table:style-name="ce26"/>
          <table:table-cell table:style-name="ce65" office:value-type="float" office:value="0.25">
            <text:p>0.25</text:p>
          </table:table-cell>
          <table:table-cell table:style-name="ce26" office:value-type="string">
            <text:p>% increase sold/yr</text:p>
          </table:table-cell>
          <table:table-cell table:number-columns-repeated="9" table:style-name="ce75"/>
          <table:table-cell table:number-columns-repeated="7" table:style-name="ce28"/>
        </table:table-row>
        <table:table-row table:style-name="ro6">
          <table:table-cell table:style-name="ce61"/>
          <table:table-cell table:style-name="ce26"/>
          <table:table-cell table:style-name="ce78" office:value-type="float" office:value="0.5">
            <text:p>0.50</text:p>
          </table:table-cell>
          <table:table-cell table:style-name="ce26" office:value-type="string">
            <text:p>% increase downloaded / yr</text:p>
          </table:table-cell>
          <table:table-cell table:number-columns-repeated="9" table:style-name="ce75"/>
          <table:table-cell table:number-columns-repeated="7" table:style-name="ce28"/>
        </table:table-row>
        <table:table-row table:style-name="ro6">
          <table:table-cell table:style-name="ce61"/>
          <table:table-cell table:style-name="ce26"/>
          <table:table-cell table:style-name="ce78" office:value-type="float" office:value="0.3">
            <text:p>0.30</text:p>
          </table:table-cell>
          <table:table-cell table:style-name="ce26" office:value-type="string">
            <text:p>% apps sold for fee (BC/$) per year</text:p>
          </table:table-cell>
          <table:table-cell table:number-columns-repeated="9" table:style-name="ce75"/>
          <table:table-cell table:number-columns-repeated="7" table:style-name="ce28"/>
        </table:table-row>
        <table:table-row table:style-name="ro6">
          <table:table-cell table:style-name="ce61"/>
          <table:table-cell table:style-name="ce26"/>
          <table:table-cell table:style-name="ce77" office:value-type="float" office:value="5">
            <text:p>$ 5.00</text:p>
          </table:table-cell>
          <table:table-cell table:style-name="ce26" office:value-type="string">
            <text:p>Cost of apps for fee (BC/$)</text:p>
          </table:table-cell>
          <table:table-cell table:number-columns-repeated="9" table:style-name="ce75"/>
          <table:table-cell table:number-columns-repeated="7" table:style-name="ce28"/>
        </table:table-row>
        <table:table-row table:style-name="ro6">
          <table:table-cell table:style-name="ce61"/>
          <table:table-cell table:style-name="ce26"/>
          <table:table-cell table:style-name="ce78" office:value-type="float" office:value="0.02">
            <text:p>0.02</text:p>
          </table:table-cell>
          <table:table-cell table:style-name="ce26" office:value-type="string">
            <text:p>% revenue to BN per paid download</text:p>
          </table:table-cell>
          <table:table-cell table:number-columns-repeated="9" table:style-name="ce75"/>
          <table:table-cell table:number-columns-repeated="7" table:style-name="ce28"/>
        </table:table-row>
        <table:table-row table:style-name="ro6">
          <table:table-cell table:style-name="ce61"/>
          <table:table-cell table:style-name="ce26"/>
          <table:table-cell table:style-name="ce26" office:value-type="float" office:value="100000">
            <text:p> 100,000</text:p>
          </table:table-cell>
          <table:table-cell table:style-name="ce26" office:value-type="string">
            <text:p>downloads per app per yr</text:p>
          </table:table-cell>
          <table:table-cell table:number-columns-repeated="9" table:style-name="ce75"/>
          <table:table-cell table:number-columns-repeated="7" table:style-name="ce28"/>
        </table:table-row>
        <table:table-row table:style-name="ro6">
          <table:table-cell table:style-name="ce61"/>
          <table:table-cell table:style-name="ce26"/>
          <table:table-cell table:style-name="ce92" office:value-type="float" office:value="100">
            <text:p>100</text:p>
          </table:table-cell>
          <table:table-cell table:style-name="ce26" office:value-type="string">
            <text:p>number of apps sold each year by BN</text:p>
          </table:table-cell>
          <table:table-cell table:number-columns-repeated="9" table:style-name="ce75"/>
          <table:table-cell table:number-columns-repeated="7" table:style-name="ce28"/>
        </table:table-row>
      </table:table>
      <table:table table:name="Chart7" table:style-name="ta12" table:print="false">
        <office:forms form:automatic-focus="false" form:apply-design-mode="false"/>
        <table:table-column table:style-name="co67" table:default-cell-style-name="ce15" table:number-columns-repeated="256"/>
        <table:table-row table:style-name="ro27">
          <table:table-cell>
            <draw:frame table:end-cell-address="Chart7.A1" svg:x="0cm" svg:y="0cm" svg:width="23.92cm" svg:height="17.44cm" draw:z-index="0" draw:name="Chart 6" draw:style-name="gr12">
              <draw:object draw:notify-on-update-of-ranges="'Revenue Sources APPS'.D7:'Revenue Sources APPS'.D11 'Revenue Sources APPS'.E7:'Revenue Sources APPS'.E11 'Revenue Sources APPS'.F7:'Revenue Sources APPS'.F11 'Revenue Sources APPS'.G7:'Revenue Sources APPS'.G11 'Revenue Sources APPS'.H7:'Revenue Sources APPS'.H11 " xlink:href="./Object 11-0" xlink:type="simple" xlink:show="embed" xlink:actuate="onLoad"/>
              <draw:image xlink:href="./ObjectReplacements/Object 11-0" xlink:show="embed" xlink:actuate="onLoad"/>
            </draw:frame>
          </table:table-cell>
        </table:table-row>
      </table:table>
      <table:table table:name="Revenue Sources IDs" table:style-name="ta13" table:print="false">
        <office:forms form:automatic-focus="false" form:apply-design-mode="false"/>
        <table:table-column table:style-name="co40" table:default-cell-style-name="ce15"/>
        <table:table-column table:style-name="co41" table:default-cell-style-name="ce15"/>
        <table:table-column table:style-name="co65" table:default-cell-style-name="ce15"/>
        <table:table-column table:style-name="co69" table:default-cell-style-name="ce15"/>
        <table:table-column table:style-name="co70" table:default-cell-style-name="ce15"/>
        <table:table-column table:style-name="co71" table:default-cell-style-name="ce15"/>
        <table:table-column table:style-name="co46" table:default-cell-style-name="ce15"/>
        <table:table-column table:style-name="co9" table:default-cell-style-name="ce15"/>
        <table:table-column table:style-name="co68" table:default-cell-style-name="ce15"/>
        <table:table-column table:style-name="co47" table:default-cell-style-name="ce15"/>
        <table:table-column table:style-name="co7" table:default-cell-style-name="ce15"/>
        <table:table-column table:style-name="co13" table:default-cell-style-name="ce15"/>
        <table:table-column table:style-name="co48" table:default-cell-style-name="ce15"/>
        <table:table-column table:style-name="co20" table:default-cell-style-name="ce15"/>
        <table:table-column table:style-name="co49" table:default-cell-style-name="ce15"/>
        <table:table-column table:style-name="co50" table:default-cell-style-name="ce15"/>
        <table:table-column table:style-name="co68" table:default-cell-style-name="ce15"/>
        <table:table-column table:style-name="co51" table:default-cell-style-name="ce15"/>
        <table:table-column table:style-name="co52" table:default-cell-style-name="ce15"/>
        <table:table-column table:style-name="co13" table:default-cell-style-name="ce15"/>
        <table:table-column table:style-name="co68" table:default-cell-style-name="ce15" table:number-columns-repeated="236"/>
        <table:table-row table:style-name="ro6">
          <table:table-cell table:style-name="ce24"/>
          <table:table-cell table:style-name="ce25"/>
          <table:table-cell table:number-columns-repeated="13" table:style-name="ce26"/>
          <table:table-cell table:number-columns-repeated="5" table:style-name="ce28"/>
        </table:table-row>
        <table:table-row table:style-name="ro28">
          <table:table-cell table:number-columns-repeated="2" table:style-name="ce32"/>
          <table:table-cell table:style-name="ce32" table:number-columns-spanned="3" table:number-rows-spanned="1" office:value-type="string">
            <text:p>Projected Revenues and Related Direct Costs</text:p>
          </table:table-cell>
          <table:covered-table-cell table:number-columns-repeated="2"/>
          <table:table-cell table:number-columns-repeated="4" table:style-name="ce24"/>
          <table:table-cell table:number-columns-repeated="6" table:style-name="ce32"/>
          <table:table-cell table:number-columns-repeated="5" table:style-name="ce47"/>
        </table:table-row>
        <table:table-row table:style-name="ro6">
          <table:table-cell table:style-name="ce24"/>
          <table:table-cell table:style-name="ce25"/>
          <table:table-cell table:style-name="ce26"/>
          <table:table-cell table:style-name="ce24" table:number-columns-spanned="2" table:number-rows-spanned="1"/>
          <table:covered-table-cell/>
          <table:table-cell table:number-columns-repeated="10" table:style-name="ce26"/>
          <table:table-cell table:number-columns-repeated="5" table:style-name="ce28"/>
        </table:table-row>
        <table:table-row table:style-name="ro6">
          <table:table-cell table:style-name="ce58"/>
          <table:table-cell table:style-name="ce25"/>
          <table:table-cell table:number-columns-repeated="13" table:style-name="ce26"/>
          <table:table-cell table:number-columns-repeated="5" table:style-name="ce28"/>
        </table:table-row>
        <table:table-row table:style-name="ro6">
          <table:table-cell table:style-name="ce58"/>
          <table:table-cell table:number-columns-repeated="14" table:style-name="ce26"/>
          <table:table-cell table:number-columns-repeated="5" table:style-name="ce28"/>
        </table:table-row>
        <table:table-row table:style-name="ro6">
          <table:table-cell table:style-name="ce58"/>
          <table:table-cell table:number-columns-repeated="14" table:style-name="ce26"/>
          <table:table-cell table:number-columns-repeated="5" table:style-name="ce28"/>
        </table:table-row>
        <table:table-row table:style-name="ro6">
          <table:table-cell table:style-name="ce58"/>
          <table:table-cell table:number-columns-repeated="2" table:style-name="ce26"/>
          <table:table-cell table:style-name="ce26" office:value-type="string">
            <text:p>Y1</text:p>
          </table:table-cell>
          <table:table-cell table:style-name="ce26" office:value-type="string">
            <text:p>Y2</text:p>
          </table:table-cell>
          <table:table-cell table:style-name="ce26" office:value-type="string">
            <text:p>Y3</text:p>
          </table:table-cell>
          <table:table-cell table:style-name="ce26" office:value-type="string">
            <text:p>Y4</text:p>
          </table:table-cell>
          <table:table-cell table:style-name="ce26" office:value-type="string">
            <text:p>Y5</text:p>
          </table:table-cell>
          <table:table-cell table:number-columns-repeated="7" table:style-name="ce26"/>
          <table:table-cell table:number-columns-repeated="5" table:style-name="ce28"/>
        </table:table-row>
        <table:table-row table:style-name="ro6">
          <table:table-cell table:style-name="ce58"/>
          <table:table-cell table:style-name="ce26"/>
          <table:table-cell table:style-name="ce26" office:value-type="string">
            <text:p>ID's sold each year by BN</text:p>
          </table:table-cell>
          <table:table-cell table:style-name="ce60" office:value-type="float" office:value="50000">
            <text:p>50,000</text:p>
          </table:table-cell>
          <table:table-cell table:style-name="ce60" table:formula="oooc:=([.D8]*[.C14])+[.D8]" office:value-type="string">
            <text:p>125,000</text:p>
          </table:table-cell>
          <table:table-cell table:style-name="ce60" table:formula="oooc:=([.E8]*[.C14])+[.E8]" office:value-type="string">
            <text:p>312,500</text:p>
          </table:table-cell>
          <table:table-cell table:style-name="ce60" table:formula="oooc:=([.F8]*[.C14])+[.F8]" office:value-type="string">
            <text:p>781,250</text:p>
          </table:table-cell>
          <table:table-cell table:style-name="ce60" table:formula="oooc:=([.G8]*[.C14])+[.G8]" office:value-type="string">
            <text:p>1,953,125</text:p>
          </table:table-cell>
          <table:table-cell table:number-columns-repeated="7" table:style-name="ce26"/>
          <table:table-cell table:number-columns-repeated="5" table:style-name="ce28"/>
        </table:table-row>
        <table:table-row table:style-name="ro6">
          <table:table-cell table:style-name="ce58"/>
          <table:table-cell table:style-name="ce26"/>
          <table:table-cell table:style-name="ce26" office:value-type="string">
            <text:p>total revenue from ID / yr</text:p>
          </table:table-cell>
          <table:table-cell table:style-name="ce60" table:formula="oooc:=[.D8]*[.C15]" office:value-type="string">
            <text:p>1,500,000</text:p>
          </table:table-cell>
          <table:table-cell table:style-name="ce60" table:formula="oooc:=[.E8]*[.C15]" office:value-type="string">
            <text:p>3,750,000</text:p>
          </table:table-cell>
          <table:table-cell table:style-name="ce60" table:formula="oooc:=[.F8]*[.C15]" office:value-type="string">
            <text:p>9,375,000</text:p>
          </table:table-cell>
          <table:table-cell table:style-name="ce60" table:formula="oooc:=[.G8]*[.C15]" office:value-type="string">
            <text:p>23,437,500</text:p>
          </table:table-cell>
          <table:table-cell table:style-name="ce60" table:formula="oooc:=[.H8]*[.C15]" office:value-type="string">
            <text:p>58,593,750</text:p>
          </table:table-cell>
          <table:table-cell table:number-columns-repeated="7" table:style-name="ce26"/>
          <table:table-cell table:number-columns-repeated="5" table:style-name="ce28"/>
        </table:table-row>
        <table:table-row table:style-name="ro6">
          <table:table-cell table:style-name="ce58"/>
          <table:table-cell table:style-name="ce26"/>
          <table:table-cell table:style-name="ce26" office:value-type="string">
            <text:p>revenue to BN for ID's</text:p>
          </table:table-cell>
          <table:table-cell table:style-name="ce60" table:formula="oooc:=[.C16]*[.D9]" office:value-type="string">
            <text:p>375,000</text:p>
          </table:table-cell>
          <table:table-cell table:style-name="ce60" table:formula="oooc:=[.C16]*[.E9]" office:value-type="string">
            <text:p>937,500</text:p>
          </table:table-cell>
          <table:table-cell table:style-name="ce60" table:formula="oooc:=[.C16]*[.F9]" office:value-type="string">
            <text:p>2,343,750</text:p>
          </table:table-cell>
          <table:table-cell table:style-name="ce60" table:formula="oooc:=[.C16]*[.G9]" office:value-type="string">
            <text:p>5,859,375</text:p>
          </table:table-cell>
          <table:table-cell table:style-name="ce60" table:formula="oooc:=[.C16]*[.H9]" office:value-type="string">
            <text:p>14,648,438</text:p>
          </table:table-cell>
          <table:table-cell table:number-columns-repeated="7" table:style-name="ce26"/>
          <table:table-cell table:number-columns-repeated="5" table:style-name="ce28"/>
        </table:table-row>
        <table:table-row table:style-name="ro6">
          <table:table-cell table:style-name="ce58"/>
          <table:table-cell table:number-columns-repeated="7" table:style-name="ce26"/>
          <table:table-cell table:style-name="ce26" table:formula="oooc:=SUM([.D10:.H10])" office:value-type="string">
            <text:p>  24,164,063 </text:p>
          </table:table-cell>
          <table:table-cell table:style-name="ce26" office:value-type="string">
            <text:p> total 5 year revenue to BN per contract</text:p>
          </table:table-cell>
          <table:table-cell table:number-columns-repeated="5" table:style-name="ce26"/>
          <table:table-cell table:number-columns-repeated="5" table:style-name="ce28"/>
        </table:table-row>
        <table:table-row table:style-name="ro6">
          <table:table-cell table:style-name="ce58"/>
          <table:table-cell table:number-columns-repeated="7" table:style-name="ce26"/>
          <table:table-cell table:style-name="ce81" table:formula="oooc:=[.I11]*1" office:value-type="string">
            <text:p>  24,164,062.50 </text:p>
          </table:table-cell>
          <table:table-cell table:style-name="ce26" office:value-type="string">
            <text:p>total including multilpier for 1 typical services</text:p>
          </table:table-cell>
          <table:table-cell table:number-columns-repeated="5" table:style-name="ce26"/>
          <table:table-cell table:number-columns-repeated="5" table:style-name="ce28"/>
        </table:table-row>
        <table:table-row table:style-name="ro6">
          <table:table-cell table:style-name="ce58"/>
          <table:table-cell table:style-name="ce26"/>
          <table:table-cell table:style-name="ce26" office:value-type="string">
            <text:p>multiplier</text:p>
          </table:table-cell>
          <table:table-cell table:style-name="ce26"/>
          <table:table-cell table:style-name="ce26" office:value-type="string">
            <text:p>`</text:p>
          </table:table-cell>
          <table:table-cell table:number-columns-repeated="10" table:style-name="ce26"/>
          <table:table-cell table:number-columns-repeated="5" table:style-name="ce28"/>
        </table:table-row>
        <table:table-row table:style-name="ro6">
          <table:table-cell table:style-name="ce58"/>
          <table:table-cell table:style-name="ce26"/>
          <table:table-cell table:style-name="ce65" office:value-type="float" office:value="1.5">
            <text:p>1.5</text:p>
          </table:table-cell>
          <table:table-cell table:style-name="ce26" office:value-type="string">
            <text:p>% increase sold/yr</text:p>
          </table:table-cell>
          <table:table-cell table:number-columns-repeated="11" table:style-name="ce26"/>
          <table:table-cell table:number-columns-repeated="5" table:style-name="ce28"/>
        </table:table-row>
        <table:table-row table:style-name="ro6">
          <table:table-cell table:style-name="ce58"/>
          <table:table-cell table:style-name="ce26"/>
          <table:table-cell table:style-name="ce77" office:value-type="float" office:value="30">
            <text:p>$ 30.00</text:p>
          </table:table-cell>
          <table:table-cell table:style-name="ce26" office:value-type="string">
            <text:p>Cost of ID (BC/$)</text:p>
          </table:table-cell>
          <table:table-cell table:number-columns-repeated="11" table:style-name="ce26"/>
          <table:table-cell table:number-columns-repeated="5" table:style-name="ce28"/>
        </table:table-row>
        <table:table-row table:style-name="ro6">
          <table:table-cell table:style-name="ce58"/>
          <table:table-cell table:style-name="ce26"/>
          <table:table-cell table:style-name="ce78" office:value-type="float" office:value="0.25">
            <text:p>0.25</text:p>
          </table:table-cell>
          <table:table-cell table:style-name="ce26" office:value-type="string">
            <text:p>% revenue to BN per paid ID</text:p>
          </table:table-cell>
          <table:table-cell table:number-columns-repeated="11" table:style-name="ce26"/>
          <table:table-cell table:number-columns-repeated="5" table:style-name="ce28"/>
        </table:table-row>
        <table:table-row table:style-name="ro6">
          <table:table-cell table:style-name="ce58"/>
          <table:table-cell table:number-columns-repeated="14" table:style-name="ce26"/>
          <table:table-cell table:number-columns-repeated="5" table:style-name="ce28"/>
        </table:table-row>
        <table:table-row table:style-name="ro6">
          <table:table-cell table:style-name="ce58"/>
          <table:table-cell table:number-columns-repeated="14" table:style-name="ce26"/>
          <table:table-cell table:number-columns-repeated="5" table:style-name="ce28"/>
        </table:table-row>
        <table:table-row table:style-name="ro6">
          <table:table-cell table:style-name="ce58"/>
          <table:table-cell table:number-columns-repeated="14" table:style-name="ce26"/>
          <table:table-cell table:number-columns-repeated="5" table:style-name="ce28"/>
        </table:table-row>
        <table:table-row table:style-name="ro6">
          <table:table-cell table:style-name="ce58"/>
          <table:table-cell table:number-columns-repeated="14" table:style-name="ce26"/>
          <table:table-cell table:number-columns-repeated="5" table:style-name="ce28"/>
        </table:table-row>
      </table:table>
      <table:table table:name="Revenue Sources Agora" table:style-name="ta14" table:print="false">
        <office:forms form:automatic-focus="false" form:apply-design-mode="false"/>
        <table:table-column table:style-name="co40" table:default-cell-style-name="ce15"/>
        <table:table-column table:style-name="co41" table:default-cell-style-name="ce15"/>
        <table:table-column table:style-name="co73" table:default-cell-style-name="ce15"/>
        <table:table-column table:style-name="co69" table:default-cell-style-name="ce15"/>
        <table:table-column table:style-name="co70" table:default-cell-style-name="ce15"/>
        <table:table-column table:style-name="co71" table:default-cell-style-name="ce15"/>
        <table:table-column table:style-name="co46" table:default-cell-style-name="ce15"/>
        <table:table-column table:style-name="co9" table:default-cell-style-name="ce15"/>
        <table:table-column table:style-name="co72" table:default-cell-style-name="ce15"/>
        <table:table-column table:style-name="co47" table:default-cell-style-name="ce15"/>
        <table:table-column table:style-name="co7" table:default-cell-style-name="ce15"/>
        <table:table-column table:style-name="co13" table:default-cell-style-name="ce15"/>
        <table:table-column table:style-name="co48" table:default-cell-style-name="ce15"/>
        <table:table-column table:style-name="co20" table:default-cell-style-name="ce15"/>
        <table:table-column table:style-name="co49" table:default-cell-style-name="ce15"/>
        <table:table-column table:style-name="co50" table:default-cell-style-name="ce15"/>
        <table:table-column table:style-name="co72" table:default-cell-style-name="ce15"/>
        <table:table-column table:style-name="co51" table:default-cell-style-name="ce15"/>
        <table:table-column table:style-name="co52" table:default-cell-style-name="ce15"/>
        <table:table-column table:style-name="co31" table:default-cell-style-name="ce15"/>
        <table:table-column table:style-name="co53" table:default-cell-style-name="ce15"/>
        <table:table-column table:style-name="co54" table:default-cell-style-name="ce15"/>
        <table:table-column table:style-name="co72" table:default-cell-style-name="ce15"/>
        <table:table-column table:style-name="co53" table:default-cell-style-name="ce15"/>
        <table:table-column table:style-name="co72" table:default-cell-style-name="ce15" table:number-columns-repeated="11"/>
        <table:table-column table:style-name="co56" table:default-cell-style-name="ce15"/>
        <table:table-column table:style-name="co72" table:default-cell-style-name="ce15"/>
        <table:table-column table:style-name="co61" table:default-cell-style-name="ce15"/>
        <table:table-column table:style-name="co51" table:default-cell-style-name="ce15"/>
        <table:table-column table:style-name="co72" table:default-cell-style-name="ce15" table:number-columns-repeated="10"/>
        <table:table-column table:style-name="co26" table:default-cell-style-name="ce15"/>
        <table:table-column table:style-name="co72" table:default-cell-style-name="ce15"/>
        <table:table-column table:style-name="co74" table:default-cell-style-name="ce15"/>
        <table:table-column table:style-name="co58" table:default-cell-style-name="ce15"/>
        <table:table-column table:style-name="co59" table:default-cell-style-name="ce15"/>
        <table:table-column table:style-name="co72" table:default-cell-style-name="ce15"/>
        <table:table-column table:style-name="co52" table:default-cell-style-name="ce15"/>
        <table:table-column table:style-name="co60" table:default-cell-style-name="ce15"/>
        <table:table-column table:style-name="co35" table:default-cell-style-name="ce15"/>
        <table:table-column table:style-name="co50" table:default-cell-style-name="ce15"/>
        <table:table-column table:style-name="co25" table:default-cell-style-name="ce15"/>
        <table:table-column table:style-name="co50" table:default-cell-style-name="ce15"/>
        <table:table-column table:style-name="co72" table:default-cell-style-name="ce15" table:number-columns-repeated="2"/>
        <table:table-column table:style-name="co61" table:default-cell-style-name="ce15"/>
        <table:table-column table:style-name="co72" table:default-cell-style-name="ce15"/>
        <table:table-column table:style-name="co36" table:default-cell-style-name="ce15"/>
        <table:table-column table:style-name="co72" table:default-cell-style-name="ce15" table:number-columns-repeated="12"/>
        <table:table-column table:style-name="co13" table:default-cell-style-name="ce15"/>
        <table:table-column table:style-name="co72" table:default-cell-style-name="ce15" table:number-columns-repeated="177"/>
        <table:table-row table:style-name="ro6">
          <table:table-cell table:style-name="ce38"/>
          <table:table-cell table:style-name="ce39"/>
          <table:table-cell table:number-columns-repeated="6" table:style-name="ce48"/>
          <table:table-cell table:number-columns-repeated="2" table:style-name="ce49"/>
          <table:table-cell table:number-columns-repeated="81" table:style-name="ce28"/>
        </table:table-row>
        <table:table-row table:style-name="ro29">
          <table:table-cell table:style-name="ce44"/>
          <table:table-cell table:style-name="ce47"/>
          <table:table-cell table:style-name="ce32" table:number-columns-spanned="3" table:number-rows-spanned="1" office:value-type="string">
            <text:p>Projected Revenues and Related Direct Costs</text:p>
          </table:table-cell>
          <table:covered-table-cell table:number-columns-repeated="2"/>
          <table:table-cell table:number-columns-repeated="4" table:style-name="ce55"/>
          <table:table-cell table:style-name="ce47"/>
          <table:table-cell table:style-name="ce56"/>
          <table:table-cell table:number-columns-repeated="10" table:style-name="ce47"/>
          <table:table-cell table:style-name="ce57"/>
          <table:table-cell table:style-name="ce56"/>
          <table:table-cell table:number-columns-repeated="12" table:style-name="ce47"/>
          <table:table-cell table:style-name="ce57"/>
          <table:table-cell table:style-name="ce56"/>
          <table:table-cell table:number-columns-repeated="12" table:style-name="ce47"/>
          <table:table-cell table:style-name="ce57"/>
          <table:table-cell table:style-name="ce56"/>
          <table:table-cell table:number-columns-repeated="12" table:style-name="ce47"/>
          <table:table-cell table:style-name="ce68"/>
          <table:table-cell table:style-name="ce56"/>
          <table:table-cell table:number-columns-repeated="26" table:style-name="ce47"/>
        </table:table-row>
        <table:table-row table:style-name="ro6">
          <table:table-cell table:style-name="ce63"/>
          <table:table-cell table:style-name="ce64"/>
          <table:table-cell table:style-name="ce28"/>
          <table:table-cell table:style-name="ce69" table:number-columns-spanned="2" table:number-rows-spanned="1"/>
          <table:covered-table-cell/>
          <table:table-cell table:number-columns-repeated="5" table:style-name="ce49"/>
          <table:table-cell table:number-columns-repeated="11" table:style-name="ce28"/>
          <table:table-cell table:style-name="ce68"/>
          <table:table-cell table:style-name="ce28"/>
          <table:table-cell table:style-name="ce55"/>
          <table:table-cell table:number-columns-repeated="11" table:style-name="ce28"/>
          <table:table-cell table:style-name="ce68"/>
          <table:table-cell table:number-columns-repeated="13" table:style-name="ce28"/>
          <table:table-cell table:style-name="ce68"/>
          <table:table-cell table:number-columns-repeated="13" table:style-name="ce28"/>
          <table:table-cell table:style-name="ce68"/>
          <table:table-cell table:style-name="ce49"/>
          <table:table-cell table:number-columns-repeated="26" table:style-name="ce28"/>
        </table:table-row>
        <table:table-row table:style-name="ro7">
          <table:table-cell table:style-name="ce63"/>
          <table:table-cell table:style-name="ce64"/>
          <table:table-cell table:number-columns-repeated="7" table:style-name="ce49"/>
          <table:table-cell table:style-name="ce28"/>
          <table:table-cell table:style-name="ce71"/>
          <table:table-cell table:number-columns-repeated="10" table:style-name="ce28"/>
          <table:table-cell table:style-name="ce73"/>
          <table:table-cell table:style-name="ce71"/>
          <table:table-cell table:number-columns-repeated="12" table:style-name="ce28"/>
          <table:table-cell table:style-name="ce85"/>
          <table:table-cell table:style-name="ce71"/>
          <table:table-cell table:number-columns-repeated="12" table:style-name="ce28"/>
          <table:table-cell table:style-name="ce57"/>
          <table:table-cell table:style-name="ce71"/>
          <table:table-cell table:number-columns-repeated="12" table:style-name="ce28"/>
          <table:table-cell table:style-name="ce90"/>
          <table:table-cell table:style-name="ce71"/>
          <table:table-cell table:number-columns-repeated="12" table:style-name="ce28"/>
          <table:table-cell table:style-name="ce91"/>
          <table:table-cell table:number-columns-repeated="13" table:style-name="ce28"/>
        </table:table-row>
        <table:table-row table:style-name="ro7">
          <table:table-cell table:style-name="ce63"/>
          <table:table-cell table:style-name="ce66"/>
          <table:table-cell table:number-columns-repeated="8" table:style-name="ce49"/>
          <table:table-cell table:number-columns-repeated="11" table:style-name="ce28"/>
          <table:table-cell table:style-name="ce101"/>
          <table:table-cell table:style-name="ce49"/>
          <table:table-cell table:number-columns-repeated="12" table:style-name="ce28"/>
          <table:table-cell table:style-name="ce101"/>
          <table:table-cell table:number-columns-repeated="13" table:style-name="ce28"/>
          <table:table-cell table:style-name="ce101"/>
          <table:table-cell table:number-columns-repeated="13" table:style-name="ce107"/>
          <table:table-cell table:style-name="ce108"/>
          <table:table-cell table:number-columns-repeated="13" table:style-name="ce107"/>
          <table:table-cell table:style-name="ce101"/>
          <table:table-cell table:number-columns-repeated="13" table:style-name="ce28"/>
        </table:table-row>
        <table:table-row table:style-name="ro6">
          <table:table-cell table:style-name="ce110" table:number-columns-spanned="2" table:number-rows-spanned="19"/>
          <table:covered-table-cell/>
          <table:table-cell table:number-columns-repeated="10" table:style-name="ce75"/>
          <table:table-cell table:number-columns-repeated="79" table:style-name="ce28"/>
        </table:table-row>
        <table:table-row table:style-name="ro6">
          <table:covered-table-cell table:number-columns-repeated="2"/>
          <table:table-cell table:number-columns-repeated="10" table:style-name="ce75"/>
          <table:table-cell table:number-columns-repeated="79" table:style-name="ce28"/>
        </table:table-row>
        <table:table-row table:style-name="ro6">
          <table:covered-table-cell table:number-columns-repeated="2"/>
          <table:table-cell table:number-columns-repeated="10" table:style-name="ce75"/>
          <table:table-cell table:number-columns-repeated="79" table:style-name="ce28"/>
        </table:table-row>
        <table:table-row table:style-name="ro6">
          <table:covered-table-cell table:number-columns-repeated="2"/>
          <table:table-cell table:style-name="ce75"/>
          <table:table-cell table:style-name="ce26" office:value-type="string">
            <text:p>Y1</text:p>
          </table:table-cell>
          <table:table-cell table:style-name="ce26" office:value-type="string">
            <text:p>Y2</text:p>
          </table:table-cell>
          <table:table-cell table:style-name="ce26" office:value-type="string">
            <text:p>Y3</text:p>
          </table:table-cell>
          <table:table-cell table:style-name="ce26" office:value-type="string">
            <text:p>Y4</text:p>
          </table:table-cell>
          <table:table-cell table:style-name="ce26" office:value-type="string">
            <text:p>Y5</text:p>
          </table:table-cell>
          <table:table-cell table:number-columns-repeated="4" table:style-name="ce75"/>
          <table:table-cell table:number-columns-repeated="79" table:style-name="ce28"/>
        </table:table-row>
        <table:table-row table:style-name="ro6">
          <table:covered-table-cell table:number-columns-repeated="2"/>
          <table:table-cell table:style-name="ce26" office:value-type="string">
            <text:p>$ passing thru Agora per year</text:p>
          </table:table-cell>
          <table:table-cell table:style-name="ce60" office:value-type="float" office:value="2000000">
            <text:p>2,000,000</text:p>
          </table:table-cell>
          <table:table-cell table:style-name="ce60" table:formula="oooc:=([.D10]*[.C16])+[.D10]" office:value-type="string">
            <text:p>4,400,000</text:p>
          </table:table-cell>
          <table:table-cell table:style-name="ce60" table:formula="oooc:=([.E10]*[.C16])+[.E10]" office:value-type="string">
            <text:p>9,680,000</text:p>
          </table:table-cell>
          <table:table-cell table:style-name="ce60" table:formula="oooc:=([.F10]*[.C16])+[.F10]" office:value-type="string">
            <text:p>21,296,000</text:p>
          </table:table-cell>
          <table:table-cell table:style-name="ce60" table:formula="oooc:=([.G10]*[.C16])+[.G10]" office:value-type="string">
            <text:p>46,851,200</text:p>
          </table:table-cell>
          <table:table-cell table:number-columns-repeated="4" table:style-name="ce75"/>
          <table:table-cell table:number-columns-repeated="79" table:style-name="ce28"/>
        </table:table-row>
        <table:table-row table:style-name="ro6">
          <table:covered-table-cell table:number-columns-repeated="2"/>
          <table:table-cell table:style-name="ce26" office:value-type="string">
            <text:p>share of revenue incorporate as a DO per year</text:p>
          </table:table-cell>
          <table:table-cell table:style-name="ce60" table:formula="oooc:=[.D10]*[.C17]" office:value-type="string">
            <text:p>1,000,000</text:p>
          </table:table-cell>
          <table:table-cell table:style-name="ce60" table:formula="oooc:=[.E10]*[.C17]" office:value-type="string">
            <text:p>2,200,000</text:p>
          </table:table-cell>
          <table:table-cell table:style-name="ce60" table:formula="oooc:=[.F10]*[.C17]" office:value-type="string">
            <text:p>4,840,000</text:p>
          </table:table-cell>
          <table:table-cell table:style-name="ce60" table:formula="oooc:=[.G10]*[.C17]" office:value-type="string">
            <text:p>10,648,000</text:p>
          </table:table-cell>
          <table:table-cell table:style-name="ce60" table:formula="oooc:=[.H10]*[.C17]" office:value-type="string">
            <text:p>23,425,600</text:p>
          </table:table-cell>
          <table:table-cell table:number-columns-repeated="4" table:style-name="ce75"/>
          <table:table-cell table:number-columns-repeated="79" table:style-name="ce28"/>
        </table:table-row>
        <table:table-row table:style-name="ro6">
          <table:covered-table-cell table:number-columns-repeated="2"/>
          <table:table-cell table:style-name="ce26" office:value-type="string">
            <text:p> revenue to BN per DO Inc. per year</text:p>
          </table:table-cell>
          <table:table-cell table:style-name="ce60" table:formula="oooc:=[.C18]*[.D11]" office:value-type="string">
            <text:p>20,000</text:p>
          </table:table-cell>
          <table:table-cell table:style-name="ce60" table:formula="oooc:=[.C18]*[.E11]" office:value-type="string">
            <text:p>44,000</text:p>
          </table:table-cell>
          <table:table-cell table:style-name="ce60" table:formula="oooc:=[.C18]*[.F11]" office:value-type="string">
            <text:p>96,800</text:p>
          </table:table-cell>
          <table:table-cell table:style-name="ce60" table:formula="oooc:=[.C18]*[.G11]" office:value-type="string">
            <text:p>212,960</text:p>
          </table:table-cell>
          <table:table-cell table:style-name="ce60" table:formula="oooc:=[.C18]*[.H11]" office:value-type="string">
            <text:p>468,512</text:p>
          </table:table-cell>
          <table:table-cell table:number-columns-repeated="4" table:style-name="ce75"/>
          <table:table-cell table:number-columns-repeated="79" table:style-name="ce28"/>
        </table:table-row>
        <table:table-row table:style-name="ro6">
          <table:covered-table-cell table:number-columns-repeated="2"/>
          <table:table-cell table:number-columns-repeated="6" table:style-name="ce75"/>
          <table:table-cell table:style-name="ce26" table:formula="oooc:=SUM([.D12:.H12])" office:value-type="string">
            <text:p>  842,272 </text:p>
          </table:table-cell>
          <table:table-cell table:style-name="ce26" office:value-type="string">
            <text:p> total 5 year revenue to BN per contract</text:p>
          </table:table-cell>
          <table:table-cell table:number-columns-repeated="2" table:style-name="ce75"/>
          <table:table-cell table:number-columns-repeated="79" table:style-name="ce28"/>
        </table:table-row>
        <table:table-row table:style-name="ro6">
          <table:covered-table-cell table:number-columns-repeated="2"/>
          <table:table-cell table:number-columns-repeated="6" table:style-name="ce75"/>
          <table:table-cell table:style-name="ce67" table:formula="oooc:=[.I13]*1" office:value-type="string">
            <text:p>  842,272.00 </text:p>
          </table:table-cell>
          <table:table-cell table:style-name="ce26" office:value-type="string">
            <text:p>total including multilpier for 1 typical services</text:p>
          </table:table-cell>
          <table:table-cell table:number-columns-repeated="2" table:style-name="ce75"/>
          <table:table-cell table:number-columns-repeated="79" table:style-name="ce28"/>
        </table:table-row>
        <table:table-row table:style-name="ro6">
          <table:covered-table-cell table:number-columns-repeated="2"/>
          <table:table-cell table:style-name="ce26" office:value-type="string">
            <text:p>multiplier</text:p>
          </table:table-cell>
          <table:table-cell table:style-name="ce75"/>
          <table:table-cell table:style-name="ce26" office:value-type="string">
            <text:p>`</text:p>
          </table:table-cell>
          <table:table-cell table:number-columns-repeated="7" table:style-name="ce75"/>
          <table:table-cell table:number-columns-repeated="79" table:style-name="ce28"/>
        </table:table-row>
        <table:table-row table:style-name="ro6">
          <table:covered-table-cell table:number-columns-repeated="2"/>
          <table:table-cell table:style-name="ce65" office:value-type="float" office:value="1.2">
            <text:p>1.2</text:p>
          </table:table-cell>
          <table:table-cell table:style-name="ce26" office:value-type="string">
            <text:p>% increase in $ passing thru Agora per year</text:p>
          </table:table-cell>
          <table:table-cell table:number-columns-repeated="8" table:style-name="ce75"/>
          <table:table-cell table:number-columns-repeated="79" table:style-name="ce28"/>
        </table:table-row>
        <table:table-row table:style-name="ro6">
          <table:covered-table-cell table:number-columns-repeated="2"/>
          <table:table-cell table:style-name="ce78" office:value-type="float" office:value="0.5">
            <text:p>0.50</text:p>
          </table:table-cell>
          <table:table-cell table:style-name="ce26" office:value-type="string">
            <text:p>% of revenue incorporate as a DO per year</text:p>
          </table:table-cell>
          <table:table-cell table:number-columns-repeated="8" table:style-name="ce75"/>
          <table:table-cell table:number-columns-repeated="79" table:style-name="ce28"/>
        </table:table-row>
        <table:table-row table:style-name="ro6">
          <table:covered-table-cell table:number-columns-repeated="2"/>
          <table:table-cell table:style-name="ce78" office:value-type="float" office:value="0.02">
            <text:p>0.02</text:p>
          </table:table-cell>
          <table:table-cell table:style-name="ce26" office:value-type="string">
            <text:p>% revenue to BN per DO Inc. per year</text:p>
          </table:table-cell>
          <table:table-cell table:number-columns-repeated="8" table:style-name="ce75"/>
          <table:table-cell table:number-columns-repeated="79" table:style-name="ce28"/>
        </table:table-row>
        <table:table-row table:style-name="ro6">
          <table:covered-table-cell table:number-columns-repeated="2"/>
          <table:table-cell table:number-columns-repeated="10" table:style-name="ce75"/>
          <table:table-cell table:number-columns-repeated="79" table:style-name="ce28"/>
        </table:table-row>
        <table:table-row table:style-name="ro6">
          <table:covered-table-cell table:number-columns-repeated="2"/>
          <table:table-cell table:number-columns-repeated="10" table:style-name="ce75"/>
          <table:table-cell table:number-columns-repeated="79" table:style-name="ce28"/>
        </table:table-row>
        <table:table-row table:style-name="ro6">
          <table:covered-table-cell table:number-columns-repeated="2"/>
          <table:table-cell table:number-columns-repeated="10" table:style-name="ce75"/>
          <table:table-cell table:number-columns-repeated="79" table:style-name="ce28"/>
        </table:table-row>
        <table:table-row table:style-name="ro6">
          <table:covered-table-cell table:number-columns-repeated="2"/>
          <table:table-cell table:number-columns-repeated="10" table:style-name="ce75"/>
          <table:table-cell table:number-columns-repeated="79" table:style-name="ce28"/>
        </table:table-row>
        <table:table-row table:style-name="ro6">
          <table:covered-table-cell table:number-columns-repeated="2"/>
          <table:table-cell table:number-columns-repeated="10" table:style-name="ce75"/>
          <table:table-cell table:number-columns-repeated="79" table:style-name="ce28"/>
        </table:table-row>
        <table:table-row table:style-name="ro6">
          <table:covered-table-cell table:number-columns-repeated="2"/>
          <table:table-cell table:number-columns-repeated="10" table:style-name="ce75"/>
          <table:table-cell table:number-columns-repeated="68" table:style-name="ce28"/>
          <table:table-cell table:style-name="ce49" office:value-type="string">
            <text:p> </text:p>
          </table:table-cell>
          <table:table-cell table:number-columns-repeated="10" table:style-name="ce28"/>
        </table:table-row>
      </table:table>
      <table:table table:name="Chart5" table:style-name="ta15" table:print="false">
        <office:forms form:automatic-focus="false" form:apply-design-mode="false"/>
        <table:table-column table:style-name="co75" table:default-cell-style-name="ce15" table:number-columns-repeated="256"/>
        <table:table-row table:style-name="ro30">
          <table:table-cell>
            <draw:frame table:end-cell-address="Chart5.A1" svg:x="0cm" svg:y="0cm" svg:width="23.92cm" svg:height="17.44cm" draw:z-index="0" draw:name="Chart 8" draw:style-name="gr15">
              <draw:object draw:notify-on-update-of-ranges="'Revenue Sources Agora'.D10:'Revenue Sources Agora'.D12 'Revenue Sources Agora'.E10:'Revenue Sources Agora'.E12 'Revenue Sources Agora'.F10:'Revenue Sources Agora'.F12 'Revenue Sources Agora'.G10:'Revenue Sources Agora'.G12 'Revenue Sources Agora'.H10:'Revenue Sources Agora'.H12 " xlink:href="./Object 14-0" xlink:type="simple" xlink:show="embed" xlink:actuate="onLoad"/>
              <draw:image xlink:href="./ObjectReplacements/Object 14-0" xlink:show="embed" xlink:actuate="onLoad"/>
            </draw:frame>
          </table:table-cell>
        </table:table-row>
      </table:table>
      <table:table table:name="Revenue Sources Fam Contracts" table:style-name="ta16" table:print="false">
        <office:forms form:automatic-focus="false" form:apply-design-mode="false"/>
        <table:table-column table:style-name="co40" table:default-cell-style-name="ce15"/>
        <table:table-column table:style-name="co41" table:default-cell-style-name="ce15"/>
        <table:table-column table:style-name="co73" table:default-cell-style-name="ce15"/>
        <table:table-column table:style-name="co69" table:default-cell-style-name="ce15"/>
        <table:table-column table:style-name="co70" table:default-cell-style-name="ce15"/>
        <table:table-column table:style-name="co71" table:default-cell-style-name="ce15"/>
        <table:table-column table:style-name="co46" table:default-cell-style-name="ce15"/>
        <table:table-column table:style-name="co9" table:default-cell-style-name="ce15"/>
        <table:table-column table:style-name="co76" table:default-cell-style-name="ce15"/>
        <table:table-column table:style-name="co47" table:default-cell-style-name="ce15"/>
        <table:table-column table:style-name="co7" table:default-cell-style-name="ce15"/>
        <table:table-column table:style-name="co13" table:default-cell-style-name="ce15"/>
        <table:table-column table:style-name="co48" table:default-cell-style-name="ce15"/>
        <table:table-column table:style-name="co20" table:default-cell-style-name="ce15"/>
        <table:table-column table:style-name="co49" table:default-cell-style-name="ce15"/>
        <table:table-column table:style-name="co50" table:default-cell-style-name="ce15"/>
        <table:table-column table:style-name="co76" table:default-cell-style-name="ce15"/>
        <table:table-column table:style-name="co51" table:default-cell-style-name="ce15"/>
        <table:table-column table:style-name="co52" table:default-cell-style-name="ce15"/>
        <table:table-column table:style-name="co13" table:default-cell-style-name="ce15"/>
        <table:table-column table:style-name="co76" table:default-cell-style-name="ce15" table:number-columns-repeated="236"/>
        <table:table-row table:style-name="ro6">
          <table:table-cell table:style-name="ce38"/>
          <table:table-cell table:style-name="ce41"/>
          <table:table-cell table:number-columns-repeated="6" table:style-name="ce43"/>
          <table:table-cell table:number-columns-repeated="4" table:style-name="ce26"/>
          <table:table-cell table:number-columns-repeated="8" table:style-name="ce28"/>
        </table:table-row>
        <table:table-row table:style-name="ro31">
          <table:table-cell table:style-name="ce44"/>
          <table:table-cell table:style-name="ce32"/>
          <table:table-cell table:style-name="ce32" table:number-columns-spanned="3" table:number-rows-spanned="1" office:value-type="string">
            <text:p>Projected Revenues and Related Direct Costs</text:p>
          </table:table-cell>
          <table:covered-table-cell table:number-columns-repeated="2"/>
          <table:table-cell table:number-columns-repeated="4" table:style-name="ce24"/>
          <table:table-cell table:number-columns-repeated="3" table:style-name="ce32"/>
          <table:table-cell table:number-columns-repeated="8" table:style-name="ce47"/>
        </table:table-row>
        <table:table-row table:style-name="ro6">
          <table:table-cell table:style-name="ce61"/>
          <table:table-cell table:style-name="ce25"/>
          <table:table-cell table:number-columns-repeated="10" table:style-name="ce26"/>
          <table:table-cell table:number-columns-repeated="8" table:style-name="ce28"/>
        </table:table-row>
        <table:table-row table:style-name="ro6">
          <table:table-cell table:style-name="ce61"/>
          <table:table-cell table:number-columns-repeated="11" table:style-name="ce26"/>
          <table:table-cell table:number-columns-repeated="8" table:style-name="ce28"/>
        </table:table-row>
        <table:table-row table:style-name="ro6">
          <table:table-cell table:style-name="ce61"/>
          <table:table-cell table:number-columns-repeated="11" table:style-name="ce26"/>
          <table:table-cell table:number-columns-repeated="8" table:style-name="ce28"/>
        </table:table-row>
        <table:table-row table:style-name="ro6">
          <table:table-cell table:style-name="ce61"/>
          <table:table-cell table:number-columns-repeated="2" table:style-name="ce26"/>
          <table:table-cell table:style-name="ce26" office:value-type="string">
            <text:p>Y1</text:p>
          </table:table-cell>
          <table:table-cell table:style-name="ce26" office:value-type="string">
            <text:p>Y2</text:p>
          </table:table-cell>
          <table:table-cell table:style-name="ce26" office:value-type="string">
            <text:p>Y3</text:p>
          </table:table-cell>
          <table:table-cell table:style-name="ce26" office:value-type="string">
            <text:p>Y4</text:p>
          </table:table-cell>
          <table:table-cell table:style-name="ce26" office:value-type="string">
            <text:p>Y5</text:p>
          </table:table-cell>
          <table:table-cell table:number-columns-repeated="4" table:style-name="ce26"/>
          <table:table-cell table:number-columns-repeated="8" table:style-name="ce28"/>
        </table:table-row>
        <table:table-row table:style-name="ro6">
          <table:table-cell table:style-name="ce61"/>
          <table:table-cell table:style-name="ce26"/>
          <table:table-cell table:style-name="ce26" office:value-type="string">
            <text:p> Family Contracts per year</text:p>
          </table:table-cell>
          <table:table-cell table:style-name="ce60" office:value-type="float" office:value="50000">
            <text:p>50,000</text:p>
          </table:table-cell>
          <table:table-cell table:style-name="ce60" table:formula="oooc:=([.D7]*[.C13])+[.D7]" office:value-type="string">
            <text:p>110,000</text:p>
          </table:table-cell>
          <table:table-cell table:style-name="ce60" table:formula="oooc:=([.E7]*[.C13])+[.E7]" office:value-type="string">
            <text:p>242,000</text:p>
          </table:table-cell>
          <table:table-cell table:style-name="ce60" table:formula="oooc:=([.F7]*[.C13])+[.F7]" office:value-type="string">
            <text:p>532,400</text:p>
          </table:table-cell>
          <table:table-cell table:style-name="ce60" table:formula="oooc:=([.G7]*[.C13])+[.G7]" office:value-type="string">
            <text:p>1,171,280</text:p>
          </table:table-cell>
          <table:table-cell table:number-columns-repeated="4" table:style-name="ce26"/>
          <table:table-cell table:number-columns-repeated="8" table:style-name="ce28"/>
        </table:table-row>
        <table:table-row table:style-name="ro6">
          <table:table-cell table:style-name="ce61"/>
          <table:table-cell table:style-name="ce26"/>
          <table:table-cell table:style-name="ce26" office:value-type="string">
            <text:p>revenue of contracts per year</text:p>
          </table:table-cell>
          <table:table-cell table:style-name="ce60" table:formula="oooc:=[.D7]*[.C14]" office:value-type="string">
            <text:p>750,000</text:p>
          </table:table-cell>
          <table:table-cell table:style-name="ce60" table:formula="oooc:=[.E7]*[.C14]" office:value-type="string">
            <text:p>1,650,000</text:p>
          </table:table-cell>
          <table:table-cell table:style-name="ce60" table:formula="oooc:=[.F7]*[.C14]" office:value-type="string">
            <text:p>3,630,000</text:p>
          </table:table-cell>
          <table:table-cell table:style-name="ce60" table:formula="oooc:=[.G7]*[.C14]" office:value-type="string">
            <text:p>7,986,000</text:p>
          </table:table-cell>
          <table:table-cell table:style-name="ce60" table:formula="oooc:=[.H7]*[.C14]" office:value-type="string">
            <text:p>17,569,200</text:p>
          </table:table-cell>
          <table:table-cell table:number-columns-repeated="4" table:style-name="ce26"/>
          <table:table-cell table:number-columns-repeated="8" table:style-name="ce28"/>
        </table:table-row>
        <table:table-row table:style-name="ro6">
          <table:table-cell table:style-name="ce61"/>
          <table:table-cell table:style-name="ce26"/>
          <table:table-cell table:style-name="ce26" office:value-type="string">
            <text:p> revenue to BN per contract</text:p>
          </table:table-cell>
          <table:table-cell table:style-name="ce60" table:formula="oooc:=[.C15]*[.D8]" office:value-type="string">
            <text:p>375,000</text:p>
          </table:table-cell>
          <table:table-cell table:style-name="ce60" table:formula="oooc:=[.C15]*[.E8]" office:value-type="string">
            <text:p>825,000</text:p>
          </table:table-cell>
          <table:table-cell table:style-name="ce60" table:formula="oooc:=[.C15]*[.F8]" office:value-type="string">
            <text:p>1,815,000</text:p>
          </table:table-cell>
          <table:table-cell table:style-name="ce60" table:formula="oooc:=[.C15]*[.G8]" office:value-type="string">
            <text:p>3,993,000</text:p>
          </table:table-cell>
          <table:table-cell table:style-name="ce60" table:formula="oooc:=[.C15]*[.H8]" office:value-type="string">
            <text:p>8,784,600</text:p>
          </table:table-cell>
          <table:table-cell table:number-columns-repeated="4" table:style-name="ce26"/>
          <table:table-cell table:number-columns-repeated="8" table:style-name="ce28"/>
        </table:table-row>
        <table:table-row table:style-name="ro6">
          <table:table-cell table:style-name="ce61"/>
          <table:table-cell table:number-columns-repeated="7" table:style-name="ce26"/>
          <table:table-cell table:style-name="ce26" table:formula="oooc:=SUM([.D9:.H9])" office:value-type="string">
            <text:p>  15,792,600 </text:p>
          </table:table-cell>
          <table:table-cell table:style-name="ce26" office:value-type="string">
            <text:p> total 5 year revenue to BN per contract</text:p>
          </table:table-cell>
          <table:table-cell table:number-columns-repeated="2" table:style-name="ce26"/>
          <table:table-cell table:number-columns-repeated="8" table:style-name="ce28"/>
        </table:table-row>
        <table:table-row table:style-name="ro6">
          <table:table-cell table:style-name="ce61"/>
          <table:table-cell table:number-columns-repeated="7" table:style-name="ce26"/>
          <table:table-cell table:style-name="ce67" table:formula="oooc:=[.I10]*1" office:value-type="string">
            <text:p>  15,792,600.00 </text:p>
          </table:table-cell>
          <table:table-cell table:style-name="ce26" office:value-type="string">
            <text:p>total including multilpier for 1 typical services</text:p>
          </table:table-cell>
          <table:table-cell table:number-columns-repeated="2" table:style-name="ce26"/>
          <table:table-cell table:number-columns-repeated="8" table:style-name="ce28"/>
        </table:table-row>
        <table:table-row table:style-name="ro6">
          <table:table-cell table:style-name="ce61"/>
          <table:table-cell table:style-name="ce26"/>
          <table:table-cell table:style-name="ce26" office:value-type="string">
            <text:p>multiplier</text:p>
          </table:table-cell>
          <table:table-cell table:style-name="ce26"/>
          <table:table-cell table:style-name="ce26" office:value-type="string">
            <text:p>`</text:p>
          </table:table-cell>
          <table:table-cell table:number-columns-repeated="7" table:style-name="ce26"/>
          <table:table-cell table:number-columns-repeated="8" table:style-name="ce28"/>
        </table:table-row>
        <table:table-row table:style-name="ro6">
          <table:table-cell table:style-name="ce61"/>
          <table:table-cell table:style-name="ce26"/>
          <table:table-cell table:style-name="ce65" office:value-type="float" office:value="1.2">
            <text:p>1.2</text:p>
          </table:table-cell>
          <table:table-cell table:style-name="ce26" office:value-type="string">
            <text:p>% increase of Family Contracts per year</text:p>
          </table:table-cell>
          <table:table-cell table:number-columns-repeated="8" table:style-name="ce26"/>
          <table:table-cell table:number-columns-repeated="8" table:style-name="ce28"/>
        </table:table-row>
        <table:table-row table:style-name="ro6">
          <table:table-cell table:style-name="ce61"/>
          <table:table-cell table:style-name="ce26"/>
          <table:table-cell table:style-name="ce77" office:value-type="float" office:value="15">
            <text:p>$ 15.00</text:p>
          </table:table-cell>
          <table:table-cell table:style-name="ce26" office:value-type="string">
            <text:p>revenue per contract</text:p>
          </table:table-cell>
          <table:table-cell table:number-columns-repeated="8" table:style-name="ce26"/>
          <table:table-cell table:number-columns-repeated="8" table:style-name="ce28"/>
        </table:table-row>
        <table:table-row table:style-name="ro6">
          <table:table-cell table:style-name="ce61"/>
          <table:table-cell table:style-name="ce26"/>
          <table:table-cell table:style-name="ce78" office:value-type="float" office:value="0.5">
            <text:p>0.50</text:p>
          </table:table-cell>
          <table:table-cell table:style-name="ce26" office:value-type="string">
            <text:p>% revenue to BN per contract per year</text:p>
          </table:table-cell>
          <table:table-cell table:number-columns-repeated="8" table:style-name="ce26"/>
          <table:table-cell table:number-columns-repeated="8" table:style-name="ce28"/>
        </table:table-row>
        <table:table-row table:style-name="ro6">
          <table:table-cell table:style-name="ce61"/>
          <table:table-cell table:number-columns-repeated="11" table:style-name="ce26"/>
          <table:table-cell table:number-columns-repeated="8" table:style-name="ce28"/>
        </table:table-row>
        <table:table-row table:style-name="ro6">
          <table:table-cell table:style-name="ce61"/>
          <table:table-cell table:number-columns-repeated="11" table:style-name="ce26"/>
          <table:table-cell table:number-columns-repeated="8" table:style-name="ce28"/>
        </table:table-row>
        <table:table-row table:style-name="ro6">
          <table:table-cell table:style-name="ce61"/>
          <table:table-cell table:number-columns-repeated="11" table:style-name="ce26"/>
          <table:table-cell table:number-columns-repeated="8" table:style-name="ce28"/>
        </table:table-row>
        <table:table-row table:style-name="ro6">
          <table:table-cell table:style-name="ce61"/>
          <table:table-cell table:number-columns-repeated="11" table:style-name="ce26"/>
          <table:table-cell table:number-columns-repeated="8" table:style-name="ce28"/>
        </table:table-row>
        <table:table-row table:style-name="ro6">
          <table:table-cell table:style-name="ce61"/>
          <table:table-cell table:style-name="ce49"/>
          <table:table-cell table:number-columns-repeated="18" table:style-name="ce28"/>
        </table:table-row>
      </table:table>
      <table:table table:name="Chart6" table:style-name="ta17" table:print="false">
        <office:forms form:automatic-focus="false" form:apply-design-mode="false"/>
        <table:table-column table:style-name="co77" table:default-cell-style-name="ce15" table:number-columns-repeated="256"/>
        <table:table-row table:style-name="ro32">
          <table:table-cell>
            <draw:frame table:end-cell-address="Chart6.A1" svg:x="0cm" svg:y="0cm" svg:width="23.92cm" svg:height="17.44cm" draw:z-index="0" draw:name="Chart 7" draw:style-name="gr17">
              <draw:object draw:notify-on-update-of-ranges="'Revenue Sources Fam Contracts'.D7:'Revenue Sources Fam Contracts'.D9 'Revenue Sources Fam Contracts'.E7:'Revenue Sources Fam Contracts'.E9 'Revenue Sources Fam Contracts'.F7:'Revenue Sources Fam Contracts'.F9 'Revenue Sources Fam Contracts'.G7:'Revenue Sources Fam Contracts'.G9 'Revenue Sources Fam Contracts'.H7:'Revenue Sources Fam Contracts'.H9 " xlink:href="./Object 16-0" xlink:type="simple" xlink:show="embed" xlink:actuate="onLoad"/>
              <draw:image xlink:href="./ObjectReplacements/Object 16-0" xlink:show="embed" xlink:actuate="onLoad"/>
            </draw:frame>
          </table:table-cell>
        </table:table-row>
      </table:table>
      <table:table table:name="Revenue Sources Family Con. 2" table:style-name="ta18" table:print="false">
        <office:forms form:automatic-focus="false" form:apply-design-mode="false"/>
        <table:table-column table:style-name="co40" table:default-cell-style-name="ce15"/>
        <table:table-column table:style-name="co41" table:default-cell-style-name="ce15"/>
        <table:table-column table:style-name="co73" table:default-cell-style-name="ce15"/>
        <table:table-column table:style-name="co69" table:default-cell-style-name="ce15"/>
        <table:table-column table:style-name="co70" table:default-cell-style-name="ce15"/>
        <table:table-column table:style-name="co71" table:default-cell-style-name="ce15"/>
        <table:table-column table:style-name="co46" table:default-cell-style-name="ce15"/>
        <table:table-column table:style-name="co9" table:default-cell-style-name="ce15"/>
        <table:table-column table:style-name="co78" table:default-cell-style-name="ce15"/>
        <table:table-column table:style-name="co47" table:default-cell-style-name="ce15"/>
        <table:table-column table:style-name="co7" table:default-cell-style-name="ce15"/>
        <table:table-column table:style-name="co13" table:default-cell-style-name="ce15"/>
        <table:table-column table:style-name="co48" table:default-cell-style-name="ce15"/>
        <table:table-column table:style-name="co20" table:default-cell-style-name="ce15"/>
        <table:table-column table:style-name="co49" table:default-cell-style-name="ce15"/>
        <table:table-column table:style-name="co50" table:default-cell-style-name="ce15"/>
        <table:table-column table:style-name="co78" table:default-cell-style-name="ce15"/>
        <table:table-column table:style-name="co51" table:default-cell-style-name="ce15"/>
        <table:table-column table:style-name="co52" table:default-cell-style-name="ce15"/>
        <table:table-column table:style-name="co13" table:default-cell-style-name="ce15"/>
        <table:table-column table:style-name="co78" table:default-cell-style-name="ce15" table:number-columns-repeated="236"/>
        <table:table-row table:style-name="ro6">
          <table:table-cell table:style-name="ce38"/>
          <table:table-cell table:style-name="ce39"/>
          <table:table-cell table:number-columns-repeated="6" table:style-name="ce43"/>
          <table:table-cell table:number-columns-repeated="4" table:style-name="ce26"/>
          <table:table-cell table:number-columns-repeated="8" table:style-name="ce28"/>
        </table:table-row>
        <table:table-row table:style-name="ro33">
          <table:table-cell table:style-name="ce44"/>
          <table:table-cell table:style-name="ce47"/>
          <table:table-cell table:style-name="ce32" table:number-columns-spanned="3" table:number-rows-spanned="1" office:value-type="string">
            <text:p>Projected Revenues and Related Direct Costs</text:p>
          </table:table-cell>
          <table:covered-table-cell table:number-columns-repeated="2"/>
          <table:table-cell table:number-columns-repeated="4" table:style-name="ce24"/>
          <table:table-cell table:number-columns-repeated="3" table:style-name="ce32"/>
          <table:table-cell table:number-columns-repeated="8" table:style-name="ce47"/>
        </table:table-row>
        <table:table-row table:style-name="ro6">
          <table:table-cell table:style-name="ce63"/>
          <table:table-cell table:style-name="ce64"/>
          <table:table-cell table:style-name="ce26"/>
          <table:table-cell table:style-name="ce24" table:number-columns-spanned="2" table:number-rows-spanned="1"/>
          <table:covered-table-cell/>
          <table:table-cell table:number-columns-repeated="7" table:style-name="ce26"/>
          <table:table-cell table:number-columns-repeated="8" table:style-name="ce28"/>
        </table:table-row>
        <table:table-row table:style-name="ro7">
          <table:table-cell table:style-name="ce63"/>
          <table:table-cell table:style-name="ce64"/>
          <table:table-cell table:number-columns-repeated="8" table:style-name="ce26"/>
          <table:table-cell table:style-name="ce24"/>
          <table:table-cell table:style-name="ce26"/>
          <table:table-cell table:number-columns-repeated="8" table:style-name="ce28"/>
        </table:table-row>
        <table:table-row table:style-name="ro7">
          <table:table-cell table:style-name="ce63"/>
          <table:table-cell table:style-name="ce66"/>
          <table:table-cell table:number-columns-repeated="10" table:style-name="ce26"/>
          <table:table-cell table:number-columns-repeated="8" table:style-name="ce28"/>
        </table:table-row>
        <table:table-row table:style-name="ro6">
          <table:table-cell table:style-name="ce61"/>
          <table:table-cell table:style-name="ce64"/>
          <table:table-cell table:number-columns-repeated="10" table:style-name="ce26"/>
          <table:table-cell table:number-columns-repeated="8" table:style-name="ce28"/>
        </table:table-row>
        <table:table-row table:style-name="ro6">
          <table:table-cell table:style-name="ce61"/>
          <table:table-cell table:style-name="ce49"/>
          <table:table-cell table:number-columns-repeated="10" table:style-name="ce26"/>
          <table:table-cell table:number-columns-repeated="8" table:style-name="ce28"/>
        </table:table-row>
        <table:table-row table:style-name="ro6">
          <table:table-cell table:style-name="ce61"/>
          <table:table-cell table:style-name="ce49"/>
          <table:table-cell table:number-columns-repeated="10" table:style-name="ce26"/>
          <table:table-cell table:number-columns-repeated="8" table:style-name="ce28"/>
        </table:table-row>
        <table:table-row table:style-name="ro6">
          <table:table-cell table:style-name="ce61"/>
          <table:table-cell table:style-name="ce49"/>
          <table:table-cell table:style-name="ce26"/>
          <table:table-cell table:style-name="ce26" office:value-type="string">
            <text:p>Y1</text:p>
          </table:table-cell>
          <table:table-cell table:style-name="ce26" office:value-type="string">
            <text:p>Y2</text:p>
          </table:table-cell>
          <table:table-cell table:style-name="ce26" office:value-type="string">
            <text:p>Y3</text:p>
          </table:table-cell>
          <table:table-cell table:style-name="ce26" office:value-type="string">
            <text:p>Y4</text:p>
          </table:table-cell>
          <table:table-cell table:style-name="ce26" office:value-type="string">
            <text:p>Y5</text:p>
          </table:table-cell>
          <table:table-cell table:number-columns-repeated="4" table:style-name="ce26"/>
          <table:table-cell table:number-columns-repeated="8" table:style-name="ce28"/>
        </table:table-row>
        <table:table-row table:style-name="ro6">
          <table:table-cell table:style-name="ce61"/>
          <table:table-cell table:style-name="ce49"/>
          <table:table-cell table:style-name="ce26" office:value-type="string">
            <text:p> Family Contracts per year</text:p>
          </table:table-cell>
          <table:table-cell table:style-name="ce60" office:value-type="float" office:value="500">
            <text:p>500</text:p>
          </table:table-cell>
          <table:table-cell table:style-name="ce60" table:formula="oooc:=([.D10]*[.C16])+[.D10]" office:value-type="string">
            <text:p>575</text:p>
          </table:table-cell>
          <table:table-cell table:style-name="ce60" table:formula="oooc:=([.E10]*[.C16])+[.E10]" office:value-type="string">
            <text:p>661</text:p>
          </table:table-cell>
          <table:table-cell table:style-name="ce60" table:formula="oooc:=([.F10]*[.C16])+[.F10]" office:value-type="string">
            <text:p>760</text:p>
          </table:table-cell>
          <table:table-cell table:style-name="ce60" table:formula="oooc:=([.G10]*[.C16])+[.G10]" office:value-type="string">
            <text:p>875</text:p>
          </table:table-cell>
          <table:table-cell table:number-columns-repeated="4" table:style-name="ce26"/>
          <table:table-cell table:number-columns-repeated="8" table:style-name="ce28"/>
        </table:table-row>
        <table:table-row table:style-name="ro6">
          <table:table-cell table:style-name="ce61"/>
          <table:table-cell table:style-name="ce49"/>
          <table:table-cell table:style-name="ce26" office:value-type="string">
            <text:p>revenue of contracts per year</text:p>
          </table:table-cell>
          <table:table-cell table:style-name="ce60" table:formula="oooc:=[.D10]*[.C17]" office:value-type="string">
            <text:p>75,000</text:p>
          </table:table-cell>
          <table:table-cell table:style-name="ce60" table:formula="oooc:=[.E10]*[.C17]" office:value-type="string">
            <text:p>86,250</text:p>
          </table:table-cell>
          <table:table-cell table:style-name="ce60" table:formula="oooc:=[.F10]*[.C17]" office:value-type="string">
            <text:p>99,188</text:p>
          </table:table-cell>
          <table:table-cell table:style-name="ce60" table:formula="oooc:=[.G10]*[.C17]" office:value-type="string">
            <text:p>114,066</text:p>
          </table:table-cell>
          <table:table-cell table:style-name="ce60" table:formula="oooc:=[.H10]*[.C17]" office:value-type="string">
            <text:p>131,175</text:p>
          </table:table-cell>
          <table:table-cell table:number-columns-repeated="4" table:style-name="ce26"/>
          <table:table-cell table:number-columns-repeated="8" table:style-name="ce28"/>
        </table:table-row>
        <table:table-row table:style-name="ro6">
          <table:table-cell table:style-name="ce61"/>
          <table:table-cell table:style-name="ce49"/>
          <table:table-cell table:style-name="ce26" office:value-type="string">
            <text:p> revenue to BN per contract</text:p>
          </table:table-cell>
          <table:table-cell table:style-name="ce60" table:formula="oooc:=[.C18]*[.D11]" office:value-type="string">
            <text:p>7,500</text:p>
          </table:table-cell>
          <table:table-cell table:style-name="ce60" table:formula="oooc:=[.C18]*[.E11]" office:value-type="string">
            <text:p>8,625</text:p>
          </table:table-cell>
          <table:table-cell table:style-name="ce60" table:formula="oooc:=[.C18]*[.F11]" office:value-type="string">
            <text:p>9,919</text:p>
          </table:table-cell>
          <table:table-cell table:style-name="ce60" table:formula="oooc:=[.C18]*[.G11]" office:value-type="string">
            <text:p>11,407</text:p>
          </table:table-cell>
          <table:table-cell table:style-name="ce60" table:formula="oooc:=[.C18]*[.H11]" office:value-type="string">
            <text:p>13,118</text:p>
          </table:table-cell>
          <table:table-cell table:number-columns-repeated="4" table:style-name="ce26"/>
          <table:table-cell table:number-columns-repeated="8" table:style-name="ce28"/>
        </table:table-row>
        <table:table-row table:style-name="ro6">
          <table:table-cell table:style-name="ce61"/>
          <table:table-cell table:style-name="ce49"/>
          <table:table-cell table:number-columns-repeated="6" table:style-name="ce26"/>
          <table:table-cell table:style-name="ce26" table:formula="oooc:=SUM([.D12:.H12])" office:value-type="string">
            <text:p>  50,568 </text:p>
          </table:table-cell>
          <table:table-cell table:style-name="ce26" office:value-type="string">
            <text:p> total 5 year revenue to BN per contract</text:p>
          </table:table-cell>
          <table:table-cell table:number-columns-repeated="2" table:style-name="ce26"/>
          <table:table-cell table:number-columns-repeated="8" table:style-name="ce28"/>
        </table:table-row>
        <table:table-row table:style-name="ro6">
          <table:table-cell table:style-name="ce61"/>
          <table:table-cell table:style-name="ce49"/>
          <table:table-cell table:number-columns-repeated="6" table:style-name="ce26"/>
          <table:table-cell table:style-name="ce67" table:formula="oooc:=[.I13]*1" office:value-type="string">
            <text:p>  50,567.86 </text:p>
          </table:table-cell>
          <table:table-cell table:style-name="ce26" office:value-type="string">
            <text:p>total including multilpier for 1 typical service</text:p>
          </table:table-cell>
          <table:table-cell table:number-columns-repeated="2" table:style-name="ce26"/>
          <table:table-cell table:number-columns-repeated="8" table:style-name="ce28"/>
        </table:table-row>
        <table:table-row table:style-name="ro6">
          <table:table-cell table:style-name="ce61"/>
          <table:table-cell table:style-name="ce49"/>
          <table:table-cell table:style-name="ce26" office:value-type="string">
            <text:p>multiplier</text:p>
          </table:table-cell>
          <table:table-cell table:style-name="ce26"/>
          <table:table-cell table:style-name="ce26" office:value-type="string">
            <text:p>`</text:p>
          </table:table-cell>
          <table:table-cell table:number-columns-repeated="7" table:style-name="ce26"/>
          <table:table-cell table:number-columns-repeated="8" table:style-name="ce28"/>
        </table:table-row>
        <table:table-row table:style-name="ro6">
          <table:table-cell table:style-name="ce61"/>
          <table:table-cell table:style-name="ce49"/>
          <table:table-cell table:style-name="ce65" office:value-type="float" office:value="0.15">
            <text:p>0.15</text:p>
          </table:table-cell>
          <table:table-cell table:style-name="ce26" office:value-type="string">
            <text:p>% increase of Family Contracts per year</text:p>
          </table:table-cell>
          <table:table-cell table:number-columns-repeated="8" table:style-name="ce26"/>
          <table:table-cell table:number-columns-repeated="8" table:style-name="ce28"/>
        </table:table-row>
        <table:table-row table:style-name="ro6">
          <table:table-cell table:style-name="ce61"/>
          <table:table-cell table:style-name="ce49"/>
          <table:table-cell table:style-name="ce77" office:value-type="float" office:value="150">
            <text:p>$ 150.00</text:p>
          </table:table-cell>
          <table:table-cell table:style-name="ce26" office:value-type="string">
            <text:p>revenue per contract</text:p>
          </table:table-cell>
          <table:table-cell table:number-columns-repeated="8" table:style-name="ce26"/>
          <table:table-cell table:number-columns-repeated="8" table:style-name="ce28"/>
        </table:table-row>
        <table:table-row table:style-name="ro6">
          <table:table-cell table:style-name="ce61"/>
          <table:table-cell table:style-name="ce49"/>
          <table:table-cell table:style-name="ce78" office:value-type="float" office:value="0.1">
            <text:p>0.10</text:p>
          </table:table-cell>
          <table:table-cell table:style-name="ce26" office:value-type="string">
            <text:p>% revenue to BN per contract per year</text:p>
          </table:table-cell>
          <table:table-cell table:number-columns-repeated="8" table:style-name="ce26"/>
          <table:table-cell table:number-columns-repeated="8" table:style-name="ce28"/>
        </table:table-row>
        <table:table-row table:style-name="ro6">
          <table:table-cell table:style-name="ce61"/>
          <table:table-cell table:style-name="ce49"/>
          <table:table-cell table:number-columns-repeated="10" table:style-name="ce26"/>
          <table:table-cell table:number-columns-repeated="8" table:style-name="ce28"/>
        </table:table-row>
        <table:table-row table:style-name="ro6">
          <table:table-cell table:style-name="ce61"/>
          <table:table-cell table:style-name="ce49"/>
          <table:table-cell table:number-columns-repeated="10" table:style-name="ce26"/>
          <table:table-cell table:number-columns-repeated="8" table:style-name="ce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date-style style:name="N17">
      <number:month number:textual="true"/>
      <number:text>-</number:text>
      <number:year/>
    </number:date-style>
    <number:number-style style:name="N37P0" style:volatile="true">
      <number:text> </number:text>
      <number:number number:decimal-places="0" number:min-integer-digits="1" number:grouping="true"/>
      <number:text> </number:text>
    </number:number-style>
    <number:number-style style:name="N37">
      <number:text>(</number:text>
      <number:number number:decimal-places="0" number:min-integer-digits="1" number:grouping="true"/>
      <number:text>)</number:text>
      <style:map style:condition="value()&gt;=0" style:apply-style-name="N37P0"/>
    </number:number-style>
    <number:number-style style:name="N39P0" style:volatile="true">
      <number:text> </number:text>
      <number:number number:min-integer-digits="1" number:grouping="true" number:decimal-places="2"/>
      <number:text> </number:text>
    </number:number-style>
    <number:number-style style:name="N39">
      <number:text>(</number:text>
      <number:number number:min-integer-digits="1" number:grouping="true" number:decimal-places="2"/>
      <number:text>)</number:text>
      <style:map style:condition="value()&gt;=0" style:apply-style-name="N39P0"/>
    </number:number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P0" style:volatile="true">
      <number:text>  </number:text>
      <number:number number:decimal-places="0" number:min-integer-digits="1" number:grouping="true"/>
      <number:text> </number:text>
    </number:number-style>
    <number:number-style style:name="N164P1" style:volatile="true">
      <number:text>  </number:text>
      <number:text>(</number:text>
      <number:number number:decimal-places="0" number:min-integer-digits="1" number:grouping="true"/>
      <number:text>)</number:text>
    </number:number-style>
    <number:text-style style:name="N164P2" style:volatile="true">
      <number:text>  </number:text>
      <number:text>- </number:text>
    </number:text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65">
      <number:month number:textual="true"/>
      <number:text>-</number:text>
      <number:year/>
    </number:date-style>
    <number:number-style style:name="N166P0" style:volatile="true">
      <number:text>  </number:text>
      <number:number number:min-integer-digits="1" number:grouping="true" number:decimal-places="2"/>
      <number:text> </number:text>
    </number:number-style>
    <number:number-style style:name="N166P1" style:volatile="true">
      <number:text>  </number:text>
      <number:text>(</number:text>
      <number:number number:min-integer-digits="1" number:grouping="true" number:decimal-places="2"/>
      <number:text>)</number:text>
    </number:number-style>
    <number:text-style style:name="N166P2" style:volatile="true">
      <number:text>  </number:text>
      <number:text>- </number:text>
    </number:text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167P1" style:volatile="true">
      <number:text> </number:text>
      <number:text>$ </number:text>
      <number:text>(</number:text>
      <number:number number:min-integer-digits="1" number:grouping="true" number:decimal-places="2"/>
      <number:text>)</number:text>
    </number:number-style>
    <number:text-style style:name="N167P2" style:volatile="true">
      <number:text> </number:text>
      <number:text>$ </number:text>
      <number:text>- </number:text>
    </number:text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  <draw:fill-image draw:name="D3" xlink:show="embed" xlink:actuate="onLoad"/>
    <draw:fill-image draw:name="D4" xlink:show="embed" xlink:actuate="onLoad"/>
    <draw:fill-image draw:name="D6" xlink:show="embed" xlink:actuate="onLoad"/>
    <draw:fill-image draw:name="D9" xlink:show="embed" xlink:actuate="onLoad"/>
    <draw:fill-image draw:name="D10" xlink:show="embed" xlink:actuate="onLoad"/>
    <draw:fill-image draw:name="D12" xlink:show="embed" xlink:actuate="onLoad"/>
    <draw:fill-image draw:name="D15" xlink:show="embed" xlink:actuate="onLoad"/>
    <draw:fill-image draw:name="D17" xlink:show="embed" xlink:actuate="onLoad"/>
  </office:styles>
  <office:automatic-styles>
    <style:page-layout style:name="pm1">
      <style:page-layout-properties style:print-orientation="landscape" fo:page-width="11.69in" fo:page-height="8.27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landscape" fo:page-width="11.69in" fo:page-height="8.27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landscape" fo:page-width="11.69in" fo:page-height="8.27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landscape" fo:page-width="11.69in" fo:page-height="8.27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0">
      <style:page-layout-properties style:print-orientation="landscape" fo:page-width="11.69in" fo:page-height="8.27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2">
      <style:page-layout-properties style:print-orientation="landscape" fo:page-width="11.69in" fo:page-height="8.27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5">
      <style:page-layout-properties style:print-orientation="landscape" fo:page-width="11.69in" fo:page-height="8.27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7">
      <style:page-layout-properties style:print-orientation="landscape" fo:page-width="11.69in" fo:page-height="8.27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hart1" style:display-name="PageStyle_Char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ummary Cash Flow" style:display-name="PageStyle_Summary Cash Flow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hart9" style:display-name="PageStyle_Chart9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hart8" style:display-name="PageStyle_Chart8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ssumptions" style:display-name="PageStyle_Assumption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5 Year Cash Flow" style:display-name="PageStyle_5 Year Cash Flow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Material Costs" style:display-name="PageStyle_Material Costs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Revenue Sources Total" style:display-name="PageStyle_Revenue Sources Total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Chart4" style:display-name="PageStyle_Chart4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Chart2" style:display-name="PageStyle_Chart2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Revenue Sources APPS" style:display-name="PageStyle_Revenue Sources APPS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Chart7" style:display-name="PageStyle_Chart7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Revenue Sources IDs" style:display-name="PageStyle_Revenue Sources IDs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Revenue Sources Agora" style:display-name="PageStyle_Revenue Sources Agora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Chart5" style:display-name="PageStyle_Chart5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Revenue Sources Fam Contracts" style:display-name="PageStyle_Revenue Sources Fam Contracts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Chart6" style:display-name="PageStyle_Chart6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Revenue Sources Family Con. 2" style:display-name="PageStyle_Revenue Sources Family Con. 2" style:page-layout-name="pm1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0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3" style:family="chart">
      <style:chart-properties chart:treat-empty-cells="leave-gap" chart:include-hidden-cells="false"/>
      <style:graphic-properties draw:stroke="none" draw:fill-color="#ffffff" draw:fill="solid"/>
    </style:style>
    <style:style style:name="ch4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5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6" style:family="chart">
      <style:chart-properties/>
      <style:graphic-properties draw:stroke="none" draw:fill-color="#4f81bd" draw:fill="solid"/>
    </style:style>
    <style:style style:name="ch7" style:family="chart">
      <style:graphic-properties draw:stroke="none" draw:fill-color="#4f81bd" draw:fill="solid"/>
    </style:style>
    <style:style style:name="ch8" style:family="chart">
      <style:chart-properties/>
      <style:graphic-properties draw:stroke="none" draw:fill-color="#c0504d" draw:fill="solid"/>
    </style:style>
    <style:style style:name="ch9" style:family="chart">
      <style:graphic-properties draw:stroke="none" draw:fill-color="#c0504d" draw:fill="solid"/>
    </style:style>
    <style:style style:name="ch10" style:family="chart">
      <style:chart-properties/>
      <style:graphic-properties draw:stroke="none" draw:fill-color="#9bbb59" draw:fill="solid"/>
    </style:style>
    <style:style style:name="ch11" style:family="chart">
      <style:graphic-properties draw:stroke="none" draw:fill-color="#9bbb59" draw:fill="solid"/>
    </style:style>
    <style:style style:name="ch12" style:family="chart">
      <style:chart-properties/>
      <style:graphic-properties draw:stroke="none" draw:fill-color="#8064a2" draw:fill="solid"/>
    </style:style>
    <style:style style:name="ch13" style:family="chart">
      <style:graphic-properties draw:stroke="none" draw:fill-color="#8064a2" draw:fill="solid"/>
    </style:style>
    <style:style style:name="ch14" style:family="chart">
      <style:chart-properties/>
      <style:graphic-properties draw:stroke="none" draw:fill-color="#4bacc6" draw:fill="solid"/>
    </style:style>
    <style:style style:name="ch15" style:family="chart">
      <style:graphic-properties draw:stroke="none" draw:fill-color="#4bacc6" draw:fill="solid"/>
    </style:style>
    <style:style style:name="ch16" style:family="chart">
      <style:chart-properties/>
      <style:graphic-properties draw:stroke="none" draw:fill-color="#f79646" draw:fill="solid"/>
    </style:style>
    <style:style style:name="ch17" style:family="chart">
      <style:graphic-properties draw:stroke="none" draw:fill-color="#f79646" draw:fill="solid"/>
    </style:style>
  </office:automatic-styles>
  <office:body>
    <office:chart>
      <chart:chart svg:width="23.92cm" svg:height="17.44cm" chart:class="chart:bar" chart:style-name="ch1">
        <chart:legend chart:legend-position="end" svg:x="8.61in" svg:y="2.74in" chart:style-name="ch2" chartooo:width="1.77cm" chartooo:height="3.49cm"/>
        <chart:plot-area table:cell-range-address="'Summary Cash Flow'.E12:'Summary Cash Flow'.E31 'Summary Cash Flow'.F12:'Summary Cash Flow'.F31 'Summary Cash Flow'.G12:'Summary Cash Flow'.G31 'Summary Cash Flow'.H12:'Summary Cash Flow'.H31 'Summary Cash Flow'.I12:'Summary Cash Flow'.I31 'Summary Cash Flow'.J12:'Summary Cash Flow'.J31" svg:x="0.26cm" svg:width="21.41cm" svg:y="0.27cm" svg:height="16.91cm" chart:style-name="ch3">
          <chart:axis chart:name="primary-x" chart:dimension="x" chart:style-name="ch4"/>
          <chart:axis chart:name="primary-y" chart:dimension="y" chart:style-name="ch5"/>
          <chart:series chart:values-cell-range-address="'Summary Cash Flow'.E12:'Summary Cash Flow'.E31" chart:class="chart:bar" chart:style-name="ch6">
            <chart:data-point chart:style-name="ch7" chart:repeated="20"/>
          </chart:series>
          <chart:series chart:values-cell-range-address="'Summary Cash Flow'.F12:'Summary Cash Flow'.F31" chart:class="chart:bar" chart:style-name="ch8">
            <chart:data-point chart:style-name="ch9" chart:repeated="20"/>
          </chart:series>
          <chart:series chart:values-cell-range-address="'Summary Cash Flow'.G12:'Summary Cash Flow'.G31" chart:class="chart:bar" chart:style-name="ch10">
            <chart:data-point chart:style-name="ch11" chart:repeated="20"/>
          </chart:series>
          <chart:series chart:values-cell-range-address="'Summary Cash Flow'.H12:'Summary Cash Flow'.H31" chart:class="chart:bar" chart:style-name="ch12">
            <chart:data-point chart:style-name="ch13" chart:repeated="20"/>
          </chart:series>
          <chart:series chart:values-cell-range-address="'Summary Cash Flow'.I12:'Summary Cash Flow'.I31" chart:class="chart:bar" chart:style-name="ch14">
            <chart:data-point chart:style-name="ch15" chart:repeated="20"/>
          </chart:series>
          <chart:series chart:values-cell-range-address="'Summary Cash Flow'.J12:'Summary Cash Flow'.J31" chart:class="chart:bar" chart:style-name="ch16">
            <chart:data-point chart:style-name="ch17" chart:repeated="20"/>
          </chart:series>
          <chart:wall chart:style-name="ch3"/>
        </chart:plot-area>
      </chart:chart>
    </office:chart>
  </office:body>
</office:document-content>
</file>

<file path=Object 1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stacked="true"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7" style:family="chart">
      <style:graphic-properties draw:stroke="solid" draw:fill-color="#b7b7b7"/>
    </style:style>
    <style:style style:name="ch8" style:family="chart">
      <style:chart-properties/>
      <style:graphic-properties draw:stroke="none" draw:fill-color="#4684ee" draw:fill="solid"/>
    </style:style>
    <style:style style:name="ch9" style:family="chart">
      <style:graphic-properties draw:stroke="none" draw:fill-color="#4684ee" draw:fill="solid"/>
    </style:style>
    <style:style style:name="ch10" style:family="chart">
      <style:chart-properties/>
      <style:graphic-properties draw:stroke="none" draw:fill-color="#dc3912" draw:fill="solid"/>
    </style:style>
    <style:style style:name="ch11" style:family="chart">
      <style:graphic-properties draw:stroke="none" draw:fill-color="#dc3912" draw:fill="solid"/>
    </style:style>
    <style:style style:name="ch12" style:family="chart">
      <style:chart-properties/>
      <style:graphic-properties draw:stroke="none" draw:fill-color="#ff9900" draw:fill="solid"/>
    </style:style>
    <style:style style:name="ch13" style:family="chart">
      <style:graphic-properties draw:stroke="none" draw:fill-color="#ff9900" draw:fill="solid"/>
    </style:style>
    <style:style style:name="ch14" style:family="chart">
      <style:chart-properties/>
      <style:graphic-properties draw:stroke="none" draw:fill-color="#008000" draw:fill="solid"/>
    </style:style>
    <style:style style:name="ch15" style:family="chart">
      <style:graphic-properties draw:stroke="none" draw:fill-color="#008000" draw:fill="solid"/>
    </style:style>
    <style:style style:name="ch16" style:family="chart">
      <style:chart-properties/>
      <style:graphic-properties draw:stroke="none" draw:fill-color="#666666" draw:fill="solid"/>
    </style:style>
    <style:style style:name="ch17" style:family="chart">
      <style:graphic-properties draw:stroke="none" draw:fill-color="#666666" draw:fill="solid"/>
    </style:style>
  </office:automatic-styles>
  <office:body>
    <office:chart>
      <chart:chart svg:width="23.92cm" svg:height="17.44cm" chart:class="chart:bar" chart:style-name="ch1">
        <chart:title svg:x="3.11in" svg:y="0.1in" chart:style-name="ch2">
          <text:p>Apps/ DApps Sale Library</text:p>
        </chart:title>
        <chart:legend chart:legend-position="end" svg:x="8.61in" svg:y="3.04in" chart:style-name="ch3" chartooo:width="1.77cm" chartooo:height="2.94cm"/>
        <chart:plot-area table:cell-range-address="'Revenue Sources APPS'.D7:'Revenue Sources APPS'.D11 'Revenue Sources APPS'.E7:'Revenue Sources APPS'.E11 'Revenue Sources APPS'.F7:'Revenue Sources APPS'.F11 'Revenue Sources APPS'.G7:'Revenue Sources APPS'.G11 'Revenue Sources APPS'.H7:'Revenue Sources APPS'.H11" svg:x="0.26cm" svg:width="21.41cm" svg:y="1.22cm" svg:height="15.95cm" chart:style-name="ch4">
          <chart:axis chart:name="primary-x" chart:dimension="x" chart:style-name="ch5">
            <chart:categories table:cell-range-address="'Revenue Sources APPS'.C7:'Revenue Sources APPS'.C11" chart:style-name="ch5"/>
          </chart:axis>
          <chart:axis chart:name="primary-y" chart:dimension="y" chart:style-name="ch6">
            <chart:grid chart:class="major" chart:style-name="ch7"/>
          </chart:axis>
          <chart:series chart:values-cell-range-address="'Revenue Sources APPS'.D7:'Revenue Sources APPS'.D11" chart:class="chart:bar" chart:style-name="ch8">
            <chart:data-point chart:style-name="ch9" chart:repeated="5"/>
          </chart:series>
          <chart:series chart:values-cell-range-address="'Revenue Sources APPS'.E7:'Revenue Sources APPS'.E11" chart:class="chart:bar" chart:style-name="ch10">
            <chart:data-point chart:style-name="ch11" chart:repeated="5"/>
          </chart:series>
          <chart:series chart:values-cell-range-address="'Revenue Sources APPS'.F7:'Revenue Sources APPS'.F11" chart:class="chart:bar" chart:style-name="ch12">
            <chart:data-point chart:style-name="ch13" chart:repeated="5"/>
          </chart:series>
          <chart:series chart:values-cell-range-address="'Revenue Sources APPS'.G7:'Revenue Sources APPS'.G11" chart:class="chart:bar" chart:style-name="ch14">
            <chart:data-point chart:style-name="ch15" chart:repeated="5"/>
          </chart:series>
          <chart:series chart:values-cell-range-address="'Revenue Sources APPS'.H7:'Revenue Sources APPS'.H11" chart:class="chart:bar" chart:style-name="ch16">
            <chart:data-point chart:style-name="ch17" chart:repeated="5"/>
          </chart:series>
          <chart:wall chart:style-name="ch4"/>
        </chart:plot-area>
      </chart:chart>
    </office:chart>
  </office:body>
</office:document-content>
</file>

<file path=Object 14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stacked="true"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7" style:family="chart">
      <style:graphic-properties draw:stroke="solid" draw:fill-color="#b7b7b7"/>
    </style:style>
    <style:style style:name="ch8" style:family="chart">
      <style:chart-properties/>
      <style:graphic-properties draw:stroke="solid" svg:stroke-width="0.0837847222222222cm" draw:fill-color="#4684ee" draw:fill="solid"/>
    </style:style>
    <style:style style:name="ch9" style:family="chart">
      <style:graphic-properties draw:stroke="solid" svg:stroke-width="0.0837847222222222cm" draw:fill-color="#4684ee" draw:fill="solid"/>
    </style:style>
    <style:style style:name="ch10" style:family="chart">
      <style:chart-properties/>
      <style:graphic-properties draw:stroke="solid" svg:stroke-width="0.0837847222222222cm" draw:fill-color="#dc3912" draw:fill="solid"/>
    </style:style>
    <style:style style:name="ch11" style:family="chart">
      <style:graphic-properties draw:stroke="solid" svg:stroke-width="0.0837847222222222cm" draw:fill-color="#dc3912" draw:fill="solid"/>
    </style:style>
    <style:style style:name="ch12" style:family="chart">
      <style:chart-properties/>
      <style:graphic-properties draw:stroke="solid" svg:stroke-width="0.0837847222222222cm" draw:fill-color="#ff9900" draw:fill="solid"/>
    </style:style>
    <style:style style:name="ch13" style:family="chart">
      <style:graphic-properties draw:stroke="solid" svg:stroke-width="0.0837847222222222cm" draw:fill-color="#ff9900" draw:fill="solid"/>
    </style:style>
    <style:style style:name="ch14" style:family="chart">
      <style:chart-properties/>
      <style:graphic-properties draw:stroke="solid" svg:stroke-width="0.0837847222222222cm" draw:fill-color="#008000" draw:fill="solid"/>
    </style:style>
    <style:style style:name="ch15" style:family="chart">
      <style:graphic-properties draw:stroke="solid" svg:stroke-width="0.0837847222222222cm" draw:fill-color="#008000" draw:fill="solid"/>
    </style:style>
    <style:style style:name="ch16" style:family="chart">
      <style:chart-properties/>
      <style:graphic-properties draw:stroke="solid" svg:stroke-width="0.0837847222222222cm" draw:fill-color="#666666" draw:fill="solid"/>
    </style:style>
    <style:style style:name="ch17" style:family="chart">
      <style:graphic-properties draw:stroke="solid" svg:stroke-width="0.0837847222222222cm" draw:fill-color="#666666" draw:fill="solid"/>
    </style:style>
  </office:automatic-styles>
  <office:body>
    <office:chart>
      <chart:chart svg:width="23.92cm" svg:height="17.44cm" chart:class="chart:area" chart:style-name="ch1">
        <chart:title svg:x="2.52in" svg:y="0.1in" chart:style-name="ch2">
          <text:p>Bitmarket/ Agora Profit Projections</text:p>
        </chart:title>
        <chart:legend chart:legend-position="end" svg:x="8.61in" svg:y="3.04in" chart:style-name="ch3" chartooo:width="1.77cm" chartooo:height="2.94cm"/>
        <chart:plot-area table:cell-range-address="'Revenue Sources Agora'.D10:'Revenue Sources Agora'.D12 'Revenue Sources Agora'.E10:'Revenue Sources Agora'.E12 'Revenue Sources Agora'.F10:'Revenue Sources Agora'.F12 'Revenue Sources Agora'.G10:'Revenue Sources Agora'.G12 'Revenue Sources Agora'.H10:'Revenue Sources Agora'.H12" svg:x="0.26cm" svg:width="21.41cm" svg:y="1.22cm" svg:height="15.95cm" chart:style-name="ch4">
          <chart:axis chart:name="primary-x" chart:dimension="x" chart:style-name="ch5">
            <chart:categories table:cell-range-address="'Revenue Sources Agora'.C10:'Revenue Sources Agora'.C12" chart:style-name="ch5"/>
          </chart:axis>
          <chart:axis chart:name="primary-y" chart:dimension="y" chart:style-name="ch6">
            <chart:grid chart:class="major" chart:style-name="ch7"/>
          </chart:axis>
          <chart:series chart:values-cell-range-address="'Revenue Sources Agora'.D10:'Revenue Sources Agora'.D12" chart:class="chart:area" chart:style-name="ch8">
            <chart:data-point chart:style-name="ch9" chart:repeated="3"/>
          </chart:series>
          <chart:series chart:values-cell-range-address="'Revenue Sources Agora'.E10:'Revenue Sources Agora'.E12" chart:class="chart:area" chart:style-name="ch10">
            <chart:data-point chart:style-name="ch11" chart:repeated="3"/>
          </chart:series>
          <chart:series chart:values-cell-range-address="'Revenue Sources Agora'.F10:'Revenue Sources Agora'.F12" chart:class="chart:area" chart:style-name="ch12">
            <chart:data-point chart:style-name="ch13" chart:repeated="3"/>
          </chart:series>
          <chart:series chart:values-cell-range-address="'Revenue Sources Agora'.G10:'Revenue Sources Agora'.G12" chart:class="chart:area" chart:style-name="ch14">
            <chart:data-point chart:style-name="ch15" chart:repeated="3"/>
          </chart:series>
          <chart:series chart:values-cell-range-address="'Revenue Sources Agora'.H10:'Revenue Sources Agora'.H12" chart:class="chart:area" chart:style-name="ch16">
            <chart:data-point chart:style-name="ch17" chart:repeated="3"/>
          </chart:series>
          <chart:wall chart:style-name="ch4"/>
        </chart:plot-area>
      </chart:chart>
    </office:chart>
  </office:body>
</office:document-content>
</file>

<file path=Object 16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7" style:family="chart">
      <style:graphic-properties draw:stroke="solid" draw:fill-color="#b7b7b7"/>
    </style:style>
    <style:style style:name="ch8" style:family="chart">
      <style:chart-properties/>
      <style:graphic-properties draw:stroke="none" draw:fill-color="#4684ee" draw:fill="solid"/>
    </style:style>
    <style:style style:name="ch9" style:family="chart">
      <style:graphic-properties draw:stroke="none" draw:fill-color="#4684ee" draw:fill="solid"/>
    </style:style>
    <style:style style:name="ch10" style:family="chart">
      <style:chart-properties/>
      <style:graphic-properties draw:stroke="none" draw:fill-color="#dc3912" draw:fill="solid"/>
    </style:style>
    <style:style style:name="ch11" style:family="chart">
      <style:graphic-properties draw:stroke="none" draw:fill-color="#dc3912" draw:fill="solid"/>
    </style:style>
    <style:style style:name="ch12" style:family="chart">
      <style:chart-properties/>
      <style:graphic-properties draw:stroke="none" draw:fill-color="#ff9900" draw:fill="solid"/>
    </style:style>
    <style:style style:name="ch13" style:family="chart">
      <style:graphic-properties draw:stroke="none" draw:fill-color="#ff9900" draw:fill="solid"/>
    </style:style>
    <style:style style:name="ch14" style:family="chart">
      <style:chart-properties/>
      <style:graphic-properties draw:stroke="none" draw:fill-color="#008000" draw:fill="solid"/>
    </style:style>
    <style:style style:name="ch15" style:family="chart">
      <style:graphic-properties draw:stroke="none" draw:fill-color="#008000" draw:fill="solid"/>
    </style:style>
    <style:style style:name="ch16" style:family="chart">
      <style:chart-properties/>
      <style:graphic-properties draw:stroke="none" draw:fill-color="#666666" draw:fill="solid"/>
    </style:style>
    <style:style style:name="ch17" style:family="chart">
      <style:graphic-properties draw:stroke="none" draw:fill-color="#666666" draw:fill="solid"/>
    </style:style>
  </office:automatic-styles>
  <office:body>
    <office:chart>
      <chart:chart svg:width="23.92cm" svg:height="17.44cm" chart:class="chart:bar" chart:style-name="ch1">
        <chart:title svg:x="2.27in" svg:y="0.1in" chart:style-name="ch2">
          <text:p>Timestamping Family Contracts Type 2</text:p>
        </chart:title>
        <chart:legend chart:legend-position="end" svg:x="8.61in" svg:y="3.04in" chart:style-name="ch3" chartooo:width="1.77cm" chartooo:height="2.94cm"/>
        <chart:plot-area table:cell-range-address="'Revenue Sources Fam Contracts'.D7:'Revenue Sources Fam Contracts'.D9 'Revenue Sources Fam Contracts'.E7:'Revenue Sources Fam Contracts'.E9 'Revenue Sources Fam Contracts'.F7:'Revenue Sources Fam Contracts'.F9 'Revenue Sources Fam Contracts'.G7:'Revenue Sources Fam Contracts'.G9 'Revenue Sources Fam Contracts'.H7:'Revenue Sources Fam Contracts'.H9" svg:x="0.26cm" svg:width="21.41cm" svg:y="1.22cm" svg:height="15.95cm" chart:style-name="ch4">
          <chart:axis chart:name="primary-x" chart:dimension="x" chart:style-name="ch5">
            <chart:categories table:cell-range-address="'Revenue Sources Fam Contracts'.C7:'Revenue Sources Fam Contracts'.C9" chart:style-name="ch5"/>
          </chart:axis>
          <chart:axis chart:name="primary-y" chart:dimension="y" chart:style-name="ch6">
            <chart:grid chart:class="major" chart:style-name="ch7"/>
          </chart:axis>
          <chart:series chart:values-cell-range-address="'Revenue Sources Fam Contracts'.D7:'Revenue Sources Fam Contracts'.D9" chart:class="chart:bar" chart:style-name="ch8">
            <chart:data-point chart:style-name="ch9" chart:repeated="3"/>
          </chart:series>
          <chart:series chart:values-cell-range-address="'Revenue Sources Fam Contracts'.E7:'Revenue Sources Fam Contracts'.E9" chart:class="chart:bar" chart:style-name="ch10">
            <chart:data-point chart:style-name="ch11" chart:repeated="3"/>
          </chart:series>
          <chart:series chart:values-cell-range-address="'Revenue Sources Fam Contracts'.F7:'Revenue Sources Fam Contracts'.F9" chart:class="chart:bar" chart:style-name="ch12">
            <chart:data-point chart:style-name="ch13" chart:repeated="3"/>
          </chart:series>
          <chart:series chart:values-cell-range-address="'Revenue Sources Fam Contracts'.G7:'Revenue Sources Fam Contracts'.G9" chart:class="chart:bar" chart:style-name="ch14">
            <chart:data-point chart:style-name="ch15" chart:repeated="3"/>
          </chart:series>
          <chart:series chart:values-cell-range-address="'Revenue Sources Fam Contracts'.H7:'Revenue Sources Fam Contracts'.H9" chart:class="chart:bar" chart:style-name="ch16">
            <chart:data-point chart:style-name="ch17" chart:repeated="3"/>
          </chart:series>
          <chart:wall chart:style-name="ch4"/>
        </chart:plot-area>
      </chart:chart>
    </office:chart>
  </office:body>
</office:document-content>
</file>

<file path=Object 2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inn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chart-properties chart:data-label-number="percentage"/>
      <style:graphic-properties draw:stroke="none" draw:fill-color="#4f81bd" draw:fill="solid"/>
    </style:style>
    <style:style style:name="ch7" style:family="chart">
      <style:graphic-properties draw:stroke="solid" svg:stroke-width="0.0837847222222222cm" draw:fill-color="#4684ee" draw:fill="solid"/>
    </style:style>
    <style:style style:name="ch8" style:family="chart">
      <style:graphic-properties draw:stroke="solid" svg:stroke-width="0.0837847222222222cm" draw:fill-color="#dc3912" draw:fill="solid"/>
    </style:style>
    <style:style style:name="ch9" style:family="chart">
      <style:graphic-properties draw:stroke="solid" svg:stroke-width="0.0837847222222222cm" draw:fill-color="#ff9900" draw:fill="solid"/>
    </style:style>
    <style:style style:name="ch10" style:family="chart">
      <style:graphic-properties draw:stroke="solid" svg:stroke-width="0.0837847222222222cm" draw:fill-color="#008000" draw:fill="solid"/>
    </style:style>
    <style:style style:name="ch11" style:family="chart">
      <style:graphic-properties draw:stroke="solid" svg:stroke-width="0.0837847222222222cm" draw:fill-color="#666666" draw:fill="solid"/>
    </style:style>
    <style:style style:name="ch12" style:family="chart">
      <style:graphic-properties draw:stroke="solid" svg:stroke-width="0.0837847222222222cm" draw:fill-color="#4942cc" draw:fill="solid"/>
    </style:style>
    <style:style style:name="ch13" style:family="chart">
      <style:graphic-properties draw:stroke="solid" svg:stroke-width="0.0837847222222222cm" draw:fill-color="#cb4ac5" draw:fill="solid"/>
    </style:style>
    <style:style style:name="ch14" style:family="chart">
      <style:graphic-properties draw:stroke="solid" svg:stroke-width="0.0837847222222222cm" draw:fill-color="#d6ae00" draw:fill="solid"/>
    </style:style>
    <style:style style:name="ch15" style:family="chart">
      <style:graphic-properties draw:stroke="solid" svg:stroke-width="0.0837847222222222cm" draw:fill-color="#336699" draw:fill="solid"/>
    </style:style>
  </office:automatic-styles>
  <office:body>
    <office:chart>
      <chart:chart svg:width="23.92cm" svg:height="17.44cm" chart:class="chart:ring" chart:style-name="ch1">
        <chart:title svg:x="4.07in" svg:y="0.1in" chart:style-name="ch2">
          <text:p>Expenses</text:p>
        </chart:title>
        <chart:legend chart:legend-position="end" svg:x="9.01in" svg:y="2.79in" chart:style-name="ch3" chartooo:width="0.77cm" chartooo:height="4.21cm"/>
        <chart:plot-area table:cell-range-address="'Summary Cash Flow'.J13:'Summary Cash Flow'.J21" svg:x="0.26cm" svg:width="22.41cm" svg:y="1.22cm" svg:height="15.95cm" chart:style-name="ch4">
          <chart:axis chart:dimension="x" chart:name="primary-x" chart:style-name="ch5"/>
          <chart:axis chart:dimension="y" chart:name="primary-y" chart:style-name=""/>
          <chart:series chart:values-cell-range-address="'Summary Cash Flow'.J13:'Summary Cash Flow'.J21" chart:class="circle" chart:style-name="ch6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4"/>
        </chart:plot-area>
      </chart:chart>
    </office:chart>
  </office:body>
</office:document-content>
</file>

<file path=Object 3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 chart:three-dimensional="true" chart:right-angled-axes="false"/>
      <style:graphic-properties draw:stroke="none" draw:fill="none"/>
    </style:style>
    <style:style style:name="ch5" style:family="chart" style:data-style-name="">
      <style:chart-properties chart:reverse-direction="false" chart:logarithmic="false" chart:line-break="false" chart:text-overlap="true" chart:tick-marks-major-inn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 style:data-style-name="">
      <style:chart-properties chart:reverse-direction="true" chart:logarithmic="false" chart:line-break="false" chart:text-overlap="true" chart:visible="false" chart:tick-marks-major-inner="true" chart:display-label="true" style:rotation-angle="0" chart:axis-position="1"/>
      <style:graphic-properties draw:stroke="solid" draw:fill="none"/>
      <style:text-properties fo:color="#000000" fo:font-family="Arial" fo:font-size="10pt" style:font-size-asian="10pt" style:font-size-complex="10pt"/>
    </style:style>
    <style:style style:name="ch7" style:family="chart">
      <style:chart-properties chart:data-label-number="percentage"/>
      <style:graphic-properties draw:stroke="solid" draw:fill-color="#4f81bd" draw:fill="none"/>
    </style:style>
    <style:style style:name="ch8" style:family="chart">
      <style:graphic-properties draw:stroke="none" draw:fill-color="#4684ee" draw:fill="solid"/>
    </style:style>
    <style:style style:name="ch9" style:family="chart">
      <style:graphic-properties draw:stroke="none" draw:fill-color="#dc3912" draw:fill="solid"/>
    </style:style>
    <style:style style:name="ch10" style:family="chart">
      <style:graphic-properties draw:stroke="none" draw:fill-color="#ff9900" draw:fill="solid"/>
    </style:style>
    <style:style style:name="ch11" style:family="chart">
      <style:graphic-properties draw:stroke="none" draw:fill="none"/>
    </style:style>
    <style:style style:name="ch12" style:family="chart">
      <style:graphic-properties draw:stroke="none" draw:fill="none"/>
    </style:style>
  </office:automatic-styles>
  <office:body>
    <office:chart>
      <chart:chart svg:width="23.92cm" svg:height="17.44cm" chart:class="chart:circle" chart:style-name="ch1">
        <chart:title svg:x="1.65in" svg:y="0.1in" chart:style-name="ch2">
          <text:p>Gross Revenue, Costs of Goods Sold, Gross Profit</text:p>
        </chart:title>
        <chart:legend chart:legend-position="end" svg:x="9.01in" svg:y="3.14in" chart:style-name="ch3" chartooo:width="0.77cm" chartooo:height="1.51cm"/>
        <chart:plot-area table:cell-range-address="'Summary Cash Flow'.J7:'Summary Cash Flow'.J9" svg:x="1.82cm" svg:width="19.29cm" svg:y="2.38cm" svg:height="13.63cm" chart:style-name="ch4">
          <chart:axis chart:dimension="x" chart:name="primary-x" chart:style-name="ch5"/>
          <chart:axis chart:dimension="y" chart:name="primary-y" chart:style-name="ch6"/>
          <chart:series chart:values-cell-range-address="'Summary Cash Flow'.J7:'Summary Cash Flow'.J9" chart:class="chart:circle" chart:style-name="ch7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</chart:chart>
    </office:chart>
  </office:body>
</office:document-content>
</file>

<file path=Object 8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vertical="true" chart:connect-bars="false"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tru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end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7" style:family="chart">
      <style:graphic-properties draw:stroke="solid" draw:fill-color="#b7b7b7"/>
    </style:style>
    <style:style style:name="ch8" style:family="chart">
      <style:chart-properties/>
      <style:graphic-properties draw:stroke="none" draw:fill-color="#4684ee" draw:fill="solid"/>
    </style:style>
    <style:style style:name="ch9" style:family="chart">
      <style:graphic-properties draw:stroke="none" draw:fill-color="#4684ee" draw:fill="solid"/>
    </style:style>
    <style:style style:name="ch10" style:family="chart">
      <style:chart-properties/>
      <style:graphic-properties draw:stroke="none" draw:fill-color="#dc3912" draw:fill="solid"/>
    </style:style>
    <style:style style:name="ch11" style:family="chart">
      <style:graphic-properties draw:stroke="none" draw:fill-color="#dc3912" draw:fill="solid"/>
    </style:style>
    <style:style style:name="ch12" style:family="chart">
      <style:chart-properties/>
      <style:graphic-properties draw:stroke="none" draw:fill-color="#ff9900" draw:fill="solid"/>
    </style:style>
    <style:style style:name="ch13" style:family="chart">
      <style:graphic-properties draw:stroke="none" draw:fill-color="#ff9900" draw:fill="solid"/>
    </style:style>
  </office:automatic-styles>
  <office:body>
    <office:chart>
      <chart:chart svg:width="23.92cm" svg:height="17.44cm" chart:class="chart:bar" chart:style-name="ch1">
        <chart:title svg:x="3.23in" svg:y="0.1in" chart:style-name="ch2">
          <text:p>Total Revenue Year 1-5</text:p>
        </chart:title>
        <chart:legend chart:legend-position="end" svg:x="9.12in" svg:y="3.27in" chart:style-name="ch3" chartooo:width="0.48cm" chartooo:height="1.75cm"/>
        <chart:plot-area table:cell-range-address="'Revenue Sources Total'.C7:'Revenue Sources Total'.K7 'Revenue Sources Total'.C8:'Revenue Sources Total'.K8 'Revenue Sources Total'.C9:'Revenue Sources Total'.K9" svg:x="0.26cm" svg:width="22.7cm" svg:y="1.22cm" svg:height="15.95cm" chart:style-name="ch4">
          <chart:axis chart:name="primary-x" chart:dimension="x" chart:style-name="ch5">
            <chart:categories table:cell-range-address="'Revenue Sources Total'.C6:'Revenue Sources Total'.K6" chart:style-name="ch5"/>
          </chart:axis>
          <chart:axis chart:name="primary-y" chart:dimension="y" chart:style-name="ch6">
            <chart:grid chart:class="major" chart:style-name="ch7"/>
          </chart:axis>
          <chart:series chart:values-cell-range-address="'Revenue Sources Total'.C7:'Revenue Sources Total'.K7" chart:class="chart:bar" chart:label-cell-address="'Revenue Sources Total'.B7" chart:style-name="ch8">
            <chart:data-point chart:style-name="ch9" chart:repeated="9"/>
          </chart:series>
          <chart:series chart:values-cell-range-address="'Revenue Sources Total'.C8:'Revenue Sources Total'.K8" chart:class="chart:bar" chart:label-cell-address="'Revenue Sources Total'.B8" chart:style-name="ch10">
            <chart:data-point chart:style-name="ch11" chart:repeated="9"/>
          </chart:series>
          <chart:series chart:values-cell-range-address="'Revenue Sources Total'.C9:'Revenue Sources Total'.K9" chart:class="chart:bar" chart:label-cell-address="'Revenue Sources Total'.B9" chart:style-name="ch12">
            <chart:data-point chart:style-name="ch13" chart:repeated="9"/>
          </chart:series>
          <chart:wall chart:style-name="ch4"/>
        </chart:plot-area>
      </chart:chart>
    </office:chart>
  </office:body>
</office:document-content>
</file>

<file path=Object 9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7" style:family="chart">
      <style:graphic-properties draw:stroke="solid" draw:fill-color="#b7b7b7"/>
    </style:style>
    <style:style style:name="ch8" style:family="chart">
      <style:chart-properties/>
      <style:graphic-properties draw:stroke="none" draw:fill-color="#4684ee" draw:fill="solid"/>
    </style:style>
    <style:style style:name="ch9" style:family="chart">
      <style:graphic-properties draw:stroke="none" draw:fill-color="#4684ee" draw:fill="solid"/>
    </style:style>
    <style:style style:name="ch10" style:family="chart">
      <style:chart-properties/>
      <style:graphic-properties draw:stroke="none" draw:fill-color="#dc3912" draw:fill="solid"/>
    </style:style>
    <style:style style:name="ch11" style:family="chart">
      <style:graphic-properties draw:stroke="none" draw:fill-color="#dc3912" draw:fill="solid"/>
    </style:style>
    <style:style style:name="ch12" style:family="chart">
      <style:chart-properties/>
      <style:graphic-properties draw:stroke="none" draw:fill-color="#ff9900" draw:fill="solid"/>
    </style:style>
    <style:style style:name="ch13" style:family="chart">
      <style:graphic-properties draw:stroke="none" draw:fill-color="#ff9900" draw:fill="solid"/>
    </style:style>
  </office:automatic-styles>
  <office:body>
    <office:chart>
      <chart:chart svg:width="23.92cm" svg:height="17.44cm" chart:class="chart:bar" chart:style-name="ch1">
        <chart:title svg:x="3.44in" svg:y="0.1in" chart:style-name="ch2">
          <text:p>Printed ID revenues</text:p>
        </chart:title>
        <chart:legend chart:legend-position="end" svg:x="7.47in" svg:y="3.26in" chart:style-name="ch3" chartooo:width="4.68cm" chartooo:height="1.83cm"/>
        <chart:plot-area table:cell-range-address="'Revenue Sources IDs'.D8:'Revenue Sources IDs'.H8 'Revenue Sources IDs'.D9:'Revenue Sources IDs'.H9 'Revenue Sources IDs'.D10:'Revenue Sources IDs'.H10" svg:x="0.26cm" svg:width="18.49cm" svg:y="1.22cm" svg:height="15.95cm" chart:style-name="ch4">
          <chart:axis chart:name="primary-x" chart:dimension="x" chart:style-name="ch5">
            <chart:categories table:cell-range-address="'Revenue Sources IDs'.D7:'Revenue Sources IDs'.H7" chart:style-name="ch5"/>
          </chart:axis>
          <chart:axis chart:name="primary-y" chart:dimension="y" chart:style-name="ch6">
            <chart:grid chart:class="major" chart:style-name="ch7"/>
          </chart:axis>
          <chart:series chart:values-cell-range-address="'Revenue Sources IDs'.D8:'Revenue Sources IDs'.H8" chart:class="chart:bar" chart:label-cell-address="'Revenue Sources IDs'.C8" chart:style-name="ch8">
            <chart:data-point chart:style-name="ch9" chart:repeated="5"/>
          </chart:series>
          <chart:series chart:values-cell-range-address="'Revenue Sources IDs'.D9:'Revenue Sources IDs'.H9" chart:class="chart:bar" chart:label-cell-address="'Revenue Sources IDs'.C9" chart:style-name="ch10">
            <chart:data-point chart:style-name="ch11" chart:repeated="5"/>
          </chart:series>
          <chart:series chart:values-cell-range-address="'Revenue Sources IDs'.D10:'Revenue Sources IDs'.H10" chart:class="chart:bar" chart:label-cell-address="'Revenue Sources IDs'.C10" chart:style-name="ch12">
            <chart:data-point chart:style-name="ch13" chart:repeated="5"/>
          </chart:series>
          <chart:wall chart:style-name="ch4"/>
        </chart:plot-area>
      </chart:chart>
    </office:chart>
  </office:body>
</office:document-content>
</file>